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6445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>
      <style:table-cell-properties fo:background-color="#000000"/>
    </style:style>
    <style:style style:name="ce2" style:family="table-cell" style:parent-style-name="Default" style:data-style-name="N43"/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ole-draw-aspect="1"/>
    </style:style>
  </office:automatic-styles>
  <office:body>
    <office:spreadsheet>
      <table:table table:name="Dades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style-name="ce1" office:value-type="string">
            <text:p>Hora UTC</text:p>
          </table:table-cell>
          <table:table-cell table:style-name="ce3" office:value-type="string">
            <text:p>Alt</text:p>
          </table:table-cell>
          <table:table-cell table:style-name="ce3" office:value-type="string">
            <text:p>Press.</text:p>
          </table:table-cell>
          <table:table-cell table:number-columns-repeated="9"/>
        </table:table-row>
        <table:table-row table:style-name="ro1">
          <table:table-cell office:value-type="time" office:time-value="PT08H10M20S">
            <text:p>08:10:20 AM</text:p>
          </table:table-cell>
          <table:table-cell office:value-type="float" office:value="323">
            <text:p>323</text:p>
          </table:table-cell>
          <table:table-cell office:value-type="float" office:value="97958">
            <text:p>97958</text:p>
          </table:table-cell>
          <table:table-cell/>
          <table:table-cell table:style-name="ce4" office:value-type="string">
            <text:p>Dades recollides durant el vol (noteu que dels 27450 als 28357 les dades es van perdre.)</text:p>
          </table:table-cell>
          <table:table-cell table:style-name="ce4" table:number-columns-repeated="3"/>
          <table:table-cell table:style-name="ce5" table:number-columns-repeated="4"/>
        </table:table-row>
        <table:table-row table:style-name="ro1">
          <table:table-cell office:value-type="time" office:time-value="PT08H10M35S">
            <text:p>08:10:35 AM</text:p>
          </table:table-cell>
          <table:table-cell office:value-type="float" office:value="348">
            <text:p>348</text:p>
          </table:table-cell>
          <table:table-cell office:value-type="float" office:value="97674">
            <text:p>97674</text:p>
          </table:table-cell>
          <table:table-cell table:number-columns-repeated="9"/>
        </table:table-row>
        <table:table-row table:style-name="ro1">
          <table:table-cell office:value-type="time" office:time-value="PT08H10M45S">
            <text:p>08:10:45 AM</text:p>
          </table:table-cell>
          <table:table-cell office:value-type="float" office:value="410">
            <text:p>410</text:p>
          </table:table-cell>
          <table:table-cell office:value-type="float" office:value="96933">
            <text:p>96933</text:p>
          </table:table-cell>
          <table:table-cell table:number-columns-repeated="9"/>
        </table:table-row>
        <table:table-row table:style-name="ro1">
          <table:table-cell office:value-type="time" office:time-value="PT08H10M55S">
            <text:p>08:10:55 AM</text:p>
          </table:table-cell>
          <table:table-cell office:value-type="float" office:value="477">
            <text:p>477</text:p>
          </table:table-cell>
          <table:table-cell office:value-type="float" office:value="96161">
            <text:p>96161</text:p>
          </table:table-cell>
          <table:table-cell table:number-columns-repeated="9"/>
        </table:table-row>
        <table:table-row table:style-name="ro1">
          <table:table-cell office:value-type="time" office:time-value="PT08H11M05S">
            <text:p>08:11:05 AM</text:p>
          </table:table-cell>
          <table:table-cell office:value-type="float" office:value="539">
            <text:p>539</text:p>
          </table:table-cell>
          <table:table-cell office:value-type="float" office:value="95434">
            <text:p>95434</text:p>
          </table:table-cell>
          <table:table-cell table:number-columns-repeated="9"/>
        </table:table-row>
        <table:table-row table:style-name="ro1">
          <table:table-cell office:value-type="time" office:time-value="PT08H11M15S">
            <text:p>08:11:15 AM</text:p>
          </table:table-cell>
          <table:table-cell office:value-type="float" office:value="596">
            <text:p>596</text:p>
          </table:table-cell>
          <table:table-cell office:value-type="float" office:value="94791">
            <text:p>94791</text:p>
          </table:table-cell>
          <table:table-cell table:number-columns-repeated="9"/>
        </table:table-row>
        <table:table-row table:style-name="ro1">
          <table:table-cell office:value-type="time" office:time-value="PT08H11M25S">
            <text:p>08:11:25 AM</text:p>
          </table:table-cell>
          <table:table-cell office:value-type="float" office:value="663">
            <text:p>663</text:p>
          </table:table-cell>
          <table:table-cell office:value-type="float" office:value="94046">
            <text:p>94046</text:p>
          </table:table-cell>
          <table:table-cell table:number-columns-repeated="9"/>
        </table:table-row>
        <table:table-row table:style-name="ro1">
          <table:table-cell office:value-type="time" office:time-value="PT08H11M35S">
            <text:p>08:11:35 AM</text:p>
          </table:table-cell>
          <table:table-cell office:value-type="float" office:value="727">
            <text:p>727</text:p>
          </table:table-cell>
          <table:table-cell office:value-type="float" office:value="93368">
            <text:p>93368</text:p>
          </table:table-cell>
          <table:table-cell table:number-columns-repeated="9"/>
        </table:table-row>
        <table:table-row table:style-name="ro1">
          <table:table-cell office:value-type="time" office:time-value="PT08H11M45S">
            <text:p>08:11:45 AM</text:p>
          </table:table-cell>
          <table:table-cell office:value-type="float" office:value="789">
            <text:p>789</text:p>
          </table:table-cell>
          <table:table-cell office:value-type="float" office:value="92704">
            <text:p>92704</text:p>
          </table:table-cell>
          <table:table-cell table:number-columns-repeated="9"/>
        </table:table-row>
        <table:table-row table:style-name="ro1">
          <table:table-cell office:value-type="time" office:time-value="PT08H11M55S">
            <text:p>08:11:55 AM</text:p>
          </table:table-cell>
          <table:table-cell office:value-type="float" office:value="844">
            <text:p>844</text:p>
          </table:table-cell>
          <table:table-cell office:value-type="float" office:value="92041">
            <text:p>92041</text:p>
          </table:table-cell>
          <table:table-cell table:number-columns-repeated="9"/>
        </table:table-row>
        <table:table-row table:style-name="ro1">
          <table:table-cell office:value-type="time" office:time-value="PT08H12M05S">
            <text:p>08:12:05 AM</text:p>
          </table:table-cell>
          <table:table-cell office:value-type="float" office:value="904">
            <text:p>904</text:p>
          </table:table-cell>
          <table:table-cell office:value-type="float" office:value="91373">
            <text:p>91373</text:p>
          </table:table-cell>
          <table:table-cell table:number-columns-repeated="9"/>
        </table:table-row>
        <table:table-row table:style-name="ro1">
          <table:table-cell office:value-type="time" office:time-value="PT08H12M20S">
            <text:p>08:12:20 AM</text:p>
          </table:table-cell>
          <table:table-cell office:value-type="float" office:value="993">
            <text:p>993</text:p>
          </table:table-cell>
          <table:table-cell office:value-type="float" office:value="90416">
            <text:p>90416</text:p>
          </table:table-cell>
          <table:table-cell table:number-columns-repeated="9"/>
        </table:table-row>
        <table:table-row table:style-name="ro1">
          <table:table-cell office:value-type="time" office:time-value="PT08H12M30S">
            <text:p>08:12:30 AM</text:p>
          </table:table-cell>
          <table:table-cell office:value-type="float" office:value="1054">
            <text:p>1054</text:p>
          </table:table-cell>
          <table:table-cell office:value-type="float" office:value="89762">
            <text:p>89762</text:p>
          </table:table-cell>
          <table:table-cell table:number-columns-repeated="9"/>
        </table:table-row>
        <table:table-row table:style-name="ro1">
          <table:table-cell office:value-type="time" office:time-value="PT08H12M40S">
            <text:p>08:12:40 AM</text:p>
          </table:table-cell>
          <table:table-cell office:value-type="float" office:value="1117">
            <text:p>1117</text:p>
          </table:table-cell>
          <table:table-cell office:value-type="float" office:value="89051">
            <text:p>89051</text:p>
          </table:table-cell>
          <table:table-cell table:number-columns-repeated="9"/>
        </table:table-row>
        <table:table-row table:style-name="ro1">
          <table:table-cell office:value-type="time" office:time-value="PT08H12M50S">
            <text:p>08:12:50 AM</text:p>
          </table:table-cell>
          <table:table-cell office:value-type="float" office:value="1178">
            <text:p>1178</text:p>
          </table:table-cell>
          <table:table-cell office:value-type="float" office:value="88399">
            <text:p>88399</text:p>
          </table:table-cell>
          <table:table-cell table:number-columns-repeated="9"/>
        </table:table-row>
        <table:table-row table:style-name="ro1">
          <table:table-cell office:value-type="time" office:time-value="PT08H13M00S">
            <text:p>08:13:00 AM</text:p>
          </table:table-cell>
          <table:table-cell office:value-type="float" office:value="1236">
            <text:p>1236</text:p>
          </table:table-cell>
          <table:table-cell office:value-type="float" office:value="87752">
            <text:p>87752</text:p>
          </table:table-cell>
          <table:table-cell table:number-columns-repeated="9"/>
        </table:table-row>
        <table:table-row table:style-name="ro1">
          <table:table-cell office:value-type="time" office:time-value="PT08H13M10S">
            <text:p>08:13:10 AM</text:p>
          </table:table-cell>
          <table:table-cell office:value-type="float" office:value="1295">
            <text:p>1295</text:p>
          </table:table-cell>
          <table:table-cell office:value-type="float" office:value="87153">
            <text:p>87153</text:p>
          </table:table-cell>
          <table:table-cell table:number-columns-repeated="9"/>
        </table:table-row>
        <table:table-row table:style-name="ro1">
          <table:table-cell office:value-type="time" office:time-value="PT08H13M20S">
            <text:p>08:13:20 AM</text:p>
          </table:table-cell>
          <table:table-cell office:value-type="float" office:value="1357">
            <text:p>1357</text:p>
          </table:table-cell>
          <table:table-cell office:value-type="float" office:value="86529">
            <text:p>86529</text:p>
          </table:table-cell>
          <table:table-cell table:number-columns-repeated="9"/>
        </table:table-row>
        <table:table-row table:style-name="ro1">
          <table:table-cell office:value-type="time" office:time-value="PT08H13M30S">
            <text:p>08:13:30 AM</text:p>
          </table:table-cell>
          <table:table-cell office:value-type="float" office:value="1422">
            <text:p>1422</text:p>
          </table:table-cell>
          <table:table-cell office:value-type="float" office:value="85792">
            <text:p>85792</text:p>
          </table:table-cell>
          <table:table-cell table:number-columns-repeated="9"/>
        </table:table-row>
        <table:table-row table:style-name="ro1">
          <table:table-cell office:value-type="time" office:time-value="PT08H13M40S">
            <text:p>08:13:40 AM</text:p>
          </table:table-cell>
          <table:table-cell office:value-type="float" office:value="1481">
            <text:p>1481</text:p>
          </table:table-cell>
          <table:table-cell office:value-type="float" office:value="85205">
            <text:p>85205</text:p>
          </table:table-cell>
          <table:table-cell table:number-columns-repeated="9"/>
        </table:table-row>
        <table:table-row table:style-name="ro1">
          <table:table-cell office:value-type="time" office:time-value="PT08H13M50S">
            <text:p>08:13:50 AM</text:p>
          </table:table-cell>
          <table:table-cell office:value-type="float" office:value="1548">
            <text:p>1548</text:p>
          </table:table-cell>
          <table:table-cell office:value-type="float" office:value="84554">
            <text:p>84554</text:p>
          </table:table-cell>
          <table:table-cell table:number-columns-repeated="9"/>
        </table:table-row>
        <table:table-row table:style-name="ro1">
          <table:table-cell office:value-type="time" office:time-value="PT08H14M05S">
            <text:p>08:14:05 AM</text:p>
          </table:table-cell>
          <table:table-cell office:value-type="float" office:value="1641">
            <text:p>1641</text:p>
          </table:table-cell>
          <table:table-cell office:value-type="float" office:value="83590">
            <text:p>83590</text:p>
          </table:table-cell>
          <table:table-cell table:number-columns-repeated="9"/>
        </table:table-row>
        <table:table-row table:style-name="ro1">
          <table:table-cell office:value-type="time" office:time-value="PT08H14M15S">
            <text:p>08:14:15 AM</text:p>
          </table:table-cell>
          <table:table-cell office:value-type="float" office:value="1699">
            <text:p>1699</text:p>
          </table:table-cell>
          <table:table-cell office:value-type="float" office:value="83037">
            <text:p>83037</text:p>
          </table:table-cell>
          <table:table-cell table:number-columns-repeated="9"/>
        </table:table-row>
        <table:table-row table:style-name="ro1">
          <table:table-cell office:value-type="time" office:time-value="PT08H14M25S">
            <text:p>08:14:25 AM</text:p>
          </table:table-cell>
          <table:table-cell office:value-type="float" office:value="1761">
            <text:p>1761</text:p>
          </table:table-cell>
          <table:table-cell office:value-type="float" office:value="82371">
            <text:p>82371</text:p>
          </table:table-cell>
          <table:table-cell table:number-columns-repeated="9"/>
        </table:table-row>
        <table:table-row table:style-name="ro1">
          <table:table-cell office:value-type="time" office:time-value="PT08H14M35S">
            <text:p>08:14:35 AM</text:p>
          </table:table-cell>
          <table:table-cell office:value-type="float" office:value="1822">
            <text:p>1822</text:p>
          </table:table-cell>
          <table:table-cell office:value-type="float" office:value="81774">
            <text:p>81774</text:p>
          </table:table-cell>
          <table:table-cell table:number-columns-repeated="9"/>
        </table:table-row>
        <table:table-row table:style-name="ro1">
          <table:table-cell office:value-type="time" office:time-value="PT08H14M45S">
            <text:p>08:14:45 AM</text:p>
          </table:table-cell>
          <table:table-cell office:value-type="float" office:value="1883">
            <text:p>1883</text:p>
          </table:table-cell>
          <table:table-cell office:value-type="float" office:value="81180">
            <text:p>81180</text:p>
          </table:table-cell>
          <table:table-cell table:number-columns-repeated="9"/>
        </table:table-row>
        <table:table-row table:style-name="ro1">
          <table:table-cell office:value-type="time" office:time-value="PT08H14M55S">
            <text:p>08:14:55 AM</text:p>
          </table:table-cell>
          <table:table-cell office:value-type="float" office:value="1943">
            <text:p>1943</text:p>
          </table:table-cell>
          <table:table-cell office:value-type="float" office:value="80582">
            <text:p>80582</text:p>
          </table:table-cell>
          <table:table-cell table:number-columns-repeated="9"/>
        </table:table-row>
        <table:table-row table:style-name="ro1">
          <table:table-cell office:value-type="time" office:time-value="PT08H15M05S">
            <text:p>08:15:05 AM</text:p>
          </table:table-cell>
          <table:table-cell office:value-type="float" office:value="2003">
            <text:p>2003</text:p>
          </table:table-cell>
          <table:table-cell office:value-type="float" office:value="79994">
            <text:p>79994</text:p>
          </table:table-cell>
          <table:table-cell table:number-columns-repeated="9"/>
        </table:table-row>
        <table:table-row table:style-name="ro1">
          <table:table-cell office:value-type="time" office:time-value="PT08H15M15S">
            <text:p>08:15:15 AM</text:p>
          </table:table-cell>
          <table:table-cell office:value-type="float" office:value="2063">
            <text:p>2063</text:p>
          </table:table-cell>
          <table:table-cell office:value-type="float" office:value="79382">
            <text:p>79382</text:p>
          </table:table-cell>
          <table:table-cell table:number-columns-repeated="9"/>
        </table:table-row>
        <table:table-row table:style-name="ro1">
          <table:table-cell office:value-type="time" office:time-value="PT08H15M25S">
            <text:p>08:15:25 AM</text:p>
          </table:table-cell>
          <table:table-cell office:value-type="float" office:value="2124">
            <text:p>2124</text:p>
          </table:table-cell>
          <table:table-cell office:value-type="float" office:value="78815">
            <text:p>78815</text:p>
          </table:table-cell>
          <table:table-cell table:number-columns-repeated="9"/>
        </table:table-row>
        <table:table-row table:style-name="ro1">
          <table:table-cell office:value-type="time" office:time-value="PT08H15M35S">
            <text:p>08:15:35 AM</text:p>
          </table:table-cell>
          <table:table-cell office:value-type="float" office:value="2179">
            <text:p>2179</text:p>
          </table:table-cell>
          <table:table-cell office:value-type="float" office:value="78299">
            <text:p>78299</text:p>
          </table:table-cell>
          <table:table-cell table:number-columns-repeated="9"/>
        </table:table-row>
        <table:table-row table:style-name="ro1">
          <table:table-cell office:value-type="time" office:time-value="PT08H15M50S">
            <text:p>08:15:50 AM</text:p>
          </table:table-cell>
          <table:table-cell office:value-type="float" office:value="2275">
            <text:p>2275</text:p>
          </table:table-cell>
          <table:table-cell office:value-type="float" office:value="77406">
            <text:p>77406</text:p>
          </table:table-cell>
          <table:table-cell table:number-columns-repeated="9"/>
        </table:table-row>
        <table:table-row table:style-name="ro1">
          <table:table-cell office:value-type="time" office:time-value="PT08H16M00S">
            <text:p>08:16:00 AM</text:p>
          </table:table-cell>
          <table:table-cell office:value-type="float" office:value="2335">
            <text:p>2335</text:p>
          </table:table-cell>
          <table:table-cell office:value-type="float" office:value="76809">
            <text:p>76809</text:p>
          </table:table-cell>
          <table:table-cell table:number-columns-repeated="9"/>
        </table:table-row>
        <table:table-row table:style-name="ro1">
          <table:table-cell office:value-type="time" office:time-value="PT08H16M10S">
            <text:p>08:16:10 AM</text:p>
          </table:table-cell>
          <table:table-cell office:value-type="float" office:value="2397">
            <text:p>2397</text:p>
          </table:table-cell>
          <table:table-cell office:value-type="float" office:value="76209">
            <text:p>76209</text:p>
          </table:table-cell>
          <table:table-cell table:number-columns-repeated="9"/>
        </table:table-row>
        <table:table-row table:style-name="ro1">
          <table:table-cell office:value-type="time" office:time-value="PT08H16M20S">
            <text:p>08:16:20 AM</text:p>
          </table:table-cell>
          <table:table-cell office:value-type="float" office:value="2466">
            <text:p>2466</text:p>
          </table:table-cell>
          <table:table-cell office:value-type="float" office:value="75595">
            <text:p>75595</text:p>
          </table:table-cell>
          <table:table-cell table:number-columns-repeated="9"/>
        </table:table-row>
        <table:table-row table:style-name="ro1">
          <table:table-cell office:value-type="time" office:time-value="PT08H16M30S">
            <text:p>08:16:30 AM</text:p>
          </table:table-cell>
          <table:table-cell office:value-type="float" office:value="2528">
            <text:p>2528</text:p>
          </table:table-cell>
          <table:table-cell office:value-type="float" office:value="75022">
            <text:p>75022</text:p>
          </table:table-cell>
          <table:table-cell table:number-columns-repeated="9"/>
        </table:table-row>
        <table:table-row table:style-name="ro1">
          <table:table-cell office:value-type="time" office:time-value="PT08H16M50S">
            <text:p>08:16:50 AM</text:p>
          </table:table-cell>
          <table:table-cell office:value-type="float" office:value="2663">
            <text:p>2663</text:p>
          </table:table-cell>
          <table:table-cell office:value-type="float" office:value="73765">
            <text:p>73765</text:p>
          </table:table-cell>
          <table:table-cell table:number-columns-repeated="9"/>
        </table:table-row>
        <table:table-row table:style-name="ro1">
          <table:table-cell office:value-type="time" office:time-value="PT08H17M00S">
            <text:p>08:17:00 AM</text:p>
          </table:table-cell>
          <table:table-cell office:value-type="float" office:value="2725">
            <text:p>2725</text:p>
          </table:table-cell>
          <table:table-cell office:value-type="float" office:value="73205">
            <text:p>73205</text:p>
          </table:table-cell>
          <table:table-cell table:number-columns-repeated="9"/>
        </table:table-row>
        <table:table-row table:style-name="ro1">
          <table:table-cell office:value-type="time" office:time-value="PT08H17M10S">
            <text:p>08:17:10 AM</text:p>
          </table:table-cell>
          <table:table-cell office:value-type="float" office:value="2787">
            <text:p>2787</text:p>
          </table:table-cell>
          <table:table-cell office:value-type="float" office:value="72641">
            <text:p>72641</text:p>
          </table:table-cell>
          <table:table-cell table:number-columns-repeated="9"/>
        </table:table-row>
        <table:table-row table:style-name="ro1">
          <table:table-cell office:value-type="time" office:time-value="PT08H17M25S">
            <text:p>08:17:25 AM</text:p>
          </table:table-cell>
          <table:table-cell office:value-type="float" office:value="2886">
            <text:p>2886</text:p>
          </table:table-cell>
          <table:table-cell office:value-type="float" office:value="71786">
            <text:p>71786</text:p>
          </table:table-cell>
          <table:table-cell table:number-columns-repeated="9"/>
        </table:table-row>
        <table:table-row table:style-name="ro1">
          <table:table-cell office:value-type="time" office:time-value="PT08H17M35S">
            <text:p>08:17:35 AM</text:p>
          </table:table-cell>
          <table:table-cell office:value-type="float" office:value="2955">
            <text:p>2955</text:p>
          </table:table-cell>
          <table:table-cell office:value-type="float" office:value="71148">
            <text:p>71148</text:p>
          </table:table-cell>
          <table:table-cell table:number-columns-repeated="9"/>
        </table:table-row>
        <table:table-row table:style-name="ro1">
          <table:table-cell office:value-type="time" office:time-value="PT08H17M45S">
            <text:p>08:17:45 AM</text:p>
          </table:table-cell>
          <table:table-cell office:value-type="float" office:value="3017">
            <text:p>3017</text:p>
          </table:table-cell>
          <table:table-cell office:value-type="float" office:value="70606">
            <text:p>70606</text:p>
          </table:table-cell>
          <table:table-cell table:number-columns-repeated="9"/>
        </table:table-row>
        <table:table-row table:style-name="ro1">
          <table:table-cell office:value-type="time" office:time-value="PT08H17M55S">
            <text:p>08:17:55 AM</text:p>
          </table:table-cell>
          <table:table-cell office:value-type="float" office:value="3080">
            <text:p>3080</text:p>
          </table:table-cell>
          <table:table-cell office:value-type="float" office:value="70066">
            <text:p>70066</text:p>
          </table:table-cell>
          <table:table-cell table:number-columns-repeated="9"/>
        </table:table-row>
        <table:table-row table:style-name="ro1">
          <table:table-cell office:value-type="time" office:time-value="PT08H18M05S">
            <text:p>08:18:05 AM</text:p>
          </table:table-cell>
          <table:table-cell office:value-type="float" office:value="3147">
            <text:p>3147</text:p>
          </table:table-cell>
          <table:table-cell office:value-type="float" office:value="69507">
            <text:p>69507</text:p>
          </table:table-cell>
          <table:table-cell table:number-columns-repeated="9"/>
        </table:table-row>
        <table:table-row table:style-name="ro1">
          <table:table-cell office:value-type="time" office:time-value="PT08H18M15S">
            <text:p>08:18:15 AM</text:p>
          </table:table-cell>
          <table:table-cell office:value-type="float" office:value="3215">
            <text:p>3215</text:p>
          </table:table-cell>
          <table:table-cell office:value-type="float" office:value="68908">
            <text:p>68908</text:p>
          </table:table-cell>
          <table:table-cell table:number-columns-repeated="9"/>
        </table:table-row>
        <table:table-row table:style-name="ro1">
          <table:table-cell office:value-type="time" office:time-value="PT08H18M25S">
            <text:p>08:18:25 AM</text:p>
          </table:table-cell>
          <table:table-cell office:value-type="float" office:value="3278">
            <text:p>3278</text:p>
          </table:table-cell>
          <table:table-cell office:value-type="float" office:value="68353">
            <text:p>68353</text:p>
          </table:table-cell>
          <table:table-cell table:number-columns-repeated="9"/>
        </table:table-row>
        <table:table-row table:style-name="ro1">
          <table:table-cell office:value-type="time" office:time-value="PT08H18M35S">
            <text:p>08:18:35 AM</text:p>
          </table:table-cell>
          <table:table-cell office:value-type="float" office:value="3343">
            <text:p>3343</text:p>
          </table:table-cell>
          <table:table-cell office:value-type="float" office:value="67805">
            <text:p>67805</text:p>
          </table:table-cell>
          <table:table-cell table:number-columns-repeated="9"/>
        </table:table-row>
        <table:table-row table:style-name="ro1">
          <table:table-cell office:value-type="time" office:time-value="PT08H18M45S">
            <text:p>08:18:45 AM</text:p>
          </table:table-cell>
          <table:table-cell office:value-type="float" office:value="3406">
            <text:p>3406</text:p>
          </table:table-cell>
          <table:table-cell office:value-type="float" office:value="67278">
            <text:p>67278</text:p>
          </table:table-cell>
          <table:table-cell table:number-columns-repeated="9"/>
        </table:table-row>
        <table:table-row table:style-name="ro1">
          <table:table-cell office:value-type="time" office:time-value="PT08H19M00S">
            <text:p>08:19:00 AM</text:p>
          </table:table-cell>
          <table:table-cell office:value-type="float" office:value="3501">
            <text:p>3501</text:p>
          </table:table-cell>
          <table:table-cell office:value-type="float" office:value="66477">
            <text:p>66477</text:p>
          </table:table-cell>
          <table:table-cell table:number-columns-repeated="9"/>
        </table:table-row>
        <table:table-row table:style-name="ro1">
          <table:table-cell office:value-type="time" office:time-value="PT08H19M10S">
            <text:p>08:19:10 AM</text:p>
          </table:table-cell>
          <table:table-cell office:value-type="float" office:value="3564">
            <text:p>3564</text:p>
          </table:table-cell>
          <table:table-cell office:value-type="float" office:value="65929">
            <text:p>65929</text:p>
          </table:table-cell>
          <table:table-cell table:number-columns-repeated="9"/>
        </table:table-row>
        <table:table-row table:style-name="ro1">
          <table:table-cell office:value-type="time" office:time-value="PT08H19M20S">
            <text:p>08:19:20 AM</text:p>
          </table:table-cell>
          <table:table-cell office:value-type="float" office:value="3630">
            <text:p>3630</text:p>
          </table:table-cell>
          <table:table-cell office:value-type="float" office:value="65389">
            <text:p>65389</text:p>
          </table:table-cell>
          <table:table-cell table:number-columns-repeated="9"/>
        </table:table-row>
        <table:table-row table:style-name="ro1">
          <table:table-cell office:value-type="time" office:time-value="PT08H19M30S">
            <text:p>08:19:30 AM</text:p>
          </table:table-cell>
          <table:table-cell office:value-type="float" office:value="3697">
            <text:p>3697</text:p>
          </table:table-cell>
          <table:table-cell office:value-type="float" office:value="64854">
            <text:p>64854</text:p>
          </table:table-cell>
          <table:table-cell table:number-columns-repeated="9"/>
        </table:table-row>
        <table:table-row table:style-name="ro1">
          <table:table-cell office:value-type="time" office:time-value="PT08H19M40S">
            <text:p>08:19:40 AM</text:p>
          </table:table-cell>
          <table:table-cell office:value-type="float" office:value="3760">
            <text:p>3760</text:p>
          </table:table-cell>
          <table:table-cell office:value-type="float" office:value="64358">
            <text:p>64358</text:p>
          </table:table-cell>
          <table:table-cell table:number-columns-repeated="9"/>
        </table:table-row>
        <table:table-row table:style-name="ro1">
          <table:table-cell office:value-type="time" office:time-value="PT08H19M50S">
            <text:p>08:19:50 AM</text:p>
          </table:table-cell>
          <table:table-cell office:value-type="float" office:value="3823">
            <text:p>3823</text:p>
          </table:table-cell>
          <table:table-cell office:value-type="float" office:value="63847">
            <text:p>63847</text:p>
          </table:table-cell>
          <table:table-cell table:number-columns-repeated="9"/>
        </table:table-row>
        <table:table-row table:style-name="ro1">
          <table:table-cell office:value-type="time" office:time-value="PT08H20M00S">
            <text:p>08:20:00 AM</text:p>
          </table:table-cell>
          <table:table-cell office:value-type="float" office:value="3888">
            <text:p>3888</text:p>
          </table:table-cell>
          <table:table-cell office:value-type="float" office:value="63314">
            <text:p>63314</text:p>
          </table:table-cell>
          <table:table-cell table:number-columns-repeated="9"/>
        </table:table-row>
        <table:table-row table:style-name="ro1">
          <table:table-cell office:value-type="time" office:time-value="PT08H20M10S">
            <text:p>08:20:10 AM</text:p>
          </table:table-cell>
          <table:table-cell office:value-type="float" office:value="3952">
            <text:p>3952</text:p>
          </table:table-cell>
          <table:table-cell office:value-type="float" office:value="62795">
            <text:p>62795</text:p>
          </table:table-cell>
          <table:table-cell table:number-columns-repeated="9"/>
        </table:table-row>
        <table:table-row table:style-name="ro1">
          <table:table-cell office:value-type="time" office:time-value="PT08H20M20S">
            <text:p>08:20:20 AM</text:p>
          </table:table-cell>
          <table:table-cell office:value-type="float" office:value="4012">
            <text:p>4012</text:p>
          </table:table-cell>
          <table:table-cell office:value-type="float" office:value="62316">
            <text:p>62316</text:p>
          </table:table-cell>
          <table:table-cell table:number-columns-repeated="9"/>
        </table:table-row>
        <table:table-row table:style-name="ro1">
          <table:table-cell office:value-type="time" office:time-value="PT08H20M30S">
            <text:p>08:20:30 AM</text:p>
          </table:table-cell>
          <table:table-cell office:value-type="float" office:value="4076">
            <text:p>4076</text:p>
          </table:table-cell>
          <table:table-cell office:value-type="float" office:value="61808">
            <text:p>61808</text:p>
          </table:table-cell>
          <table:table-cell table:number-columns-repeated="9"/>
        </table:table-row>
        <table:table-row table:style-name="ro1">
          <table:table-cell office:value-type="time" office:time-value="PT08H20M45S">
            <text:p>08:20:45 AM</text:p>
          </table:table-cell>
          <table:table-cell office:value-type="float" office:value="4172">
            <text:p>4172</text:p>
          </table:table-cell>
          <table:table-cell office:value-type="float" office:value="61063">
            <text:p>61063</text:p>
          </table:table-cell>
          <table:table-cell table:number-columns-repeated="9"/>
        </table:table-row>
        <table:table-row table:style-name="ro1">
          <table:table-cell office:value-type="time" office:time-value="PT08H20M55S">
            <text:p>08:20:55 AM</text:p>
          </table:table-cell>
          <table:table-cell office:value-type="float" office:value="4237">
            <text:p>4237</text:p>
          </table:table-cell>
          <table:table-cell office:value-type="float" office:value="60520">
            <text:p>60520</text:p>
          </table:table-cell>
          <table:table-cell table:number-columns-repeated="9"/>
        </table:table-row>
        <table:table-row table:style-name="ro1">
          <table:table-cell office:value-type="time" office:time-value="PT08H21M05S">
            <text:p>08:21:05 AM</text:p>
          </table:table-cell>
          <table:table-cell office:value-type="float" office:value="4304">
            <text:p>4304</text:p>
          </table:table-cell>
          <table:table-cell office:value-type="float" office:value="60012">
            <text:p>60012</text:p>
          </table:table-cell>
          <table:table-cell table:number-columns-repeated="9"/>
        </table:table-row>
        <table:table-row table:style-name="ro1">
          <table:table-cell office:value-type="time" office:time-value="PT08H21M15S">
            <text:p>08:21:15 AM</text:p>
          </table:table-cell>
          <table:table-cell office:value-type="float" office:value="4364">
            <text:p>4364</text:p>
          </table:table-cell>
          <table:table-cell office:value-type="float" office:value="59545">
            <text:p>59545</text:p>
          </table:table-cell>
          <table:table-cell table:number-columns-repeated="9"/>
        </table:table-row>
        <table:table-row table:style-name="ro1">
          <table:table-cell office:value-type="time" office:time-value="PT08H21M25S">
            <text:p>08:21:25 AM</text:p>
          </table:table-cell>
          <table:table-cell office:value-type="float" office:value="4433">
            <text:p>4433</text:p>
          </table:table-cell>
          <table:table-cell office:value-type="float" office:value="59041">
            <text:p>59041</text:p>
          </table:table-cell>
          <table:table-cell table:number-columns-repeated="9"/>
        </table:table-row>
        <table:table-row table:style-name="ro1">
          <table:table-cell office:value-type="time" office:time-value="PT08H21M35S">
            <text:p>08:21:35 AM</text:p>
          </table:table-cell>
          <table:table-cell office:value-type="float" office:value="4504">
            <text:p>4504</text:p>
          </table:table-cell>
          <table:table-cell office:value-type="float" office:value="58501">
            <text:p>58501</text:p>
          </table:table-cell>
          <table:table-cell table:number-columns-repeated="9"/>
        </table:table-row>
        <table:table-row table:style-name="ro1">
          <table:table-cell office:value-type="time" office:time-value="PT08H21M45S">
            <text:p>08:21:45 AM</text:p>
          </table:table-cell>
          <table:table-cell office:value-type="float" office:value="4574">
            <text:p>4574</text:p>
          </table:table-cell>
          <table:table-cell office:value-type="float" office:value="57934">
            <text:p>57934</text:p>
          </table:table-cell>
          <table:table-cell table:number-columns-repeated="9"/>
        </table:table-row>
        <table:table-row table:style-name="ro1">
          <table:table-cell office:value-type="time" office:time-value="PT08H21M55S">
            <text:p>08:21:55 AM</text:p>
          </table:table-cell>
          <table:table-cell office:value-type="float" office:value="4638">
            <text:p>4638</text:p>
          </table:table-cell>
          <table:table-cell office:value-type="float" office:value="57479">
            <text:p>57479</text:p>
          </table:table-cell>
          <table:table-cell table:number-columns-repeated="9"/>
        </table:table-row>
        <table:table-row table:style-name="ro1">
          <table:table-cell office:value-type="time" office:time-value="PT08H22M05S">
            <text:p>08:22:05 AM</text:p>
          </table:table-cell>
          <table:table-cell office:value-type="float" office:value="4709">
            <text:p>4709</text:p>
          </table:table-cell>
          <table:table-cell office:value-type="float" office:value="56968">
            <text:p>56968</text:p>
          </table:table-cell>
          <table:table-cell table:number-columns-repeated="9"/>
        </table:table-row>
        <table:table-row table:style-name="ro1">
          <table:table-cell office:value-type="time" office:time-value="PT08H22M20S">
            <text:p>08:22:20 AM</text:p>
          </table:table-cell>
          <table:table-cell office:value-type="float" office:value="4811">
            <text:p>4811</text:p>
          </table:table-cell>
          <table:table-cell office:value-type="float" office:value="56200">
            <text:p>56200</text:p>
          </table:table-cell>
          <table:table-cell table:number-columns-repeated="9"/>
        </table:table-row>
        <table:table-row table:style-name="ro1">
          <table:table-cell office:value-type="time" office:time-value="PT08H22M25S">
            <text:p>08:22:25 AM</text:p>
          </table:table-cell>
          <table:table-cell office:value-type="float" office:value="4848">
            <text:p>4848</text:p>
          </table:table-cell>
          <table:table-cell office:value-type="float" office:value="55967">
            <text:p>55967</text:p>
          </table:table-cell>
          <table:table-cell table:number-columns-repeated="9"/>
        </table:table-row>
        <table:table-row table:style-name="ro1">
          <table:table-cell office:value-type="time" office:time-value="PT08H22M40S">
            <text:p>08:22:40 AM</text:p>
          </table:table-cell>
          <table:table-cell office:value-type="float" office:value="4945">
            <text:p>4945</text:p>
          </table:table-cell>
          <table:table-cell office:value-type="float" office:value="55223">
            <text:p>55223</text:p>
          </table:table-cell>
          <table:table-cell table:number-columns-repeated="9"/>
        </table:table-row>
        <table:table-row table:style-name="ro1">
          <table:table-cell office:value-type="time" office:time-value="PT08H22M50S">
            <text:p>08:22:50 AM</text:p>
          </table:table-cell>
          <table:table-cell office:value-type="float" office:value="5018">
            <text:p>5018</text:p>
          </table:table-cell>
          <table:table-cell office:value-type="float" office:value="54715">
            <text:p>54715</text:p>
          </table:table-cell>
          <table:table-cell table:number-columns-repeated="9"/>
        </table:table-row>
        <table:table-row table:style-name="ro1">
          <table:table-cell office:value-type="time" office:time-value="PT08H23M00S">
            <text:p>08:23:00 AM</text:p>
          </table:table-cell>
          <table:table-cell office:value-type="float" office:value="5081">
            <text:p>5081</text:p>
          </table:table-cell>
          <table:table-cell office:value-type="float" office:value="54295">
            <text:p>54295</text:p>
          </table:table-cell>
          <table:table-cell table:number-columns-repeated="9"/>
        </table:table-row>
        <table:table-row table:style-name="ro1">
          <table:table-cell office:value-type="time" office:time-value="PT08H23M10S">
            <text:p>08:23:10 AM</text:p>
          </table:table-cell>
          <table:table-cell office:value-type="float" office:value="5151">
            <text:p>5151</text:p>
          </table:table-cell>
          <table:table-cell office:value-type="float" office:value="53788">
            <text:p>53788</text:p>
          </table:table-cell>
          <table:table-cell table:number-columns-repeated="9"/>
        </table:table-row>
        <table:table-row table:style-name="ro1">
          <table:table-cell office:value-type="time" office:time-value="PT08H23M20S">
            <text:p>08:23:20 AM</text:p>
          </table:table-cell>
          <table:table-cell office:value-type="float" office:value="5219">
            <text:p>5219</text:p>
          </table:table-cell>
          <table:table-cell office:value-type="float" office:value="53275">
            <text:p>53275</text:p>
          </table:table-cell>
          <table:table-cell table:number-columns-repeated="9"/>
        </table:table-row>
        <table:table-row table:style-name="ro1">
          <table:table-cell office:value-type="time" office:time-value="PT08H23M30S">
            <text:p>08:23:30 AM</text:p>
          </table:table-cell>
          <table:table-cell office:value-type="float" office:value="5285">
            <text:p>5285</text:p>
          </table:table-cell>
          <table:table-cell office:value-type="float" office:value="52799">
            <text:p>52799</text:p>
          </table:table-cell>
          <table:table-cell table:number-columns-repeated="9"/>
        </table:table-row>
        <table:table-row table:style-name="ro1">
          <table:table-cell office:value-type="time" office:time-value="PT08H23M40S">
            <text:p>08:23:40 AM</text:p>
          </table:table-cell>
          <table:table-cell office:value-type="float" office:value="5355">
            <text:p>5355</text:p>
          </table:table-cell>
          <table:table-cell office:value-type="float" office:value="52317">
            <text:p>52317</text:p>
          </table:table-cell>
          <table:table-cell table:number-columns-repeated="9"/>
        </table:table-row>
        <table:table-row table:style-name="ro1">
          <table:table-cell office:value-type="time" office:time-value="PT08H23M50S">
            <text:p>08:23:50 AM</text:p>
          </table:table-cell>
          <table:table-cell office:value-type="float" office:value="5423">
            <text:p>5423</text:p>
          </table:table-cell>
          <table:table-cell office:value-type="float" office:value="51867">
            <text:p>51867</text:p>
          </table:table-cell>
          <table:table-cell table:number-columns-repeated="9"/>
        </table:table-row>
        <table:table-row table:style-name="ro1">
          <table:table-cell office:value-type="time" office:time-value="PT08H24M00S">
            <text:p>08:24:00 AM</text:p>
          </table:table-cell>
          <table:table-cell office:value-type="float" office:value="5492">
            <text:p>5492</text:p>
          </table:table-cell>
          <table:table-cell office:value-type="float" office:value="51395">
            <text:p>51395</text:p>
          </table:table-cell>
          <table:table-cell table:number-columns-repeated="9"/>
        </table:table-row>
        <table:table-row table:style-name="ro1">
          <table:table-cell office:value-type="time" office:time-value="PT08H24M10S">
            <text:p>08:24:10 AM</text:p>
          </table:table-cell>
          <table:table-cell office:value-type="float" office:value="5563">
            <text:p>5563</text:p>
          </table:table-cell>
          <table:table-cell office:value-type="float" office:value="50882">
            <text:p>50882</text:p>
          </table:table-cell>
          <table:table-cell table:number-columns-repeated="9"/>
        </table:table-row>
        <table:table-row table:style-name="ro1">
          <table:table-cell office:value-type="time" office:time-value="PT08H24M25S">
            <text:p>08:24:25 AM</text:p>
          </table:table-cell>
          <table:table-cell office:value-type="float" office:value="5668">
            <text:p>5668</text:p>
          </table:table-cell>
          <table:table-cell office:value-type="float" office:value="50173">
            <text:p>50173</text:p>
          </table:table-cell>
          <table:table-cell table:number-columns-repeated="9"/>
        </table:table-row>
        <table:table-row table:style-name="ro1">
          <table:table-cell office:value-type="time" office:time-value="PT08H24M35S">
            <text:p>08:24:35 AM</text:p>
          </table:table-cell>
          <table:table-cell office:value-type="float" office:value="5736">
            <text:p>5736</text:p>
          </table:table-cell>
          <table:table-cell office:value-type="float" office:value="49717">
            <text:p>49717</text:p>
          </table:table-cell>
          <table:table-cell table:number-columns-repeated="9"/>
        </table:table-row>
        <table:table-row table:style-name="ro1">
          <table:table-cell office:value-type="time" office:time-value="PT08H24M45S">
            <text:p>08:24:45 AM</text:p>
          </table:table-cell>
          <table:table-cell office:value-type="float" office:value="5806">
            <text:p>5806</text:p>
          </table:table-cell>
          <table:table-cell office:value-type="float" office:value="49221">
            <text:p>49221</text:p>
          </table:table-cell>
          <table:table-cell table:number-columns-repeated="9"/>
        </table:table-row>
        <table:table-row table:style-name="ro1">
          <table:table-cell office:value-type="time" office:time-value="PT08H24M55S">
            <text:p>08:24:55 AM</text:p>
          </table:table-cell>
          <table:table-cell office:value-type="float" office:value="5876">
            <text:p>5876</text:p>
          </table:table-cell>
          <table:table-cell office:value-type="float" office:value="48714">
            <text:p>48714</text:p>
          </table:table-cell>
          <table:table-cell table:number-columns-repeated="9"/>
        </table:table-row>
        <table:table-row table:style-name="ro1">
          <table:table-cell office:value-type="time" office:time-value="PT08H25M05S">
            <text:p>08:25:05 AM</text:p>
          </table:table-cell>
          <table:table-cell office:value-type="float" office:value="5952">
            <text:p>5952</text:p>
          </table:table-cell>
          <table:table-cell office:value-type="float" office:value="48229">
            <text:p>48229</text:p>
          </table:table-cell>
          <table:table-cell table:number-columns-repeated="9"/>
        </table:table-row>
        <table:table-row table:style-name="ro1">
          <table:table-cell office:value-type="time" office:time-value="PT08H25M15S">
            <text:p>08:25:15 AM</text:p>
          </table:table-cell>
          <table:table-cell office:value-type="float" office:value="6020">
            <text:p>6020</text:p>
          </table:table-cell>
          <table:table-cell office:value-type="float" office:value="47780">
            <text:p>47780</text:p>
          </table:table-cell>
          <table:table-cell table:number-columns-repeated="9"/>
        </table:table-row>
        <table:table-row table:style-name="ro1">
          <table:table-cell office:value-type="time" office:time-value="PT08H25M25S">
            <text:p>08:25:25 AM</text:p>
          </table:table-cell>
          <table:table-cell office:value-type="float" office:value="6091">
            <text:p>6091</text:p>
          </table:table-cell>
          <table:table-cell office:value-type="float" office:value="47309">
            <text:p>47309</text:p>
          </table:table-cell>
          <table:table-cell table:number-columns-repeated="9"/>
        </table:table-row>
        <table:table-row table:style-name="ro1">
          <table:table-cell office:value-type="time" office:time-value="PT08H25M35S">
            <text:p>08:25:35 AM</text:p>
          </table:table-cell>
          <table:table-cell office:value-type="float" office:value="6164">
            <text:p>6164</text:p>
          </table:table-cell>
          <table:table-cell office:value-type="float" office:value="46803">
            <text:p>46803</text:p>
          </table:table-cell>
          <table:table-cell table:number-columns-repeated="9"/>
        </table:table-row>
        <table:table-row table:style-name="ro1">
          <table:table-cell office:value-type="time" office:time-value="PT08H25M45S">
            <text:p>08:25:45 AM</text:p>
          </table:table-cell>
          <table:table-cell office:value-type="float" office:value="6230">
            <text:p>6230</text:p>
          </table:table-cell>
          <table:table-cell office:value-type="float" office:value="46365">
            <text:p>46365</text:p>
          </table:table-cell>
          <table:table-cell table:number-columns-repeated="9"/>
        </table:table-row>
        <table:table-row table:style-name="ro1">
          <table:table-cell office:value-type="time" office:time-value="PT08H25M55S">
            <text:p>08:25:55 AM</text:p>
          </table:table-cell>
          <table:table-cell office:value-type="float" office:value="6290">
            <text:p>6290</text:p>
          </table:table-cell>
          <table:table-cell office:value-type="float" office:value="45984">
            <text:p>45984</text:p>
          </table:table-cell>
          <table:table-cell table:number-columns-repeated="9"/>
        </table:table-row>
        <table:table-row table:style-name="ro1">
          <table:table-cell office:value-type="time" office:time-value="PT08H26M10S">
            <text:p>08:26:10 AM</text:p>
          </table:table-cell>
          <table:table-cell office:value-type="float" office:value="6394">
            <text:p>6394</text:p>
          </table:table-cell>
          <table:table-cell office:value-type="float" office:value="45339">
            <text:p>45339</text:p>
          </table:table-cell>
          <table:table-cell table:number-columns-repeated="9"/>
        </table:table-row>
        <table:table-row table:style-name="ro1">
          <table:table-cell office:value-type="time" office:time-value="PT08H26M20S">
            <text:p>08:26:20 AM</text:p>
          </table:table-cell>
          <table:table-cell office:value-type="float" office:value="6457">
            <text:p>6457</text:p>
          </table:table-cell>
          <table:table-cell office:value-type="float" office:value="44963">
            <text:p>44963</text:p>
          </table:table-cell>
          <table:table-cell table:number-columns-repeated="9"/>
        </table:table-row>
        <table:table-row table:style-name="ro1">
          <table:table-cell office:value-type="time" office:time-value="PT08H26M30S">
            <text:p>08:26:30 AM</text:p>
          </table:table-cell>
          <table:table-cell office:value-type="float" office:value="6530">
            <text:p>6530</text:p>
          </table:table-cell>
          <table:table-cell office:value-type="float" office:value="44490">
            <text:p>44490</text:p>
          </table:table-cell>
          <table:table-cell table:number-columns-repeated="9"/>
        </table:table-row>
        <table:table-row table:style-name="ro1">
          <table:table-cell office:value-type="time" office:time-value="PT08H26M40S">
            <text:p>08:26:40 AM</text:p>
          </table:table-cell>
          <table:table-cell office:value-type="float" office:value="6605">
            <text:p>6605</text:p>
          </table:table-cell>
          <table:table-cell office:value-type="float" office:value="44051">
            <text:p>44051</text:p>
          </table:table-cell>
          <table:table-cell table:number-columns-repeated="9"/>
        </table:table-row>
        <table:table-row table:style-name="ro1">
          <table:table-cell office:value-type="time" office:time-value="PT08H26M50S">
            <text:p>08:26:50 AM</text:p>
          </table:table-cell>
          <table:table-cell office:value-type="float" office:value="6673">
            <text:p>6673</text:p>
          </table:table-cell>
          <table:table-cell office:value-type="float" office:value="43633">
            <text:p>43633</text:p>
          </table:table-cell>
          <table:table-cell table:number-columns-repeated="9"/>
        </table:table-row>
        <table:table-row table:style-name="ro1">
          <table:table-cell office:value-type="time" office:time-value="PT08H27M00S">
            <text:p>08:27:00 AM</text:p>
          </table:table-cell>
          <table:table-cell office:value-type="float" office:value="6743">
            <text:p>6743</text:p>
          </table:table-cell>
          <table:table-cell office:value-type="float" office:value="43212">
            <text:p>43212</text:p>
          </table:table-cell>
          <table:table-cell table:number-columns-repeated="9"/>
        </table:table-row>
        <table:table-row table:style-name="ro1">
          <table:table-cell office:value-type="time" office:time-value="PT08H27M10S">
            <text:p>08:27:10 AM</text:p>
          </table:table-cell>
          <table:table-cell office:value-type="float" office:value="6812">
            <text:p>6812</text:p>
          </table:table-cell>
          <table:table-cell office:value-type="float" office:value="42808">
            <text:p>42808</text:p>
          </table:table-cell>
          <table:table-cell table:number-columns-repeated="9"/>
        </table:table-row>
        <table:table-row table:style-name="ro1">
          <table:table-cell office:value-type="time" office:time-value="PT08H27M20S">
            <text:p>08:27:20 AM</text:p>
          </table:table-cell>
          <table:table-cell office:value-type="float" office:value="6887">
            <text:p>6887</text:p>
          </table:table-cell>
          <table:table-cell office:value-type="float" office:value="42340">
            <text:p>42340</text:p>
          </table:table-cell>
          <table:table-cell table:number-columns-repeated="9"/>
        </table:table-row>
        <table:table-row table:style-name="ro1">
          <table:table-cell office:value-type="time" office:time-value="PT08H27M30S">
            <text:p>08:27:30 AM</text:p>
          </table:table-cell>
          <table:table-cell office:value-type="float" office:value="6943">
            <text:p>6943</text:p>
          </table:table-cell>
          <table:table-cell office:value-type="float" office:value="42024">
            <text:p>42024</text:p>
          </table:table-cell>
          <table:table-cell table:number-columns-repeated="9"/>
        </table:table-row>
        <table:table-row table:style-name="ro1">
          <table:table-cell office:value-type="time" office:time-value="PT08H27M40S">
            <text:p>08:27:40 AM</text:p>
          </table:table-cell>
          <table:table-cell office:value-type="float" office:value="7013">
            <text:p>7013</text:p>
          </table:table-cell>
          <table:table-cell office:value-type="float" office:value="41598">
            <text:p>41598</text:p>
          </table:table-cell>
          <table:table-cell table:number-columns-repeated="9"/>
        </table:table-row>
        <table:table-row table:style-name="ro1">
          <table:table-cell office:value-type="time" office:time-value="PT08H27M55S">
            <text:p>08:27:55 AM</text:p>
          </table:table-cell>
          <table:table-cell office:value-type="float" office:value="7100">
            <text:p>7100</text:p>
          </table:table-cell>
          <table:table-cell office:value-type="float" office:value="41079">
            <text:p>41079</text:p>
          </table:table-cell>
          <table:table-cell table:number-columns-repeated="9"/>
        </table:table-row>
        <table:table-row table:style-name="ro1">
          <table:table-cell office:value-type="time" office:time-value="PT08H28M05S">
            <text:p>08:28:05 AM</text:p>
          </table:table-cell>
          <table:table-cell office:value-type="float" office:value="7162">
            <text:p>7162</text:p>
          </table:table-cell>
          <table:table-cell office:value-type="float" office:value="40715">
            <text:p>40715</text:p>
          </table:table-cell>
          <table:table-cell table:number-columns-repeated="9"/>
        </table:table-row>
        <table:table-row table:style-name="ro1">
          <table:table-cell office:value-type="time" office:time-value="PT08H28M15S">
            <text:p>08:28:15 AM</text:p>
          </table:table-cell>
          <table:table-cell office:value-type="float" office:value="7228">
            <text:p>7228</text:p>
          </table:table-cell>
          <table:table-cell office:value-type="float" office:value="40334">
            <text:p>40334</text:p>
          </table:table-cell>
          <table:table-cell table:number-columns-repeated="9"/>
        </table:table-row>
        <table:table-row table:style-name="ro1">
          <table:table-cell office:value-type="time" office:time-value="PT08H28M25S">
            <text:p>08:28:25 AM</text:p>
          </table:table-cell>
          <table:table-cell office:value-type="float" office:value="7286">
            <text:p>7286</text:p>
          </table:table-cell>
          <table:table-cell office:value-type="float" office:value="40007">
            <text:p>40007</text:p>
          </table:table-cell>
          <table:table-cell table:number-columns-repeated="9"/>
        </table:table-row>
        <table:table-row table:style-name="ro1">
          <table:table-cell office:value-type="time" office:time-value="PT08H28M35S">
            <text:p>08:28:35 AM</text:p>
          </table:table-cell>
          <table:table-cell office:value-type="float" office:value="7345">
            <text:p>7345</text:p>
          </table:table-cell>
          <table:table-cell office:value-type="float" office:value="39687">
            <text:p>39687</text:p>
          </table:table-cell>
          <table:table-cell table:number-columns-repeated="9"/>
        </table:table-row>
        <table:table-row table:style-name="ro1">
          <table:table-cell office:value-type="time" office:time-value="PT08H28M45S">
            <text:p>08:28:45 AM</text:p>
          </table:table-cell>
          <table:table-cell office:value-type="float" office:value="7410">
            <text:p>7410</text:p>
          </table:table-cell>
          <table:table-cell office:value-type="float" office:value="39309">
            <text:p>39309</text:p>
          </table:table-cell>
          <table:table-cell table:number-columns-repeated="9"/>
        </table:table-row>
        <table:table-row table:style-name="ro1">
          <table:table-cell office:value-type="time" office:time-value="PT08H28M55S">
            <text:p>08:28:55 AM</text:p>
          </table:table-cell>
          <table:table-cell office:value-type="float" office:value="7463">
            <text:p>7463</text:p>
          </table:table-cell>
          <table:table-cell office:value-type="float" office:value="39016">
            <text:p>39016</text:p>
          </table:table-cell>
          <table:table-cell table:number-columns-repeated="9"/>
        </table:table-row>
        <table:table-row table:style-name="ro1">
          <table:table-cell office:value-type="time" office:time-value="PT08H29M05S">
            <text:p>08:29:05 AM</text:p>
          </table:table-cell>
          <table:table-cell office:value-type="float" office:value="7518">
            <text:p>7518</text:p>
          </table:table-cell>
          <table:table-cell office:value-type="float" office:value="38724">
            <text:p>38724</text:p>
          </table:table-cell>
          <table:table-cell table:number-columns-repeated="9"/>
        </table:table-row>
        <table:table-row table:style-name="ro1">
          <table:table-cell office:value-type="time" office:time-value="PT08H29M15S">
            <text:p>08:29:15 AM</text:p>
          </table:table-cell>
          <table:table-cell office:value-type="float" office:value="7580">
            <text:p>7580</text:p>
          </table:table-cell>
          <table:table-cell office:value-type="float" office:value="38379">
            <text:p>38379</text:p>
          </table:table-cell>
          <table:table-cell table:number-columns-repeated="9"/>
        </table:table-row>
        <table:table-row table:style-name="ro1">
          <table:table-cell office:value-type="time" office:time-value="PT08H29M30S">
            <text:p>08:29:30 AM</text:p>
          </table:table-cell>
          <table:table-cell office:value-type="float" office:value="7678">
            <text:p>7678</text:p>
          </table:table-cell>
          <table:table-cell office:value-type="float" office:value="37823">
            <text:p>37823</text:p>
          </table:table-cell>
          <table:table-cell table:number-columns-repeated="9"/>
        </table:table-row>
        <table:table-row table:style-name="ro1">
          <table:table-cell office:value-type="time" office:time-value="PT08H29M40S">
            <text:p>08:29:40 AM</text:p>
          </table:table-cell>
          <table:table-cell office:value-type="float" office:value="7738">
            <text:p>7738</text:p>
          </table:table-cell>
          <table:table-cell office:value-type="float" office:value="37507">
            <text:p>37507</text:p>
          </table:table-cell>
          <table:table-cell table:number-columns-repeated="9"/>
        </table:table-row>
        <table:table-row table:style-name="ro1">
          <table:table-cell office:value-type="time" office:time-value="PT08H29M50S">
            <text:p>08:29:50 AM</text:p>
          </table:table-cell>
          <table:table-cell office:value-type="float" office:value="7799">
            <text:p>7799</text:p>
          </table:table-cell>
          <table:table-cell office:value-type="float" office:value="37184">
            <text:p>37184</text:p>
          </table:table-cell>
          <table:table-cell table:number-columns-repeated="9"/>
        </table:table-row>
        <table:table-row table:style-name="ro1">
          <table:table-cell office:value-type="time" office:time-value="PT08H30M00S">
            <text:p>08:30:00 AM</text:p>
          </table:table-cell>
          <table:table-cell office:value-type="float" office:value="7854">
            <text:p>7854</text:p>
          </table:table-cell>
          <table:table-cell office:value-type="float" office:value="36890">
            <text:p>36890</text:p>
          </table:table-cell>
          <table:table-cell table:number-columns-repeated="9"/>
        </table:table-row>
        <table:table-row table:style-name="ro1">
          <table:table-cell office:value-type="time" office:time-value="PT08H30M10S">
            <text:p>08:30:10 AM</text:p>
          </table:table-cell>
          <table:table-cell office:value-type="float" office:value="7905">
            <text:p>7905</text:p>
          </table:table-cell>
          <table:table-cell office:value-type="float" office:value="36618">
            <text:p>36618</text:p>
          </table:table-cell>
          <table:table-cell table:number-columns-repeated="9"/>
        </table:table-row>
        <table:table-row table:style-name="ro1">
          <table:table-cell office:value-type="time" office:time-value="PT08H30M20S">
            <text:p>08:30:20 AM</text:p>
          </table:table-cell>
          <table:table-cell office:value-type="float" office:value="7975">
            <text:p>7975</text:p>
          </table:table-cell>
          <table:table-cell office:value-type="float" office:value="36233">
            <text:p>36233</text:p>
          </table:table-cell>
          <table:table-cell table:number-columns-repeated="9"/>
        </table:table-row>
        <table:table-row table:style-name="ro1">
          <table:table-cell office:value-type="time" office:time-value="PT08H30M30S">
            <text:p>08:30:30 AM</text:p>
          </table:table-cell>
          <table:table-cell office:value-type="float" office:value="8035">
            <text:p>8035</text:p>
          </table:table-cell>
          <table:table-cell office:value-type="float" office:value="35928">
            <text:p>35928</text:p>
          </table:table-cell>
          <table:table-cell table:number-columns-repeated="9"/>
        </table:table-row>
        <table:table-row table:style-name="ro1">
          <table:table-cell office:value-type="time" office:time-value="PT08H30M40S">
            <text:p>08:30:40 AM</text:p>
          </table:table-cell>
          <table:table-cell office:value-type="float" office:value="8083">
            <text:p>8083</text:p>
          </table:table-cell>
          <table:table-cell office:value-type="float" office:value="35676">
            <text:p>35676</text:p>
          </table:table-cell>
          <table:table-cell table:number-columns-repeated="9"/>
        </table:table-row>
        <table:table-row table:style-name="ro1">
          <table:table-cell office:value-type="time" office:time-value="PT08H30M50S">
            <text:p>08:30:50 AM</text:p>
          </table:table-cell>
          <table:table-cell office:value-type="float" office:value="8154">
            <text:p>8154</text:p>
          </table:table-cell>
          <table:table-cell office:value-type="float" office:value="35315">
            <text:p>35315</text:p>
          </table:table-cell>
          <table:table-cell table:number-columns-repeated="9"/>
        </table:table-row>
        <table:table-row table:style-name="ro1">
          <table:table-cell office:value-type="time" office:time-value="PT08H31M05S">
            <text:p>08:31:05 AM</text:p>
          </table:table-cell>
          <table:table-cell office:value-type="float" office:value="8243">
            <text:p>8243</text:p>
          </table:table-cell>
          <table:table-cell office:value-type="float" office:value="34847">
            <text:p>34847</text:p>
          </table:table-cell>
          <table:table-cell table:number-columns-repeated="9"/>
        </table:table-row>
        <table:table-row table:style-name="ro1">
          <table:table-cell office:value-type="time" office:time-value="PT08H31M10S">
            <text:p>08:31:10 AM</text:p>
          </table:table-cell>
          <table:table-cell office:value-type="float" office:value="8277">
            <text:p>8277</text:p>
          </table:table-cell>
          <table:table-cell office:value-type="float" office:value="34671">
            <text:p>34671</text:p>
          </table:table-cell>
          <table:table-cell table:number-columns-repeated="9"/>
        </table:table-row>
        <table:table-row table:style-name="ro1">
          <table:table-cell office:value-type="time" office:time-value="PT08H31M25S">
            <text:p>08:31:25 AM</text:p>
          </table:table-cell>
          <table:table-cell office:value-type="float" office:value="8353">
            <text:p>8353</text:p>
          </table:table-cell>
          <table:table-cell office:value-type="float" office:value="34281">
            <text:p>34281</text:p>
          </table:table-cell>
          <table:table-cell table:number-columns-repeated="9"/>
        </table:table-row>
        <table:table-row table:style-name="ro1">
          <table:table-cell office:value-type="time" office:time-value="PT08H31M35S">
            <text:p>08:31:35 AM</text:p>
          </table:table-cell>
          <table:table-cell office:value-type="float" office:value="8413">
            <text:p>8413</text:p>
          </table:table-cell>
          <table:table-cell office:value-type="float" office:value="33988">
            <text:p>33988</text:p>
          </table:table-cell>
          <table:table-cell table:number-columns-repeated="9"/>
        </table:table-row>
        <table:table-row table:style-name="ro1">
          <table:table-cell office:value-type="time" office:time-value="PT08H31M45S">
            <text:p>08:31:45 AM</text:p>
          </table:table-cell>
          <table:table-cell office:value-type="float" office:value="8470">
            <text:p>8470</text:p>
          </table:table-cell>
          <table:table-cell office:value-type="float" office:value="33698">
            <text:p>33698</text:p>
          </table:table-cell>
          <table:table-cell table:number-columns-repeated="9"/>
        </table:table-row>
        <table:table-row table:style-name="ro1">
          <table:table-cell office:value-type="time" office:time-value="PT08H32M15S">
            <text:p>08:32:15 AM</text:p>
          </table:table-cell>
          <table:table-cell office:value-type="float" office:value="8619">
            <text:p>8619</text:p>
          </table:table-cell>
          <table:table-cell office:value-type="float" office:value="32967">
            <text:p>32967</text:p>
          </table:table-cell>
          <table:table-cell table:number-columns-repeated="9"/>
        </table:table-row>
        <table:table-row table:style-name="ro1">
          <table:table-cell office:value-type="time" office:time-value="PT08H32M25S">
            <text:p>08:32:25 AM</text:p>
          </table:table-cell>
          <table:table-cell office:value-type="float" office:value="8667">
            <text:p>8667</text:p>
          </table:table-cell>
          <table:table-cell office:value-type="float" office:value="32730">
            <text:p>32730</text:p>
          </table:table-cell>
          <table:table-cell table:number-columns-repeated="9"/>
        </table:table-row>
        <table:table-row table:style-name="ro1">
          <table:table-cell office:value-type="time" office:time-value="PT08H32M35S">
            <text:p>08:32:35 AM</text:p>
          </table:table-cell>
          <table:table-cell office:value-type="float" office:value="8729">
            <text:p>8729</text:p>
          </table:table-cell>
          <table:table-cell office:value-type="float" office:value="32435">
            <text:p>32435</text:p>
          </table:table-cell>
          <table:table-cell table:number-columns-repeated="9"/>
        </table:table-row>
        <table:table-row table:style-name="ro1">
          <table:table-cell office:value-type="time" office:time-value="PT08H32M45S">
            <text:p>08:32:45 AM</text:p>
          </table:table-cell>
          <table:table-cell office:value-type="float" office:value="8784">
            <text:p>8784</text:p>
          </table:table-cell>
          <table:table-cell office:value-type="float" office:value="32168">
            <text:p>32168</text:p>
          </table:table-cell>
          <table:table-cell table:number-columns-repeated="9"/>
        </table:table-row>
        <table:table-row table:style-name="ro1">
          <table:table-cell office:value-type="time" office:time-value="PT08H32M55S">
            <text:p>08:32:55 AM</text:p>
          </table:table-cell>
          <table:table-cell office:value-type="float" office:value="8843">
            <text:p>8843</text:p>
          </table:table-cell>
          <table:table-cell office:value-type="float" office:value="31888">
            <text:p>31888</text:p>
          </table:table-cell>
          <table:table-cell table:number-columns-repeated="9"/>
        </table:table-row>
        <table:table-row table:style-name="ro1">
          <table:table-cell office:value-type="time" office:time-value="PT08H33M10S">
            <text:p>08:33:10 AM</text:p>
          </table:table-cell>
          <table:table-cell office:value-type="float" office:value="8940">
            <text:p>8940</text:p>
          </table:table-cell>
          <table:table-cell office:value-type="float" office:value="31414">
            <text:p>31414</text:p>
          </table:table-cell>
          <table:table-cell table:number-columns-repeated="9"/>
        </table:table-row>
        <table:table-row table:style-name="ro1">
          <table:table-cell office:value-type="time" office:time-value="PT08H33M20S">
            <text:p>08:33:20 AM</text:p>
          </table:table-cell>
          <table:table-cell office:value-type="float" office:value="8983">
            <text:p>8983</text:p>
          </table:table-cell>
          <table:table-cell office:value-type="float" office:value="31218">
            <text:p>31218</text:p>
          </table:table-cell>
          <table:table-cell table:number-columns-repeated="9"/>
        </table:table-row>
        <table:table-row table:style-name="ro1">
          <table:table-cell office:value-type="time" office:time-value="PT08H33M30S">
            <text:p>08:33:30 AM</text:p>
          </table:table-cell>
          <table:table-cell office:value-type="float" office:value="9048">
            <text:p>9048</text:p>
          </table:table-cell>
          <table:table-cell office:value-type="float" office:value="30915">
            <text:p>30915</text:p>
          </table:table-cell>
          <table:table-cell table:number-columns-repeated="9"/>
        </table:table-row>
        <table:table-row table:style-name="ro1">
          <table:table-cell office:value-type="time" office:time-value="PT08H33M40S">
            <text:p>08:33:40 AM</text:p>
          </table:table-cell>
          <table:table-cell office:value-type="float" office:value="9094">
            <text:p>9094</text:p>
          </table:table-cell>
          <table:table-cell office:value-type="float" office:value="30711">
            <text:p>30711</text:p>
          </table:table-cell>
          <table:table-cell table:number-columns-repeated="9"/>
        </table:table-row>
        <table:table-row table:style-name="ro1">
          <table:table-cell office:value-type="time" office:time-value="PT08H33M50S">
            <text:p>08:33:50 AM</text:p>
          </table:table-cell>
          <table:table-cell office:value-type="float" office:value="9148">
            <text:p>9148</text:p>
          </table:table-cell>
          <table:table-cell office:value-type="float" office:value="30461">
            <text:p>30461</text:p>
          </table:table-cell>
          <table:table-cell table:number-columns-repeated="9"/>
        </table:table-row>
        <table:table-row table:style-name="ro1">
          <table:table-cell office:value-type="time" office:time-value="PT08H34M10S">
            <text:p>08:34:10 AM</text:p>
          </table:table-cell>
          <table:table-cell office:value-type="float" office:value="9257">
            <text:p>9257</text:p>
          </table:table-cell>
          <table:table-cell office:value-type="float" office:value="29953">
            <text:p>29953</text:p>
          </table:table-cell>
          <table:table-cell table:number-columns-repeated="9"/>
        </table:table-row>
        <table:table-row table:style-name="ro1">
          <table:table-cell office:value-type="time" office:time-value="PT08H34M20S">
            <text:p>08:34:20 AM</text:p>
          </table:table-cell>
          <table:table-cell office:value-type="float" office:value="9308">
            <text:p>9308</text:p>
          </table:table-cell>
          <table:table-cell office:value-type="float" office:value="29715">
            <text:p>29715</text:p>
          </table:table-cell>
          <table:table-cell table:number-columns-repeated="9"/>
        </table:table-row>
        <table:table-row table:style-name="ro1">
          <table:table-cell office:value-type="time" office:time-value="PT08H34M30S">
            <text:p>08:34:30 AM</text:p>
          </table:table-cell>
          <table:table-cell office:value-type="float" office:value="9358">
            <text:p>9358</text:p>
          </table:table-cell>
          <table:table-cell office:value-type="float" office:value="29348">
            <text:p>29348</text:p>
          </table:table-cell>
          <table:table-cell table:number-columns-repeated="9"/>
        </table:table-row>
        <table:table-row table:style-name="ro1">
          <table:table-cell office:value-type="time" office:time-value="PT08H34M40S">
            <text:p>08:34:40 AM</text:p>
          </table:table-cell>
          <table:table-cell office:value-type="float" office:value="9402">
            <text:p>9402</text:p>
          </table:table-cell>
          <table:table-cell office:value-type="float" office:value="29300">
            <text:p>29300</text:p>
          </table:table-cell>
          <table:table-cell table:number-columns-repeated="9"/>
        </table:table-row>
        <table:table-row table:style-name="ro1">
          <table:table-cell office:value-type="time" office:time-value="PT08H34M55S">
            <text:p>08:34:55 AM</text:p>
          </table:table-cell>
          <table:table-cell office:value-type="float" office:value="9468">
            <text:p>9468</text:p>
          </table:table-cell>
          <table:table-cell office:value-type="float" office:value="29006">
            <text:p>29006</text:p>
          </table:table-cell>
          <table:table-cell table:number-columns-repeated="9"/>
        </table:table-row>
        <table:table-row table:style-name="ro1">
          <table:table-cell office:value-type="time" office:time-value="PT08H35M05S">
            <text:p>08:35:05 AM</text:p>
          </table:table-cell>
          <table:table-cell office:value-type="float" office:value="9517">
            <text:p>9517</text:p>
          </table:table-cell>
          <table:table-cell office:value-type="float" office:value="28786">
            <text:p>28786</text:p>
          </table:table-cell>
          <table:table-cell table:number-columns-repeated="9"/>
        </table:table-row>
        <table:table-row table:style-name="ro1">
          <table:table-cell office:value-type="time" office:time-value="PT08H35M15S">
            <text:p>08:35:15 AM</text:p>
          </table:table-cell>
          <table:table-cell office:value-type="float" office:value="9571">
            <text:p>9571</text:p>
          </table:table-cell>
          <table:table-cell office:value-type="float" office:value="28543">
            <text:p>28543</text:p>
          </table:table-cell>
          <table:table-cell table:number-columns-repeated="9"/>
        </table:table-row>
        <table:table-row table:style-name="ro1">
          <table:table-cell office:value-type="time" office:time-value="PT08H35M25S">
            <text:p>08:35:25 AM</text:p>
          </table:table-cell>
          <table:table-cell office:value-type="float" office:value="9634">
            <text:p>9634</text:p>
          </table:table-cell>
          <table:table-cell office:value-type="float" office:value="28265">
            <text:p>28265</text:p>
          </table:table-cell>
          <table:table-cell table:number-columns-repeated="9"/>
        </table:table-row>
        <table:table-row table:style-name="ro1">
          <table:table-cell office:value-type="time" office:time-value="PT08H35M35S">
            <text:p>08:35:35 AM</text:p>
          </table:table-cell>
          <table:table-cell office:value-type="float" office:value="9699">
            <text:p>9699</text:p>
          </table:table-cell>
          <table:table-cell office:value-type="float" office:value="28001">
            <text:p>28001</text:p>
          </table:table-cell>
          <table:table-cell table:number-columns-repeated="9"/>
        </table:table-row>
        <table:table-row table:style-name="ro1">
          <table:table-cell office:value-type="time" office:time-value="PT08H35M45S">
            <text:p>08:35:45 AM</text:p>
          </table:table-cell>
          <table:table-cell office:value-type="float" office:value="9772">
            <text:p>9772</text:p>
          </table:table-cell>
          <table:table-cell office:value-type="float" office:value="27685">
            <text:p>27685</text:p>
          </table:table-cell>
          <table:table-cell table:number-columns-repeated="9"/>
        </table:table-row>
        <table:table-row table:style-name="ro1">
          <table:table-cell office:value-type="time" office:time-value="PT08H35M55S">
            <text:p>08:35:55 AM</text:p>
          </table:table-cell>
          <table:table-cell office:value-type="float" office:value="9814">
            <text:p>9814</text:p>
          </table:table-cell>
          <table:table-cell office:value-type="float" office:value="27501">
            <text:p>27501</text:p>
          </table:table-cell>
          <table:table-cell table:number-columns-repeated="9"/>
        </table:table-row>
        <table:table-row table:style-name="ro1">
          <table:table-cell office:value-type="time" office:time-value="PT08H36M20S">
            <text:p>08:36:20 AM</text:p>
          </table:table-cell>
          <table:table-cell office:value-type="float" office:value="9967">
            <text:p>9967</text:p>
          </table:table-cell>
          <table:table-cell office:value-type="float" office:value="26847">
            <text:p>26847</text:p>
          </table:table-cell>
          <table:table-cell table:number-columns-repeated="9"/>
        </table:table-row>
        <table:table-row table:style-name="ro1">
          <table:table-cell office:value-type="time" office:time-value="PT08H36M30S">
            <text:p>08:36:30 AM</text:p>
          </table:table-cell>
          <table:table-cell office:value-type="float" office:value="10008">
            <text:p>10008</text:p>
          </table:table-cell>
          <table:table-cell office:value-type="float" office:value="26680">
            <text:p>26680</text:p>
          </table:table-cell>
          <table:table-cell table:number-columns-repeated="9"/>
        </table:table-row>
        <table:table-row table:style-name="ro1">
          <table:table-cell office:value-type="time" office:time-value="PT08H36M40S">
            <text:p>08:36:40 AM</text:p>
          </table:table-cell>
          <table:table-cell office:value-type="float" office:value="10054">
            <text:p>10054</text:p>
          </table:table-cell>
          <table:table-cell office:value-type="float" office:value="26480">
            <text:p>26480</text:p>
          </table:table-cell>
          <table:table-cell table:number-columns-repeated="9"/>
        </table:table-row>
        <table:table-row table:style-name="ro1">
          <table:table-cell office:value-type="time" office:time-value="PT08H36M50S">
            <text:p>08:36:50 AM</text:p>
          </table:table-cell>
          <table:table-cell office:value-type="float" office:value="10114">
            <text:p>10114</text:p>
          </table:table-cell>
          <table:table-cell office:value-type="float" office:value="26236">
            <text:p>26236</text:p>
          </table:table-cell>
          <table:table-cell table:number-columns-repeated="9"/>
        </table:table-row>
        <table:table-row table:style-name="ro1">
          <table:table-cell office:value-type="time" office:time-value="PT08H37M00S">
            <text:p>08:37:00 AM</text:p>
          </table:table-cell>
          <table:table-cell office:value-type="float" office:value="10165">
            <text:p>10165</text:p>
          </table:table-cell>
          <table:table-cell office:value-type="float" office:value="26030">
            <text:p>26030</text:p>
          </table:table-cell>
          <table:table-cell table:number-columns-repeated="9"/>
        </table:table-row>
        <table:table-row table:style-name="ro1">
          <table:table-cell office:value-type="time" office:time-value="PT08H37M10S">
            <text:p>08:37:10 AM</text:p>
          </table:table-cell>
          <table:table-cell office:value-type="float" office:value="10211">
            <text:p>10211</text:p>
          </table:table-cell>
          <table:table-cell office:value-type="float" office:value="25838">
            <text:p>25838</text:p>
          </table:table-cell>
          <table:table-cell table:number-columns-repeated="9"/>
        </table:table-row>
        <table:table-row table:style-name="ro1">
          <table:table-cell office:value-type="time" office:time-value="PT08H37M20S">
            <text:p>08:37:20 AM</text:p>
          </table:table-cell>
          <table:table-cell office:value-type="float" office:value="10257">
            <text:p>10257</text:p>
          </table:table-cell>
          <table:table-cell office:value-type="float" office:value="25658">
            <text:p>25658</text:p>
          </table:table-cell>
          <table:table-cell table:number-columns-repeated="9"/>
        </table:table-row>
        <table:table-row table:style-name="ro1">
          <table:table-cell office:value-type="time" office:time-value="PT08H37M40S">
            <text:p>08:37:40 AM</text:p>
          </table:table-cell>
          <table:table-cell office:value-type="float" office:value="10341">
            <text:p>10341</text:p>
          </table:table-cell>
          <table:table-cell office:value-type="float" office:value="25312">
            <text:p>25312</text:p>
          </table:table-cell>
          <table:table-cell table:number-columns-repeated="9"/>
        </table:table-row>
        <table:table-row table:style-name="ro1">
          <table:table-cell office:value-type="time" office:time-value="PT08H37M50S">
            <text:p>08:37:50 AM</text:p>
          </table:table-cell>
          <table:table-cell office:value-type="float" office:value="10395">
            <text:p>10395</text:p>
          </table:table-cell>
          <table:table-cell office:value-type="float" office:value="25105">
            <text:p>25105</text:p>
          </table:table-cell>
          <table:table-cell table:number-columns-repeated="9"/>
        </table:table-row>
        <table:table-row table:style-name="ro1">
          <table:table-cell office:value-type="time" office:time-value="PT08H38M05S">
            <text:p>08:38:05 AM</text:p>
          </table:table-cell>
          <table:table-cell office:value-type="float" office:value="10457">
            <text:p>10457</text:p>
          </table:table-cell>
          <table:table-cell office:value-type="float" office:value="24860">
            <text:p>24860</text:p>
          </table:table-cell>
          <table:table-cell table:number-columns-repeated="9"/>
        </table:table-row>
        <table:table-row table:style-name="ro1">
          <table:table-cell office:value-type="time" office:time-value="PT08H38M25S">
            <text:p>08:38:25 AM</text:p>
          </table:table-cell>
          <table:table-cell office:value-type="float" office:value="10542">
            <text:p>10542</text:p>
          </table:table-cell>
          <table:table-cell office:value-type="float" office:value="24525">
            <text:p>24525</text:p>
          </table:table-cell>
          <table:table-cell table:number-columns-repeated="9"/>
        </table:table-row>
        <table:table-row table:style-name="ro1">
          <table:table-cell office:value-type="time" office:time-value="PT08H38M35S">
            <text:p>08:38:35 AM</text:p>
          </table:table-cell>
          <table:table-cell office:value-type="float" office:value="10597">
            <text:p>10597</text:p>
          </table:table-cell>
          <table:table-cell office:value-type="float" office:value="24315">
            <text:p>24315</text:p>
          </table:table-cell>
          <table:table-cell table:number-columns-repeated="9"/>
        </table:table-row>
        <table:table-row table:style-name="ro1">
          <table:table-cell office:value-type="time" office:time-value="PT08H38M45S">
            <text:p>08:38:45 AM</text:p>
          </table:table-cell>
          <table:table-cell office:value-type="float" office:value="10650">
            <text:p>10650</text:p>
          </table:table-cell>
          <table:table-cell office:value-type="float" office:value="24091">
            <text:p>24091</text:p>
          </table:table-cell>
          <table:table-cell table:number-columns-repeated="9"/>
        </table:table-row>
        <table:table-row table:style-name="ro1">
          <table:table-cell office:value-type="time" office:time-value="PT08H38M55S">
            <text:p>08:38:55 AM</text:p>
          </table:table-cell>
          <table:table-cell office:value-type="float" office:value="10698">
            <text:p>10698</text:p>
          </table:table-cell>
          <table:table-cell office:value-type="float" office:value="23908">
            <text:p>23908</text:p>
          </table:table-cell>
          <table:table-cell table:number-columns-repeated="9"/>
        </table:table-row>
        <table:table-row table:style-name="ro1">
          <table:table-cell office:value-type="time" office:time-value="PT08H39M05S">
            <text:p>08:39:05 AM</text:p>
          </table:table-cell>
          <table:table-cell office:value-type="float" office:value="10743">
            <text:p>10743</text:p>
          </table:table-cell>
          <table:table-cell office:value-type="float" office:value="23745">
            <text:p>23745</text:p>
          </table:table-cell>
          <table:table-cell table:number-columns-repeated="9"/>
        </table:table-row>
        <table:table-row table:style-name="ro1">
          <table:table-cell office:value-type="time" office:time-value="PT08H39M15S">
            <text:p>08:39:15 AM</text:p>
          </table:table-cell>
          <table:table-cell office:value-type="float" office:value="10784">
            <text:p>10784</text:p>
          </table:table-cell>
          <table:table-cell office:value-type="float" office:value="23592">
            <text:p>23592</text:p>
          </table:table-cell>
          <table:table-cell table:number-columns-repeated="9"/>
        </table:table-row>
        <table:table-row table:style-name="ro1">
          <table:table-cell office:value-type="time" office:time-value="PT08H39M25S">
            <text:p>08:39:25 AM</text:p>
          </table:table-cell>
          <table:table-cell office:value-type="float" office:value="10843">
            <text:p>10843</text:p>
          </table:table-cell>
          <table:table-cell office:value-type="float" office:value="23382">
            <text:p>23382</text:p>
          </table:table-cell>
          <table:table-cell table:number-columns-repeated="9"/>
        </table:table-row>
        <table:table-row table:style-name="ro1">
          <table:table-cell office:value-type="time" office:time-value="PT08H39M40S">
            <text:p>08:39:40 AM</text:p>
          </table:table-cell>
          <table:table-cell office:value-type="float" office:value="10905">
            <text:p>10905</text:p>
          </table:table-cell>
          <table:table-cell office:value-type="float" office:value="23143">
            <text:p>23143</text:p>
          </table:table-cell>
          <table:table-cell table:number-columns-repeated="9"/>
        </table:table-row>
        <table:table-row table:style-name="ro1">
          <table:table-cell office:value-type="time" office:time-value="PT08H39M50S">
            <text:p>08:39:50 AM</text:p>
          </table:table-cell>
          <table:table-cell office:value-type="float" office:value="10950">
            <text:p>10950</text:p>
          </table:table-cell>
          <table:table-cell office:value-type="float" office:value="22977">
            <text:p>22977</text:p>
          </table:table-cell>
          <table:table-cell table:number-columns-repeated="9"/>
        </table:table-row>
        <table:table-row table:style-name="ro1">
          <table:table-cell office:value-type="time" office:time-value="PT08H40M00S">
            <text:p>08:40:00 AM</text:p>
          </table:table-cell>
          <table:table-cell office:value-type="float" office:value="10990">
            <text:p>10990</text:p>
          </table:table-cell>
          <table:table-cell office:value-type="float" office:value="22829">
            <text:p>22829</text:p>
          </table:table-cell>
          <table:table-cell table:number-columns-repeated="9"/>
        </table:table-row>
        <table:table-row table:style-name="ro1">
          <table:table-cell office:value-type="time" office:time-value="PT08H40M10S">
            <text:p>08:40:10 AM</text:p>
          </table:table-cell>
          <table:table-cell office:value-type="float" office:value="11026">
            <text:p>11026</text:p>
          </table:table-cell>
          <table:table-cell office:value-type="float" office:value="22700">
            <text:p>22700</text:p>
          </table:table-cell>
          <table:table-cell table:number-columns-repeated="9"/>
        </table:table-row>
        <table:table-row table:style-name="ro1">
          <table:table-cell office:value-type="time" office:time-value="PT08H40M20S">
            <text:p>08:40:20 AM</text:p>
          </table:table-cell>
          <table:table-cell office:value-type="float" office:value="11072">
            <text:p>11072</text:p>
          </table:table-cell>
          <table:table-cell office:value-type="float" office:value="22536">
            <text:p>22536</text:p>
          </table:table-cell>
          <table:table-cell table:number-columns-repeated="9"/>
        </table:table-row>
        <table:table-row table:style-name="ro1">
          <table:table-cell office:value-type="time" office:time-value="PT08H40M30S">
            <text:p>08:40:30 AM</text:p>
          </table:table-cell>
          <table:table-cell office:value-type="float" office:value="11115">
            <text:p>11115</text:p>
          </table:table-cell>
          <table:table-cell office:value-type="float" office:value="22390">
            <text:p>22390</text:p>
          </table:table-cell>
          <table:table-cell table:number-columns-repeated="9"/>
        </table:table-row>
        <table:table-row table:style-name="ro1">
          <table:table-cell office:value-type="time" office:time-value="PT08H40M40S">
            <text:p>08:40:40 AM</text:p>
          </table:table-cell>
          <table:table-cell office:value-type="float" office:value="11166">
            <text:p>11166</text:p>
          </table:table-cell>
          <table:table-cell office:value-type="float" office:value="22203">
            <text:p>22203</text:p>
          </table:table-cell>
          <table:table-cell table:number-columns-repeated="9"/>
        </table:table-row>
        <table:table-row table:style-name="ro1">
          <table:table-cell office:value-type="time" office:time-value="PT08H40M50S">
            <text:p>08:40:50 AM</text:p>
          </table:table-cell>
          <table:table-cell office:value-type="float" office:value="11217">
            <text:p>11217</text:p>
          </table:table-cell>
          <table:table-cell office:value-type="float" office:value="22026">
            <text:p>22026</text:p>
          </table:table-cell>
          <table:table-cell table:number-columns-repeated="9"/>
        </table:table-row>
        <table:table-row table:style-name="ro1">
          <table:table-cell office:value-type="time" office:time-value="PT08H41M00S">
            <text:p>08:41:00 AM</text:p>
          </table:table-cell>
          <table:table-cell office:value-type="float" office:value="11270">
            <text:p>11270</text:p>
          </table:table-cell>
          <table:table-cell office:value-type="float" office:value="21853">
            <text:p>21853</text:p>
          </table:table-cell>
          <table:table-cell table:number-columns-repeated="9"/>
        </table:table-row>
        <table:table-row table:style-name="ro1">
          <table:table-cell office:value-type="time" office:time-value="PT08H41M25S">
            <text:p>08:41:25 AM</text:p>
          </table:table-cell>
          <table:table-cell office:value-type="float" office:value="11378">
            <text:p>11378</text:p>
          </table:table-cell>
          <table:table-cell office:value-type="float" office:value="21466">
            <text:p>21466</text:p>
          </table:table-cell>
          <table:table-cell table:number-columns-repeated="9"/>
        </table:table-row>
        <table:table-row table:style-name="ro1">
          <table:table-cell office:value-type="time" office:time-value="PT08H41M35S">
            <text:p>08:41:35 AM</text:p>
          </table:table-cell>
          <table:table-cell office:value-type="float" office:value="11428">
            <text:p>11428</text:p>
          </table:table-cell>
          <table:table-cell office:value-type="float" office:value="21298">
            <text:p>21298</text:p>
          </table:table-cell>
          <table:table-cell table:number-columns-repeated="9"/>
        </table:table-row>
        <table:table-row table:style-name="ro1">
          <table:table-cell office:value-type="time" office:time-value="PT08H41M45S">
            <text:p>08:41:45 AM</text:p>
          </table:table-cell>
          <table:table-cell office:value-type="float" office:value="11474">
            <text:p>11474</text:p>
          </table:table-cell>
          <table:table-cell office:value-type="float" office:value="21161">
            <text:p>21161</text:p>
          </table:table-cell>
          <table:table-cell table:number-columns-repeated="9"/>
        </table:table-row>
        <table:table-row table:style-name="ro1">
          <table:table-cell office:value-type="time" office:time-value="PT08H41M55S">
            <text:p>08:41:55 AM</text:p>
          </table:table-cell>
          <table:table-cell office:value-type="float" office:value="11509">
            <text:p>11509</text:p>
          </table:table-cell>
          <table:table-cell office:value-type="float" office:value="21036">
            <text:p>21036</text:p>
          </table:table-cell>
          <table:table-cell table:number-columns-repeated="9"/>
        </table:table-row>
        <table:table-row table:style-name="ro1">
          <table:table-cell office:value-type="time" office:time-value="PT08H42M05S">
            <text:p>08:42:05 AM</text:p>
          </table:table-cell>
          <table:table-cell office:value-type="float" office:value="11545">
            <text:p>11545</text:p>
          </table:table-cell>
          <table:table-cell office:value-type="float" office:value="20915">
            <text:p>20915</text:p>
          </table:table-cell>
          <table:table-cell table:number-columns-repeated="9"/>
        </table:table-row>
        <table:table-row table:style-name="ro1">
          <table:table-cell office:value-type="time" office:time-value="PT08H42M15S">
            <text:p>08:42:15 AM</text:p>
          </table:table-cell>
          <table:table-cell office:value-type="float" office:value="11580">
            <text:p>11580</text:p>
          </table:table-cell>
          <table:table-cell office:value-type="float" office:value="20806">
            <text:p>20806</text:p>
          </table:table-cell>
          <table:table-cell table:number-columns-repeated="9"/>
        </table:table-row>
        <table:table-row table:style-name="ro1">
          <table:table-cell office:value-type="time" office:time-value="PT08H42M25S">
            <text:p>08:42:25 AM</text:p>
          </table:table-cell>
          <table:table-cell office:value-type="float" office:value="11619">
            <text:p>11619</text:p>
          </table:table-cell>
          <table:table-cell office:value-type="float" office:value="20676">
            <text:p>20676</text:p>
          </table:table-cell>
          <table:table-cell table:number-columns-repeated="9"/>
        </table:table-row>
        <table:table-row table:style-name="ro1">
          <table:table-cell office:value-type="time" office:time-value="PT08H42M35S">
            <text:p>08:42:35 AM</text:p>
          </table:table-cell>
          <table:table-cell office:value-type="float" office:value="11656">
            <text:p>11656</text:p>
          </table:table-cell>
          <table:table-cell office:value-type="float" office:value="20542">
            <text:p>20542</text:p>
          </table:table-cell>
          <table:table-cell table:number-columns-repeated="9"/>
        </table:table-row>
        <table:table-row table:style-name="ro1">
          <table:table-cell office:value-type="time" office:time-value="PT08H43M00S">
            <text:p>08:43:00 AM</text:p>
          </table:table-cell>
          <table:table-cell office:value-type="float" office:value="11747">
            <text:p>11747</text:p>
          </table:table-cell>
          <table:table-cell office:value-type="float" office:value="20260">
            <text:p>20260</text:p>
          </table:table-cell>
          <table:table-cell table:number-columns-repeated="9"/>
        </table:table-row>
        <table:table-row table:style-name="ro1">
          <table:table-cell office:value-type="time" office:time-value="PT08H43M10S">
            <text:p>08:43:10 AM</text:p>
          </table:table-cell>
          <table:table-cell office:value-type="float" office:value="11788">
            <text:p>11788</text:p>
          </table:table-cell>
          <table:table-cell office:value-type="float" office:value="20126">
            <text:p>20126</text:p>
          </table:table-cell>
          <table:table-cell table:number-columns-repeated="9"/>
        </table:table-row>
        <table:table-row table:style-name="ro1">
          <table:table-cell office:value-type="time" office:time-value="PT08H43M20S">
            <text:p>08:43:20 AM</text:p>
          </table:table-cell>
          <table:table-cell office:value-type="float" office:value="11835">
            <text:p>11835</text:p>
          </table:table-cell>
          <table:table-cell office:value-type="float" office:value="19984">
            <text:p>19984</text:p>
          </table:table-cell>
          <table:table-cell table:number-columns-repeated="9"/>
        </table:table-row>
        <table:table-row table:style-name="ro1">
          <table:table-cell office:value-type="time" office:time-value="PT08H43M30S">
            <text:p>08:43:30 AM</text:p>
          </table:table-cell>
          <table:table-cell office:value-type="float" office:value="11883">
            <text:p>11883</text:p>
          </table:table-cell>
          <table:table-cell office:value-type="float" office:value="19840">
            <text:p>19840</text:p>
          </table:table-cell>
          <table:table-cell table:number-columns-repeated="9"/>
        </table:table-row>
        <table:table-row table:style-name="ro1">
          <table:table-cell office:value-type="time" office:time-value="PT08H43M40S">
            <text:p>08:43:40 AM</text:p>
          </table:table-cell>
          <table:table-cell office:value-type="float" office:value="11921">
            <text:p>11921</text:p>
          </table:table-cell>
          <table:table-cell office:value-type="float" office:value="19724">
            <text:p>19724</text:p>
          </table:table-cell>
          <table:table-cell table:number-columns-repeated="9"/>
        </table:table-row>
        <table:table-row table:style-name="ro1">
          <table:table-cell office:value-type="time" office:time-value="PT08H43M50S">
            <text:p>08:43:50 AM</text:p>
          </table:table-cell>
          <table:table-cell office:value-type="float" office:value="11960">
            <text:p>11960</text:p>
          </table:table-cell>
          <table:table-cell office:value-type="float" office:value="19591">
            <text:p>19591</text:p>
          </table:table-cell>
          <table:table-cell table:number-columns-repeated="9"/>
        </table:table-row>
        <table:table-row table:style-name="ro1">
          <table:table-cell office:value-type="time" office:time-value="PT08H44M00S">
            <text:p>08:44:00 AM</text:p>
          </table:table-cell>
          <table:table-cell office:value-type="float" office:value="12006">
            <text:p>12006</text:p>
          </table:table-cell>
          <table:table-cell office:value-type="float" office:value="19447">
            <text:p>19447</text:p>
          </table:table-cell>
          <table:table-cell table:number-columns-repeated="9"/>
        </table:table-row>
        <table:table-row table:style-name="ro1">
          <table:table-cell office:value-type="time" office:time-value="PT08H44M20S">
            <text:p>08:44:20 AM</text:p>
          </table:table-cell>
          <table:table-cell office:value-type="float" office:value="12098">
            <text:p>12098</text:p>
          </table:table-cell>
          <table:table-cell office:value-type="float" office:value="19177">
            <text:p>19177</text:p>
          </table:table-cell>
          <table:table-cell table:number-columns-repeated="9"/>
        </table:table-row>
        <table:table-row table:style-name="ro1">
          <table:table-cell office:value-type="time" office:time-value="PT08H44M30S">
            <text:p>08:44:30 AM</text:p>
          </table:table-cell>
          <table:table-cell office:value-type="float" office:value="12145">
            <text:p>12145</text:p>
          </table:table-cell>
          <table:table-cell office:value-type="float" office:value="19039">
            <text:p>19039</text:p>
          </table:table-cell>
          <table:table-cell table:number-columns-repeated="9"/>
        </table:table-row>
        <table:table-row table:style-name="ro1">
          <table:table-cell office:value-type="time" office:time-value="PT08H44M45S">
            <text:p>08:44:45 AM</text:p>
          </table:table-cell>
          <table:table-cell office:value-type="float" office:value="12213">
            <text:p>12213</text:p>
          </table:table-cell>
          <table:table-cell office:value-type="float" office:value="18839">
            <text:p>18839</text:p>
          </table:table-cell>
          <table:table-cell table:number-columns-repeated="9"/>
        </table:table-row>
        <table:table-row table:style-name="ro1">
          <table:table-cell office:value-type="time" office:time-value="PT08H44M55S">
            <text:p>08:44:55 AM</text:p>
          </table:table-cell>
          <table:table-cell office:value-type="float" office:value="12251">
            <text:p>12251</text:p>
          </table:table-cell>
          <table:table-cell office:value-type="float" office:value="18687">
            <text:p>18687</text:p>
          </table:table-cell>
          <table:table-cell table:number-columns-repeated="9"/>
        </table:table-row>
        <table:table-row table:style-name="ro1">
          <table:table-cell office:value-type="time" office:time-value="PT08H45M05S">
            <text:p>08:45:05 AM</text:p>
          </table:table-cell>
          <table:table-cell office:value-type="float" office:value="12290">
            <text:p>12290</text:p>
          </table:table-cell>
          <table:table-cell office:value-type="float" office:value="18604">
            <text:p>18604</text:p>
          </table:table-cell>
          <table:table-cell table:number-columns-repeated="9"/>
        </table:table-row>
        <table:table-row table:style-name="ro1">
          <table:table-cell office:value-type="time" office:time-value="PT08H45M15S">
            <text:p>08:45:15 AM</text:p>
          </table:table-cell>
          <table:table-cell office:value-type="float" office:value="12327">
            <text:p>12327</text:p>
          </table:table-cell>
          <table:table-cell office:value-type="float" office:value="18501">
            <text:p>18501</text:p>
          </table:table-cell>
          <table:table-cell table:number-columns-repeated="9"/>
        </table:table-row>
        <table:table-row table:style-name="ro1">
          <table:table-cell office:value-type="time" office:time-value="PT08H45M25S">
            <text:p>08:45:25 AM</text:p>
          </table:table-cell>
          <table:table-cell office:value-type="float" office:value="12365">
            <text:p>12365</text:p>
          </table:table-cell>
          <table:table-cell office:value-type="float" office:value="18385">
            <text:p>18385</text:p>
          </table:table-cell>
          <table:table-cell table:number-columns-repeated="9"/>
        </table:table-row>
        <table:table-row table:style-name="ro1">
          <table:table-cell office:value-type="time" office:time-value="PT08H45M45S">
            <text:p>08:45:45 AM</text:p>
          </table:table-cell>
          <table:table-cell office:value-type="float" office:value="12443">
            <text:p>12443</text:p>
          </table:table-cell>
          <table:table-cell office:value-type="float" office:value="18162">
            <text:p>18162</text:p>
          </table:table-cell>
          <table:table-cell table:number-columns-repeated="9"/>
        </table:table-row>
        <table:table-row table:style-name="ro1">
          <table:table-cell office:value-type="time" office:time-value="PT08H45M55S">
            <text:p>08:45:55 AM</text:p>
          </table:table-cell>
          <table:table-cell office:value-type="float" office:value="12487">
            <text:p>12487</text:p>
          </table:table-cell>
          <table:table-cell office:value-type="float" office:value="18044">
            <text:p>18044</text:p>
          </table:table-cell>
          <table:table-cell table:number-columns-repeated="9"/>
        </table:table-row>
        <table:table-row table:style-name="ro1">
          <table:table-cell office:value-type="time" office:time-value="PT08H46M05S">
            <text:p>08:46:05 AM</text:p>
          </table:table-cell>
          <table:table-cell office:value-type="float" office:value="12526">
            <text:p>12526</text:p>
          </table:table-cell>
          <table:table-cell office:value-type="float" office:value="17930">
            <text:p>17930</text:p>
          </table:table-cell>
          <table:table-cell table:number-columns-repeated="9"/>
        </table:table-row>
        <table:table-row table:style-name="ro1">
          <table:table-cell office:value-type="time" office:time-value="PT08H46M15S">
            <text:p>08:46:15 AM</text:p>
          </table:table-cell>
          <table:table-cell office:value-type="float" office:value="12563">
            <text:p>12563</text:p>
          </table:table-cell>
          <table:table-cell office:value-type="float" office:value="17817">
            <text:p>17817</text:p>
          </table:table-cell>
          <table:table-cell table:number-columns-repeated="9"/>
        </table:table-row>
        <table:table-row table:style-name="ro1">
          <table:table-cell office:value-type="time" office:time-value="PT08H46M30S">
            <text:p>08:46:30 AM</text:p>
          </table:table-cell>
          <table:table-cell office:value-type="float" office:value="12620">
            <text:p>12620</text:p>
          </table:table-cell>
          <table:table-cell office:value-type="float" office:value="17667">
            <text:p>17667</text:p>
          </table:table-cell>
          <table:table-cell table:number-columns-repeated="9"/>
        </table:table-row>
        <table:table-row table:style-name="ro1">
          <table:table-cell office:value-type="time" office:time-value="PT08H46M40S">
            <text:p>08:46:40 AM</text:p>
          </table:table-cell>
          <table:table-cell office:value-type="float" office:value="12658">
            <text:p>12658</text:p>
          </table:table-cell>
          <table:table-cell office:value-type="float" office:value="17564">
            <text:p>17564</text:p>
          </table:table-cell>
          <table:table-cell table:number-columns-repeated="9"/>
        </table:table-row>
        <table:table-row table:style-name="ro1">
          <table:table-cell office:value-type="time" office:time-value="PT08H46M50S">
            <text:p>08:46:50 AM</text:p>
          </table:table-cell>
          <table:table-cell office:value-type="float" office:value="12695">
            <text:p>12695</text:p>
          </table:table-cell>
          <table:table-cell office:value-type="float" office:value="17467">
            <text:p>17467</text:p>
          </table:table-cell>
          <table:table-cell table:number-columns-repeated="9"/>
        </table:table-row>
        <table:table-row table:style-name="ro1">
          <table:table-cell office:value-type="time" office:time-value="PT08H47M00S">
            <text:p>08:47:00 AM</text:p>
          </table:table-cell>
          <table:table-cell office:value-type="float" office:value="12734">
            <text:p>12734</text:p>
          </table:table-cell>
          <table:table-cell office:value-type="float" office:value="17349">
            <text:p>17349</text:p>
          </table:table-cell>
          <table:table-cell table:number-columns-repeated="9"/>
        </table:table-row>
        <table:table-row table:style-name="ro1">
          <table:table-cell office:value-type="time" office:time-value="PT08H47M10S">
            <text:p>08:47:10 AM</text:p>
          </table:table-cell>
          <table:table-cell office:value-type="float" office:value="12766">
            <text:p>12766</text:p>
          </table:table-cell>
          <table:table-cell office:value-type="float" office:value="17276">
            <text:p>17276</text:p>
          </table:table-cell>
          <table:table-cell table:number-columns-repeated="9"/>
        </table:table-row>
        <table:table-row table:style-name="ro1">
          <table:table-cell office:value-type="time" office:time-value="PT08H47M20S">
            <text:p>08:47:20 AM</text:p>
          </table:table-cell>
          <table:table-cell office:value-type="float" office:value="12802">
            <text:p>12802</text:p>
          </table:table-cell>
          <table:table-cell office:value-type="float" office:value="17170">
            <text:p>17170</text:p>
          </table:table-cell>
          <table:table-cell table:number-columns-repeated="9"/>
        </table:table-row>
        <table:table-row table:style-name="ro1">
          <table:table-cell office:value-type="time" office:time-value="PT08H47M30S">
            <text:p>08:47:30 AM</text:p>
          </table:table-cell>
          <table:table-cell office:value-type="float" office:value="12837">
            <text:p>12837</text:p>
          </table:table-cell>
          <table:table-cell office:value-type="float" office:value="17085">
            <text:p>17085</text:p>
          </table:table-cell>
          <table:table-cell table:number-columns-repeated="9"/>
        </table:table-row>
        <table:table-row table:style-name="ro1">
          <table:table-cell office:value-type="time" office:time-value="PT08H47M40S">
            <text:p>08:47:40 AM</text:p>
          </table:table-cell>
          <table:table-cell office:value-type="float" office:value="12871">
            <text:p>12871</text:p>
          </table:table-cell>
          <table:table-cell office:value-type="float" office:value="16996">
            <text:p>16996</text:p>
          </table:table-cell>
          <table:table-cell table:number-columns-repeated="9"/>
        </table:table-row>
        <table:table-row table:style-name="ro1">
          <table:table-cell office:value-type="time" office:time-value="PT08H47M50S">
            <text:p>08:47:50 AM</text:p>
          </table:table-cell>
          <table:table-cell office:value-type="float" office:value="12908">
            <text:p>12908</text:p>
          </table:table-cell>
          <table:table-cell office:value-type="float" office:value="16895">
            <text:p>16895</text:p>
          </table:table-cell>
          <table:table-cell table:number-columns-repeated="9"/>
        </table:table-row>
        <table:table-row table:style-name="ro1">
          <table:table-cell office:value-type="time" office:time-value="PT08H48M05S">
            <text:p>08:48:05 AM</text:p>
          </table:table-cell>
          <table:table-cell office:value-type="float" office:value="12971">
            <text:p>12971</text:p>
          </table:table-cell>
          <table:table-cell office:value-type="float" office:value="16727">
            <text:p>16727</text:p>
          </table:table-cell>
          <table:table-cell table:number-columns-repeated="9"/>
        </table:table-row>
        <table:table-row table:style-name="ro1">
          <table:table-cell office:value-type="time" office:time-value="PT08H48M15S">
            <text:p>08:48:15 AM</text:p>
          </table:table-cell>
          <table:table-cell office:value-type="float" office:value="13008">
            <text:p>13008</text:p>
          </table:table-cell>
          <table:table-cell office:value-type="float" office:value="16629">
            <text:p>16629</text:p>
          </table:table-cell>
          <table:table-cell table:number-columns-repeated="9"/>
        </table:table-row>
        <table:table-row table:style-name="ro1">
          <table:table-cell office:value-type="time" office:time-value="PT08H48M25S">
            <text:p>08:48:25 AM</text:p>
          </table:table-cell>
          <table:table-cell office:value-type="float" office:value="13042">
            <text:p>13042</text:p>
          </table:table-cell>
          <table:table-cell office:value-type="float" office:value="16545">
            <text:p>16545</text:p>
          </table:table-cell>
          <table:table-cell table:number-columns-repeated="9"/>
        </table:table-row>
        <table:table-row table:style-name="ro1">
          <table:table-cell office:value-type="time" office:time-value="PT08H48M35S">
            <text:p>08:48:35 AM</text:p>
          </table:table-cell>
          <table:table-cell office:value-type="float" office:value="13081">
            <text:p>13081</text:p>
          </table:table-cell>
          <table:table-cell office:value-type="float" office:value="16438">
            <text:p>16438</text:p>
          </table:table-cell>
          <table:table-cell table:number-columns-repeated="9"/>
        </table:table-row>
        <table:table-row table:style-name="ro1">
          <table:table-cell office:value-type="time" office:time-value="PT08H48M45S">
            <text:p>08:48:45 AM</text:p>
          </table:table-cell>
          <table:table-cell office:value-type="float" office:value="13116">
            <text:p>13116</text:p>
          </table:table-cell>
          <table:table-cell office:value-type="float" office:value="16353">
            <text:p>16353</text:p>
          </table:table-cell>
          <table:table-cell table:number-columns-repeated="9"/>
        </table:table-row>
        <table:table-row table:style-name="ro1">
          <table:table-cell office:value-type="time" office:time-value="PT08H49M05S">
            <text:p>08:49:05 AM</text:p>
          </table:table-cell>
          <table:table-cell office:value-type="float" office:value="13188">
            <text:p>13188</text:p>
          </table:table-cell>
          <table:table-cell office:value-type="float" office:value="16176">
            <text:p>16176</text:p>
          </table:table-cell>
          <table:table-cell table:number-columns-repeated="9"/>
        </table:table-row>
        <table:table-row table:style-name="ro1">
          <table:table-cell office:value-type="time" office:time-value="PT08H49M15S">
            <text:p>08:49:15 AM</text:p>
          </table:table-cell>
          <table:table-cell office:value-type="float" office:value="13223">
            <text:p>13223</text:p>
          </table:table-cell>
          <table:table-cell office:value-type="float" office:value="16089">
            <text:p>16089</text:p>
          </table:table-cell>
          <table:table-cell table:number-columns-repeated="9"/>
        </table:table-row>
        <table:table-row table:style-name="ro1">
          <table:table-cell office:value-type="time" office:time-value="PT08H49M25S">
            <text:p>08:49:25 AM</text:p>
          </table:table-cell>
          <table:table-cell office:value-type="float" office:value="13260">
            <text:p>13260</text:p>
          </table:table-cell>
          <table:table-cell office:value-type="float" office:value="15998">
            <text:p>15998</text:p>
          </table:table-cell>
          <table:table-cell table:number-columns-repeated="9"/>
        </table:table-row>
        <table:table-row table:style-name="ro1">
          <table:table-cell office:value-type="time" office:time-value="PT08H49M40S">
            <text:p>08:49:40 AM</text:p>
          </table:table-cell>
          <table:table-cell office:value-type="float" office:value="13317">
            <text:p>13317</text:p>
          </table:table-cell>
          <table:table-cell office:value-type="float" office:value="15851">
            <text:p>15851</text:p>
          </table:table-cell>
          <table:table-cell table:number-columns-repeated="9"/>
        </table:table-row>
        <table:table-row table:style-name="ro1">
          <table:table-cell office:value-type="time" office:time-value="PT08H50M00S">
            <text:p>08:50:00 AM</text:p>
          </table:table-cell>
          <table:table-cell office:value-type="float" office:value="13388">
            <text:p>13388</text:p>
          </table:table-cell>
          <table:table-cell office:value-type="float" office:value="15688">
            <text:p>15688</text:p>
          </table:table-cell>
          <table:table-cell table:number-columns-repeated="9"/>
        </table:table-row>
        <table:table-row table:style-name="ro1">
          <table:table-cell office:value-type="time" office:time-value="PT08H50M10S">
            <text:p>08:50:10 AM</text:p>
          </table:table-cell>
          <table:table-cell office:value-type="float" office:value="13423">
            <text:p>13423</text:p>
          </table:table-cell>
          <table:table-cell office:value-type="float" office:value="15593">
            <text:p>15593</text:p>
          </table:table-cell>
          <table:table-cell table:number-columns-repeated="9"/>
        </table:table-row>
        <table:table-row table:style-name="ro1">
          <table:table-cell office:value-type="time" office:time-value="PT08H50M20S">
            <text:p>08:50:20 AM</text:p>
          </table:table-cell>
          <table:table-cell office:value-type="float" office:value="13459">
            <text:p>13459</text:p>
          </table:table-cell>
          <table:table-cell office:value-type="float" office:value="15522">
            <text:p>15522</text:p>
          </table:table-cell>
          <table:table-cell table:number-columns-repeated="9"/>
        </table:table-row>
        <table:table-row table:style-name="ro1">
          <table:table-cell office:value-type="time" office:time-value="PT08H50M40S">
            <text:p>08:50:40 AM</text:p>
          </table:table-cell>
          <table:table-cell office:value-type="float" office:value="13531">
            <text:p>13531</text:p>
          </table:table-cell>
          <table:table-cell office:value-type="float" office:value="15338">
            <text:p>15338</text:p>
          </table:table-cell>
          <table:table-cell table:number-columns-repeated="9"/>
        </table:table-row>
        <table:table-row table:style-name="ro1">
          <table:table-cell office:value-type="time" office:time-value="PT08H50M50S">
            <text:p>08:50:50 AM</text:p>
          </table:table-cell>
          <table:table-cell office:value-type="float" office:value="13569">
            <text:p>13569</text:p>
          </table:table-cell>
          <table:table-cell office:value-type="float" office:value="15236">
            <text:p>15236</text:p>
          </table:table-cell>
          <table:table-cell table:number-columns-repeated="9"/>
        </table:table-row>
        <table:table-row table:style-name="ro1">
          <table:table-cell office:value-type="time" office:time-value="PT08H51M05S">
            <text:p>08:51:05 AM</text:p>
          </table:table-cell>
          <table:table-cell office:value-type="float" office:value="13633">
            <text:p>13633</text:p>
          </table:table-cell>
          <table:table-cell office:value-type="float" office:value="15098">
            <text:p>15098</text:p>
          </table:table-cell>
          <table:table-cell table:number-columns-repeated="9"/>
        </table:table-row>
        <table:table-row table:style-name="ro1">
          <table:table-cell office:value-type="time" office:time-value="PT08H51M15S">
            <text:p>08:51:15 AM</text:p>
          </table:table-cell>
          <table:table-cell office:value-type="float" office:value="13670">
            <text:p>13670</text:p>
          </table:table-cell>
          <table:table-cell office:value-type="float" office:value="14998">
            <text:p>14998</text:p>
          </table:table-cell>
          <table:table-cell table:number-columns-repeated="9"/>
        </table:table-row>
        <table:table-row table:style-name="ro1">
          <table:table-cell office:value-type="time" office:time-value="PT08H51M25S">
            <text:p>08:51:25 AM</text:p>
          </table:table-cell>
          <table:table-cell office:value-type="float" office:value="13705">
            <text:p>13705</text:p>
          </table:table-cell>
          <table:table-cell office:value-type="float" office:value="14919">
            <text:p>14919</text:p>
          </table:table-cell>
          <table:table-cell table:number-columns-repeated="9"/>
        </table:table-row>
        <table:table-row table:style-name="ro1">
          <table:table-cell office:value-type="time" office:time-value="PT08H51M35S">
            <text:p>08:51:35 AM</text:p>
          </table:table-cell>
          <table:table-cell office:value-type="float" office:value="13742">
            <text:p>13742</text:p>
          </table:table-cell>
          <table:table-cell office:value-type="float" office:value="14843">
            <text:p>14843</text:p>
          </table:table-cell>
          <table:table-cell table:number-columns-repeated="9"/>
        </table:table-row>
        <table:table-row table:style-name="ro1">
          <table:table-cell office:value-type="time" office:time-value="PT08H51M45S">
            <text:p>08:51:45 AM</text:p>
          </table:table-cell>
          <table:table-cell office:value-type="float" office:value="13776">
            <text:p>13776</text:p>
          </table:table-cell>
          <table:table-cell office:value-type="float" office:value="14769">
            <text:p>14769</text:p>
          </table:table-cell>
          <table:table-cell table:number-columns-repeated="9"/>
        </table:table-row>
        <table:table-row table:style-name="ro1">
          <table:table-cell office:value-type="time" office:time-value="PT08H51M55S">
            <text:p>08:51:55 AM</text:p>
          </table:table-cell>
          <table:table-cell office:value-type="float" office:value="13815">
            <text:p>13815</text:p>
          </table:table-cell>
          <table:table-cell office:value-type="float" office:value="14681">
            <text:p>14681</text:p>
          </table:table-cell>
          <table:table-cell table:number-columns-repeated="9"/>
        </table:table-row>
        <table:table-row table:style-name="ro1">
          <table:table-cell office:value-type="time" office:time-value="PT08H52M05S">
            <text:p>08:52:05 AM</text:p>
          </table:table-cell>
          <table:table-cell office:value-type="float" office:value="13851">
            <text:p>13851</text:p>
          </table:table-cell>
          <table:table-cell office:value-type="float" office:value="14590">
            <text:p>14590</text:p>
          </table:table-cell>
          <table:table-cell table:number-columns-repeated="9"/>
        </table:table-row>
        <table:table-row table:style-name="ro1">
          <table:table-cell office:value-type="time" office:time-value="PT08H52M15S">
            <text:p>08:52:15 AM</text:p>
          </table:table-cell>
          <table:table-cell office:value-type="float" office:value="13886">
            <text:p>13886</text:p>
          </table:table-cell>
          <table:table-cell office:value-type="float" office:value="14513">
            <text:p>14513</text:p>
          </table:table-cell>
          <table:table-cell table:number-columns-repeated="9"/>
        </table:table-row>
        <table:table-row table:style-name="ro1">
          <table:table-cell office:value-type="time" office:time-value="PT08H52M25S">
            <text:p>08:52:25 AM</text:p>
          </table:table-cell>
          <table:table-cell office:value-type="float" office:value="13922">
            <text:p>13922</text:p>
          </table:table-cell>
          <table:table-cell office:value-type="float" office:value="14435">
            <text:p>14435</text:p>
          </table:table-cell>
          <table:table-cell table:number-columns-repeated="9"/>
        </table:table-row>
        <table:table-row table:style-name="ro1">
          <table:table-cell office:value-type="time" office:time-value="PT08H52M35S">
            <text:p>08:52:35 AM</text:p>
          </table:table-cell>
          <table:table-cell office:value-type="float" office:value="13959">
            <text:p>13959</text:p>
          </table:table-cell>
          <table:table-cell office:value-type="float" office:value="14338">
            <text:p>14338</text:p>
          </table:table-cell>
          <table:table-cell table:number-columns-repeated="9"/>
        </table:table-row>
        <table:table-row table:style-name="ro1">
          <table:table-cell office:value-type="time" office:time-value="PT08H52M50S">
            <text:p>08:52:50 AM</text:p>
          </table:table-cell>
          <table:table-cell office:value-type="float" office:value="14015">
            <text:p>14015</text:p>
          </table:table-cell>
          <table:table-cell office:value-type="float" office:value="14219">
            <text:p>14219</text:p>
          </table:table-cell>
          <table:table-cell table:number-columns-repeated="9"/>
        </table:table-row>
        <table:table-row table:style-name="ro1">
          <table:table-cell office:value-type="time" office:time-value="PT08H53M00S">
            <text:p>08:53:00 AM</text:p>
          </table:table-cell>
          <table:table-cell office:value-type="float" office:value="14054">
            <text:p>14054</text:p>
          </table:table-cell>
          <table:table-cell office:value-type="float" office:value="14137">
            <text:p>14137</text:p>
          </table:table-cell>
          <table:table-cell table:number-columns-repeated="9"/>
        </table:table-row>
        <table:table-row table:style-name="ro1">
          <table:table-cell office:value-type="time" office:time-value="PT08H53M10S">
            <text:p>08:53:10 AM</text:p>
          </table:table-cell>
          <table:table-cell office:value-type="float" office:value="14094">
            <text:p>14094</text:p>
          </table:table-cell>
          <table:table-cell office:value-type="float" office:value="14050">
            <text:p>14050</text:p>
          </table:table-cell>
          <table:table-cell table:number-columns-repeated="9"/>
        </table:table-row>
        <table:table-row table:style-name="ro1">
          <table:table-cell office:value-type="time" office:time-value="PT08H53M20S">
            <text:p>08:53:20 AM</text:p>
          </table:table-cell>
          <table:table-cell office:value-type="float" office:value="14135">
            <text:p>14135</text:p>
          </table:table-cell>
          <table:table-cell office:value-type="float" office:value="13962">
            <text:p>13962</text:p>
          </table:table-cell>
          <table:table-cell table:number-columns-repeated="9"/>
        </table:table-row>
        <table:table-row table:style-name="ro1">
          <table:table-cell office:value-type="time" office:time-value="PT08H53M30S">
            <text:p>08:53:30 AM</text:p>
          </table:table-cell>
          <table:table-cell office:value-type="float" office:value="14176">
            <text:p>14176</text:p>
          </table:table-cell>
          <table:table-cell office:value-type="float" office:value="13843">
            <text:p>13843</text:p>
          </table:table-cell>
          <table:table-cell table:number-columns-repeated="9"/>
        </table:table-row>
        <table:table-row table:style-name="ro1">
          <table:table-cell office:value-type="time" office:time-value="PT08H53M50S">
            <text:p>08:53:50 AM</text:p>
          </table:table-cell>
          <table:table-cell office:value-type="float" office:value="14250">
            <text:p>14250</text:p>
          </table:table-cell>
          <table:table-cell office:value-type="float" office:value="13712">
            <text:p>13712</text:p>
          </table:table-cell>
          <table:table-cell table:number-columns-repeated="9"/>
        </table:table-row>
        <table:table-row table:style-name="ro1">
          <table:table-cell office:value-type="time" office:time-value="PT08H54M10S">
            <text:p>08:54:10 AM</text:p>
          </table:table-cell>
          <table:table-cell office:value-type="float" office:value="14320">
            <text:p>14320</text:p>
          </table:table-cell>
          <table:table-cell office:value-type="float" office:value="13580">
            <text:p>13580</text:p>
          </table:table-cell>
          <table:table-cell table:number-columns-repeated="9"/>
        </table:table-row>
        <table:table-row table:style-name="ro1">
          <table:table-cell office:value-type="time" office:time-value="PT08H54M25S">
            <text:p>08:54:25 AM</text:p>
          </table:table-cell>
          <table:table-cell office:value-type="float" office:value="14379">
            <text:p>14379</text:p>
          </table:table-cell>
          <table:table-cell office:value-type="float" office:value="13449">
            <text:p>13449</text:p>
          </table:table-cell>
          <table:table-cell table:number-columns-repeated="9"/>
        </table:table-row>
        <table:table-row table:style-name="ro1">
          <table:table-cell office:value-type="time" office:time-value="PT08H54M35S">
            <text:p>08:54:35 AM</text:p>
          </table:table-cell>
          <table:table-cell office:value-type="float" office:value="14416">
            <text:p>14416</text:p>
          </table:table-cell>
          <table:table-cell office:value-type="float" office:value="13350">
            <text:p>13350</text:p>
          </table:table-cell>
          <table:table-cell table:number-columns-repeated="9"/>
        </table:table-row>
        <table:table-row table:style-name="ro1">
          <table:table-cell office:value-type="time" office:time-value="PT08H54M45S">
            <text:p>08:54:45 AM</text:p>
          </table:table-cell>
          <table:table-cell office:value-type="float" office:value="14449">
            <text:p>14449</text:p>
          </table:table-cell>
          <table:table-cell office:value-type="float" office:value="13290">
            <text:p>13290</text:p>
          </table:table-cell>
          <table:table-cell table:number-columns-repeated="9"/>
        </table:table-row>
        <table:table-row table:style-name="ro1">
          <table:table-cell office:value-type="time" office:time-value="PT08H54M55S">
            <text:p>08:54:55 AM</text:p>
          </table:table-cell>
          <table:table-cell office:value-type="float" office:value="14488">
            <text:p>14488</text:p>
          </table:table-cell>
          <table:table-cell office:value-type="float" office:value="13208">
            <text:p>13208</text:p>
          </table:table-cell>
          <table:table-cell table:number-columns-repeated="9"/>
        </table:table-row>
        <table:table-row table:style-name="ro1">
          <table:table-cell office:value-type="time" office:time-value="PT08H55M05S">
            <text:p>08:55:05 AM</text:p>
          </table:table-cell>
          <table:table-cell office:value-type="float" office:value="14525">
            <text:p>14525</text:p>
          </table:table-cell>
          <table:table-cell office:value-type="float" office:value="13141">
            <text:p>13141</text:p>
          </table:table-cell>
          <table:table-cell table:number-columns-repeated="9"/>
        </table:table-row>
        <table:table-row table:style-name="ro1">
          <table:table-cell office:value-type="time" office:time-value="PT08H55M15S">
            <text:p>08:55:15 AM</text:p>
          </table:table-cell>
          <table:table-cell office:value-type="float" office:value="14564">
            <text:p>14564</text:p>
          </table:table-cell>
          <table:table-cell office:value-type="float" office:value="13056">
            <text:p>13056</text:p>
          </table:table-cell>
          <table:table-cell table:number-columns-repeated="9"/>
        </table:table-row>
        <table:table-row table:style-name="ro1">
          <table:table-cell office:value-type="time" office:time-value="PT08H55M25S">
            <text:p>08:55:25 AM</text:p>
          </table:table-cell>
          <table:table-cell office:value-type="float" office:value="14601">
            <text:p>14601</text:p>
          </table:table-cell>
          <table:table-cell office:value-type="float" office:value="12987">
            <text:p>12987</text:p>
          </table:table-cell>
          <table:table-cell table:number-columns-repeated="9"/>
        </table:table-row>
        <table:table-row table:style-name="ro1">
          <table:table-cell office:value-type="time" office:time-value="PT08H55M40S">
            <text:p>08:55:40 AM</text:p>
          </table:table-cell>
          <table:table-cell office:value-type="float" office:value="14657">
            <text:p>14657</text:p>
          </table:table-cell>
          <table:table-cell office:value-type="float" office:value="12882">
            <text:p>12882</text:p>
          </table:table-cell>
          <table:table-cell table:number-columns-repeated="9"/>
        </table:table-row>
        <table:table-row table:style-name="ro1">
          <table:table-cell office:value-type="time" office:time-value="PT08H55M50S">
            <text:p>08:55:50 AM</text:p>
          </table:table-cell>
          <table:table-cell office:value-type="float" office:value="14696">
            <text:p>14696</text:p>
          </table:table-cell>
          <table:table-cell office:value-type="float" office:value="12801">
            <text:p>12801</text:p>
          </table:table-cell>
          <table:table-cell table:number-columns-repeated="9"/>
        </table:table-row>
        <table:table-row table:style-name="ro1">
          <table:table-cell office:value-type="time" office:time-value="PT08H56M00S">
            <text:p>08:56:00 AM</text:p>
          </table:table-cell>
          <table:table-cell office:value-type="float" office:value="14735">
            <text:p>14735</text:p>
          </table:table-cell>
          <table:table-cell office:value-type="float" office:value="12717">
            <text:p>12717</text:p>
          </table:table-cell>
          <table:table-cell table:number-columns-repeated="9"/>
        </table:table-row>
        <table:table-row table:style-name="ro1">
          <table:table-cell office:value-type="time" office:time-value="PT08H56M10S">
            <text:p>08:56:10 AM</text:p>
          </table:table-cell>
          <table:table-cell office:value-type="float" office:value="14771">
            <text:p>14771</text:p>
          </table:table-cell>
          <table:table-cell office:value-type="float" office:value="12649">
            <text:p>12649</text:p>
          </table:table-cell>
          <table:table-cell table:number-columns-repeated="9"/>
        </table:table-row>
        <table:table-row table:style-name="ro1">
          <table:table-cell office:value-type="time" office:time-value="PT08H56M20S">
            <text:p>08:56:20 AM</text:p>
          </table:table-cell>
          <table:table-cell office:value-type="float" office:value="14805">
            <text:p>14805</text:p>
          </table:table-cell>
          <table:table-cell office:value-type="float" office:value="12576">
            <text:p>12576</text:p>
          </table:table-cell>
          <table:table-cell table:number-columns-repeated="9"/>
        </table:table-row>
        <table:table-row table:style-name="ro1">
          <table:table-cell office:value-type="time" office:time-value="PT08H56M30S">
            <text:p>08:56:30 AM</text:p>
          </table:table-cell>
          <table:table-cell office:value-type="float" office:value="14840">
            <text:p>14840</text:p>
          </table:table-cell>
          <table:table-cell office:value-type="float" office:value="12518">
            <text:p>12518</text:p>
          </table:table-cell>
          <table:table-cell table:number-columns-repeated="9"/>
        </table:table-row>
        <table:table-row table:style-name="ro1">
          <table:table-cell office:value-type="time" office:time-value="PT08H56M40S">
            <text:p>08:56:40 AM</text:p>
          </table:table-cell>
          <table:table-cell office:value-type="float" office:value="14876">
            <text:p>14876</text:p>
          </table:table-cell>
          <table:table-cell office:value-type="float" office:value="12441">
            <text:p>12441</text:p>
          </table:table-cell>
          <table:table-cell table:number-columns-repeated="9"/>
        </table:table-row>
        <table:table-row table:style-name="ro1">
          <table:table-cell office:value-type="time" office:time-value="PT08H56M50S">
            <text:p>08:56:50 AM</text:p>
          </table:table-cell>
          <table:table-cell office:value-type="float" office:value="14915">
            <text:p>14915</text:p>
          </table:table-cell>
          <table:table-cell office:value-type="float" office:value="12374">
            <text:p>12374</text:p>
          </table:table-cell>
          <table:table-cell table:number-columns-repeated="9"/>
        </table:table-row>
        <table:table-row table:style-name="ro1">
          <table:table-cell office:value-type="time" office:time-value="PT08H57M00S">
            <text:p>08:57:00 AM</text:p>
          </table:table-cell>
          <table:table-cell office:value-type="float" office:value="14954">
            <text:p>14954</text:p>
          </table:table-cell>
          <table:table-cell office:value-type="float" office:value="12301">
            <text:p>12301</text:p>
          </table:table-cell>
          <table:table-cell table:number-columns-repeated="9"/>
        </table:table-row>
        <table:table-row table:style-name="ro1">
          <table:table-cell office:value-type="time" office:time-value="PT08H57M15S">
            <text:p>08:57:15 AM</text:p>
          </table:table-cell>
          <table:table-cell office:value-type="float" office:value="15011">
            <text:p>15011</text:p>
          </table:table-cell>
          <table:table-cell office:value-type="float" office:value="12184">
            <text:p>12184</text:p>
          </table:table-cell>
          <table:table-cell table:number-columns-repeated="9"/>
        </table:table-row>
        <table:table-row table:style-name="ro1">
          <table:table-cell office:value-type="time" office:time-value="PT08H57M25S">
            <text:p>08:57:25 AM</text:p>
          </table:table-cell>
          <table:table-cell office:value-type="float" office:value="15048">
            <text:p>15048</text:p>
          </table:table-cell>
          <table:table-cell office:value-type="float" office:value="12104">
            <text:p>12104</text:p>
          </table:table-cell>
          <table:table-cell table:number-columns-repeated="9"/>
        </table:table-row>
        <table:table-row table:style-name="ro1">
          <table:table-cell office:value-type="time" office:time-value="PT08H57M35S">
            <text:p>08:57:35 AM</text:p>
          </table:table-cell>
          <table:table-cell office:value-type="float" office:value="15087">
            <text:p>15087</text:p>
          </table:table-cell>
          <table:table-cell office:value-type="float" office:value="12045">
            <text:p>12045</text:p>
          </table:table-cell>
          <table:table-cell table:number-columns-repeated="9"/>
        </table:table-row>
        <table:table-row table:style-name="ro1">
          <table:table-cell office:value-type="time" office:time-value="PT08H57M45S">
            <text:p>08:57:45 AM</text:p>
          </table:table-cell>
          <table:table-cell office:value-type="float" office:value="15124">
            <text:p>15124</text:p>
          </table:table-cell>
          <table:table-cell office:value-type="float" office:value="11976">
            <text:p>11976</text:p>
          </table:table-cell>
          <table:table-cell table:number-columns-repeated="9"/>
        </table:table-row>
        <table:table-row table:style-name="ro1">
          <table:table-cell office:value-type="time" office:time-value="PT08H57M55S">
            <text:p>08:57:55 AM</text:p>
          </table:table-cell>
          <table:table-cell office:value-type="float" office:value="15161">
            <text:p>15161</text:p>
          </table:table-cell>
          <table:table-cell office:value-type="float" office:value="11906">
            <text:p>11906</text:p>
          </table:table-cell>
          <table:table-cell table:number-columns-repeated="9"/>
        </table:table-row>
        <table:table-row table:style-name="ro1">
          <table:table-cell office:value-type="time" office:time-value="PT08H58M05S">
            <text:p>08:58:05 AM</text:p>
          </table:table-cell>
          <table:table-cell office:value-type="float" office:value="15199">
            <text:p>15199</text:p>
          </table:table-cell>
          <table:table-cell office:value-type="float" office:value="11838">
            <text:p>11838</text:p>
          </table:table-cell>
          <table:table-cell table:number-columns-repeated="9"/>
        </table:table-row>
        <table:table-row table:style-name="ro1">
          <table:table-cell office:value-type="time" office:time-value="PT08H58M15S">
            <text:p>08:58:15 AM</text:p>
          </table:table-cell>
          <table:table-cell office:value-type="float" office:value="15235">
            <text:p>15235</text:p>
          </table:table-cell>
          <table:table-cell office:value-type="float" office:value="11760">
            <text:p>11760</text:p>
          </table:table-cell>
          <table:table-cell table:number-columns-repeated="9"/>
        </table:table-row>
        <table:table-row table:style-name="ro1">
          <table:table-cell office:value-type="time" office:time-value="PT08H58M25S">
            <text:p>08:58:25 AM</text:p>
          </table:table-cell>
          <table:table-cell office:value-type="float" office:value="15270">
            <text:p>15270</text:p>
          </table:table-cell>
          <table:table-cell office:value-type="float" office:value="11716">
            <text:p>11716</text:p>
          </table:table-cell>
          <table:table-cell table:number-columns-repeated="9"/>
        </table:table-row>
        <table:table-row table:style-name="ro1">
          <table:table-cell office:value-type="time" office:time-value="PT08H58M35S">
            <text:p>08:58:35 AM</text:p>
          </table:table-cell>
          <table:table-cell office:value-type="float" office:value="15305">
            <text:p>15305</text:p>
          </table:table-cell>
          <table:table-cell office:value-type="float" office:value="11620">
            <text:p>11620</text:p>
          </table:table-cell>
          <table:table-cell table:number-columns-repeated="9"/>
        </table:table-row>
        <table:table-row table:style-name="ro1">
          <table:table-cell office:value-type="time" office:time-value="PT08H58M50S">
            <text:p>08:58:50 AM</text:p>
          </table:table-cell>
          <table:table-cell office:value-type="float" office:value="15361">
            <text:p>15361</text:p>
          </table:table-cell>
          <table:table-cell office:value-type="float" office:value="11536">
            <text:p>11536</text:p>
          </table:table-cell>
          <table:table-cell table:number-columns-repeated="9"/>
        </table:table-row>
        <table:table-row table:style-name="ro1">
          <table:table-cell office:value-type="time" office:time-value="PT08H59M10S">
            <text:p>08:59:10 AM</text:p>
          </table:table-cell>
          <table:table-cell office:value-type="float" office:value="15437">
            <text:p>15437</text:p>
          </table:table-cell>
          <table:table-cell office:value-type="float" office:value="11423">
            <text:p>11423</text:p>
          </table:table-cell>
          <table:table-cell table:number-columns-repeated="9"/>
        </table:table-row>
        <table:table-row table:style-name="ro1">
          <table:table-cell office:value-type="time" office:time-value="PT08H59M20S">
            <text:p>08:59:20 AM</text:p>
          </table:table-cell>
          <table:table-cell office:value-type="float" office:value="15479">
            <text:p>15479</text:p>
          </table:table-cell>
          <table:table-cell office:value-type="float" office:value="11334">
            <text:p>11334</text:p>
          </table:table-cell>
          <table:table-cell table:number-columns-repeated="9"/>
        </table:table-row>
        <table:table-row table:style-name="ro1">
          <table:table-cell office:value-type="time" office:time-value="PT08H59M30S">
            <text:p>08:59:30 AM</text:p>
          </table:table-cell>
          <table:table-cell office:value-type="float" office:value="15517">
            <text:p>15517</text:p>
          </table:table-cell>
          <table:table-cell office:value-type="float" office:value="11259">
            <text:p>11259</text:p>
          </table:table-cell>
          <table:table-cell table:number-columns-repeated="9"/>
        </table:table-row>
        <table:table-row table:style-name="ro1">
          <table:table-cell office:value-type="time" office:time-value="PT08H59M40S">
            <text:p>08:59:40 AM</text:p>
          </table:table-cell>
          <table:table-cell office:value-type="float" office:value="15555">
            <text:p>15555</text:p>
          </table:table-cell>
          <table:table-cell office:value-type="float" office:value="11195">
            <text:p>11195</text:p>
          </table:table-cell>
          <table:table-cell table:number-columns-repeated="9"/>
        </table:table-row>
        <table:table-row table:style-name="ro1">
          <table:table-cell office:value-type="time" office:time-value="PT08H59M50S">
            <text:p>08:59:50 AM</text:p>
          </table:table-cell>
          <table:table-cell office:value-type="float" office:value="15596">
            <text:p>15596</text:p>
          </table:table-cell>
          <table:table-cell office:value-type="float" office:value="11124">
            <text:p>11124</text:p>
          </table:table-cell>
          <table:table-cell table:number-columns-repeated="9"/>
        </table:table-row>
        <table:table-row table:style-name="ro1">
          <table:table-cell office:value-type="time" office:time-value="PT09H00M00S">
            <text:p>09:00:00 AM</text:p>
          </table:table-cell>
          <table:table-cell office:value-type="float" office:value="15639">
            <text:p>15639</text:p>
          </table:table-cell>
          <table:table-cell office:value-type="float" office:value="11054">
            <text:p>11054</text:p>
          </table:table-cell>
          <table:table-cell table:number-columns-repeated="9"/>
        </table:table-row>
        <table:table-row table:style-name="ro1">
          <table:table-cell office:value-type="time" office:time-value="PT09H00M25S">
            <text:p>09:00:25 AM</text:p>
          </table:table-cell>
          <table:table-cell office:value-type="float" office:value="15746">
            <text:p>15746</text:p>
          </table:table-cell>
          <table:table-cell office:value-type="float" office:value="10878">
            <text:p>10878</text:p>
          </table:table-cell>
          <table:table-cell table:number-columns-repeated="9"/>
        </table:table-row>
        <table:table-row table:style-name="ro1">
          <table:table-cell office:value-type="time" office:time-value="PT09H00M35S">
            <text:p>09:00:35 AM</text:p>
          </table:table-cell>
          <table:table-cell office:value-type="float" office:value="15788">
            <text:p>15788</text:p>
          </table:table-cell>
          <table:table-cell office:value-type="float" office:value="10790">
            <text:p>10790</text:p>
          </table:table-cell>
          <table:table-cell table:number-columns-repeated="9"/>
        </table:table-row>
        <table:table-row table:style-name="ro1">
          <table:table-cell office:value-type="time" office:time-value="PT09H00M45S">
            <text:p>09:00:45 AM</text:p>
          </table:table-cell>
          <table:table-cell office:value-type="float" office:value="15827">
            <text:p>15827</text:p>
          </table:table-cell>
          <table:table-cell office:value-type="float" office:value="10723">
            <text:p>10723</text:p>
          </table:table-cell>
          <table:table-cell table:number-columns-repeated="9"/>
        </table:table-row>
        <table:table-row table:style-name="ro1">
          <table:table-cell office:value-type="time" office:time-value="PT09H00M55S">
            <text:p>09:00:55 AM</text:p>
          </table:table-cell>
          <table:table-cell office:value-type="float" office:value="15866">
            <text:p>15866</text:p>
          </table:table-cell>
          <table:table-cell office:value-type="float" office:value="10677">
            <text:p>10677</text:p>
          </table:table-cell>
          <table:table-cell table:number-columns-repeated="9"/>
        </table:table-row>
        <table:table-row table:style-name="ro1">
          <table:table-cell office:value-type="time" office:time-value="PT09H01M05S">
            <text:p>09:01:05 AM</text:p>
          </table:table-cell>
          <table:table-cell office:value-type="float" office:value="15905">
            <text:p>15905</text:p>
          </table:table-cell>
          <table:table-cell office:value-type="float" office:value="10603">
            <text:p>10603</text:p>
          </table:table-cell>
          <table:table-cell table:number-columns-repeated="9"/>
        </table:table-row>
        <table:table-row table:style-name="ro1">
          <table:table-cell office:value-type="time" office:time-value="PT09H01M15S">
            <text:p>09:01:15 AM</text:p>
          </table:table-cell>
          <table:table-cell office:value-type="float" office:value="15946">
            <text:p>15946</text:p>
          </table:table-cell>
          <table:table-cell office:value-type="float" office:value="10527">
            <text:p>10527</text:p>
          </table:table-cell>
          <table:table-cell table:number-columns-repeated="9"/>
        </table:table-row>
        <table:table-row table:style-name="ro1">
          <table:table-cell office:value-type="time" office:time-value="PT09H01M25S">
            <text:p>09:01:25 AM</text:p>
          </table:table-cell>
          <table:table-cell office:value-type="float" office:value="15985">
            <text:p>15985</text:p>
          </table:table-cell>
          <table:table-cell office:value-type="float" office:value="10469">
            <text:p>10469</text:p>
          </table:table-cell>
          <table:table-cell table:number-columns-repeated="9"/>
        </table:table-row>
        <table:table-row table:style-name="ro1">
          <table:table-cell office:value-type="time" office:time-value="PT09H01M35S">
            <text:p>09:01:35 AM</text:p>
          </table:table-cell>
          <table:table-cell office:value-type="float" office:value="16024">
            <text:p>16024</text:p>
          </table:table-cell>
          <table:table-cell office:value-type="float" office:value="10414">
            <text:p>10414</text:p>
          </table:table-cell>
          <table:table-cell table:number-columns-repeated="9"/>
        </table:table-row>
        <table:table-row table:style-name="ro1">
          <table:table-cell office:value-type="time" office:time-value="PT09H02M00S">
            <text:p>09:02:00 AM</text:p>
          </table:table-cell>
          <table:table-cell office:value-type="float" office:value="16119">
            <text:p>16119</text:p>
          </table:table-cell>
          <table:table-cell office:value-type="float" office:value="10254">
            <text:p>10254</text:p>
          </table:table-cell>
          <table:table-cell table:number-columns-repeated="9"/>
        </table:table-row>
        <table:table-row table:style-name="ro1">
          <table:table-cell office:value-type="time" office:time-value="PT09H02M10S">
            <text:p>09:02:10 AM</text:p>
          </table:table-cell>
          <table:table-cell office:value-type="float" office:value="16159">
            <text:p>16159</text:p>
          </table:table-cell>
          <table:table-cell office:value-type="float" office:value="10182">
            <text:p>10182</text:p>
          </table:table-cell>
          <table:table-cell table:number-columns-repeated="9"/>
        </table:table-row>
        <table:table-row table:style-name="ro1">
          <table:table-cell office:value-type="time" office:time-value="PT09H02M20S">
            <text:p>09:02:20 AM</text:p>
          </table:table-cell>
          <table:table-cell office:value-type="float" office:value="16198">
            <text:p>16198</text:p>
          </table:table-cell>
          <table:table-cell office:value-type="float" office:value="10129">
            <text:p>10129</text:p>
          </table:table-cell>
          <table:table-cell table:number-columns-repeated="9"/>
        </table:table-row>
        <table:table-row table:style-name="ro1">
          <table:table-cell office:value-type="time" office:time-value="PT09H02M30S">
            <text:p>09:02:30 AM</text:p>
          </table:table-cell>
          <table:table-cell office:value-type="float" office:value="16234">
            <text:p>16234</text:p>
          </table:table-cell>
          <table:table-cell office:value-type="float" office:value="10059">
            <text:p>10059</text:p>
          </table:table-cell>
          <table:table-cell table:number-columns-repeated="9"/>
        </table:table-row>
        <table:table-row table:style-name="ro1">
          <table:table-cell office:value-type="time" office:time-value="PT09H02M40S">
            <text:p>09:02:40 AM</text:p>
          </table:table-cell>
          <table:table-cell office:value-type="float" office:value="16276">
            <text:p>16276</text:p>
          </table:table-cell>
          <table:table-cell office:value-type="float" office:value="10009">
            <text:p>10009</text:p>
          </table:table-cell>
          <table:table-cell table:number-columns-repeated="9"/>
        </table:table-row>
        <table:table-row table:style-name="ro1">
          <table:table-cell office:value-type="time" office:time-value="PT09H02M50S">
            <text:p>09:02:50 AM</text:p>
          </table:table-cell>
          <table:table-cell office:value-type="float" office:value="16309">
            <text:p>16309</text:p>
          </table:table-cell>
          <table:table-cell office:value-type="float" office:value="9953">
            <text:p>9953</text:p>
          </table:table-cell>
          <table:table-cell table:number-columns-repeated="9"/>
        </table:table-row>
        <table:table-row table:style-name="ro1">
          <table:table-cell office:value-type="time" office:time-value="PT09H03M00S">
            <text:p>09:03:00 AM</text:p>
          </table:table-cell>
          <table:table-cell office:value-type="float" office:value="16348">
            <text:p>16348</text:p>
          </table:table-cell>
          <table:table-cell office:value-type="float" office:value="9890">
            <text:p>9890</text:p>
          </table:table-cell>
          <table:table-cell table:number-columns-repeated="9"/>
        </table:table-row>
        <table:table-row table:style-name="ro1">
          <table:table-cell office:value-type="time" office:time-value="PT09H03M25S">
            <text:p>09:03:25 AM</text:p>
          </table:table-cell>
          <table:table-cell office:value-type="float" office:value="16457">
            <text:p>16457</text:p>
          </table:table-cell>
          <table:table-cell office:value-type="float" office:value="9727">
            <text:p>9727</text:p>
          </table:table-cell>
          <table:table-cell table:number-columns-repeated="9"/>
        </table:table-row>
        <table:table-row table:style-name="ro1">
          <table:table-cell office:value-type="time" office:time-value="PT09H03M35S">
            <text:p>09:03:35 AM</text:p>
          </table:table-cell>
          <table:table-cell office:value-type="float" office:value="16502">
            <text:p>16502</text:p>
          </table:table-cell>
          <table:table-cell office:value-type="float" office:value="9662">
            <text:p>9662</text:p>
          </table:table-cell>
          <table:table-cell table:number-columns-repeated="9"/>
        </table:table-row>
        <table:table-row table:style-name="ro1">
          <table:table-cell office:value-type="time" office:time-value="PT09H03M45S">
            <text:p>09:03:45 AM</text:p>
          </table:table-cell>
          <table:table-cell office:value-type="float" office:value="16544">
            <text:p>16544</text:p>
          </table:table-cell>
          <table:table-cell office:value-type="float" office:value="9596">
            <text:p>9596</text:p>
          </table:table-cell>
          <table:table-cell table:number-columns-repeated="9"/>
        </table:table-row>
        <table:table-row table:style-name="ro1">
          <table:table-cell office:value-type="time" office:time-value="PT09H03M55S">
            <text:p>09:03:55 AM</text:p>
          </table:table-cell>
          <table:table-cell office:value-type="float" office:value="16583">
            <text:p>16583</text:p>
          </table:table-cell>
          <table:table-cell office:value-type="float" office:value="9546">
            <text:p>9546</text:p>
          </table:table-cell>
          <table:table-cell table:number-columns-repeated="9"/>
        </table:table-row>
        <table:table-row table:style-name="ro1">
          <table:table-cell office:value-type="time" office:time-value="PT09H04M05S">
            <text:p>09:04:05 AM</text:p>
          </table:table-cell>
          <table:table-cell office:value-type="float" office:value="16619">
            <text:p>16619</text:p>
          </table:table-cell>
          <table:table-cell office:value-type="float" office:value="9484">
            <text:p>9484</text:p>
          </table:table-cell>
          <table:table-cell table:number-columns-repeated="9"/>
        </table:table-row>
        <table:table-row table:style-name="ro1">
          <table:table-cell office:value-type="time" office:time-value="PT09H04M15S">
            <text:p>09:04:15 AM</text:p>
          </table:table-cell>
          <table:table-cell office:value-type="float" office:value="16656">
            <text:p>16656</text:p>
          </table:table-cell>
          <table:table-cell office:value-type="float" office:value="9434">
            <text:p>9434</text:p>
          </table:table-cell>
          <table:table-cell table:number-columns-repeated="9"/>
        </table:table-row>
        <table:table-row table:style-name="ro1">
          <table:table-cell office:value-type="time" office:time-value="PT09H04M25S">
            <text:p>09:04:25 AM</text:p>
          </table:table-cell>
          <table:table-cell office:value-type="float" office:value="16693">
            <text:p>16693</text:p>
          </table:table-cell>
          <table:table-cell office:value-type="float" office:value="9374">
            <text:p>9374</text:p>
          </table:table-cell>
          <table:table-cell table:number-columns-repeated="9"/>
        </table:table-row>
        <table:table-row table:style-name="ro1">
          <table:table-cell office:value-type="time" office:time-value="PT09H04M35S">
            <text:p>09:04:35 AM</text:p>
          </table:table-cell>
          <table:table-cell office:value-type="float" office:value="16733">
            <text:p>16733</text:p>
          </table:table-cell>
          <table:table-cell office:value-type="float" office:value="9322">
            <text:p>9322</text:p>
          </table:table-cell>
          <table:table-cell table:number-columns-repeated="9"/>
        </table:table-row>
        <table:table-row table:style-name="ro1">
          <table:table-cell office:value-type="time" office:time-value="PT09H04M45S">
            <text:p>09:04:45 AM</text:p>
          </table:table-cell>
          <table:table-cell office:value-type="float" office:value="16773">
            <text:p>16773</text:p>
          </table:table-cell>
          <table:table-cell office:value-type="float" office:value="9262">
            <text:p>9262</text:p>
          </table:table-cell>
          <table:table-cell table:number-columns-repeated="9"/>
        </table:table-row>
        <table:table-row table:style-name="ro1">
          <table:table-cell office:value-type="time" office:time-value="PT09H05M00S">
            <text:p>09:05:00 AM</text:p>
          </table:table-cell>
          <table:table-cell office:value-type="float" office:value="16831">
            <text:p>16831</text:p>
          </table:table-cell>
          <table:table-cell office:value-type="float" office:value="9174">
            <text:p>9174</text:p>
          </table:table-cell>
          <table:table-cell table:number-columns-repeated="9"/>
        </table:table-row>
        <table:table-row table:style-name="ro1">
          <table:table-cell office:value-type="time" office:time-value="PT09H05M10S">
            <text:p>09:05:10 AM</text:p>
          </table:table-cell>
          <table:table-cell office:value-type="float" office:value="16871">
            <text:p>16871</text:p>
          </table:table-cell>
          <table:table-cell office:value-type="float" office:value="9119">
            <text:p>9119</text:p>
          </table:table-cell>
          <table:table-cell table:number-columns-repeated="9"/>
        </table:table-row>
        <table:table-row table:style-name="ro1">
          <table:table-cell office:value-type="time" office:time-value="PT09H05M20S">
            <text:p>09:05:20 AM</text:p>
          </table:table-cell>
          <table:table-cell office:value-type="float" office:value="16911">
            <text:p>16911</text:p>
          </table:table-cell>
          <table:table-cell office:value-type="float" office:value="9067">
            <text:p>9067</text:p>
          </table:table-cell>
          <table:table-cell table:number-columns-repeated="9"/>
        </table:table-row>
        <table:table-row table:style-name="ro1">
          <table:table-cell office:value-type="time" office:time-value="PT09H05M30S">
            <text:p>09:05:30 AM</text:p>
          </table:table-cell>
          <table:table-cell office:value-type="float" office:value="16949">
            <text:p>16949</text:p>
          </table:table-cell>
          <table:table-cell office:value-type="float" office:value="9009">
            <text:p>9009</text:p>
          </table:table-cell>
          <table:table-cell table:number-columns-repeated="9"/>
        </table:table-row>
        <table:table-row table:style-name="ro1">
          <table:table-cell office:value-type="time" office:time-value="PT09H05M40S">
            <text:p>09:05:40 AM</text:p>
          </table:table-cell>
          <table:table-cell office:value-type="float" office:value="16989">
            <text:p>16989</text:p>
          </table:table-cell>
          <table:table-cell office:value-type="float" office:value="8952">
            <text:p>8952</text:p>
          </table:table-cell>
          <table:table-cell table:number-columns-repeated="9"/>
        </table:table-row>
        <table:table-row table:style-name="ro1">
          <table:table-cell office:value-type="time" office:time-value="PT09H05M50S">
            <text:p>09:05:50 AM</text:p>
          </table:table-cell>
          <table:table-cell office:value-type="float" office:value="17028">
            <text:p>17028</text:p>
          </table:table-cell>
          <table:table-cell office:value-type="float" office:value="8916">
            <text:p>8916</text:p>
          </table:table-cell>
          <table:table-cell table:number-columns-repeated="9"/>
        </table:table-row>
        <table:table-row table:style-name="ro1">
          <table:table-cell office:value-type="time" office:time-value="PT09H06M00S">
            <text:p>09:06:00 AM</text:p>
          </table:table-cell>
          <table:table-cell office:value-type="float" office:value="17070">
            <text:p>17070</text:p>
          </table:table-cell>
          <table:table-cell office:value-type="float" office:value="8849">
            <text:p>8849</text:p>
          </table:table-cell>
          <table:table-cell table:number-columns-repeated="9"/>
        </table:table-row>
        <table:table-row table:style-name="ro1">
          <table:table-cell office:value-type="time" office:time-value="PT09H06M10S">
            <text:p>09:06:10 AM</text:p>
          </table:table-cell>
          <table:table-cell office:value-type="float" office:value="17112">
            <text:p>17112</text:p>
          </table:table-cell>
          <table:table-cell office:value-type="float" office:value="8794">
            <text:p>8794</text:p>
          </table:table-cell>
          <table:table-cell table:number-columns-repeated="9"/>
        </table:table-row>
        <table:table-row table:style-name="ro1">
          <table:table-cell office:value-type="time" office:time-value="PT09H06M25S">
            <text:p>09:06:25 AM</text:p>
          </table:table-cell>
          <table:table-cell office:value-type="float" office:value="17174">
            <text:p>17174</text:p>
          </table:table-cell>
          <table:table-cell office:value-type="float" office:value="8701">
            <text:p>8701</text:p>
          </table:table-cell>
          <table:table-cell table:number-columns-repeated="9"/>
        </table:table-row>
        <table:table-row table:style-name="ro1">
          <table:table-cell office:value-type="time" office:time-value="PT09H06M35S">
            <text:p>09:06:35 AM</text:p>
          </table:table-cell>
          <table:table-cell office:value-type="float" office:value="17213">
            <text:p>17213</text:p>
          </table:table-cell>
          <table:table-cell office:value-type="float" office:value="8657">
            <text:p>8657</text:p>
          </table:table-cell>
          <table:table-cell table:number-columns-repeated="9"/>
        </table:table-row>
        <table:table-row table:style-name="ro1">
          <table:table-cell office:value-type="time" office:time-value="PT09H06M45S">
            <text:p>09:06:45 AM</text:p>
          </table:table-cell>
          <table:table-cell office:value-type="float" office:value="17255">
            <text:p>17255</text:p>
          </table:table-cell>
          <table:table-cell office:value-type="float" office:value="8597">
            <text:p>8597</text:p>
          </table:table-cell>
          <table:table-cell table:number-columns-repeated="9"/>
        </table:table-row>
        <table:table-row table:style-name="ro1">
          <table:table-cell office:value-type="time" office:time-value="PT09H06M55S">
            <text:p>09:06:55 AM</text:p>
          </table:table-cell>
          <table:table-cell office:value-type="float" office:value="17297">
            <text:p>17297</text:p>
          </table:table-cell>
          <table:table-cell office:value-type="float" office:value="8530">
            <text:p>8530</text:p>
          </table:table-cell>
          <table:table-cell table:number-columns-repeated="9"/>
        </table:table-row>
        <table:table-row table:style-name="ro1">
          <table:table-cell office:value-type="time" office:time-value="PT09H07M05S">
            <text:p>09:07:05 AM</text:p>
          </table:table-cell>
          <table:table-cell office:value-type="float" office:value="17336">
            <text:p>17336</text:p>
          </table:table-cell>
          <table:table-cell office:value-type="float" office:value="8488">
            <text:p>8488</text:p>
          </table:table-cell>
          <table:table-cell table:number-columns-repeated="9"/>
        </table:table-row>
        <table:table-row table:style-name="ro1">
          <table:table-cell office:value-type="time" office:time-value="PT09H07M15S">
            <text:p>09:07:15 AM</text:p>
          </table:table-cell>
          <table:table-cell office:value-type="float" office:value="17373">
            <text:p>17373</text:p>
          </table:table-cell>
          <table:table-cell office:value-type="float" office:value="8440">
            <text:p>8440</text:p>
          </table:table-cell>
          <table:table-cell table:number-columns-repeated="9"/>
        </table:table-row>
        <table:table-row table:style-name="ro1">
          <table:table-cell office:value-type="time" office:time-value="PT09H07M25S">
            <text:p>09:07:25 AM</text:p>
          </table:table-cell>
          <table:table-cell office:value-type="float" office:value="17416">
            <text:p>17416</text:p>
          </table:table-cell>
          <table:table-cell office:value-type="float" office:value="8378">
            <text:p>8378</text:p>
          </table:table-cell>
          <table:table-cell table:number-columns-repeated="9"/>
        </table:table-row>
        <table:table-row table:style-name="ro1">
          <table:table-cell office:value-type="time" office:time-value="PT09H07M45S">
            <text:p>09:07:45 AM</text:p>
          </table:table-cell>
          <table:table-cell office:value-type="float" office:value="17495">
            <text:p>17495</text:p>
          </table:table-cell>
          <table:table-cell office:value-type="float" office:value="8288">
            <text:p>8288</text:p>
          </table:table-cell>
          <table:table-cell table:number-columns-repeated="9"/>
        </table:table-row>
        <table:table-row table:style-name="ro1">
          <table:table-cell office:value-type="time" office:time-value="PT09H08M00S">
            <text:p>09:08:00 AM</text:p>
          </table:table-cell>
          <table:table-cell office:value-type="float" office:value="17557">
            <text:p>17557</text:p>
          </table:table-cell>
          <table:table-cell office:value-type="float" office:value="8196">
            <text:p>8196</text:p>
          </table:table-cell>
          <table:table-cell table:number-columns-repeated="9"/>
        </table:table-row>
        <table:table-row table:style-name="ro1">
          <table:table-cell office:value-type="time" office:time-value="PT09H08M10S">
            <text:p>09:08:10 AM</text:p>
          </table:table-cell>
          <table:table-cell office:value-type="float" office:value="17600">
            <text:p>17600</text:p>
          </table:table-cell>
          <table:table-cell office:value-type="float" office:value="8155">
            <text:p>8155</text:p>
          </table:table-cell>
          <table:table-cell table:number-columns-repeated="9"/>
        </table:table-row>
        <table:table-row table:style-name="ro1">
          <table:table-cell office:value-type="time" office:time-value="PT09H08M20S">
            <text:p>09:08:20 AM</text:p>
          </table:table-cell>
          <table:table-cell office:value-type="float" office:value="17640">
            <text:p>17640</text:p>
          </table:table-cell>
          <table:table-cell office:value-type="float" office:value="8091">
            <text:p>8091</text:p>
          </table:table-cell>
          <table:table-cell table:number-columns-repeated="9"/>
        </table:table-row>
        <table:table-row table:style-name="ro1">
          <table:table-cell office:value-type="time" office:time-value="PT09H08M30S">
            <text:p>09:08:30 AM</text:p>
          </table:table-cell>
          <table:table-cell office:value-type="float" office:value="17682">
            <text:p>17682</text:p>
          </table:table-cell>
          <table:table-cell office:value-type="float" office:value="8049">
            <text:p>8049</text:p>
          </table:table-cell>
          <table:table-cell table:number-columns-repeated="9"/>
        </table:table-row>
        <table:table-row table:style-name="ro1">
          <table:table-cell office:value-type="time" office:time-value="PT09H08M40S">
            <text:p>09:08:40 AM</text:p>
          </table:table-cell>
          <table:table-cell office:value-type="float" office:value="17727">
            <text:p>17727</text:p>
          </table:table-cell>
          <table:table-cell office:value-type="float" office:value="7993">
            <text:p>7993</text:p>
          </table:table-cell>
          <table:table-cell table:number-columns-repeated="9"/>
        </table:table-row>
        <table:table-row table:style-name="ro1">
          <table:table-cell office:value-type="time" office:time-value="PT09H08M50S">
            <text:p>09:08:50 AM</text:p>
          </table:table-cell>
          <table:table-cell office:value-type="float" office:value="17768">
            <text:p>17768</text:p>
          </table:table-cell>
          <table:table-cell office:value-type="float" office:value="7938">
            <text:p>7938</text:p>
          </table:table-cell>
          <table:table-cell table:number-columns-repeated="9"/>
        </table:table-row>
        <table:table-row table:style-name="ro1">
          <table:table-cell office:value-type="time" office:time-value="PT09H09M00S">
            <text:p>09:09:00 AM</text:p>
          </table:table-cell>
          <table:table-cell office:value-type="float" office:value="17805">
            <text:p>17805</text:p>
          </table:table-cell>
          <table:table-cell office:value-type="float" office:value="7897">
            <text:p>7897</text:p>
          </table:table-cell>
          <table:table-cell table:number-columns-repeated="9"/>
        </table:table-row>
        <table:table-row table:style-name="ro1">
          <table:table-cell office:value-type="time" office:time-value="PT09H09M25S">
            <text:p>09:09:25 AM</text:p>
          </table:table-cell>
          <table:table-cell office:value-type="float" office:value="17904">
            <text:p>17904</text:p>
          </table:table-cell>
          <table:table-cell office:value-type="float" office:value="7767">
            <text:p>7767</text:p>
          </table:table-cell>
          <table:table-cell table:number-columns-repeated="9"/>
        </table:table-row>
        <table:table-row table:style-name="ro1">
          <table:table-cell office:value-type="time" office:time-value="PT09H09M35S">
            <text:p>09:09:35 AM</text:p>
          </table:table-cell>
          <table:table-cell office:value-type="float" office:value="17942">
            <text:p>17942</text:p>
          </table:table-cell>
          <table:table-cell office:value-type="float" office:value="7729">
            <text:p>7729</text:p>
          </table:table-cell>
          <table:table-cell table:number-columns-repeated="9"/>
        </table:table-row>
        <table:table-row table:style-name="ro1">
          <table:table-cell office:value-type="time" office:time-value="PT09H09M45S">
            <text:p>09:09:45 AM</text:p>
          </table:table-cell>
          <table:table-cell office:value-type="float" office:value="17984">
            <text:p>17984</text:p>
          </table:table-cell>
          <table:table-cell office:value-type="float" office:value="7674">
            <text:p>7674</text:p>
          </table:table-cell>
          <table:table-cell table:number-columns-repeated="9"/>
        </table:table-row>
        <table:table-row table:style-name="ro1">
          <table:table-cell office:value-type="time" office:time-value="PT09H09M55S">
            <text:p>09:09:55 AM</text:p>
          </table:table-cell>
          <table:table-cell office:value-type="float" office:value="18024">
            <text:p>18024</text:p>
          </table:table-cell>
          <table:table-cell office:value-type="float" office:value="7624">
            <text:p>7624</text:p>
          </table:table-cell>
          <table:table-cell table:number-columns-repeated="9"/>
        </table:table-row>
        <table:table-row table:style-name="ro1">
          <table:table-cell office:value-type="time" office:time-value="PT09H10M05S">
            <text:p>09:10:05 AM</text:p>
          </table:table-cell>
          <table:table-cell office:value-type="float" office:value="18066">
            <text:p>18066</text:p>
          </table:table-cell>
          <table:table-cell office:value-type="float" office:value="7578">
            <text:p>7578</text:p>
          </table:table-cell>
          <table:table-cell table:number-columns-repeated="9"/>
        </table:table-row>
        <table:table-row table:style-name="ro1">
          <table:table-cell office:value-type="time" office:time-value="PT09H10M15S">
            <text:p>09:10:15 AM</text:p>
          </table:table-cell>
          <table:table-cell office:value-type="float" office:value="18106">
            <text:p>18106</text:p>
          </table:table-cell>
          <table:table-cell office:value-type="float" office:value="7525">
            <text:p>7525</text:p>
          </table:table-cell>
          <table:table-cell table:number-columns-repeated="9"/>
        </table:table-row>
        <table:table-row table:style-name="ro1">
          <table:table-cell office:value-type="time" office:time-value="PT09H10M25S">
            <text:p>09:10:25 AM</text:p>
          </table:table-cell>
          <table:table-cell office:value-type="float" office:value="18147">
            <text:p>18147</text:p>
          </table:table-cell>
          <table:table-cell office:value-type="float" office:value="7467">
            <text:p>7467</text:p>
          </table:table-cell>
          <table:table-cell table:number-columns-repeated="9"/>
        </table:table-row>
        <table:table-row table:style-name="ro1">
          <table:table-cell office:value-type="time" office:time-value="PT09H10M35S">
            <text:p>09:10:35 AM</text:p>
          </table:table-cell>
          <table:table-cell office:value-type="float" office:value="18188">
            <text:p>18188</text:p>
          </table:table-cell>
          <table:table-cell office:value-type="float" office:value="7431">
            <text:p>7431</text:p>
          </table:table-cell>
          <table:table-cell table:number-columns-repeated="9"/>
        </table:table-row>
        <table:table-row table:style-name="ro1">
          <table:table-cell office:value-type="time" office:time-value="PT09H10M50S">
            <text:p>09:10:50 AM</text:p>
          </table:table-cell>
          <table:table-cell office:value-type="float" office:value="18251">
            <text:p>18251</text:p>
          </table:table-cell>
          <table:table-cell office:value-type="float" office:value="7362">
            <text:p>7362</text:p>
          </table:table-cell>
          <table:table-cell table:number-columns-repeated="9"/>
        </table:table-row>
        <table:table-row table:style-name="ro1">
          <table:table-cell office:value-type="time" office:time-value="PT09H11M00S">
            <text:p>09:11:00 AM</text:p>
          </table:table-cell>
          <table:table-cell office:value-type="float" office:value="18291">
            <text:p>18291</text:p>
          </table:table-cell>
          <table:table-cell office:value-type="float" office:value="7315">
            <text:p>7315</text:p>
          </table:table-cell>
          <table:table-cell table:number-columns-repeated="9"/>
        </table:table-row>
        <table:table-row table:style-name="ro1">
          <table:table-cell office:value-type="time" office:time-value="PT09H11M10S">
            <text:p>09:11:10 AM</text:p>
          </table:table-cell>
          <table:table-cell office:value-type="float" office:value="18331">
            <text:p>18331</text:p>
          </table:table-cell>
          <table:table-cell office:value-type="float" office:value="7252">
            <text:p>7252</text:p>
          </table:table-cell>
          <table:table-cell table:number-columns-repeated="9"/>
        </table:table-row>
        <table:table-row table:style-name="ro1">
          <table:table-cell office:value-type="time" office:time-value="PT09H11M20S">
            <text:p>09:11:20 AM</text:p>
          </table:table-cell>
          <table:table-cell office:value-type="float" office:value="18372">
            <text:p>18372</text:p>
          </table:table-cell>
          <table:table-cell office:value-type="float" office:value="7148">
            <text:p>7148</text:p>
          </table:table-cell>
          <table:table-cell table:number-columns-repeated="9"/>
        </table:table-row>
        <table:table-row table:style-name="ro1">
          <table:table-cell office:value-type="time" office:time-value="PT09H11M30S">
            <text:p>09:11:30 AM</text:p>
          </table:table-cell>
          <table:table-cell office:value-type="float" office:value="18411">
            <text:p>18411</text:p>
          </table:table-cell>
          <table:table-cell office:value-type="float" office:value="7182">
            <text:p>7182</text:p>
          </table:table-cell>
          <table:table-cell table:number-columns-repeated="9"/>
        </table:table-row>
        <table:table-row table:style-name="ro1">
          <table:table-cell office:value-type="time" office:time-value="PT09H11M40S">
            <text:p>09:11:40 AM</text:p>
          </table:table-cell>
          <table:table-cell office:value-type="float" office:value="18455">
            <text:p>18455</text:p>
          </table:table-cell>
          <table:table-cell office:value-type="float" office:value="7138">
            <text:p>7138</text:p>
          </table:table-cell>
          <table:table-cell table:number-columns-repeated="9"/>
        </table:table-row>
        <table:table-row table:style-name="ro1">
          <table:table-cell office:value-type="time" office:time-value="PT09H11M50S">
            <text:p>09:11:50 AM</text:p>
          </table:table-cell>
          <table:table-cell office:value-type="float" office:value="18496">
            <text:p>18496</text:p>
          </table:table-cell>
          <table:table-cell office:value-type="float" office:value="7091">
            <text:p>7091</text:p>
          </table:table-cell>
          <table:table-cell table:number-columns-repeated="9"/>
        </table:table-row>
        <table:table-row table:style-name="ro1">
          <table:table-cell office:value-type="time" office:time-value="PT09H12M00S">
            <text:p>09:12:00 AM</text:p>
          </table:table-cell>
          <table:table-cell office:value-type="float" office:value="18537">
            <text:p>18537</text:p>
          </table:table-cell>
          <table:table-cell office:value-type="float" office:value="7041">
            <text:p>7041</text:p>
          </table:table-cell>
          <table:table-cell table:number-columns-repeated="9"/>
        </table:table-row>
        <table:table-row table:style-name="ro1">
          <table:table-cell office:value-type="time" office:time-value="PT09H12M10S">
            <text:p>09:12:10 AM</text:p>
          </table:table-cell>
          <table:table-cell office:value-type="float" office:value="18579">
            <text:p>18579</text:p>
          </table:table-cell>
          <table:table-cell office:value-type="float" office:value="7004">
            <text:p>7004</text:p>
          </table:table-cell>
          <table:table-cell table:number-columns-repeated="9"/>
        </table:table-row>
        <table:table-row table:style-name="ro1">
          <table:table-cell office:value-type="time" office:time-value="PT09H12M25S">
            <text:p>09:12:25 AM</text:p>
          </table:table-cell>
          <table:table-cell office:value-type="float" office:value="18643">
            <text:p>18643</text:p>
          </table:table-cell>
          <table:table-cell office:value-type="float" office:value="6921">
            <text:p>6921</text:p>
          </table:table-cell>
          <table:table-cell table:number-columns-repeated="9"/>
        </table:table-row>
        <table:table-row table:style-name="ro1">
          <table:table-cell office:value-type="time" office:time-value="PT09H12M35S">
            <text:p>09:12:35 AM</text:p>
          </table:table-cell>
          <table:table-cell office:value-type="float" office:value="18687">
            <text:p>18687</text:p>
          </table:table-cell>
          <table:table-cell office:value-type="float" office:value="6895">
            <text:p>6895</text:p>
          </table:table-cell>
          <table:table-cell table:number-columns-repeated="9"/>
        </table:table-row>
        <table:table-row table:style-name="ro1">
          <table:table-cell office:value-type="time" office:time-value="PT09H12M45S">
            <text:p>09:12:45 AM</text:p>
          </table:table-cell>
          <table:table-cell office:value-type="float" office:value="18730">
            <text:p>18730</text:p>
          </table:table-cell>
          <table:table-cell office:value-type="float" office:value="6844">
            <text:p>6844</text:p>
          </table:table-cell>
          <table:table-cell table:number-columns-repeated="9"/>
        </table:table-row>
        <table:table-row table:style-name="ro1">
          <table:table-cell office:value-type="time" office:time-value="PT09H12M55S">
            <text:p>09:12:55 AM</text:p>
          </table:table-cell>
          <table:table-cell office:value-type="float" office:value="18772">
            <text:p>18772</text:p>
          </table:table-cell>
          <table:table-cell office:value-type="float" office:value="6795">
            <text:p>6795</text:p>
          </table:table-cell>
          <table:table-cell table:number-columns-repeated="9"/>
        </table:table-row>
        <table:table-row table:style-name="ro1">
          <table:table-cell office:value-type="time" office:time-value="PT09H13M05S">
            <text:p>09:13:05 AM</text:p>
          </table:table-cell>
          <table:table-cell office:value-type="float" office:value="18818">
            <text:p>18818</text:p>
          </table:table-cell>
          <table:table-cell office:value-type="float" office:value="6737">
            <text:p>6737</text:p>
          </table:table-cell>
          <table:table-cell table:number-columns-repeated="9"/>
        </table:table-row>
        <table:table-row table:style-name="ro1">
          <table:table-cell office:value-type="time" office:time-value="PT09H13M15S">
            <text:p>09:13:15 AM</text:p>
          </table:table-cell>
          <table:table-cell office:value-type="float" office:value="18861">
            <text:p>18861</text:p>
          </table:table-cell>
          <table:table-cell office:value-type="float" office:value="6705">
            <text:p>6705</text:p>
          </table:table-cell>
          <table:table-cell table:number-columns-repeated="9"/>
        </table:table-row>
        <table:table-row table:style-name="ro1">
          <table:table-cell office:value-type="time" office:time-value="PT09H13M25S">
            <text:p>09:13:25 AM</text:p>
          </table:table-cell>
          <table:table-cell office:value-type="float" office:value="18905">
            <text:p>18905</text:p>
          </table:table-cell>
          <table:table-cell office:value-type="float" office:value="6655">
            <text:p>6655</text:p>
          </table:table-cell>
          <table:table-cell table:number-columns-repeated="9"/>
        </table:table-row>
        <table:table-row table:style-name="ro1">
          <table:table-cell office:value-type="time" office:time-value="PT09H13M40S">
            <text:p>09:13:40 AM</text:p>
          </table:table-cell>
          <table:table-cell office:value-type="float" office:value="18969">
            <text:p>18969</text:p>
          </table:table-cell>
          <table:table-cell office:value-type="float" office:value="6599">
            <text:p>6599</text:p>
          </table:table-cell>
          <table:table-cell table:number-columns-repeated="9"/>
        </table:table-row>
        <table:table-row table:style-name="ro1">
          <table:table-cell office:value-type="time" office:time-value="PT09H13M50S">
            <text:p>09:13:50 AM</text:p>
          </table:table-cell>
          <table:table-cell office:value-type="float" office:value="19013">
            <text:p>19013</text:p>
          </table:table-cell>
          <table:table-cell office:value-type="float" office:value="6548">
            <text:p>6548</text:p>
          </table:table-cell>
          <table:table-cell table:number-columns-repeated="9"/>
        </table:table-row>
        <table:table-row table:style-name="ro1">
          <table:table-cell office:value-type="time" office:time-value="PT09H14M00S">
            <text:p>09:14:00 AM</text:p>
          </table:table-cell>
          <table:table-cell office:value-type="float" office:value="19055">
            <text:p>19055</text:p>
          </table:table-cell>
          <table:table-cell office:value-type="float" office:value="6503">
            <text:p>6503</text:p>
          </table:table-cell>
          <table:table-cell table:number-columns-repeated="9"/>
        </table:table-row>
        <table:table-row table:style-name="ro1">
          <table:table-cell office:value-type="time" office:time-value="PT09H14M10S">
            <text:p>09:14:10 AM</text:p>
          </table:table-cell>
          <table:table-cell office:value-type="float" office:value="19092">
            <text:p>19092</text:p>
          </table:table-cell>
          <table:table-cell office:value-type="float" office:value="6459">
            <text:p>6459</text:p>
          </table:table-cell>
          <table:table-cell table:number-columns-repeated="9"/>
        </table:table-row>
        <table:table-row table:style-name="ro1">
          <table:table-cell office:value-type="time" office:time-value="PT09H14M20S">
            <text:p>09:14:20 AM</text:p>
          </table:table-cell>
          <table:table-cell office:value-type="float" office:value="19133">
            <text:p>19133</text:p>
          </table:table-cell>
          <table:table-cell office:value-type="float" office:value="6423">
            <text:p>6423</text:p>
          </table:table-cell>
          <table:table-cell table:number-columns-repeated="9"/>
        </table:table-row>
        <table:table-row table:style-name="ro1">
          <table:table-cell office:value-type="time" office:time-value="PT09H14M30S">
            <text:p>09:14:30 AM</text:p>
          </table:table-cell>
          <table:table-cell office:value-type="float" office:value="19172">
            <text:p>19172</text:p>
          </table:table-cell>
          <table:table-cell office:value-type="float" office:value="6390">
            <text:p>6390</text:p>
          </table:table-cell>
          <table:table-cell table:number-columns-repeated="9"/>
        </table:table-row>
        <table:table-row table:style-name="ro1">
          <table:table-cell office:value-type="time" office:time-value="PT09H14M40S">
            <text:p>09:14:40 AM</text:p>
          </table:table-cell>
          <table:table-cell office:value-type="float" office:value="19212">
            <text:p>19212</text:p>
          </table:table-cell>
          <table:table-cell office:value-type="float" office:value="6336">
            <text:p>6336</text:p>
          </table:table-cell>
          <table:table-cell table:number-columns-repeated="9"/>
        </table:table-row>
        <table:table-row table:style-name="ro1">
          <table:table-cell office:value-type="time" office:time-value="PT09H14M50S">
            <text:p>09:14:50 AM</text:p>
          </table:table-cell>
          <table:table-cell office:value-type="float" office:value="19253">
            <text:p>19253</text:p>
          </table:table-cell>
          <table:table-cell office:value-type="float" office:value="6307">
            <text:p>6307</text:p>
          </table:table-cell>
          <table:table-cell table:number-columns-repeated="9"/>
        </table:table-row>
        <table:table-row table:style-name="ro1">
          <table:table-cell office:value-type="time" office:time-value="PT09H15M00S">
            <text:p>09:15:00 AM</text:p>
          </table:table-cell>
          <table:table-cell office:value-type="float" office:value="19296">
            <text:p>19296</text:p>
          </table:table-cell>
          <table:table-cell office:value-type="float" office:value="6266">
            <text:p>6266</text:p>
          </table:table-cell>
          <table:table-cell table:number-columns-repeated="9"/>
        </table:table-row>
        <table:table-row table:style-name="ro1">
          <table:table-cell office:value-type="time" office:time-value="PT09H15M15S">
            <text:p>09:15:15 AM</text:p>
          </table:table-cell>
          <table:table-cell office:value-type="float" office:value="19360">
            <text:p>19360</text:p>
          </table:table-cell>
          <table:table-cell office:value-type="float" office:value="6201">
            <text:p>6201</text:p>
          </table:table-cell>
          <table:table-cell table:number-columns-repeated="9"/>
        </table:table-row>
        <table:table-row table:style-name="ro1">
          <table:table-cell office:value-type="time" office:time-value="PT09H15M25S">
            <text:p>09:15:25 AM</text:p>
          </table:table-cell>
          <table:table-cell office:value-type="float" office:value="19397">
            <text:p>19397</text:p>
          </table:table-cell>
          <table:table-cell office:value-type="float" office:value="6160">
            <text:p>6160</text:p>
          </table:table-cell>
          <table:table-cell table:number-columns-repeated="9"/>
        </table:table-row>
        <table:table-row table:style-name="ro1">
          <table:table-cell office:value-type="time" office:time-value="PT09H15M35S">
            <text:p>09:15:35 AM</text:p>
          </table:table-cell>
          <table:table-cell office:value-type="float" office:value="19440">
            <text:p>19440</text:p>
          </table:table-cell>
          <table:table-cell office:value-type="float" office:value="6140">
            <text:p>6140</text:p>
          </table:table-cell>
          <table:table-cell table:number-columns-repeated="9"/>
        </table:table-row>
        <table:table-row table:style-name="ro1">
          <table:table-cell office:value-type="time" office:time-value="PT09H15M45S">
            <text:p>09:15:45 AM</text:p>
          </table:table-cell>
          <table:table-cell office:value-type="float" office:value="19478">
            <text:p>19478</text:p>
          </table:table-cell>
          <table:table-cell office:value-type="float" office:value="6082">
            <text:p>6082</text:p>
          </table:table-cell>
          <table:table-cell table:number-columns-repeated="9"/>
        </table:table-row>
        <table:table-row table:style-name="ro1">
          <table:table-cell office:value-type="time" office:time-value="PT09H15M55S">
            <text:p>09:15:55 AM</text:p>
          </table:table-cell>
          <table:table-cell office:value-type="float" office:value="19518">
            <text:p>19518</text:p>
          </table:table-cell>
          <table:table-cell office:value-type="float" office:value="6049">
            <text:p>6049</text:p>
          </table:table-cell>
          <table:table-cell table:number-columns-repeated="9"/>
        </table:table-row>
        <table:table-row table:style-name="ro1">
          <table:table-cell office:value-type="time" office:time-value="PT09H16M05S">
            <text:p>09:16:05 AM</text:p>
          </table:table-cell>
          <table:table-cell office:value-type="float" office:value="19556">
            <text:p>19556</text:p>
          </table:table-cell>
          <table:table-cell office:value-type="float" office:value="6030">
            <text:p>6030</text:p>
          </table:table-cell>
          <table:table-cell table:number-columns-repeated="9"/>
        </table:table-row>
        <table:table-row table:style-name="ro1">
          <table:table-cell office:value-type="time" office:time-value="PT09H16M15S">
            <text:p>09:16:15 AM</text:p>
          </table:table-cell>
          <table:table-cell office:value-type="float" office:value="19597">
            <text:p>19597</text:p>
          </table:table-cell>
          <table:table-cell office:value-type="float" office:value="5974">
            <text:p>5974</text:p>
          </table:table-cell>
          <table:table-cell table:number-columns-repeated="9"/>
        </table:table-row>
        <table:table-row table:style-name="ro1">
          <table:table-cell office:value-type="time" office:time-value="PT09H16M25S">
            <text:p>09:16:25 AM</text:p>
          </table:table-cell>
          <table:table-cell office:value-type="float" office:value="19639">
            <text:p>19639</text:p>
          </table:table-cell>
          <table:table-cell office:value-type="float" office:value="5941">
            <text:p>5941</text:p>
          </table:table-cell>
          <table:table-cell table:number-columns-repeated="9"/>
        </table:table-row>
        <table:table-row table:style-name="ro1">
          <table:table-cell office:value-type="time" office:time-value="PT09H16M40S">
            <text:p>09:16:40 AM</text:p>
          </table:table-cell>
          <table:table-cell office:value-type="float" office:value="19701">
            <text:p>19701</text:p>
          </table:table-cell>
          <table:table-cell office:value-type="float" office:value="5901">
            <text:p>5901</text:p>
          </table:table-cell>
          <table:table-cell table:number-columns-repeated="9"/>
        </table:table-row>
        <table:table-row table:style-name="ro1">
          <table:table-cell office:value-type="time" office:time-value="PT09H17M00S">
            <text:p>09:17:00 AM</text:p>
          </table:table-cell>
          <table:table-cell office:value-type="float" office:value="19783">
            <text:p>19783</text:p>
          </table:table-cell>
          <table:table-cell office:value-type="float" office:value="5808">
            <text:p>5808</text:p>
          </table:table-cell>
          <table:table-cell table:number-columns-repeated="9"/>
        </table:table-row>
        <table:table-row table:style-name="ro1">
          <table:table-cell office:value-type="time" office:time-value="PT09H17M10S">
            <text:p>09:17:10 AM</text:p>
          </table:table-cell>
          <table:table-cell office:value-type="float" office:value="19824">
            <text:p>19824</text:p>
          </table:table-cell>
          <table:table-cell office:value-type="float" office:value="5772">
            <text:p>5772</text:p>
          </table:table-cell>
          <table:table-cell table:number-columns-repeated="9"/>
        </table:table-row>
        <table:table-row table:style-name="ro1">
          <table:table-cell office:value-type="time" office:time-value="PT09H17M20S">
            <text:p>09:17:20 AM</text:p>
          </table:table-cell>
          <table:table-cell office:value-type="float" office:value="19866">
            <text:p>19866</text:p>
          </table:table-cell>
          <table:table-cell office:value-type="float" office:value="5746">
            <text:p>5746</text:p>
          </table:table-cell>
          <table:table-cell table:number-columns-repeated="9"/>
        </table:table-row>
        <table:table-row table:style-name="ro1">
          <table:table-cell office:value-type="time" office:time-value="PT09H17M40S">
            <text:p>09:17:40 AM</text:p>
          </table:table-cell>
          <table:table-cell office:value-type="float" office:value="19949">
            <text:p>19949</text:p>
          </table:table-cell>
          <table:table-cell office:value-type="float" office:value="5675">
            <text:p>5675</text:p>
          </table:table-cell>
          <table:table-cell table:number-columns-repeated="9"/>
        </table:table-row>
        <table:table-row table:style-name="ro1">
          <table:table-cell office:value-type="time" office:time-value="PT09H17M50S">
            <text:p>09:17:50 AM</text:p>
          </table:table-cell>
          <table:table-cell office:value-type="float" office:value="19992">
            <text:p>19992</text:p>
          </table:table-cell>
          <table:table-cell office:value-type="float" office:value="5624">
            <text:p>5624</text:p>
          </table:table-cell>
          <table:table-cell table:number-columns-repeated="9"/>
        </table:table-row>
        <table:table-row table:style-name="ro1">
          <table:table-cell office:value-type="time" office:time-value="PT09H18M05S">
            <text:p>09:18:05 AM</text:p>
          </table:table-cell>
          <table:table-cell office:value-type="float" office:value="20057">
            <text:p>20057</text:p>
          </table:table-cell>
          <table:table-cell office:value-type="float" office:value="5577">
            <text:p>5577</text:p>
          </table:table-cell>
          <table:table-cell table:number-columns-repeated="9"/>
        </table:table-row>
        <table:table-row table:style-name="ro1">
          <table:table-cell office:value-type="time" office:time-value="PT09H18M15S">
            <text:p>09:18:15 AM</text:p>
          </table:table-cell>
          <table:table-cell office:value-type="float" office:value="20103">
            <text:p>20103</text:p>
          </table:table-cell>
          <table:table-cell office:value-type="float" office:value="5534">
            <text:p>5534</text:p>
          </table:table-cell>
          <table:table-cell table:number-columns-repeated="9"/>
        </table:table-row>
        <table:table-row table:style-name="ro1">
          <table:table-cell office:value-type="time" office:time-value="PT09H18M25S">
            <text:p>09:18:25 AM</text:p>
          </table:table-cell>
          <table:table-cell office:value-type="float" office:value="20148">
            <text:p>20148</text:p>
          </table:table-cell>
          <table:table-cell office:value-type="float" office:value="5498">
            <text:p>5498</text:p>
          </table:table-cell>
          <table:table-cell table:number-columns-repeated="9"/>
        </table:table-row>
        <table:table-row table:style-name="ro1">
          <table:table-cell office:value-type="time" office:time-value="PT09H18M35S">
            <text:p>09:18:35 AM</text:p>
          </table:table-cell>
          <table:table-cell office:value-type="float" office:value="20193">
            <text:p>20193</text:p>
          </table:table-cell>
          <table:table-cell office:value-type="float" office:value="5470">
            <text:p>5470</text:p>
          </table:table-cell>
          <table:table-cell table:number-columns-repeated="9"/>
        </table:table-row>
        <table:table-row table:style-name="ro1">
          <table:table-cell office:value-type="time" office:time-value="PT09H18M45S">
            <text:p>09:18:45 AM</text:p>
          </table:table-cell>
          <table:table-cell office:value-type="float" office:value="20235">
            <text:p>20235</text:p>
          </table:table-cell>
          <table:table-cell office:value-type="float" office:value="5427">
            <text:p>5427</text:p>
          </table:table-cell>
          <table:table-cell table:number-columns-repeated="9"/>
        </table:table-row>
        <table:table-row table:style-name="ro1">
          <table:table-cell office:value-type="time" office:time-value="PT09H18M55S">
            <text:p>09:18:55 AM</text:p>
          </table:table-cell>
          <table:table-cell office:value-type="float" office:value="20279">
            <text:p>20279</text:p>
          </table:table-cell>
          <table:table-cell office:value-type="float" office:value="5368">
            <text:p>5368</text:p>
          </table:table-cell>
          <table:table-cell table:number-columns-repeated="9"/>
        </table:table-row>
        <table:table-row table:style-name="ro1">
          <table:table-cell office:value-type="time" office:time-value="PT09H19M05S">
            <text:p>09:19:05 AM</text:p>
          </table:table-cell>
          <table:table-cell office:value-type="float" office:value="20326">
            <text:p>20326</text:p>
          </table:table-cell>
          <table:table-cell office:value-type="float" office:value="5354">
            <text:p>5354</text:p>
          </table:table-cell>
          <table:table-cell table:number-columns-repeated="9"/>
        </table:table-row>
        <table:table-row table:style-name="ro1">
          <table:table-cell office:value-type="time" office:time-value="PT09H19M15S">
            <text:p>09:19:15 AM</text:p>
          </table:table-cell>
          <table:table-cell office:value-type="float" office:value="20371">
            <text:p>20371</text:p>
          </table:table-cell>
          <table:table-cell office:value-type="float" office:value="5316">
            <text:p>5316</text:p>
          </table:table-cell>
          <table:table-cell table:number-columns-repeated="9"/>
        </table:table-row>
        <table:table-row table:style-name="ro1">
          <table:table-cell office:value-type="time" office:time-value="PT09H19M25S">
            <text:p>09:19:25 AM</text:p>
          </table:table-cell>
          <table:table-cell office:value-type="float" office:value="20415">
            <text:p>20415</text:p>
          </table:table-cell>
          <table:table-cell office:value-type="float" office:value="5272">
            <text:p>5272</text:p>
          </table:table-cell>
          <table:table-cell table:number-columns-repeated="9"/>
        </table:table-row>
        <table:table-row table:style-name="ro1">
          <table:table-cell office:value-type="time" office:time-value="PT09H19M40S">
            <text:p>09:19:40 AM</text:p>
          </table:table-cell>
          <table:table-cell office:value-type="float" office:value="20485">
            <text:p>20485</text:p>
          </table:table-cell>
          <table:table-cell office:value-type="float" office:value="5224">
            <text:p>5224</text:p>
          </table:table-cell>
          <table:table-cell table:number-columns-repeated="9"/>
        </table:table-row>
        <table:table-row table:style-name="ro1">
          <table:table-cell office:value-type="time" office:time-value="PT09H19M50S">
            <text:p>09:19:50 AM</text:p>
          </table:table-cell>
          <table:table-cell office:value-type="float" office:value="20532">
            <text:p>20532</text:p>
          </table:table-cell>
          <table:table-cell office:value-type="float" office:value="5195">
            <text:p>5195</text:p>
          </table:table-cell>
          <table:table-cell table:number-columns-repeated="9"/>
        </table:table-row>
        <table:table-row table:style-name="ro1">
          <table:table-cell office:value-type="time" office:time-value="PT09H20M00S">
            <text:p>09:20:00 AM</text:p>
          </table:table-cell>
          <table:table-cell office:value-type="float" office:value="20577">
            <text:p>20577</text:p>
          </table:table-cell>
          <table:table-cell office:value-type="float" office:value="5155">
            <text:p>5155</text:p>
          </table:table-cell>
          <table:table-cell table:number-columns-repeated="9"/>
        </table:table-row>
        <table:table-row table:style-name="ro1">
          <table:table-cell office:value-type="time" office:time-value="PT09H20M10S">
            <text:p>09:20:10 AM</text:p>
          </table:table-cell>
          <table:table-cell office:value-type="float" office:value="20624">
            <text:p>20624</text:p>
          </table:table-cell>
          <table:table-cell office:value-type="float" office:value="5121">
            <text:p>5121</text:p>
          </table:table-cell>
          <table:table-cell table:number-columns-repeated="9"/>
        </table:table-row>
        <table:table-row table:style-name="ro1">
          <table:table-cell office:value-type="time" office:time-value="PT09H20M20S">
            <text:p>09:20:20 AM</text:p>
          </table:table-cell>
          <table:table-cell office:value-type="float" office:value="20666">
            <text:p>20666</text:p>
          </table:table-cell>
          <table:table-cell office:value-type="float" office:value="5085">
            <text:p>5085</text:p>
          </table:table-cell>
          <table:table-cell table:number-columns-repeated="9"/>
        </table:table-row>
        <table:table-row table:style-name="ro1">
          <table:table-cell office:value-type="time" office:time-value="PT09H20M45S">
            <text:p>09:20:45 AM</text:p>
          </table:table-cell>
          <table:table-cell office:value-type="float" office:value="20781">
            <text:p>20781</text:p>
          </table:table-cell>
          <table:table-cell office:value-type="float" office:value="5002">
            <text:p>5002</text:p>
          </table:table-cell>
          <table:table-cell table:number-columns-repeated="9"/>
        </table:table-row>
        <table:table-row table:style-name="ro1">
          <table:table-cell office:value-type="time" office:time-value="PT09H20M55S">
            <text:p>09:20:55 AM</text:p>
          </table:table-cell>
          <table:table-cell office:value-type="float" office:value="20825">
            <text:p>20825</text:p>
          </table:table-cell>
          <table:table-cell office:value-type="float" office:value="4961">
            <text:p>4961</text:p>
          </table:table-cell>
          <table:table-cell table:number-columns-repeated="9"/>
        </table:table-row>
        <table:table-row table:style-name="ro1">
          <table:table-cell office:value-type="time" office:time-value="PT09H21M05S">
            <text:p>09:21:05 AM</text:p>
          </table:table-cell>
          <table:table-cell office:value-type="float" office:value="20871">
            <text:p>20871</text:p>
          </table:table-cell>
          <table:table-cell office:value-type="float" office:value="4924">
            <text:p>4924</text:p>
          </table:table-cell>
          <table:table-cell table:number-columns-repeated="9"/>
        </table:table-row>
        <table:table-row table:style-name="ro1">
          <table:table-cell office:value-type="time" office:time-value="PT09H21M15S">
            <text:p>09:21:15 AM</text:p>
          </table:table-cell>
          <table:table-cell office:value-type="float" office:value="20915">
            <text:p>20915</text:p>
          </table:table-cell>
          <table:table-cell office:value-type="float" office:value="4893">
            <text:p>4893</text:p>
          </table:table-cell>
          <table:table-cell table:number-columns-repeated="9"/>
        </table:table-row>
        <table:table-row table:style-name="ro1">
          <table:table-cell office:value-type="time" office:time-value="PT09H21M25S">
            <text:p>09:21:25 AM</text:p>
          </table:table-cell>
          <table:table-cell office:value-type="float" office:value="20960">
            <text:p>20960</text:p>
          </table:table-cell>
          <table:table-cell office:value-type="float" office:value="4867">
            <text:p>4867</text:p>
          </table:table-cell>
          <table:table-cell table:number-columns-repeated="9"/>
        </table:table-row>
        <table:table-row table:style-name="ro1">
          <table:table-cell office:value-type="time" office:time-value="PT09H21M35S">
            <text:p>09:21:35 AM</text:p>
          </table:table-cell>
          <table:table-cell office:value-type="float" office:value="21005">
            <text:p>21005</text:p>
          </table:table-cell>
          <table:table-cell office:value-type="float" office:value="4816">
            <text:p>4816</text:p>
          </table:table-cell>
          <table:table-cell table:number-columns-repeated="9"/>
        </table:table-row>
        <table:table-row table:style-name="ro1">
          <table:table-cell office:value-type="time" office:time-value="PT09H21M55S">
            <text:p>09:21:55 AM</text:p>
          </table:table-cell>
          <table:table-cell office:value-type="float" office:value="21093">
            <text:p>21093</text:p>
          </table:table-cell>
          <table:table-cell office:value-type="float" office:value="4764">
            <text:p>4764</text:p>
          </table:table-cell>
          <table:table-cell table:number-columns-repeated="9"/>
        </table:table-row>
        <table:table-row table:style-name="ro1">
          <table:table-cell office:value-type="time" office:time-value="PT09H22M05S">
            <text:p>09:22:05 AM</text:p>
          </table:table-cell>
          <table:table-cell office:value-type="float" office:value="21136">
            <text:p>21136</text:p>
          </table:table-cell>
          <table:table-cell office:value-type="float" office:value="4737">
            <text:p>4737</text:p>
          </table:table-cell>
          <table:table-cell table:number-columns-repeated="9"/>
        </table:table-row>
        <table:table-row table:style-name="ro1">
          <table:table-cell office:value-type="time" office:time-value="PT09H22M20S">
            <text:p>09:22:20 AM</text:p>
          </table:table-cell>
          <table:table-cell office:value-type="float" office:value="21197">
            <text:p>21197</text:p>
          </table:table-cell>
          <table:table-cell office:value-type="float" office:value="4689">
            <text:p>4689</text:p>
          </table:table-cell>
          <table:table-cell table:number-columns-repeated="9"/>
        </table:table-row>
        <table:table-row table:style-name="ro1">
          <table:table-cell office:value-type="time" office:time-value="PT09H22M30S">
            <text:p>09:22:30 AM</text:p>
          </table:table-cell>
          <table:table-cell office:value-type="float" office:value="21237">
            <text:p>21237</text:p>
          </table:table-cell>
          <table:table-cell office:value-type="float" office:value="4670">
            <text:p>4670</text:p>
          </table:table-cell>
          <table:table-cell table:number-columns-repeated="9"/>
        </table:table-row>
        <table:table-row table:style-name="ro1">
          <table:table-cell office:value-type="time" office:time-value="PT09H22M40S">
            <text:p>09:22:40 AM</text:p>
          </table:table-cell>
          <table:table-cell office:value-type="float" office:value="21278">
            <text:p>21278</text:p>
          </table:table-cell>
          <table:table-cell office:value-type="float" office:value="4637">
            <text:p>4637</text:p>
          </table:table-cell>
          <table:table-cell table:number-columns-repeated="9"/>
        </table:table-row>
        <table:table-row table:style-name="ro1">
          <table:table-cell office:value-type="time" office:time-value="PT09H22M50S">
            <text:p>09:22:50 AM</text:p>
          </table:table-cell>
          <table:table-cell office:value-type="float" office:value="21319">
            <text:p>21319</text:p>
          </table:table-cell>
          <table:table-cell office:value-type="float" office:value="4610">
            <text:p>4610</text:p>
          </table:table-cell>
          <table:table-cell table:number-columns-repeated="9"/>
        </table:table-row>
        <table:table-row table:style-name="ro1">
          <table:table-cell office:value-type="time" office:time-value="PT09H23M00S">
            <text:p>09:23:00 AM</text:p>
          </table:table-cell>
          <table:table-cell office:value-type="float" office:value="21360">
            <text:p>21360</text:p>
          </table:table-cell>
          <table:table-cell office:value-type="float" office:value="4565">
            <text:p>4565</text:p>
          </table:table-cell>
          <table:table-cell table:number-columns-repeated="9"/>
        </table:table-row>
        <table:table-row table:style-name="ro1">
          <table:table-cell office:value-type="time" office:time-value="PT09H23M10S">
            <text:p>09:23:10 AM</text:p>
          </table:table-cell>
          <table:table-cell office:value-type="float" office:value="21405">
            <text:p>21405</text:p>
          </table:table-cell>
          <table:table-cell office:value-type="float" office:value="4544">
            <text:p>4544</text:p>
          </table:table-cell>
          <table:table-cell table:number-columns-repeated="9"/>
        </table:table-row>
        <table:table-row table:style-name="ro1">
          <table:table-cell office:value-type="time" office:time-value="PT09H23M20S">
            <text:p>09:23:20 AM</text:p>
          </table:table-cell>
          <table:table-cell office:value-type="float" office:value="21446">
            <text:p>21446</text:p>
          </table:table-cell>
          <table:table-cell office:value-type="float" office:value="4512">
            <text:p>4512</text:p>
          </table:table-cell>
          <table:table-cell table:number-columns-repeated="9"/>
        </table:table-row>
        <table:table-row table:style-name="ro1">
          <table:table-cell office:value-type="time" office:time-value="PT09H23M30S">
            <text:p>09:23:30 AM</text:p>
          </table:table-cell>
          <table:table-cell office:value-type="float" office:value="21489">
            <text:p>21489</text:p>
          </table:table-cell>
          <table:table-cell office:value-type="float" office:value="4489">
            <text:p>4489</text:p>
          </table:table-cell>
          <table:table-cell table:number-columns-repeated="9"/>
        </table:table-row>
        <table:table-row table:style-name="ro1">
          <table:table-cell office:value-type="time" office:time-value="PT09H23M45S">
            <text:p>09:23:45 AM</text:p>
          </table:table-cell>
          <table:table-cell office:value-type="float" office:value="21552">
            <text:p>21552</text:p>
          </table:table-cell>
          <table:table-cell office:value-type="float" office:value="4447">
            <text:p>4447</text:p>
          </table:table-cell>
          <table:table-cell table:number-columns-repeated="9"/>
        </table:table-row>
        <table:table-row table:style-name="ro1">
          <table:table-cell office:value-type="time" office:time-value="PT09H23M55S">
            <text:p>09:23:55 AM</text:p>
          </table:table-cell>
          <table:table-cell office:value-type="float" office:value="21597">
            <text:p>21597</text:p>
          </table:table-cell>
          <table:table-cell office:value-type="float" office:value="4409">
            <text:p>4409</text:p>
          </table:table-cell>
          <table:table-cell table:number-columns-repeated="9"/>
        </table:table-row>
        <table:table-row table:style-name="ro1">
          <table:table-cell office:value-type="time" office:time-value="PT09H24M05S">
            <text:p>09:24:05 AM</text:p>
          </table:table-cell>
          <table:table-cell office:value-type="float" office:value="21641">
            <text:p>21641</text:p>
          </table:table-cell>
          <table:table-cell office:value-type="float" office:value="4386">
            <text:p>4386</text:p>
          </table:table-cell>
          <table:table-cell table:number-columns-repeated="9"/>
        </table:table-row>
        <table:table-row table:style-name="ro1">
          <table:table-cell office:value-type="time" office:time-value="PT09H24M15S">
            <text:p>09:24:15 AM</text:p>
          </table:table-cell>
          <table:table-cell office:value-type="float" office:value="21686">
            <text:p>21686</text:p>
          </table:table-cell>
          <table:table-cell office:value-type="float" office:value="4353">
            <text:p>4353</text:p>
          </table:table-cell>
          <table:table-cell table:number-columns-repeated="9"/>
        </table:table-row>
        <table:table-row table:style-name="ro1">
          <table:table-cell office:value-type="time" office:time-value="PT09H24M25S">
            <text:p>09:24:25 AM</text:p>
          </table:table-cell>
          <table:table-cell office:value-type="float" office:value="21726">
            <text:p>21726</text:p>
          </table:table-cell>
          <table:table-cell office:value-type="float" office:value="4322">
            <text:p>4322</text:p>
          </table:table-cell>
          <table:table-cell table:number-columns-repeated="9"/>
        </table:table-row>
        <table:table-row table:style-name="ro1">
          <table:table-cell office:value-type="time" office:time-value="PT09H24M35S">
            <text:p>09:24:35 AM</text:p>
          </table:table-cell>
          <table:table-cell office:value-type="float" office:value="21768">
            <text:p>21768</text:p>
          </table:table-cell>
          <table:table-cell office:value-type="float" office:value="4298">
            <text:p>4298</text:p>
          </table:table-cell>
          <table:table-cell table:number-columns-repeated="9"/>
        </table:table-row>
        <table:table-row table:style-name="ro1">
          <table:table-cell office:value-type="time" office:time-value="PT09H24M45S">
            <text:p>09:24:45 AM</text:p>
          </table:table-cell>
          <table:table-cell office:value-type="float" office:value="21812">
            <text:p>21812</text:p>
          </table:table-cell>
          <table:table-cell office:value-type="float" office:value="4273">
            <text:p>4273</text:p>
          </table:table-cell>
          <table:table-cell table:number-columns-repeated="9"/>
        </table:table-row>
        <table:table-row table:style-name="ro1">
          <table:table-cell office:value-type="time" office:time-value="PT09H24M55S">
            <text:p>09:24:55 AM</text:p>
          </table:table-cell>
          <table:table-cell office:value-type="float" office:value="21854">
            <text:p>21854</text:p>
          </table:table-cell>
          <table:table-cell office:value-type="float" office:value="4240">
            <text:p>4240</text:p>
          </table:table-cell>
          <table:table-cell table:number-columns-repeated="9"/>
        </table:table-row>
        <table:table-row table:style-name="ro1">
          <table:table-cell office:value-type="time" office:time-value="PT09H25M05S">
            <text:p>09:25:05 AM</text:p>
          </table:table-cell>
          <table:table-cell office:value-type="float" office:value="21895">
            <text:p>21895</text:p>
          </table:table-cell>
          <table:table-cell office:value-type="float" office:value="4227">
            <text:p>4227</text:p>
          </table:table-cell>
          <table:table-cell table:number-columns-repeated="9"/>
        </table:table-row>
        <table:table-row table:style-name="ro1">
          <table:table-cell office:value-type="time" office:time-value="PT09H25M20S">
            <text:p>09:25:20 AM</text:p>
          </table:table-cell>
          <table:table-cell office:value-type="float" office:value="21961">
            <text:p>21961</text:p>
          </table:table-cell>
          <table:table-cell office:value-type="float" office:value="4181">
            <text:p>4181</text:p>
          </table:table-cell>
          <table:table-cell table:number-columns-repeated="9"/>
        </table:table-row>
        <table:table-row table:style-name="ro1">
          <table:table-cell office:value-type="time" office:time-value="PT09H25M30S">
            <text:p>09:25:30 AM</text:p>
          </table:table-cell>
          <table:table-cell office:value-type="float" office:value="22002">
            <text:p>22002</text:p>
          </table:table-cell>
          <table:table-cell office:value-type="float" office:value="4157">
            <text:p>4157</text:p>
          </table:table-cell>
          <table:table-cell table:number-columns-repeated="9"/>
        </table:table-row>
        <table:table-row table:style-name="ro1">
          <table:table-cell office:value-type="time" office:time-value="PT09H25M50S">
            <text:p>09:25:50 AM</text:p>
          </table:table-cell>
          <table:table-cell office:value-type="float" office:value="22086">
            <text:p>22086</text:p>
          </table:table-cell>
          <table:table-cell office:value-type="float" office:value="4104">
            <text:p>4104</text:p>
          </table:table-cell>
          <table:table-cell table:number-columns-repeated="9"/>
        </table:table-row>
        <table:table-row table:style-name="ro1">
          <table:table-cell office:value-type="time" office:time-value="PT09H26M00S">
            <text:p>09:26:00 AM</text:p>
          </table:table-cell>
          <table:table-cell office:value-type="float" office:value="22128">
            <text:p>22128</text:p>
          </table:table-cell>
          <table:table-cell office:value-type="float" office:value="4085">
            <text:p>4085</text:p>
          </table:table-cell>
          <table:table-cell table:number-columns-repeated="9"/>
        </table:table-row>
        <table:table-row table:style-name="ro1">
          <table:table-cell office:value-type="time" office:time-value="PT09H26M10S">
            <text:p>09:26:10 AM</text:p>
          </table:table-cell>
          <table:table-cell office:value-type="float" office:value="22172">
            <text:p>22172</text:p>
          </table:table-cell>
          <table:table-cell office:value-type="float" office:value="4057">
            <text:p>4057</text:p>
          </table:table-cell>
          <table:table-cell table:number-columns-repeated="9"/>
        </table:table-row>
        <table:table-row table:style-name="ro1">
          <table:table-cell office:value-type="time" office:time-value="PT09H26M20S">
            <text:p>09:26:20 AM</text:p>
          </table:table-cell>
          <table:table-cell office:value-type="float" office:value="22217">
            <text:p>22217</text:p>
          </table:table-cell>
          <table:table-cell office:value-type="float" office:value="4032">
            <text:p>4032</text:p>
          </table:table-cell>
          <table:table-cell table:number-columns-repeated="9"/>
        </table:table-row>
        <table:table-row table:style-name="ro1">
          <table:table-cell office:value-type="time" office:time-value="PT09H26M30S">
            <text:p>09:26:30 AM</text:p>
          </table:table-cell>
          <table:table-cell office:value-type="float" office:value="22259">
            <text:p>22259</text:p>
          </table:table-cell>
          <table:table-cell office:value-type="float" office:value="4016">
            <text:p>4016</text:p>
          </table:table-cell>
          <table:table-cell table:number-columns-repeated="9"/>
        </table:table-row>
        <table:table-row table:style-name="ro1">
          <table:table-cell office:value-type="time" office:time-value="PT09H26M45S">
            <text:p>09:26:45 AM</text:p>
          </table:table-cell>
          <table:table-cell office:value-type="float" office:value="22324">
            <text:p>22324</text:p>
          </table:table-cell>
          <table:table-cell office:value-type="float" office:value="3974">
            <text:p>3974</text:p>
          </table:table-cell>
          <table:table-cell table:number-columns-repeated="9"/>
        </table:table-row>
        <table:table-row table:style-name="ro1">
          <table:table-cell office:value-type="time" office:time-value="PT09H26M55S">
            <text:p>09:26:55 AM</text:p>
          </table:table-cell>
          <table:table-cell office:value-type="float" office:value="22368">
            <text:p>22368</text:p>
          </table:table-cell>
          <table:table-cell office:value-type="float" office:value="3948">
            <text:p>3948</text:p>
          </table:table-cell>
          <table:table-cell table:number-columns-repeated="9"/>
        </table:table-row>
        <table:table-row table:style-name="ro1">
          <table:table-cell office:value-type="time" office:time-value="PT09H27M05S">
            <text:p>09:27:05 AM</text:p>
          </table:table-cell>
          <table:table-cell office:value-type="float" office:value="22413">
            <text:p>22413</text:p>
          </table:table-cell>
          <table:table-cell office:value-type="float" office:value="3921">
            <text:p>3921</text:p>
          </table:table-cell>
          <table:table-cell table:number-columns-repeated="9"/>
        </table:table-row>
        <table:table-row table:style-name="ro1">
          <table:table-cell office:value-type="time" office:time-value="PT09H27M15S">
            <text:p>09:27:15 AM</text:p>
          </table:table-cell>
          <table:table-cell office:value-type="float" office:value="22460">
            <text:p>22460</text:p>
          </table:table-cell>
          <table:table-cell office:value-type="float" office:value="3891">
            <text:p>3891</text:p>
          </table:table-cell>
          <table:table-cell table:number-columns-repeated="9"/>
        </table:table-row>
        <table:table-row table:style-name="ro1">
          <table:table-cell office:value-type="time" office:time-value="PT09H27M25S">
            <text:p>09:27:25 AM</text:p>
          </table:table-cell>
          <table:table-cell office:value-type="float" office:value="22502">
            <text:p>22502</text:p>
          </table:table-cell>
          <table:table-cell office:value-type="float" office:value="3887">
            <text:p>3887</text:p>
          </table:table-cell>
          <table:table-cell table:number-columns-repeated="9"/>
        </table:table-row>
        <table:table-row table:style-name="ro1">
          <table:table-cell office:value-type="time" office:time-value="PT09H27M35S">
            <text:p>09:27:35 AM</text:p>
          </table:table-cell>
          <table:table-cell office:value-type="float" office:value="22547">
            <text:p>22547</text:p>
          </table:table-cell>
          <table:table-cell office:value-type="float" office:value="3854">
            <text:p>3854</text:p>
          </table:table-cell>
          <table:table-cell table:number-columns-repeated="9"/>
        </table:table-row>
        <table:table-row table:style-name="ro1">
          <table:table-cell office:value-type="time" office:time-value="PT09H27M45S">
            <text:p>09:27:45 AM</text:p>
          </table:table-cell>
          <table:table-cell office:value-type="float" office:value="22590">
            <text:p>22590</text:p>
          </table:table-cell>
          <table:table-cell office:value-type="float" office:value="3827">
            <text:p>3827</text:p>
          </table:table-cell>
          <table:table-cell table:number-columns-repeated="9"/>
        </table:table-row>
        <table:table-row table:style-name="ro1">
          <table:table-cell office:value-type="time" office:time-value="PT09H27M55S">
            <text:p>09:27:55 AM</text:p>
          </table:table-cell>
          <table:table-cell office:value-type="float" office:value="22635">
            <text:p>22635</text:p>
          </table:table-cell>
          <table:table-cell office:value-type="float" office:value="3810">
            <text:p>3810</text:p>
          </table:table-cell>
          <table:table-cell table:number-columns-repeated="9"/>
        </table:table-row>
        <table:table-row table:style-name="ro1">
          <table:table-cell office:value-type="time" office:time-value="PT09H28M10S">
            <text:p>09:28:10 AM</text:p>
          </table:table-cell>
          <table:table-cell office:value-type="float" office:value="22702">
            <text:p>22702</text:p>
          </table:table-cell>
          <table:table-cell office:value-type="float" office:value="3755">
            <text:p>3755</text:p>
          </table:table-cell>
          <table:table-cell table:number-columns-repeated="9"/>
        </table:table-row>
        <table:table-row table:style-name="ro1">
          <table:table-cell office:value-type="time" office:time-value="PT09H28M20S">
            <text:p>09:28:20 AM</text:p>
          </table:table-cell>
          <table:table-cell office:value-type="float" office:value="22746">
            <text:p>22746</text:p>
          </table:table-cell>
          <table:table-cell office:value-type="float" office:value="3744">
            <text:p>3744</text:p>
          </table:table-cell>
          <table:table-cell table:number-columns-repeated="9"/>
        </table:table-row>
        <table:table-row table:style-name="ro1">
          <table:table-cell office:value-type="time" office:time-value="PT09H28M30S">
            <text:p>09:28:30 AM</text:p>
          </table:table-cell>
          <table:table-cell office:value-type="float" office:value="22789">
            <text:p>22789</text:p>
          </table:table-cell>
          <table:table-cell office:value-type="float" office:value="3711">
            <text:p>3711</text:p>
          </table:table-cell>
          <table:table-cell table:number-columns-repeated="9"/>
        </table:table-row>
        <table:table-row table:style-name="ro1">
          <table:table-cell office:value-type="time" office:time-value="PT09H28M40S">
            <text:p>09:28:40 AM</text:p>
          </table:table-cell>
          <table:table-cell office:value-type="float" office:value="22835">
            <text:p>22835</text:p>
          </table:table-cell>
          <table:table-cell office:value-type="float" office:value="3686">
            <text:p>3686</text:p>
          </table:table-cell>
          <table:table-cell table:number-columns-repeated="9"/>
        </table:table-row>
        <table:table-row table:style-name="ro1">
          <table:table-cell office:value-type="time" office:time-value="PT09H28M50S">
            <text:p>09:28:50 AM</text:p>
          </table:table-cell>
          <table:table-cell office:value-type="float" office:value="22880">
            <text:p>22880</text:p>
          </table:table-cell>
          <table:table-cell office:value-type="float" office:value="3674">
            <text:p>3674</text:p>
          </table:table-cell>
          <table:table-cell table:number-columns-repeated="9"/>
        </table:table-row>
        <table:table-row table:style-name="ro1">
          <table:table-cell office:value-type="time" office:time-value="PT09H29M00S">
            <text:p>09:29:00 AM</text:p>
          </table:table-cell>
          <table:table-cell office:value-type="float" office:value="22926">
            <text:p>22926</text:p>
          </table:table-cell>
          <table:table-cell office:value-type="float" office:value="3642">
            <text:p>3642</text:p>
          </table:table-cell>
          <table:table-cell table:number-columns-repeated="9"/>
        </table:table-row>
        <table:table-row table:style-name="ro1">
          <table:table-cell office:value-type="time" office:time-value="PT09H29M10S">
            <text:p>09:29:10 AM</text:p>
          </table:table-cell>
          <table:table-cell office:value-type="float" office:value="22974">
            <text:p>22974</text:p>
          </table:table-cell>
          <table:table-cell office:value-type="float" office:value="3617">
            <text:p>3617</text:p>
          </table:table-cell>
          <table:table-cell table:number-columns-repeated="9"/>
        </table:table-row>
        <table:table-row table:style-name="ro1">
          <table:table-cell office:value-type="time" office:time-value="PT09H29M20S">
            <text:p>09:29:20 AM</text:p>
          </table:table-cell>
          <table:table-cell office:value-type="float" office:value="23019">
            <text:p>23019</text:p>
          </table:table-cell>
          <table:table-cell office:value-type="float" office:value="3604">
            <text:p>3604</text:p>
          </table:table-cell>
          <table:table-cell table:number-columns-repeated="9"/>
        </table:table-row>
        <table:table-row table:style-name="ro1">
          <table:table-cell office:value-type="time" office:time-value="PT09H29M35S">
            <text:p>09:29:35 AM</text:p>
          </table:table-cell>
          <table:table-cell office:value-type="float" office:value="23091">
            <text:p>23091</text:p>
          </table:table-cell>
          <table:table-cell office:value-type="float" office:value="3554">
            <text:p>3554</text:p>
          </table:table-cell>
          <table:table-cell table:number-columns-repeated="9"/>
        </table:table-row>
        <table:table-row table:style-name="ro1">
          <table:table-cell office:value-type="time" office:time-value="PT09H29M45S">
            <text:p>09:29:45 AM</text:p>
          </table:table-cell>
          <table:table-cell office:value-type="float" office:value="23137">
            <text:p>23137</text:p>
          </table:table-cell>
          <table:table-cell office:value-type="float" office:value="3540">
            <text:p>3540</text:p>
          </table:table-cell>
          <table:table-cell table:number-columns-repeated="9"/>
        </table:table-row>
        <table:table-row table:style-name="ro1">
          <table:table-cell office:value-type="time" office:time-value="PT09H29M55S">
            <text:p>09:29:55 AM</text:p>
          </table:table-cell>
          <table:table-cell office:value-type="float" office:value="23185">
            <text:p>23185</text:p>
          </table:table-cell>
          <table:table-cell office:value-type="float" office:value="3513">
            <text:p>3513</text:p>
          </table:table-cell>
          <table:table-cell table:number-columns-repeated="9"/>
        </table:table-row>
        <table:table-row table:style-name="ro1">
          <table:table-cell office:value-type="time" office:time-value="PT09H30M15S">
            <text:p>09:30:15 AM</text:p>
          </table:table-cell>
          <table:table-cell office:value-type="float" office:value="23278">
            <text:p>23278</text:p>
          </table:table-cell>
          <table:table-cell office:value-type="float" office:value="3481">
            <text:p>3481</text:p>
          </table:table-cell>
          <table:table-cell table:number-columns-repeated="9"/>
        </table:table-row>
        <table:table-row table:style-name="ro1">
          <table:table-cell office:value-type="time" office:time-value="PT09H30M25S">
            <text:p>09:30:25 AM</text:p>
          </table:table-cell>
          <table:table-cell office:value-type="float" office:value="23322">
            <text:p>23322</text:p>
          </table:table-cell>
          <table:table-cell office:value-type="float" office:value="3465">
            <text:p>3465</text:p>
          </table:table-cell>
          <table:table-cell table:number-columns-repeated="9"/>
        </table:table-row>
        <table:table-row table:style-name="ro1">
          <table:table-cell office:value-type="time" office:time-value="PT09H30M35S">
            <text:p>09:30:35 AM</text:p>
          </table:table-cell>
          <table:table-cell office:value-type="float" office:value="23367">
            <text:p>23367</text:p>
          </table:table-cell>
          <table:table-cell office:value-type="float" office:value="3420">
            <text:p>3420</text:p>
          </table:table-cell>
          <table:table-cell table:number-columns-repeated="9"/>
        </table:table-row>
        <table:table-row table:style-name="ro1">
          <table:table-cell office:value-type="time" office:time-value="PT09H30M45S">
            <text:p>09:30:45 AM</text:p>
          </table:table-cell>
          <table:table-cell office:value-type="float" office:value="23411">
            <text:p>23411</text:p>
          </table:table-cell>
          <table:table-cell office:value-type="float" office:value="3415">
            <text:p>3415</text:p>
          </table:table-cell>
          <table:table-cell table:number-columns-repeated="9"/>
        </table:table-row>
        <table:table-row table:style-name="ro1">
          <table:table-cell office:value-type="time" office:time-value="PT09H30M55S">
            <text:p>09:30:55 AM</text:p>
          </table:table-cell>
          <table:table-cell office:value-type="float" office:value="23456">
            <text:p>23456</text:p>
          </table:table-cell>
          <table:table-cell office:value-type="float" office:value="3410">
            <text:p>3410</text:p>
          </table:table-cell>
          <table:table-cell table:number-columns-repeated="9"/>
        </table:table-row>
        <table:table-row table:style-name="ro1">
          <table:table-cell office:value-type="time" office:time-value="PT09H31M10S">
            <text:p>09:31:10 AM</text:p>
          </table:table-cell>
          <table:table-cell office:value-type="float" office:value="23520">
            <text:p>23520</text:p>
          </table:table-cell>
          <table:table-cell office:value-type="float" office:value="3348">
            <text:p>3348</text:p>
          </table:table-cell>
          <table:table-cell table:number-columns-repeated="9"/>
        </table:table-row>
        <table:table-row table:style-name="ro1">
          <table:table-cell office:value-type="time" office:time-value="PT09H31M20S">
            <text:p>09:31:20 AM</text:p>
          </table:table-cell>
          <table:table-cell office:value-type="float" office:value="23563">
            <text:p>23563</text:p>
          </table:table-cell>
          <table:table-cell office:value-type="float" office:value="3332">
            <text:p>3332</text:p>
          </table:table-cell>
          <table:table-cell table:number-columns-repeated="9"/>
        </table:table-row>
        <table:table-row table:style-name="ro1">
          <table:table-cell office:value-type="time" office:time-value="PT09H31M30S">
            <text:p>09:31:30 AM</text:p>
          </table:table-cell>
          <table:table-cell office:value-type="float" office:value="23610">
            <text:p>23610</text:p>
          </table:table-cell>
          <table:table-cell office:value-type="float" office:value="3320">
            <text:p>3320</text:p>
          </table:table-cell>
          <table:table-cell table:number-columns-repeated="9"/>
        </table:table-row>
        <table:table-row table:style-name="ro1">
          <table:table-cell office:value-type="time" office:time-value="PT09H31M40S">
            <text:p>09:31:40 AM</text:p>
          </table:table-cell>
          <table:table-cell office:value-type="float" office:value="23655">
            <text:p>23655</text:p>
          </table:table-cell>
          <table:table-cell office:value-type="float" office:value="3301">
            <text:p>3301</text:p>
          </table:table-cell>
          <table:table-cell table:number-columns-repeated="9"/>
        </table:table-row>
        <table:table-row table:style-name="ro1">
          <table:table-cell office:value-type="time" office:time-value="PT09H31M50S">
            <text:p>09:31:50 AM</text:p>
          </table:table-cell>
          <table:table-cell office:value-type="float" office:value="23699">
            <text:p>23699</text:p>
          </table:table-cell>
          <table:table-cell office:value-type="float" office:value="3269">
            <text:p>3269</text:p>
          </table:table-cell>
          <table:table-cell table:number-columns-repeated="9"/>
        </table:table-row>
        <table:table-row table:style-name="ro1">
          <table:table-cell office:value-type="time" office:time-value="PT09H32M00S">
            <text:p>09:32:00 AM</text:p>
          </table:table-cell>
          <table:table-cell office:value-type="float" office:value="23747">
            <text:p>23747</text:p>
          </table:table-cell>
          <table:table-cell office:value-type="float" office:value="3261">
            <text:p>3261</text:p>
          </table:table-cell>
          <table:table-cell table:number-columns-repeated="9"/>
        </table:table-row>
        <table:table-row table:style-name="ro1">
          <table:table-cell office:value-type="time" office:time-value="PT09H32M10S">
            <text:p>09:32:10 AM</text:p>
          </table:table-cell>
          <table:table-cell office:value-type="float" office:value="23792">
            <text:p>23792</text:p>
          </table:table-cell>
          <table:table-cell office:value-type="float" office:value="3226">
            <text:p>3226</text:p>
          </table:table-cell>
          <table:table-cell table:number-columns-repeated="9"/>
        </table:table-row>
        <table:table-row table:style-name="ro1">
          <table:table-cell office:value-type="time" office:time-value="PT09H32M20S">
            <text:p>09:32:20 AM</text:p>
          </table:table-cell>
          <table:table-cell office:value-type="float" office:value="23839">
            <text:p>23839</text:p>
          </table:table-cell>
          <table:table-cell office:value-type="float" office:value="3205">
            <text:p>3205</text:p>
          </table:table-cell>
          <table:table-cell table:number-columns-repeated="9"/>
        </table:table-row>
        <table:table-row table:style-name="ro1">
          <table:table-cell office:value-type="time" office:time-value="PT09H32M45S">
            <text:p>09:32:45 AM</text:p>
          </table:table-cell>
          <table:table-cell office:value-type="float" office:value="23959">
            <text:p>23959</text:p>
          </table:table-cell>
          <table:table-cell office:value-type="float" office:value="3162">
            <text:p>3162</text:p>
          </table:table-cell>
          <table:table-cell table:number-columns-repeated="9"/>
        </table:table-row>
        <table:table-row table:style-name="ro1">
          <table:table-cell office:value-type="time" office:time-value="PT09H32M55S">
            <text:p>09:32:55 AM</text:p>
          </table:table-cell>
          <table:table-cell office:value-type="float" office:value="24007">
            <text:p>24007</text:p>
          </table:table-cell>
          <table:table-cell office:value-type="float" office:value="3139">
            <text:p>3139</text:p>
          </table:table-cell>
          <table:table-cell table:number-columns-repeated="9"/>
        </table:table-row>
        <table:table-row table:style-name="ro1">
          <table:table-cell office:value-type="time" office:time-value="PT09H33M05S">
            <text:p>09:33:05 AM</text:p>
          </table:table-cell>
          <table:table-cell office:value-type="float" office:value="24053">
            <text:p>24053</text:p>
          </table:table-cell>
          <table:table-cell office:value-type="float" office:value="3143">
            <text:p>3143</text:p>
          </table:table-cell>
          <table:table-cell table:number-columns-repeated="9"/>
        </table:table-row>
        <table:table-row table:style-name="ro1">
          <table:table-cell office:value-type="time" office:time-value="PT09H33M15S">
            <text:p>09:33:15 AM</text:p>
          </table:table-cell>
          <table:table-cell office:value-type="float" office:value="24097">
            <text:p>24097</text:p>
          </table:table-cell>
          <table:table-cell office:value-type="float" office:value="3095">
            <text:p>3095</text:p>
          </table:table-cell>
          <table:table-cell table:number-columns-repeated="9"/>
        </table:table-row>
        <table:table-row table:style-name="ro1">
          <table:table-cell office:value-type="time" office:time-value="PT09H33M25S">
            <text:p>09:33:25 AM</text:p>
          </table:table-cell>
          <table:table-cell office:value-type="float" office:value="24146">
            <text:p>24146</text:p>
          </table:table-cell>
          <table:table-cell office:value-type="float" office:value="3069">
            <text:p>3069</text:p>
          </table:table-cell>
          <table:table-cell table:number-columns-repeated="9"/>
        </table:table-row>
        <table:table-row table:style-name="ro1">
          <table:table-cell office:value-type="time" office:time-value="PT09H33M50S">
            <text:p>09:33:50 AM</text:p>
          </table:table-cell>
          <table:table-cell office:value-type="float" office:value="24259">
            <text:p>24259</text:p>
          </table:table-cell>
          <table:table-cell office:value-type="float" office:value="3022">
            <text:p>3022</text:p>
          </table:table-cell>
          <table:table-cell table:number-columns-repeated="9"/>
        </table:table-row>
        <table:table-row table:style-name="ro1">
          <table:table-cell office:value-type="time" office:time-value="PT09H34M10S">
            <text:p>09:34:10 AM</text:p>
          </table:table-cell>
          <table:table-cell office:value-type="float" office:value="24347">
            <text:p>24347</text:p>
          </table:table-cell>
          <table:table-cell office:value-type="float" office:value="2986">
            <text:p>2986</text:p>
          </table:table-cell>
          <table:table-cell table:number-columns-repeated="9"/>
        </table:table-row>
        <table:table-row table:style-name="ro1">
          <table:table-cell office:value-type="time" office:time-value="PT09H34M20S">
            <text:p>09:34:20 AM</text:p>
          </table:table-cell>
          <table:table-cell office:value-type="float" office:value="24391">
            <text:p>24391</text:p>
          </table:table-cell>
          <table:table-cell office:value-type="float" office:value="2961">
            <text:p>2961</text:p>
          </table:table-cell>
          <table:table-cell table:number-columns-repeated="9"/>
        </table:table-row>
        <table:table-row table:style-name="ro1">
          <table:table-cell office:value-type="time" office:time-value="PT09H34M30S">
            <text:p>09:34:30 AM</text:p>
          </table:table-cell>
          <table:table-cell office:value-type="float" office:value="24439">
            <text:p>24439</text:p>
          </table:table-cell>
          <table:table-cell office:value-type="float" office:value="2950">
            <text:p>2950</text:p>
          </table:table-cell>
          <table:table-cell table:number-columns-repeated="9"/>
        </table:table-row>
        <table:table-row table:style-name="ro1">
          <table:table-cell office:value-type="time" office:time-value="PT09H34M40S">
            <text:p>09:34:40 AM</text:p>
          </table:table-cell>
          <table:table-cell office:value-type="float" office:value="24483">
            <text:p>24483</text:p>
          </table:table-cell>
          <table:table-cell office:value-type="float" office:value="2931">
            <text:p>2931</text:p>
          </table:table-cell>
          <table:table-cell table:number-columns-repeated="9"/>
        </table:table-row>
        <table:table-row table:style-name="ro1">
          <table:table-cell office:value-type="time" office:time-value="PT09H34M50S">
            <text:p>09:34:50 AM</text:p>
          </table:table-cell>
          <table:table-cell office:value-type="float" office:value="24526">
            <text:p>24526</text:p>
          </table:table-cell>
          <table:table-cell office:value-type="float" office:value="2922">
            <text:p>2922</text:p>
          </table:table-cell>
          <table:table-cell table:number-columns-repeated="9"/>
        </table:table-row>
        <table:table-row table:style-name="ro1">
          <table:table-cell office:value-type="time" office:time-value="PT09H35M00S">
            <text:p>09:35:00 AM</text:p>
          </table:table-cell>
          <table:table-cell office:value-type="float" office:value="24568">
            <text:p>24568</text:p>
          </table:table-cell>
          <table:table-cell office:value-type="float" office:value="2891">
            <text:p>2891</text:p>
          </table:table-cell>
          <table:table-cell table:number-columns-repeated="9"/>
        </table:table-row>
        <table:table-row table:style-name="ro1">
          <table:table-cell office:value-type="time" office:time-value="PT09H35M15S">
            <text:p>09:35:15 AM</text:p>
          </table:table-cell>
          <table:table-cell office:value-type="float" office:value="24632">
            <text:p>24632</text:p>
          </table:table-cell>
          <table:table-cell office:value-type="float" office:value="2862">
            <text:p>2862</text:p>
          </table:table-cell>
          <table:table-cell table:number-columns-repeated="9"/>
        </table:table-row>
        <table:table-row table:style-name="ro1">
          <table:table-cell office:value-type="time" office:time-value="PT09H35M25S">
            <text:p>09:35:25 AM</text:p>
          </table:table-cell>
          <table:table-cell office:value-type="float" office:value="24674">
            <text:p>24674</text:p>
          </table:table-cell>
          <table:table-cell office:value-type="float" office:value="2853">
            <text:p>2853</text:p>
          </table:table-cell>
          <table:table-cell table:number-columns-repeated="9"/>
        </table:table-row>
        <table:table-row table:style-name="ro1">
          <table:table-cell office:value-type="time" office:time-value="PT09H35M35S">
            <text:p>09:35:35 AM</text:p>
          </table:table-cell>
          <table:table-cell office:value-type="float" office:value="24714">
            <text:p>24714</text:p>
          </table:table-cell>
          <table:table-cell office:value-type="float" office:value="2838">
            <text:p>2838</text:p>
          </table:table-cell>
          <table:table-cell table:number-columns-repeated="9"/>
        </table:table-row>
        <table:table-row table:style-name="ro1">
          <table:table-cell office:value-type="time" office:time-value="PT09H35M45S">
            <text:p>09:35:45 AM</text:p>
          </table:table-cell>
          <table:table-cell office:value-type="float" office:value="24750">
            <text:p>24750</text:p>
          </table:table-cell>
          <table:table-cell office:value-type="float" office:value="2821">
            <text:p>2821</text:p>
          </table:table-cell>
          <table:table-cell table:number-columns-repeated="9"/>
        </table:table-row>
        <table:table-row table:style-name="ro1">
          <table:table-cell office:value-type="time" office:time-value="PT09H35M55S">
            <text:p>09:35:55 AM</text:p>
          </table:table-cell>
          <table:table-cell office:value-type="float" office:value="24792">
            <text:p>24792</text:p>
          </table:table-cell>
          <table:table-cell office:value-type="float" office:value="2793">
            <text:p>2793</text:p>
          </table:table-cell>
          <table:table-cell table:number-columns-repeated="9"/>
        </table:table-row>
        <table:table-row table:style-name="ro1">
          <table:table-cell office:value-type="time" office:time-value="PT09H36M05S">
            <text:p>09:36:05 AM</text:p>
          </table:table-cell>
          <table:table-cell office:value-type="float" office:value="24831">
            <text:p>24831</text:p>
          </table:table-cell>
          <table:table-cell office:value-type="float" office:value="2805">
            <text:p>2805</text:p>
          </table:table-cell>
          <table:table-cell table:number-columns-repeated="9"/>
        </table:table-row>
        <table:table-row table:style-name="ro1">
          <table:table-cell office:value-type="time" office:time-value="PT09H36M15S">
            <text:p>09:36:15 AM</text:p>
          </table:table-cell>
          <table:table-cell office:value-type="float" office:value="24870">
            <text:p>24870</text:p>
          </table:table-cell>
          <table:table-cell office:value-type="float" office:value="2785">
            <text:p>2785</text:p>
          </table:table-cell>
          <table:table-cell table:number-columns-repeated="9"/>
        </table:table-row>
        <table:table-row table:style-name="ro1">
          <table:table-cell office:value-type="time" office:time-value="PT09H36M25S">
            <text:p>09:36:25 AM</text:p>
          </table:table-cell>
          <table:table-cell office:value-type="float" office:value="24914">
            <text:p>24914</text:p>
          </table:table-cell>
          <table:table-cell office:value-type="float" office:value="2762">
            <text:p>2762</text:p>
          </table:table-cell>
          <table:table-cell table:number-columns-repeated="9"/>
        </table:table-row>
        <table:table-row table:style-name="ro1">
          <table:table-cell office:value-type="time" office:time-value="PT09H36M40S">
            <text:p>09:36:40 AM</text:p>
          </table:table-cell>
          <table:table-cell office:value-type="float" office:value="24979">
            <text:p>24979</text:p>
          </table:table-cell>
          <table:table-cell office:value-type="float" office:value="2738">
            <text:p>2738</text:p>
          </table:table-cell>
          <table:table-cell table:number-columns-repeated="9"/>
        </table:table-row>
        <table:table-row table:style-name="ro1">
          <table:table-cell office:value-type="time" office:time-value="PT09H36M50S">
            <text:p>09:36:50 AM</text:p>
          </table:table-cell>
          <table:table-cell office:value-type="float" office:value="25024">
            <text:p>25024</text:p>
          </table:table-cell>
          <table:table-cell office:value-type="float" office:value="2726">
            <text:p>2726</text:p>
          </table:table-cell>
          <table:table-cell table:number-columns-repeated="9"/>
        </table:table-row>
        <table:table-row table:style-name="ro1">
          <table:table-cell office:value-type="time" office:time-value="PT09H37M00S">
            <text:p>09:37:00 AM</text:p>
          </table:table-cell>
          <table:table-cell office:value-type="float" office:value="25069">
            <text:p>25069</text:p>
          </table:table-cell>
          <table:table-cell office:value-type="float" office:value="2716">
            <text:p>2716</text:p>
          </table:table-cell>
          <table:table-cell table:number-columns-repeated="9"/>
        </table:table-row>
        <table:table-row table:style-name="ro1">
          <table:table-cell office:value-type="time" office:time-value="PT09H37M10S">
            <text:p>09:37:10 AM</text:p>
          </table:table-cell>
          <table:table-cell office:value-type="float" office:value="25111">
            <text:p>25111</text:p>
          </table:table-cell>
          <table:table-cell office:value-type="float" office:value="2697">
            <text:p>2697</text:p>
          </table:table-cell>
          <table:table-cell table:number-columns-repeated="9"/>
        </table:table-row>
        <table:table-row table:style-name="ro1">
          <table:table-cell office:value-type="time" office:time-value="PT09H37M20S">
            <text:p>09:37:20 AM</text:p>
          </table:table-cell>
          <table:table-cell office:value-type="float" office:value="25159">
            <text:p>25159</text:p>
          </table:table-cell>
          <table:table-cell office:value-type="float" office:value="2650">
            <text:p>2650</text:p>
          </table:table-cell>
          <table:table-cell table:number-columns-repeated="9"/>
        </table:table-row>
        <table:table-row table:style-name="ro1">
          <table:table-cell office:value-type="time" office:time-value="PT09H37M30S">
            <text:p>09:37:30 AM</text:p>
          </table:table-cell>
          <table:table-cell office:value-type="float" office:value="25202">
            <text:p>25202</text:p>
          </table:table-cell>
          <table:table-cell office:value-type="float" office:value="2666">
            <text:p>2666</text:p>
          </table:table-cell>
          <table:table-cell table:number-columns-repeated="9"/>
        </table:table-row>
        <table:table-row table:style-name="ro1">
          <table:table-cell office:value-type="time" office:time-value="PT09H37M40S">
            <text:p>09:37:40 AM</text:p>
          </table:table-cell>
          <table:table-cell office:value-type="float" office:value="25245">
            <text:p>25245</text:p>
          </table:table-cell>
          <table:table-cell office:value-type="float" office:value="2639">
            <text:p>2639</text:p>
          </table:table-cell>
          <table:table-cell table:number-columns-repeated="9"/>
        </table:table-row>
        <table:table-row table:style-name="ro1">
          <table:table-cell office:value-type="time" office:time-value="PT09H37M50S">
            <text:p>09:37:50 AM</text:p>
          </table:table-cell>
          <table:table-cell office:value-type="float" office:value="25295">
            <text:p>25295</text:p>
          </table:table-cell>
          <table:table-cell office:value-type="float" office:value="2616">
            <text:p>2616</text:p>
          </table:table-cell>
          <table:table-cell table:number-columns-repeated="9"/>
        </table:table-row>
        <table:table-row table:style-name="ro1">
          <table:table-cell office:value-type="time" office:time-value="PT09H38M05S">
            <text:p>09:38:05 AM</text:p>
          </table:table-cell>
          <table:table-cell office:value-type="float" office:value="25365">
            <text:p>25365</text:p>
          </table:table-cell>
          <table:table-cell office:value-type="float" office:value="2591">
            <text:p>2591</text:p>
          </table:table-cell>
          <table:table-cell table:number-columns-repeated="9"/>
        </table:table-row>
        <table:table-row table:style-name="ro1">
          <table:table-cell office:value-type="time" office:time-value="PT09H38M15S">
            <text:p>09:38:15 AM</text:p>
          </table:table-cell>
          <table:table-cell office:value-type="float" office:value="25413">
            <text:p>25413</text:p>
          </table:table-cell>
          <table:table-cell office:value-type="float" office:value="2586">
            <text:p>2586</text:p>
          </table:table-cell>
          <table:table-cell table:number-columns-repeated="9"/>
        </table:table-row>
        <table:table-row table:style-name="ro1">
          <table:table-cell office:value-type="time" office:time-value="PT09H38M25S">
            <text:p>09:38:25 AM</text:p>
          </table:table-cell>
          <table:table-cell office:value-type="float" office:value="25460">
            <text:p>25460</text:p>
          </table:table-cell>
          <table:table-cell office:value-type="float" office:value="2550">
            <text:p>2550</text:p>
          </table:table-cell>
          <table:table-cell table:number-columns-repeated="9"/>
        </table:table-row>
        <table:table-row table:style-name="ro1">
          <table:table-cell office:value-type="time" office:time-value="PT09H38M35S">
            <text:p>09:38:35 AM</text:p>
          </table:table-cell>
          <table:table-cell office:value-type="float" office:value="25505">
            <text:p>25505</text:p>
          </table:table-cell>
          <table:table-cell office:value-type="float" office:value="2888">
            <text:p>2888</text:p>
          </table:table-cell>
          <table:table-cell table:number-columns-repeated="9"/>
        </table:table-row>
        <table:table-row table:style-name="ro1">
          <table:table-cell office:value-type="time" office:time-value="PT09H38M45S">
            <text:p>09:38:45 AM</text:p>
          </table:table-cell>
          <table:table-cell office:value-type="float" office:value="25552">
            <text:p>25552</text:p>
          </table:table-cell>
          <table:table-cell office:value-type="float" office:value="2550">
            <text:p>2550</text:p>
          </table:table-cell>
          <table:table-cell table:number-columns-repeated="9"/>
        </table:table-row>
        <table:table-row table:style-name="ro1">
          <table:table-cell office:value-type="time" office:time-value="PT09H38M55S">
            <text:p>09:38:55 AM</text:p>
          </table:table-cell>
          <table:table-cell office:value-type="float" office:value="25602">
            <text:p>25602</text:p>
          </table:table-cell>
          <table:table-cell office:value-type="float" office:value="2528">
            <text:p>2528</text:p>
          </table:table-cell>
          <table:table-cell table:number-columns-repeated="9"/>
        </table:table-row>
        <table:table-row table:style-name="ro1">
          <table:table-cell office:value-type="time" office:time-value="PT09H39M05S">
            <text:p>09:39:05 AM</text:p>
          </table:table-cell>
          <table:table-cell office:value-type="float" office:value="25648">
            <text:p>25648</text:p>
          </table:table-cell>
          <table:table-cell office:value-type="float" office:value="2518">
            <text:p>2518</text:p>
          </table:table-cell>
          <table:table-cell table:number-columns-repeated="9"/>
        </table:table-row>
        <table:table-row table:style-name="ro1">
          <table:table-cell office:value-type="time" office:time-value="PT09H39M15S">
            <text:p>09:39:15 AM</text:p>
          </table:table-cell>
          <table:table-cell office:value-type="float" office:value="25696">
            <text:p>25696</text:p>
          </table:table-cell>
          <table:table-cell office:value-type="float" office:value="2503">
            <text:p>2503</text:p>
          </table:table-cell>
          <table:table-cell table:number-columns-repeated="9"/>
        </table:table-row>
        <table:table-row table:style-name="ro1">
          <table:table-cell office:value-type="time" office:time-value="PT09H39M30S">
            <text:p>09:39:30 AM</text:p>
          </table:table-cell>
          <table:table-cell office:value-type="float" office:value="25766">
            <text:p>25766</text:p>
          </table:table-cell>
          <table:table-cell office:value-type="float" office:value="2472">
            <text:p>2472</text:p>
          </table:table-cell>
          <table:table-cell table:number-columns-repeated="9"/>
        </table:table-row>
        <table:table-row table:style-name="ro1">
          <table:table-cell office:value-type="time" office:time-value="PT09H39M40S">
            <text:p>09:39:40 AM</text:p>
          </table:table-cell>
          <table:table-cell office:value-type="float" office:value="25813">
            <text:p>25813</text:p>
          </table:table-cell>
          <table:table-cell office:value-type="float" office:value="2450">
            <text:p>2450</text:p>
          </table:table-cell>
          <table:table-cell table:number-columns-repeated="9"/>
        </table:table-row>
        <table:table-row table:style-name="ro1">
          <table:table-cell office:value-type="time" office:time-value="PT09H39M50S">
            <text:p>09:39:50 AM</text:p>
          </table:table-cell>
          <table:table-cell office:value-type="float" office:value="25861">
            <text:p>25861</text:p>
          </table:table-cell>
          <table:table-cell office:value-type="float" office:value="2445">
            <text:p>2445</text:p>
          </table:table-cell>
          <table:table-cell table:number-columns-repeated="9"/>
        </table:table-row>
        <table:table-row table:style-name="ro1">
          <table:table-cell office:value-type="time" office:time-value="PT09H40M00S">
            <text:p>09:40:00 AM</text:p>
          </table:table-cell>
          <table:table-cell office:value-type="float" office:value="25908">
            <text:p>25908</text:p>
          </table:table-cell>
          <table:table-cell office:value-type="float" office:value="2434">
            <text:p>2434</text:p>
          </table:table-cell>
          <table:table-cell table:number-columns-repeated="9"/>
        </table:table-row>
        <table:table-row table:style-name="ro1">
          <table:table-cell office:value-type="time" office:time-value="PT09H40M10S">
            <text:p>09:40:10 AM</text:p>
          </table:table-cell>
          <table:table-cell office:value-type="float" office:value="25962">
            <text:p>25962</text:p>
          </table:table-cell>
          <table:table-cell office:value-type="float" office:value="2416">
            <text:p>2416</text:p>
          </table:table-cell>
          <table:table-cell table:number-columns-repeated="9"/>
        </table:table-row>
        <table:table-row table:style-name="ro1">
          <table:table-cell office:value-type="time" office:time-value="PT09H40M20S">
            <text:p>09:40:20 AM</text:p>
          </table:table-cell>
          <table:table-cell office:value-type="float" office:value="26013">
            <text:p>26013</text:p>
          </table:table-cell>
          <table:table-cell office:value-type="float" office:value="2393">
            <text:p>2393</text:p>
          </table:table-cell>
          <table:table-cell table:number-columns-repeated="9"/>
        </table:table-row>
        <table:table-row table:style-name="ro1">
          <table:table-cell office:value-type="time" office:time-value="PT09H40M30S">
            <text:p>09:40:30 AM</text:p>
          </table:table-cell>
          <table:table-cell office:value-type="float" office:value="26064">
            <text:p>26064</text:p>
          </table:table-cell>
          <table:table-cell office:value-type="float" office:value="2384">
            <text:p>2384</text:p>
          </table:table-cell>
          <table:table-cell table:number-columns-repeated="9"/>
        </table:table-row>
        <table:table-row table:style-name="ro1">
          <table:table-cell office:value-type="time" office:time-value="PT09H40M40S">
            <text:p>09:40:40 AM</text:p>
          </table:table-cell>
          <table:table-cell office:value-type="float" office:value="26117">
            <text:p>26117</text:p>
          </table:table-cell>
          <table:table-cell office:value-type="float" office:value="2368">
            <text:p>2368</text:p>
          </table:table-cell>
          <table:table-cell table:number-columns-repeated="9"/>
        </table:table-row>
        <table:table-row table:style-name="ro1">
          <table:table-cell office:value-type="time" office:time-value="PT09H40M50S">
            <text:p>09:40:50 AM</text:p>
          </table:table-cell>
          <table:table-cell office:value-type="float" office:value="26168">
            <text:p>26168</text:p>
          </table:table-cell>
          <table:table-cell office:value-type="float" office:value="2347">
            <text:p>2347</text:p>
          </table:table-cell>
          <table:table-cell table:number-columns-repeated="9"/>
        </table:table-row>
        <table:table-row table:style-name="ro1">
          <table:table-cell office:value-type="time" office:time-value="PT09H41M05S">
            <text:p>09:41:05 AM</text:p>
          </table:table-cell>
          <table:table-cell office:value-type="float" office:value="26247">
            <text:p>26247</text:p>
          </table:table-cell>
          <table:table-cell office:value-type="float" office:value="2334">
            <text:p>2334</text:p>
          </table:table-cell>
          <table:table-cell table:number-columns-repeated="9"/>
        </table:table-row>
        <table:table-row table:style-name="ro1">
          <table:table-cell office:value-type="time" office:time-value="PT09H41M15S">
            <text:p>09:41:15 AM</text:p>
          </table:table-cell>
          <table:table-cell office:value-type="float" office:value="26297">
            <text:p>26297</text:p>
          </table:table-cell>
          <table:table-cell office:value-type="float" office:value="2311">
            <text:p>2311</text:p>
          </table:table-cell>
          <table:table-cell table:number-columns-repeated="9"/>
        </table:table-row>
        <table:table-row table:style-name="ro1">
          <table:table-cell office:value-type="time" office:time-value="PT09H41M25S">
            <text:p>09:41:25 AM</text:p>
          </table:table-cell>
          <table:table-cell office:value-type="float" office:value="26351">
            <text:p>26351</text:p>
          </table:table-cell>
          <table:table-cell office:value-type="float" office:value="2290">
            <text:p>2290</text:p>
          </table:table-cell>
          <table:table-cell table:number-columns-repeated="9"/>
        </table:table-row>
        <table:table-row table:style-name="ro1">
          <table:table-cell office:value-type="time" office:time-value="PT09H41M35S">
            <text:p>09:41:35 AM</text:p>
          </table:table-cell>
          <table:table-cell office:value-type="float" office:value="26401">
            <text:p>26401</text:p>
          </table:table-cell>
          <table:table-cell office:value-type="float" office:value="2277">
            <text:p>2277</text:p>
          </table:table-cell>
          <table:table-cell table:number-columns-repeated="9"/>
        </table:table-row>
        <table:table-row table:style-name="ro1">
          <table:table-cell office:value-type="time" office:time-value="PT09H41M45S">
            <text:p>09:41:45 AM</text:p>
          </table:table-cell>
          <table:table-cell office:value-type="float" office:value="26453">
            <text:p>26453</text:p>
          </table:table-cell>
          <table:table-cell office:value-type="float" office:value="2262">
            <text:p>2262</text:p>
          </table:table-cell>
          <table:table-cell table:number-columns-repeated="9"/>
        </table:table-row>
        <table:table-row table:style-name="ro1">
          <table:table-cell office:value-type="time" office:time-value="PT09H41M55S">
            <text:p>09:41:55 AM</text:p>
          </table:table-cell>
          <table:table-cell office:value-type="float" office:value="26502">
            <text:p>26502</text:p>
          </table:table-cell>
          <table:table-cell office:value-type="float" office:value="2237">
            <text:p>2237</text:p>
          </table:table-cell>
          <table:table-cell table:number-columns-repeated="9"/>
        </table:table-row>
        <table:table-row table:style-name="ro1">
          <table:table-cell office:value-type="time" office:time-value="PT09H42M05S">
            <text:p>09:42:05 AM</text:p>
          </table:table-cell>
          <table:table-cell office:value-type="float" office:value="26554">
            <text:p>26554</text:p>
          </table:table-cell>
          <table:table-cell office:value-type="float" office:value="2240">
            <text:p>2240</text:p>
          </table:table-cell>
          <table:table-cell table:number-columns-repeated="9"/>
        </table:table-row>
        <table:table-row table:style-name="ro1">
          <table:table-cell office:value-type="time" office:time-value="PT09H42M15S">
            <text:p>09:42:15 AM</text:p>
          </table:table-cell>
          <table:table-cell office:value-type="float" office:value="26603">
            <text:p>26603</text:p>
          </table:table-cell>
          <table:table-cell office:value-type="float" office:value="2213">
            <text:p>2213</text:p>
          </table:table-cell>
          <table:table-cell table:number-columns-repeated="9"/>
        </table:table-row>
        <table:table-row table:style-name="ro1">
          <table:table-cell office:value-type="time" office:time-value="PT09H42M30S">
            <text:p>09:42:30 AM</text:p>
          </table:table-cell>
          <table:table-cell office:value-type="float" office:value="26675">
            <text:p>26675</text:p>
          </table:table-cell>
          <table:table-cell office:value-type="float" office:value="2205">
            <text:p>2205</text:p>
          </table:table-cell>
          <table:table-cell table:number-columns-repeated="9"/>
        </table:table-row>
        <table:table-row table:style-name="ro1">
          <table:table-cell office:value-type="time" office:time-value="PT09H42M40S">
            <text:p>09:42:40 AM</text:p>
          </table:table-cell>
          <table:table-cell office:value-type="float" office:value="26722">
            <text:p>26722</text:p>
          </table:table-cell>
          <table:table-cell office:value-type="float" office:value="2200">
            <text:p>2200</text:p>
          </table:table-cell>
          <table:table-cell table:number-columns-repeated="9"/>
        </table:table-row>
        <table:table-row table:style-name="ro1">
          <table:table-cell office:value-type="time" office:time-value="PT09H42M50S">
            <text:p>09:42:50 AM</text:p>
          </table:table-cell>
          <table:table-cell office:value-type="float" office:value="26769">
            <text:p>26769</text:p>
          </table:table-cell>
          <table:table-cell office:value-type="float" office:value="2172">
            <text:p>2172</text:p>
          </table:table-cell>
          <table:table-cell table:number-columns-repeated="9"/>
        </table:table-row>
        <table:table-row table:style-name="ro1">
          <table:table-cell office:value-type="time" office:time-value="PT09H43M00S">
            <text:p>09:43:00 AM</text:p>
          </table:table-cell>
          <table:table-cell office:value-type="float" office:value="26817">
            <text:p>26817</text:p>
          </table:table-cell>
          <table:table-cell office:value-type="float" office:value="2162">
            <text:p>2162</text:p>
          </table:table-cell>
          <table:table-cell table:number-columns-repeated="9"/>
        </table:table-row>
        <table:table-row table:style-name="ro1">
          <table:table-cell office:value-type="time" office:time-value="PT09H43M10S">
            <text:p>09:43:10 AM</text:p>
          </table:table-cell>
          <table:table-cell office:value-type="float" office:value="26862">
            <text:p>26862</text:p>
          </table:table-cell>
          <table:table-cell office:value-type="float" office:value="2165">
            <text:p>2165</text:p>
          </table:table-cell>
          <table:table-cell table:number-columns-repeated="9"/>
        </table:table-row>
        <table:table-row table:style-name="ro1">
          <table:table-cell office:value-type="time" office:time-value="PT09H43M20S">
            <text:p>09:43:20 AM</text:p>
          </table:table-cell>
          <table:table-cell office:value-type="float" office:value="26908">
            <text:p>26908</text:p>
          </table:table-cell>
          <table:table-cell office:value-type="float" office:value="2133">
            <text:p>2133</text:p>
          </table:table-cell>
          <table:table-cell table:number-columns-repeated="9"/>
        </table:table-row>
        <table:table-row table:style-name="ro1">
          <table:table-cell office:value-type="time" office:time-value="PT09H43M35S">
            <text:p>09:43:35 AM</text:p>
          </table:table-cell>
          <table:table-cell office:value-type="float" office:value="26975">
            <text:p>26975</text:p>
          </table:table-cell>
          <table:table-cell office:value-type="float" office:value="2121">
            <text:p>2121</text:p>
          </table:table-cell>
          <table:table-cell table:number-columns-repeated="9"/>
        </table:table-row>
        <table:table-row table:style-name="ro1">
          <table:table-cell office:value-type="time" office:time-value="PT09H43M45S">
            <text:p>09:43:45 AM</text:p>
          </table:table-cell>
          <table:table-cell office:value-type="float" office:value="27020">
            <text:p>27020</text:p>
          </table:table-cell>
          <table:table-cell office:value-type="float" office:value="2104">
            <text:p>2104</text:p>
          </table:table-cell>
          <table:table-cell table:number-columns-repeated="9"/>
        </table:table-row>
        <table:table-row table:style-name="ro1">
          <table:table-cell office:value-type="time" office:time-value="PT09H43M55S">
            <text:p>09:43:55 AM</text:p>
          </table:table-cell>
          <table:table-cell office:value-type="float" office:value="27065">
            <text:p>27065</text:p>
          </table:table-cell>
          <table:table-cell office:value-type="float" office:value="2089">
            <text:p>2089</text:p>
          </table:table-cell>
          <table:table-cell table:number-columns-repeated="9"/>
        </table:table-row>
        <table:table-row table:style-name="ro1">
          <table:table-cell office:value-type="time" office:time-value="PT09H44M05S">
            <text:p>09:44:05 AM</text:p>
          </table:table-cell>
          <table:table-cell office:value-type="float" office:value="27110">
            <text:p>27110</text:p>
          </table:table-cell>
          <table:table-cell office:value-type="float" office:value="2081">
            <text:p>2081</text:p>
          </table:table-cell>
          <table:table-cell table:number-columns-repeated="9"/>
        </table:table-row>
        <table:table-row table:style-name="ro1">
          <table:table-cell office:value-type="time" office:time-value="PT09H44M15S">
            <text:p>09:44:15 AM</text:p>
          </table:table-cell>
          <table:table-cell office:value-type="float" office:value="27154">
            <text:p>27154</text:p>
          </table:table-cell>
          <table:table-cell office:value-type="float" office:value="2069">
            <text:p>2069</text:p>
          </table:table-cell>
          <table:table-cell table:number-columns-repeated="9"/>
        </table:table-row>
        <table:table-row table:style-name="ro1">
          <table:table-cell office:value-type="time" office:time-value="PT09H44M25S">
            <text:p>09:44:25 AM</text:p>
          </table:table-cell>
          <table:table-cell office:value-type="float" office:value="27199">
            <text:p>27199</text:p>
          </table:table-cell>
          <table:table-cell office:value-type="float" office:value="2063">
            <text:p>2063</text:p>
          </table:table-cell>
          <table:table-cell table:number-columns-repeated="9"/>
        </table:table-row>
        <table:table-row table:style-name="ro1">
          <table:table-cell office:value-type="time" office:time-value="PT09H44M35S">
            <text:p>09:44:35 AM</text:p>
          </table:table-cell>
          <table:table-cell office:value-type="float" office:value="27243">
            <text:p>27243</text:p>
          </table:table-cell>
          <table:table-cell office:value-type="float" office:value="2036">
            <text:p>2036</text:p>
          </table:table-cell>
          <table:table-cell table:number-columns-repeated="9"/>
        </table:table-row>
        <table:table-row table:style-name="ro1">
          <table:table-cell office:value-type="time" office:time-value="PT09H44M45S">
            <text:p>09:44:45 AM</text:p>
          </table:table-cell>
          <table:table-cell office:value-type="float" office:value="27288">
            <text:p>27288</text:p>
          </table:table-cell>
          <table:table-cell office:value-type="float" office:value="2033">
            <text:p>2033</text:p>
          </table:table-cell>
          <table:table-cell table:number-columns-repeated="9"/>
        </table:table-row>
        <table:table-row table:style-name="ro1">
          <table:table-cell office:value-type="time" office:time-value="PT09H44M55S">
            <text:p>09:44:55 AM</text:p>
          </table:table-cell>
          <table:table-cell office:value-type="float" office:value="27333">
            <text:p>27333</text:p>
          </table:table-cell>
          <table:table-cell office:value-type="float" office:value="2026">
            <text:p>2026</text:p>
          </table:table-cell>
          <table:table-cell table:number-columns-repeated="9"/>
        </table:table-row>
        <table:table-row table:style-name="ro1">
          <table:table-cell office:value-type="time" office:time-value="PT09H45M05S">
            <text:p>09:45:05 AM</text:p>
          </table:table-cell>
          <table:table-cell office:value-type="float" office:value="27379">
            <text:p>27379</text:p>
          </table:table-cell>
          <table:table-cell office:value-type="float" office:value="2031">
            <text:p>2031</text:p>
          </table:table-cell>
          <table:table-cell table:number-columns-repeated="9"/>
        </table:table-row>
        <table:table-row table:style-name="ro1">
          <table:table-cell office:value-type="time" office:time-value="PT09H45M20S">
            <text:p>09:45:20 AM</text:p>
          </table:table-cell>
          <table:table-cell office:value-type="float" office:value="27450">
            <text:p>27450</text:p>
          </table:table-cell>
          <table:table-cell office:value-type="float" office:value="1994">
            <text:p>1994</text:p>
          </table:table-cell>
          <table:table-cell table:number-columns-repeated="9"/>
        </table:table-row>
        <table:table-row table:style-name="ro1">
          <table:table-cell office:value-type="time" office:time-value="PT09H48M40S">
            <text:p>09:48:40 AM</text:p>
          </table:table-cell>
          <table:table-cell office:value-type="float" office:value="28357">
            <text:p>28357</text:p>
          </table:table-cell>
          <table:table-cell office:value-type="float" office:value="1783">
            <text:p>1783</text:p>
          </table:table-cell>
          <table:table-cell table:number-columns-repeated="9"/>
        </table:table-row>
        <table:table-row table:style-name="ro1">
          <table:table-cell office:value-type="time" office:time-value="PT09H48M50S">
            <text:p>09:48:50 AM</text:p>
          </table:table-cell>
          <table:table-cell office:value-type="float" office:value="28396">
            <text:p>28396</text:p>
          </table:table-cell>
          <table:table-cell office:value-type="float" office:value="1796">
            <text:p>1796</text:p>
          </table:table-cell>
          <table:table-cell table:number-columns-repeated="9"/>
        </table:table-row>
        <table:table-row table:style-name="ro1">
          <table:table-cell office:value-type="time" office:time-value="PT09H49M00S">
            <text:p>09:49:00 AM</text:p>
          </table:table-cell>
          <table:table-cell office:value-type="float" office:value="28436">
            <text:p>28436</text:p>
          </table:table-cell>
          <table:table-cell office:value-type="float" office:value="1770">
            <text:p>1770</text:p>
          </table:table-cell>
          <table:table-cell table:number-columns-repeated="9"/>
        </table:table-row>
        <table:table-row table:style-name="ro1">
          <table:table-cell office:value-type="time" office:time-value="PT09H49M10S">
            <text:p>09:49:10 AM</text:p>
          </table:table-cell>
          <table:table-cell office:value-type="float" office:value="28477">
            <text:p>28477</text:p>
          </table:table-cell>
          <table:table-cell office:value-type="float" office:value="1757">
            <text:p>1757</text:p>
          </table:table-cell>
          <table:table-cell table:number-columns-repeated="9"/>
        </table:table-row>
        <table:table-row table:style-name="ro1">
          <table:table-cell office:value-type="time" office:time-value="PT09H49M20S">
            <text:p>09:49:20 AM</text:p>
          </table:table-cell>
          <table:table-cell office:value-type="float" office:value="28519">
            <text:p>28519</text:p>
          </table:table-cell>
          <table:table-cell office:value-type="float" office:value="1693">
            <text:p>1693</text:p>
          </table:table-cell>
          <table:table-cell table:number-columns-repeated="9"/>
        </table:table-row>
        <table:table-row table:style-name="ro1">
          <table:table-cell office:value-type="time" office:time-value="PT09H49M35S">
            <text:p>09:49:35 AM</text:p>
          </table:table-cell>
          <table:table-cell office:value-type="float" office:value="28585">
            <text:p>28585</text:p>
          </table:table-cell>
          <table:table-cell office:value-type="float" office:value="1739">
            <text:p>1739</text:p>
          </table:table-cell>
          <table:table-cell table:number-columns-repeated="9"/>
        </table:table-row>
        <table:table-row table:style-name="ro1">
          <table:table-cell office:value-type="time" office:time-value="PT09H49M45S">
            <text:p>09:49:45 AM</text:p>
          </table:table-cell>
          <table:table-cell office:value-type="float" office:value="28630">
            <text:p>28630</text:p>
          </table:table-cell>
          <table:table-cell office:value-type="float" office:value="1735">
            <text:p>1735</text:p>
          </table:table-cell>
          <table:table-cell table:number-columns-repeated="9"/>
        </table:table-row>
        <table:table-row table:style-name="ro1">
          <table:table-cell office:value-type="time" office:time-value="PT09H49M55S">
            <text:p>09:49:55 AM</text:p>
          </table:table-cell>
          <table:table-cell office:value-type="float" office:value="28671">
            <text:p>28671</text:p>
          </table:table-cell>
          <table:table-cell office:value-type="float" office:value="1725">
            <text:p>1725</text:p>
          </table:table-cell>
          <table:table-cell table:number-columns-repeated="9"/>
        </table:table-row>
        <table:table-row table:style-name="ro1">
          <table:table-cell office:value-type="time" office:time-value="PT09H50M05S">
            <text:p>09:50:05 AM</text:p>
          </table:table-cell>
          <table:table-cell office:value-type="float" office:value="28714">
            <text:p>28714</text:p>
          </table:table-cell>
          <table:table-cell office:value-type="float" office:value="1719">
            <text:p>1719</text:p>
          </table:table-cell>
          <table:table-cell table:number-columns-repeated="9"/>
        </table:table-row>
        <table:table-row table:style-name="ro1">
          <table:table-cell office:value-type="time" office:time-value="PT09H50M15S">
            <text:p>09:50:15 AM</text:p>
          </table:table-cell>
          <table:table-cell office:value-type="float" office:value="28759">
            <text:p>28759</text:p>
          </table:table-cell>
          <table:table-cell office:value-type="float" office:value="1703">
            <text:p>1703</text:p>
          </table:table-cell>
          <table:table-cell table:number-columns-repeated="9"/>
        </table:table-row>
        <table:table-row table:style-name="ro1">
          <table:table-cell office:value-type="time" office:time-value="PT09H50M25S">
            <text:p>09:50:25 AM</text:p>
          </table:table-cell>
          <table:table-cell office:value-type="float" office:value="28805">
            <text:p>28805</text:p>
          </table:table-cell>
          <table:table-cell office:value-type="float" office:value="1704">
            <text:p>1704</text:p>
          </table:table-cell>
          <table:table-cell table:number-columns-repeated="9"/>
        </table:table-row>
        <table:table-row table:style-name="ro1">
          <table:table-cell office:value-type="time" office:time-value="PT09H50M35S">
            <text:p>09:50:35 AM</text:p>
          </table:table-cell>
          <table:table-cell office:value-type="float" office:value="28855">
            <text:p>28855</text:p>
          </table:table-cell>
          <table:table-cell office:value-type="float" office:value="1687">
            <text:p>1687</text:p>
          </table:table-cell>
          <table:table-cell table:number-columns-repeated="9"/>
        </table:table-row>
        <table:table-row table:style-name="ro1">
          <table:table-cell office:value-type="time" office:time-value="PT09H50M50S">
            <text:p>09:50:50 AM</text:p>
          </table:table-cell>
          <table:table-cell office:value-type="float" office:value="28928">
            <text:p>28928</text:p>
          </table:table-cell>
          <table:table-cell office:value-type="float" office:value="1681">
            <text:p>1681</text:p>
          </table:table-cell>
          <table:table-cell table:number-columns-repeated="9"/>
        </table:table-row>
        <table:table-row table:style-name="ro1">
          <table:table-cell office:value-type="time" office:time-value="PT09H51M00S">
            <text:p>09:51:00 AM</text:p>
          </table:table-cell>
          <table:table-cell office:value-type="float" office:value="28977">
            <text:p>28977</text:p>
          </table:table-cell>
          <table:table-cell office:value-type="float" office:value="1672">
            <text:p>1672</text:p>
          </table:table-cell>
          <table:table-cell table:number-columns-repeated="9"/>
        </table:table-row>
        <table:table-row table:style-name="ro1">
          <table:table-cell office:value-type="time" office:time-value="PT09H51M10S">
            <text:p>09:51:10 AM</text:p>
          </table:table-cell>
          <table:table-cell office:value-type="float" office:value="29026">
            <text:p>29026</text:p>
          </table:table-cell>
          <table:table-cell office:value-type="float" office:value="1659">
            <text:p>1659</text:p>
          </table:table-cell>
          <table:table-cell table:number-columns-repeated="9"/>
        </table:table-row>
        <table:table-row table:style-name="ro1">
          <table:table-cell office:value-type="time" office:time-value="PT09H51M20S">
            <text:p>09:51:20 AM</text:p>
          </table:table-cell>
          <table:table-cell office:value-type="float" office:value="29078">
            <text:p>29078</text:p>
          </table:table-cell>
          <table:table-cell office:value-type="float" office:value="1643">
            <text:p>1643</text:p>
          </table:table-cell>
          <table:table-cell table:number-columns-repeated="9"/>
        </table:table-row>
        <table:table-row table:style-name="ro1">
          <table:table-cell office:value-type="time" office:time-value="PT09H51M30S">
            <text:p>09:51:30 AM</text:p>
          </table:table-cell>
          <table:table-cell office:value-type="float" office:value="29129">
            <text:p>29129</text:p>
          </table:table-cell>
          <table:table-cell office:value-type="float" office:value="1631">
            <text:p>1631</text:p>
          </table:table-cell>
          <table:table-cell table:number-columns-repeated="9"/>
        </table:table-row>
        <table:table-row table:style-name="ro1">
          <table:table-cell office:value-type="time" office:time-value="PT09H51M40S">
            <text:p>09:51:40 AM</text:p>
          </table:table-cell>
          <table:table-cell office:value-type="float" office:value="29181">
            <text:p>29181</text:p>
          </table:table-cell>
          <table:table-cell office:value-type="float" office:value="1614">
            <text:p>1614</text:p>
          </table:table-cell>
          <table:table-cell table:number-columns-repeated="9"/>
        </table:table-row>
        <table:table-row table:style-name="ro1">
          <table:table-cell office:value-type="time" office:time-value="PT09H51M50S">
            <text:p>09:51:50 AM</text:p>
          </table:table-cell>
          <table:table-cell office:value-type="float" office:value="29229">
            <text:p>29229</text:p>
          </table:table-cell>
          <table:table-cell office:value-type="float" office:value="1616">
            <text:p>1616</text:p>
          </table:table-cell>
          <table:table-cell table:number-columns-repeated="9"/>
        </table:table-row>
        <table:table-row table:style-name="ro1">
          <table:table-cell office:value-type="time" office:time-value="PT09H52M00S">
            <text:p>09:52:00 AM</text:p>
          </table:table-cell>
          <table:table-cell office:value-type="float" office:value="29275">
            <text:p>29275</text:p>
          </table:table-cell>
          <table:table-cell office:value-type="float" office:value="1598">
            <text:p>1598</text:p>
          </table:table-cell>
          <table:table-cell table:number-columns-repeated="9"/>
        </table:table-row>
        <table:table-row table:style-name="ro1">
          <table:table-cell office:value-type="time" office:time-value="PT09H52M10S">
            <text:p>09:52:10 AM</text:p>
          </table:table-cell>
          <table:table-cell office:value-type="float" office:value="29320">
            <text:p>29320</text:p>
          </table:table-cell>
          <table:table-cell office:value-type="float" office:value="1594">
            <text:p>1594</text:p>
          </table:table-cell>
          <table:table-cell table:number-columns-repeated="9"/>
        </table:table-row>
        <table:table-row table:style-name="ro1">
          <table:table-cell office:value-type="time" office:time-value="PT09H52M25S">
            <text:p>09:52:25 AM</text:p>
          </table:table-cell>
          <table:table-cell office:value-type="float" office:value="29385">
            <text:p>29385</text:p>
          </table:table-cell>
          <table:table-cell office:value-type="float" office:value="1585">
            <text:p>1585</text:p>
          </table:table-cell>
          <table:table-cell table:number-columns-repeated="9"/>
        </table:table-row>
        <table:table-row table:style-name="ro1">
          <table:table-cell office:value-type="time" office:time-value="PT09H52M35S">
            <text:p>09:52:35 AM</text:p>
          </table:table-cell>
          <table:table-cell office:value-type="float" office:value="29429">
            <text:p>29429</text:p>
          </table:table-cell>
          <table:table-cell office:value-type="float" office:value="1552">
            <text:p>1552</text:p>
          </table:table-cell>
          <table:table-cell table:number-columns-repeated="9"/>
        </table:table-row>
        <table:table-row table:style-name="ro1">
          <table:table-cell office:value-type="time" office:time-value="PT09H52M45S">
            <text:p>09:52:45 AM</text:p>
          </table:table-cell>
          <table:table-cell office:value-type="float" office:value="29471">
            <text:p>29471</text:p>
          </table:table-cell>
          <table:table-cell office:value-type="float" office:value="1579">
            <text:p>1579</text:p>
          </table:table-cell>
          <table:table-cell table:number-columns-repeated="9"/>
        </table:table-row>
        <table:table-row table:style-name="ro1">
          <table:table-cell office:value-type="time" office:time-value="PT09H53M05S">
            <text:p>09:53:05 AM</text:p>
          </table:table-cell>
          <table:table-cell office:value-type="float" office:value="29553">
            <text:p>29553</text:p>
          </table:table-cell>
          <table:table-cell office:value-type="float" office:value="1555">
            <text:p>1555</text:p>
          </table:table-cell>
          <table:table-cell table:number-columns-repeated="9"/>
        </table:table-row>
        <table:table-row table:style-name="ro1">
          <table:table-cell office:value-type="time" office:time-value="PT09H53M15S">
            <text:p>09:53:15 AM</text:p>
          </table:table-cell>
          <table:table-cell office:value-type="float" office:value="29591">
            <text:p>29591</text:p>
          </table:table-cell>
          <table:table-cell office:value-type="float" office:value="1540">
            <text:p>1540</text:p>
          </table:table-cell>
          <table:table-cell table:number-columns-repeated="9"/>
        </table:table-row>
        <table:table-row table:style-name="ro1">
          <table:table-cell office:value-type="time" office:time-value="PT09H53M25S">
            <text:p>09:53:25 AM</text:p>
          </table:table-cell>
          <table:table-cell office:value-type="float" office:value="29631">
            <text:p>29631</text:p>
          </table:table-cell>
          <table:table-cell office:value-type="float" office:value="1545">
            <text:p>1545</text:p>
          </table:table-cell>
          <table:table-cell table:number-columns-repeated="9"/>
        </table:table-row>
        <table:table-row table:style-name="ro1">
          <table:table-cell office:value-type="time" office:time-value="PT09H53M35S">
            <text:p>09:53:35 AM</text:p>
          </table:table-cell>
          <table:table-cell office:value-type="float" office:value="29668">
            <text:p>29668</text:p>
          </table:table-cell>
          <table:table-cell office:value-type="float" office:value="1541">
            <text:p>1541</text:p>
          </table:table-cell>
          <table:table-cell table:number-columns-repeated="9"/>
        </table:table-row>
        <table:table-row table:style-name="ro1">
          <table:table-cell office:value-type="time" office:time-value="PT09H53M45S">
            <text:p>09:53:45 AM</text:p>
          </table:table-cell>
          <table:table-cell office:value-type="float" office:value="29708">
            <text:p>29708</text:p>
          </table:table-cell>
          <table:table-cell office:value-type="float" office:value="1540">
            <text:p>1540</text:p>
          </table:table-cell>
          <table:table-cell table:number-columns-repeated="9"/>
        </table:table-row>
        <table:table-row table:style-name="ro1">
          <table:table-cell office:value-type="time" office:time-value="PT09H54M00S">
            <text:p>09:54:00 AM</text:p>
          </table:table-cell>
          <table:table-cell office:value-type="float" office:value="29765">
            <text:p>29765</text:p>
          </table:table-cell>
          <table:table-cell office:value-type="float" office:value="1515">
            <text:p>1515</text:p>
          </table:table-cell>
          <table:table-cell table:number-columns-repeated="9"/>
        </table:table-row>
        <table:table-row table:style-name="ro1">
          <table:table-cell office:value-type="time" office:time-value="PT09H54M10S">
            <text:p>09:54:10 AM</text:p>
          </table:table-cell>
          <table:table-cell office:value-type="float" office:value="29803">
            <text:p>29803</text:p>
          </table:table-cell>
          <table:table-cell office:value-type="float" office:value="1514">
            <text:p>1514</text:p>
          </table:table-cell>
          <table:table-cell table:number-columns-repeated="9"/>
        </table:table-row>
        <table:table-row table:style-name="ro1">
          <table:table-cell office:value-type="time" office:time-value="PT09H54M20S">
            <text:p>09:54:20 AM</text:p>
          </table:table-cell>
          <table:table-cell office:value-type="float" office:value="29840">
            <text:p>29840</text:p>
          </table:table-cell>
          <table:table-cell office:value-type="float" office:value="1511">
            <text:p>1511</text:p>
          </table:table-cell>
          <table:table-cell table:number-columns-repeated="9"/>
        </table:table-row>
        <table:table-row table:style-name="ro1">
          <table:table-cell office:value-type="time" office:time-value="PT09H54M30S">
            <text:p>09:54:30 AM</text:p>
          </table:table-cell>
          <table:table-cell office:value-type="float" office:value="29881">
            <text:p>29881</text:p>
          </table:table-cell>
          <table:table-cell office:value-type="float" office:value="1514">
            <text:p>1514</text:p>
          </table:table-cell>
          <table:table-cell table:number-columns-repeated="9"/>
        </table:table-row>
        <table:table-row table:style-name="ro1">
          <table:table-cell office:value-type="time" office:time-value="PT09H54M40S">
            <text:p>09:54:40 AM</text:p>
          </table:table-cell>
          <table:table-cell office:value-type="float" office:value="29918">
            <text:p>29918</text:p>
          </table:table-cell>
          <table:table-cell office:value-type="float" office:value="1499">
            <text:p>1499</text:p>
          </table:table-cell>
          <table:table-cell table:number-columns-repeated="9"/>
        </table:table-row>
        <table:table-row table:style-name="ro1">
          <table:table-cell office:value-type="time" office:time-value="PT09H54M50S">
            <text:p>09:54:50 AM</text:p>
          </table:table-cell>
          <table:table-cell office:value-type="float" office:value="29958">
            <text:p>29958</text:p>
          </table:table-cell>
          <table:table-cell office:value-type="float" office:value="1491">
            <text:p>1491</text:p>
          </table:table-cell>
          <table:table-cell table:number-columns-repeated="9"/>
        </table:table-row>
        <table:table-row table:style-name="ro1">
          <table:table-cell office:value-type="time" office:time-value="PT09H55M00S">
            <text:p>09:55:00 AM</text:p>
          </table:table-cell>
          <table:table-cell office:value-type="float" office:value="29997">
            <text:p>29997</text:p>
          </table:table-cell>
          <table:table-cell office:value-type="float" office:value="1475">
            <text:p>1475</text:p>
          </table:table-cell>
          <table:table-cell table:number-columns-repeated="9"/>
        </table:table-row>
        <table:table-row table:style-name="ro1">
          <table:table-cell office:value-type="time" office:time-value="PT09H55M10S">
            <text:p>09:55:10 AM</text:p>
          </table:table-cell>
          <table:table-cell office:value-type="float" office:value="30039">
            <text:p>30039</text:p>
          </table:table-cell>
          <table:table-cell office:value-type="float" office:value="1477">
            <text:p>1477</text:p>
          </table:table-cell>
          <table:table-cell table:number-columns-repeated="9"/>
        </table:table-row>
        <table:table-row table:style-name="ro1">
          <table:table-cell office:value-type="time" office:time-value="PT09H55M25S">
            <text:p>09:55:25 AM</text:p>
          </table:table-cell>
          <table:table-cell office:value-type="float" office:value="30104">
            <text:p>30104</text:p>
          </table:table-cell>
          <table:table-cell office:value-type="float" office:value="1469">
            <text:p>1469</text:p>
          </table:table-cell>
          <table:table-cell table:number-columns-repeated="9"/>
        </table:table-row>
        <table:table-row table:style-name="ro1">
          <table:table-cell office:value-type="time" office:time-value="PT09H56M40S">
            <text:p>09:56:40 AM</text:p>
          </table:table-cell>
          <table:table-cell office:value-type="float" office:value="30441">
            <text:p>30441</text:p>
          </table:table-cell>
          <table:table-cell office:value-type="float" office:value="1420">
            <text:p>1420</text:p>
          </table:table-cell>
          <table:table-cell table:number-columns-repeated="9"/>
        </table:table-row>
        <table:table-row table:style-name="ro1">
          <table:table-cell office:value-type="time" office:time-value="PT09H56M50S">
            <text:p>09:56:50 AM</text:p>
          </table:table-cell>
          <table:table-cell office:value-type="float" office:value="30489">
            <text:p>30489</text:p>
          </table:table-cell>
          <table:table-cell office:value-type="float" office:value="1398">
            <text:p>1398</text:p>
          </table:table-cell>
          <table:table-cell table:number-columns-repeated="9"/>
        </table:table-row>
        <table:table-row table:style-name="ro1">
          <table:table-cell office:value-type="time" office:time-value="PT09H57M00S">
            <text:p>09:57:00 AM</text:p>
          </table:table-cell>
          <table:table-cell office:value-type="float" office:value="30534">
            <text:p>30534</text:p>
          </table:table-cell>
          <table:table-cell office:value-type="float" office:value="1409">
            <text:p>1409</text:p>
          </table:table-cell>
          <table:table-cell table:number-columns-repeated="9"/>
        </table:table-row>
        <table:table-row table:style-name="ro1">
          <table:table-cell office:value-type="time" office:time-value="PT09H57M10S">
            <text:p>09:57:10 AM</text:p>
          </table:table-cell>
          <table:table-cell office:value-type="float" office:value="30581">
            <text:p>30581</text:p>
          </table:table-cell>
          <table:table-cell office:value-type="float" office:value="1397">
            <text:p>1397</text:p>
          </table:table-cell>
          <table:table-cell table:number-columns-repeated="9"/>
        </table:table-row>
        <table:table-row table:style-name="ro1">
          <table:table-cell office:value-type="time" office:time-value="PT09H57M20S">
            <text:p>09:57:20 AM</text:p>
          </table:table-cell>
          <table:table-cell office:value-type="float" office:value="30630">
            <text:p>30630</text:p>
          </table:table-cell>
          <table:table-cell office:value-type="float" office:value="1382">
            <text:p>1382</text:p>
          </table:table-cell>
          <table:table-cell table:number-columns-repeated="9"/>
        </table:table-row>
        <table:table-row table:style-name="ro1">
          <table:table-cell office:value-type="time" office:time-value="PT09H57M30S">
            <text:p>09:57:30 AM</text:p>
          </table:table-cell>
          <table:table-cell office:value-type="float" office:value="30677">
            <text:p>30677</text:p>
          </table:table-cell>
          <table:table-cell office:value-type="float" office:value="1373">
            <text:p>1373</text:p>
          </table:table-cell>
          <table:table-cell table:number-columns-repeated="9"/>
        </table:table-row>
        <table:table-row table:style-name="ro1">
          <table:table-cell office:value-type="time" office:time-value="PT09H57M40S">
            <text:p>09:57:40 AM</text:p>
          </table:table-cell>
          <table:table-cell office:value-type="float" office:value="30483">
            <text:p>30483</text:p>
          </table:table-cell>
          <table:table-cell office:value-type="float" office:value="1384">
            <text:p>1384</text:p>
          </table:table-cell>
          <table:table-cell table:number-columns-repeated="9"/>
        </table:table-row>
        <table:table-row table:style-name="ro1">
          <table:table-cell office:value-type="time" office:time-value="PT09H57M50S">
            <text:p>09:57:50 AM</text:p>
          </table:table-cell>
          <table:table-cell office:value-type="float" office:value="29839">
            <text:p>29839</text:p>
          </table:table-cell>
          <table:table-cell office:value-type="float" office:value="1464">
            <text:p>1464</text:p>
          </table:table-cell>
          <table:table-cell table:number-columns-repeated="9"/>
        </table:table-row>
        <table:table-row table:style-name="ro1">
          <table:table-cell office:value-type="time" office:time-value="PT09H58M00S">
            <text:p>09:58:00 AM</text:p>
          </table:table-cell>
          <table:table-cell office:value-type="float" office:value="29154">
            <text:p>29154</text:p>
          </table:table-cell>
          <table:table-cell office:value-type="float" office:value="1610">
            <text:p>1610</text:p>
          </table:table-cell>
          <table:table-cell table:number-columns-repeated="9"/>
        </table:table-row>
        <table:table-row table:style-name="ro1">
          <table:table-cell office:value-type="time" office:time-value="PT09H58M10S">
            <text:p>09:58:10 AM</text:p>
          </table:table-cell>
          <table:table-cell office:value-type="float" office:value="28484">
            <text:p>28484</text:p>
          </table:table-cell>
          <table:table-cell office:value-type="float" office:value="1727">
            <text:p>1727</text:p>
          </table:table-cell>
          <table:table-cell table:number-columns-repeated="9"/>
        </table:table-row>
        <table:table-row table:style-name="ro1">
          <table:table-cell office:value-type="time" office:time-value="PT09H58M25S">
            <text:p>09:58:25 AM</text:p>
          </table:table-cell>
          <table:table-cell office:value-type="float" office:value="27541">
            <text:p>27541</text:p>
          </table:table-cell>
          <table:table-cell office:value-type="float" office:value="1931">
            <text:p>1931</text:p>
          </table:table-cell>
          <table:table-cell table:number-columns-repeated="9"/>
        </table:table-row>
        <table:table-row table:style-name="ro1">
          <table:table-cell office:value-type="time" office:time-value="PT09H58M35S">
            <text:p>09:58:35 AM</text:p>
          </table:table-cell>
          <table:table-cell office:value-type="float" office:value="26959">
            <text:p>26959</text:p>
          </table:table-cell>
          <table:table-cell office:value-type="float" office:value="2101">
            <text:p>2101</text:p>
          </table:table-cell>
          <table:table-cell table:number-columns-repeated="9"/>
        </table:table-row>
        <table:table-row table:style-name="ro1">
          <table:table-cell office:value-type="time" office:time-value="PT09H58M45S">
            <text:p>09:58:45 AM</text:p>
          </table:table-cell>
          <table:table-cell office:value-type="float" office:value="26400">
            <text:p>26400</text:p>
          </table:table-cell>
          <table:table-cell office:value-type="float" office:value="2258">
            <text:p>2258</text:p>
          </table:table-cell>
          <table:table-cell table:number-columns-repeated="9"/>
        </table:table-row>
        <table:table-row table:style-name="ro1">
          <table:table-cell office:value-type="time" office:time-value="PT09H59M05S">
            <text:p>09:59:05 AM</text:p>
          </table:table-cell>
          <table:table-cell office:value-type="float" office:value="25361">
            <text:p>25361</text:p>
          </table:table-cell>
          <table:table-cell office:value-type="float" office:value="2588">
            <text:p>2588</text:p>
          </table:table-cell>
          <table:table-cell table:number-columns-repeated="9"/>
        </table:table-row>
        <table:table-row table:style-name="ro1">
          <table:table-cell office:value-type="time" office:time-value="PT09H59M25S">
            <text:p>09:59:25 AM</text:p>
          </table:table-cell>
          <table:table-cell office:value-type="float" office:value="24387">
            <text:p>24387</text:p>
          </table:table-cell>
          <table:table-cell office:value-type="float" office:value="2963">
            <text:p>2963</text:p>
          </table:table-cell>
          <table:table-cell table:number-columns-repeated="9"/>
        </table:table-row>
        <table:table-row table:style-name="ro1">
          <table:table-cell office:value-type="time" office:time-value="PT09H59M40S">
            <text:p>09:59:40 AM</text:p>
          </table:table-cell>
          <table:table-cell office:value-type="float" office:value="23695">
            <text:p>23695</text:p>
          </table:table-cell>
          <table:table-cell office:value-type="float" office:value="3259">
            <text:p>3259</text:p>
          </table:table-cell>
          <table:table-cell table:number-columns-repeated="9"/>
        </table:table-row>
        <table:table-row table:style-name="ro1">
          <table:table-cell office:value-type="time" office:time-value="PT09H59M50S">
            <text:p>09:59:50 AM</text:p>
          </table:table-cell>
          <table:table-cell office:value-type="float" office:value="23252">
            <text:p>23252</text:p>
          </table:table-cell>
          <table:table-cell office:value-type="float" office:value="3476">
            <text:p>3476</text:p>
          </table:table-cell>
          <table:table-cell table:number-columns-repeated="9"/>
        </table:table-row>
        <table:table-row table:style-name="ro1">
          <table:table-cell office:value-type="time" office:time-value="PT10H00M00S">
            <text:p>10:00:00 AM</text:p>
          </table:table-cell>
          <table:table-cell office:value-type="float" office:value="22827">
            <text:p>22827</text:p>
          </table:table-cell>
          <table:table-cell office:value-type="float" office:value="3694">
            <text:p>3694</text:p>
          </table:table-cell>
          <table:table-cell table:number-columns-repeated="9"/>
        </table:table-row>
        <table:table-row table:style-name="ro1">
          <table:table-cell office:value-type="time" office:time-value="PT10H00M10S">
            <text:p>10:00:10 AM</text:p>
          </table:table-cell>
          <table:table-cell office:value-type="float" office:value="22417">
            <text:p>22417</text:p>
          </table:table-cell>
          <table:table-cell office:value-type="float" office:value="3930">
            <text:p>3930</text:p>
          </table:table-cell>
          <table:table-cell table:number-columns-repeated="9"/>
        </table:table-row>
        <table:table-row table:style-name="ro1">
          <table:table-cell office:value-type="time" office:time-value="PT10H00M30S">
            <text:p>10:00:30 AM</text:p>
          </table:table-cell>
          <table:table-cell office:value-type="float" office:value="21635">
            <text:p>21635</text:p>
          </table:table-cell>
          <table:table-cell office:value-type="float" office:value="4401">
            <text:p>4401</text:p>
          </table:table-cell>
          <table:table-cell table:number-columns-repeated="9"/>
        </table:table-row>
        <table:table-row table:style-name="ro1">
          <table:table-cell office:value-type="time" office:time-value="PT10H00M40S">
            <text:p>10:00:40 AM</text:p>
          </table:table-cell>
          <table:table-cell office:value-type="float" office:value="21260">
            <text:p>21260</text:p>
          </table:table-cell>
          <table:table-cell office:value-type="float" office:value="4671">
            <text:p>4671</text:p>
          </table:table-cell>
          <table:table-cell table:number-columns-repeated="9"/>
        </table:table-row>
        <table:table-row table:style-name="ro1">
          <table:table-cell office:value-type="time" office:time-value="PT10H00M50S">
            <text:p>10:00:50 AM</text:p>
          </table:table-cell>
          <table:table-cell office:value-type="float" office:value="20889">
            <text:p>20889</text:p>
          </table:table-cell>
          <table:table-cell office:value-type="float" office:value="4942">
            <text:p>4942</text:p>
          </table:table-cell>
          <table:table-cell table:number-columns-repeated="9"/>
        </table:table-row>
        <table:table-row table:style-name="ro1">
          <table:table-cell office:value-type="time" office:time-value="PT10H01M00S">
            <text:p>10:01:00 AM</text:p>
          </table:table-cell>
          <table:table-cell office:value-type="float" office:value="20533">
            <text:p>20533</text:p>
          </table:table-cell>
          <table:table-cell office:value-type="float" office:value="5211">
            <text:p>5211</text:p>
          </table:table-cell>
          <table:table-cell table:number-columns-repeated="9"/>
        </table:table-row>
        <table:table-row table:style-name="ro1">
          <table:table-cell office:value-type="time" office:time-value="PT10H01M15S">
            <text:p>10:01:15 AM</text:p>
          </table:table-cell>
          <table:table-cell office:value-type="float" office:value="20020">
            <text:p>20020</text:p>
          </table:table-cell>
          <table:table-cell office:value-type="float" office:value="5641">
            <text:p>5641</text:p>
          </table:table-cell>
          <table:table-cell table:number-columns-repeated="9"/>
        </table:table-row>
        <table:table-row table:style-name="ro1">
          <table:table-cell office:value-type="time" office:time-value="PT10H01M25S">
            <text:p>10:01:25 AM</text:p>
          </table:table-cell>
          <table:table-cell office:value-type="float" office:value="19684">
            <text:p>19684</text:p>
          </table:table-cell>
          <table:table-cell office:value-type="float" office:value="5923">
            <text:p>5923</text:p>
          </table:table-cell>
          <table:table-cell table:number-columns-repeated="9"/>
        </table:table-row>
        <table:table-row table:style-name="ro1">
          <table:table-cell office:value-type="time" office:time-value="PT10H01M35S">
            <text:p>10:01:35 AM</text:p>
          </table:table-cell>
          <table:table-cell office:value-type="float" office:value="19348">
            <text:p>19348</text:p>
          </table:table-cell>
          <table:table-cell office:value-type="float" office:value="6241">
            <text:p>6241</text:p>
          </table:table-cell>
          <table:table-cell table:number-columns-repeated="9"/>
        </table:table-row>
        <table:table-row table:style-name="ro1">
          <table:table-cell office:value-type="time" office:time-value="PT10H01M45S">
            <text:p>10:01:45 AM</text:p>
          </table:table-cell>
          <table:table-cell office:value-type="float" office:value="19023">
            <text:p>19023</text:p>
          </table:table-cell>
          <table:table-cell office:value-type="float" office:value="6562">
            <text:p>6562</text:p>
          </table:table-cell>
          <table:table-cell table:number-columns-repeated="9"/>
        </table:table-row>
        <table:table-row table:style-name="ro1">
          <table:table-cell office:value-type="time" office:time-value="PT10H01M55S">
            <text:p>10:01:55 AM</text:p>
          </table:table-cell>
          <table:table-cell office:value-type="float" office:value="18712">
            <text:p>18712</text:p>
          </table:table-cell>
          <table:table-cell office:value-type="float" office:value="6883">
            <text:p>6883</text:p>
          </table:table-cell>
          <table:table-cell table:number-columns-repeated="9"/>
        </table:table-row>
        <table:table-row table:style-name="ro1">
          <table:table-cell office:value-type="time" office:time-value="PT10H02M05S">
            <text:p>10:02:05 AM</text:p>
          </table:table-cell>
          <table:table-cell office:value-type="float" office:value="18406">
            <text:p>18406</text:p>
          </table:table-cell>
          <table:table-cell office:value-type="float" office:value="7225">
            <text:p>7225</text:p>
          </table:table-cell>
          <table:table-cell table:number-columns-repeated="9"/>
        </table:table-row>
        <table:table-row table:style-name="ro1">
          <table:table-cell office:value-type="time" office:time-value="PT10H02M15S">
            <text:p>10:02:15 AM</text:p>
          </table:table-cell>
          <table:table-cell office:value-type="float" office:value="18107">
            <text:p>18107</text:p>
          </table:table-cell>
          <table:table-cell office:value-type="float" office:value="7553">
            <text:p>7553</text:p>
          </table:table-cell>
          <table:table-cell table:number-columns-repeated="9"/>
        </table:table-row>
        <table:table-row table:style-name="ro1">
          <table:table-cell office:value-type="time" office:time-value="PT10H02M25S">
            <text:p>10:02:25 AM</text:p>
          </table:table-cell>
          <table:table-cell office:value-type="float" office:value="17819">
            <text:p>17819</text:p>
          </table:table-cell>
          <table:table-cell office:value-type="float" office:value="7903">
            <text:p>7903</text:p>
          </table:table-cell>
          <table:table-cell table:number-columns-repeated="9"/>
        </table:table-row>
        <table:table-row table:style-name="ro1">
          <table:table-cell office:value-type="time" office:time-value="PT10H02M35S">
            <text:p>10:02:35 AM</text:p>
          </table:table-cell>
          <table:table-cell office:value-type="float" office:value="17532">
            <text:p>17532</text:p>
          </table:table-cell>
          <table:table-cell office:value-type="float" office:value="8260">
            <text:p>8260</text:p>
          </table:table-cell>
          <table:table-cell table:number-columns-repeated="9"/>
        </table:table-row>
        <table:table-row table:style-name="ro1">
          <table:table-cell office:value-type="time" office:time-value="PT10H02M45S">
            <text:p>10:02:45 AM</text:p>
          </table:table-cell>
          <table:table-cell office:value-type="float" office:value="17252">
            <text:p>17252</text:p>
          </table:table-cell>
          <table:table-cell office:value-type="float" office:value="8632">
            <text:p>8632</text:p>
          </table:table-cell>
          <table:table-cell table:number-columns-repeated="9"/>
        </table:table-row>
        <table:table-row table:style-name="ro1">
          <table:table-cell office:value-type="time" office:time-value="PT10H03M00S">
            <text:p>10:03:00 AM</text:p>
          </table:table-cell>
          <table:table-cell office:value-type="float" office:value="16845">
            <text:p>16845</text:p>
          </table:table-cell>
          <table:table-cell office:value-type="float" office:value="9199">
            <text:p>9199</text:p>
          </table:table-cell>
          <table:table-cell table:number-columns-repeated="9"/>
        </table:table-row>
        <table:table-row table:style-name="ro1">
          <table:table-cell office:value-type="time" office:time-value="PT10H03M10S">
            <text:p>10:03:10 AM</text:p>
          </table:table-cell>
          <table:table-cell office:value-type="float" office:value="16576">
            <text:p>16576</text:p>
          </table:table-cell>
          <table:table-cell office:value-type="float" office:value="9583">
            <text:p>9583</text:p>
          </table:table-cell>
          <table:table-cell table:number-columns-repeated="9"/>
        </table:table-row>
        <table:table-row table:style-name="ro1">
          <table:table-cell office:value-type="time" office:time-value="PT10H03M20S">
            <text:p>10:03:20 AM</text:p>
          </table:table-cell>
          <table:table-cell office:value-type="float" office:value="16326">
            <text:p>16326</text:p>
          </table:table-cell>
          <table:table-cell office:value-type="float" office:value="9957">
            <text:p>9957</text:p>
          </table:table-cell>
          <table:table-cell table:number-columns-repeated="9"/>
        </table:table-row>
        <table:table-row table:style-name="ro1">
          <table:table-cell office:value-type="time" office:time-value="PT10H03M30S">
            <text:p>10:03:30 AM</text:p>
          </table:table-cell>
          <table:table-cell office:value-type="float" office:value="16078">
            <text:p>16078</text:p>
          </table:table-cell>
          <table:table-cell office:value-type="float" office:value="10362">
            <text:p>10362</text:p>
          </table:table-cell>
          <table:table-cell table:number-columns-repeated="9"/>
        </table:table-row>
        <table:table-row table:style-name="ro1">
          <table:table-cell office:value-type="time" office:time-value="PT10H03M40S">
            <text:p>10:03:40 AM</text:p>
          </table:table-cell>
          <table:table-cell office:value-type="float" office:value="15827">
            <text:p>15827</text:p>
          </table:table-cell>
          <table:table-cell office:value-type="float" office:value="10768">
            <text:p>10768</text:p>
          </table:table-cell>
          <table:table-cell table:number-columns-repeated="9"/>
        </table:table-row>
        <table:table-row table:style-name="ro1">
          <table:table-cell office:value-type="time" office:time-value="PT10H03M50S">
            <text:p>10:03:50 AM</text:p>
          </table:table-cell>
          <table:table-cell office:value-type="float" office:value="15587">
            <text:p>15587</text:p>
          </table:table-cell>
          <table:table-cell office:value-type="float" office:value="11186">
            <text:p>11186</text:p>
          </table:table-cell>
          <table:table-cell table:number-columns-repeated="9"/>
        </table:table-row>
        <table:table-row table:style-name="ro1">
          <table:table-cell office:value-type="time" office:time-value="PT10H04M00S">
            <text:p>10:04:00 AM</text:p>
          </table:table-cell>
          <table:table-cell office:value-type="float" office:value="15350">
            <text:p>15350</text:p>
          </table:table-cell>
          <table:table-cell office:value-type="float" office:value="11604">
            <text:p>11604</text:p>
          </table:table-cell>
          <table:table-cell table:number-columns-repeated="9"/>
        </table:table-row>
        <table:table-row table:style-name="ro1">
          <table:table-cell office:value-type="time" office:time-value="PT10H04M10S">
            <text:p>10:04:10 AM</text:p>
          </table:table-cell>
          <table:table-cell office:value-type="float" office:value="15112">
            <text:p>15112</text:p>
          </table:table-cell>
          <table:table-cell office:value-type="float" office:value="12039">
            <text:p>12039</text:p>
          </table:table-cell>
          <table:table-cell table:number-columns-repeated="9"/>
        </table:table-row>
        <table:table-row table:style-name="ro1">
          <table:table-cell office:value-type="time" office:time-value="PT10H04M25S">
            <text:p>10:04:25 AM</text:p>
          </table:table-cell>
          <table:table-cell office:value-type="float" office:value="14762">
            <text:p>14762</text:p>
          </table:table-cell>
          <table:table-cell office:value-type="float" office:value="12706">
            <text:p>12706</text:p>
          </table:table-cell>
          <table:table-cell table:number-columns-repeated="9"/>
        </table:table-row>
        <table:table-row table:style-name="ro1">
          <table:table-cell office:value-type="time" office:time-value="PT10H04M35S">
            <text:p>10:04:35 AM</text:p>
          </table:table-cell>
          <table:table-cell office:value-type="float" office:value="14535">
            <text:p>14535</text:p>
          </table:table-cell>
          <table:table-cell office:value-type="float" office:value="13158">
            <text:p>13158</text:p>
          </table:table-cell>
          <table:table-cell table:number-columns-repeated="9"/>
        </table:table-row>
        <table:table-row table:style-name="ro1">
          <table:table-cell office:value-type="time" office:time-value="PT10H04M45S">
            <text:p>10:04:45 AM</text:p>
          </table:table-cell>
          <table:table-cell office:value-type="float" office:value="14315">
            <text:p>14315</text:p>
          </table:table-cell>
          <table:table-cell office:value-type="float" office:value="13604">
            <text:p>13604</text:p>
          </table:table-cell>
          <table:table-cell table:number-columns-repeated="9"/>
        </table:table-row>
        <table:table-row table:style-name="ro1">
          <table:table-cell office:value-type="time" office:time-value="PT10H04M55S">
            <text:p>10:04:55 AM</text:p>
          </table:table-cell>
          <table:table-cell office:value-type="float" office:value="14087">
            <text:p>14087</text:p>
          </table:table-cell>
          <table:table-cell office:value-type="float" office:value="14101">
            <text:p>14101</text:p>
          </table:table-cell>
          <table:table-cell table:number-columns-repeated="9"/>
        </table:table-row>
        <table:table-row table:style-name="ro1">
          <table:table-cell office:value-type="time" office:time-value="PT10H05M05S">
            <text:p>10:05:05 AM</text:p>
          </table:table-cell>
          <table:table-cell office:value-type="float" office:value="13871">
            <text:p>13871</text:p>
          </table:table-cell>
          <table:table-cell office:value-type="float" office:value="14564">
            <text:p>14564</text:p>
          </table:table-cell>
          <table:table-cell table:number-columns-repeated="9"/>
        </table:table-row>
        <table:table-row table:style-name="ro1">
          <table:table-cell office:value-type="time" office:time-value="PT10H05M15S">
            <text:p>10:05:15 AM</text:p>
          </table:table-cell>
          <table:table-cell office:value-type="float" office:value="13656">
            <text:p>13656</text:p>
          </table:table-cell>
          <table:table-cell office:value-type="float" office:value="15070">
            <text:p>15070</text:p>
          </table:table-cell>
          <table:table-cell table:number-columns-repeated="9"/>
        </table:table-row>
        <table:table-row table:style-name="ro1">
          <table:table-cell office:value-type="time" office:time-value="PT10H05M25S">
            <text:p>10:05:25 AM</text:p>
          </table:table-cell>
          <table:table-cell office:value-type="float" office:value="13440">
            <text:p>13440</text:p>
          </table:table-cell>
          <table:table-cell office:value-type="float" office:value="15580">
            <text:p>15580</text:p>
          </table:table-cell>
          <table:table-cell table:number-columns-repeated="9"/>
        </table:table-row>
        <table:table-row table:style-name="ro1">
          <table:table-cell office:value-type="time" office:time-value="PT10H05M35S">
            <text:p>10:05:35 AM</text:p>
          </table:table-cell>
          <table:table-cell office:value-type="float" office:value="13239">
            <text:p>13239</text:p>
          </table:table-cell>
          <table:table-cell office:value-type="float" office:value="16071">
            <text:p>16071</text:p>
          </table:table-cell>
          <table:table-cell table:number-columns-repeated="9"/>
        </table:table-row>
        <table:table-row table:style-name="ro1">
          <table:table-cell office:value-type="time" office:time-value="PT10H05M50S">
            <text:p>10:05:50 AM</text:p>
          </table:table-cell>
          <table:table-cell office:value-type="float" office:value="12938">
            <text:p>12938</text:p>
          </table:table-cell>
          <table:table-cell office:value-type="float" office:value="16823">
            <text:p>16823</text:p>
          </table:table-cell>
          <table:table-cell table:number-columns-repeated="9"/>
        </table:table-row>
        <table:table-row table:style-name="ro1">
          <table:table-cell office:value-type="time" office:time-value="PT10H06M00S">
            <text:p>10:06:00 AM</text:p>
          </table:table-cell>
          <table:table-cell office:value-type="float" office:value="12741">
            <text:p>12741</text:p>
          </table:table-cell>
          <table:table-cell office:value-type="float" office:value="17364">
            <text:p>17364</text:p>
          </table:table-cell>
          <table:table-cell table:number-columns-repeated="9"/>
        </table:table-row>
        <table:table-row table:style-name="ro1">
          <table:table-cell office:value-type="time" office:time-value="PT10H06M10S">
            <text:p>10:06:10 AM</text:p>
          </table:table-cell>
          <table:table-cell office:value-type="float" office:value="12544">
            <text:p>12544</text:p>
          </table:table-cell>
          <table:table-cell office:value-type="float" office:value="17905">
            <text:p>17905</text:p>
          </table:table-cell>
          <table:table-cell table:number-columns-repeated="9"/>
        </table:table-row>
        <table:table-row table:style-name="ro1">
          <table:table-cell office:value-type="time" office:time-value="PT10H06M20S">
            <text:p>10:06:20 AM</text:p>
          </table:table-cell>
          <table:table-cell office:value-type="float" office:value="12352">
            <text:p>12352</text:p>
          </table:table-cell>
          <table:table-cell office:value-type="float" office:value="18459">
            <text:p>18459</text:p>
          </table:table-cell>
          <table:table-cell table:number-columns-repeated="9"/>
        </table:table-row>
        <table:table-row table:style-name="ro1">
          <table:table-cell office:value-type="time" office:time-value="PT10H06M30S">
            <text:p>10:06:30 AM</text:p>
          </table:table-cell>
          <table:table-cell office:value-type="float" office:value="12162">
            <text:p>12162</text:p>
          </table:table-cell>
          <table:table-cell office:value-type="float" office:value="19016">
            <text:p>19016</text:p>
          </table:table-cell>
          <table:table-cell table:number-columns-repeated="9"/>
        </table:table-row>
        <table:table-row table:style-name="ro1">
          <table:table-cell office:value-type="time" office:time-value="PT10H06M40S">
            <text:p>10:06:40 AM</text:p>
          </table:table-cell>
          <table:table-cell office:value-type="float" office:value="11976">
            <text:p>11976</text:p>
          </table:table-cell>
          <table:table-cell office:value-type="float" office:value="19569">
            <text:p>19569</text:p>
          </table:table-cell>
          <table:table-cell table:number-columns-repeated="9"/>
        </table:table-row>
        <table:table-row table:style-name="ro1">
          <table:table-cell office:value-type="time" office:time-value="PT10H06M50S">
            <text:p>10:06:50 AM</text:p>
          </table:table-cell>
          <table:table-cell office:value-type="float" office:value="11790">
            <text:p>11790</text:p>
          </table:table-cell>
          <table:table-cell office:value-type="float" office:value="20158">
            <text:p>20158</text:p>
          </table:table-cell>
          <table:table-cell table:number-columns-repeated="9"/>
        </table:table-row>
        <table:table-row table:style-name="ro1">
          <table:table-cell office:value-type="time" office:time-value="PT10H07M00S">
            <text:p>10:07:00 AM</text:p>
          </table:table-cell>
          <table:table-cell office:value-type="float" office:value="11610">
            <text:p>11610</text:p>
          </table:table-cell>
          <table:table-cell office:value-type="float" office:value="20711">
            <text:p>20711</text:p>
          </table:table-cell>
          <table:table-cell table:number-columns-repeated="9"/>
        </table:table-row>
        <table:table-row table:style-name="ro1">
          <table:table-cell office:value-type="time" office:time-value="PT10H07M10S">
            <text:p>10:07:10 AM</text:p>
          </table:table-cell>
          <table:table-cell office:value-type="float" office:value="11435">
            <text:p>11435</text:p>
          </table:table-cell>
          <table:table-cell office:value-type="float" office:value="21289">
            <text:p>21289</text:p>
          </table:table-cell>
          <table:table-cell table:number-columns-repeated="9"/>
        </table:table-row>
        <table:table-row table:style-name="ro1">
          <table:table-cell office:value-type="time" office:time-value="PT10H07M20S">
            <text:p>10:07:20 AM</text:p>
          </table:table-cell>
          <table:table-cell office:value-type="float" office:value="11265">
            <text:p>11265</text:p>
          </table:table-cell>
          <table:table-cell office:value-type="float" office:value="21853">
            <text:p>21853</text:p>
          </table:table-cell>
          <table:table-cell table:number-columns-repeated="9"/>
        </table:table-row>
        <table:table-row table:style-name="ro1">
          <table:table-cell office:value-type="time" office:time-value="PT10H07M30S">
            <text:p>10:07:30 AM</text:p>
          </table:table-cell>
          <table:table-cell office:value-type="float" office:value="11096">
            <text:p>11096</text:p>
          </table:table-cell>
          <table:table-cell office:value-type="float" office:value="22479">
            <text:p>22479</text:p>
          </table:table-cell>
          <table:table-cell table:number-columns-repeated="9"/>
        </table:table-row>
        <table:table-row table:style-name="ro1">
          <table:table-cell office:value-type="time" office:time-value="PT10H07M45S">
            <text:p>10:07:45 AM</text:p>
          </table:table-cell>
          <table:table-cell office:value-type="float" office:value="10846">
            <text:p>10846</text:p>
          </table:table-cell>
          <table:table-cell office:value-type="float" office:value="23363">
            <text:p>23363</text:p>
          </table:table-cell>
          <table:table-cell table:number-columns-repeated="9"/>
        </table:table-row>
        <table:table-row table:style-name="ro1">
          <table:table-cell office:value-type="time" office:time-value="PT10H07M55S">
            <text:p>10:07:55 AM</text:p>
          </table:table-cell>
          <table:table-cell office:value-type="float" office:value="10682">
            <text:p>10682</text:p>
          </table:table-cell>
          <table:table-cell office:value-type="float" office:value="23975">
            <text:p>23975</text:p>
          </table:table-cell>
          <table:table-cell table:number-columns-repeated="9"/>
        </table:table-row>
        <table:table-row table:style-name="ro1">
          <table:table-cell office:value-type="time" office:time-value="PT10H08M05S">
            <text:p>10:08:05 AM</text:p>
          </table:table-cell>
          <table:table-cell office:value-type="float" office:value="10519">
            <text:p>10519</text:p>
          </table:table-cell>
          <table:table-cell office:value-type="float" office:value="24634">
            <text:p>24634</text:p>
          </table:table-cell>
          <table:table-cell table:number-columns-repeated="9"/>
        </table:table-row>
        <table:table-row table:style-name="ro1">
          <table:table-cell office:value-type="time" office:time-value="PT10H08M15S">
            <text:p>10:08:15 AM</text:p>
          </table:table-cell>
          <table:table-cell office:value-type="float" office:value="10352">
            <text:p>10352</text:p>
          </table:table-cell>
          <table:table-cell office:value-type="float" office:value="25290">
            <text:p>25290</text:p>
          </table:table-cell>
          <table:table-cell table:number-columns-repeated="9"/>
        </table:table-row>
        <table:table-row table:style-name="ro1">
          <table:table-cell office:value-type="time" office:time-value="PT10H08M25S">
            <text:p>10:08:25 AM</text:p>
          </table:table-cell>
          <table:table-cell office:value-type="float" office:value="10200">
            <text:p>10200</text:p>
          </table:table-cell>
          <table:table-cell office:value-type="float" office:value="25887">
            <text:p>25887</text:p>
          </table:table-cell>
          <table:table-cell table:number-columns-repeated="9"/>
        </table:table-row>
        <table:table-row table:style-name="ro1">
          <table:table-cell office:value-type="time" office:time-value="PT10H08M35S">
            <text:p>10:08:35 AM</text:p>
          </table:table-cell>
          <table:table-cell office:value-type="float" office:value="10042">
            <text:p>10042</text:p>
          </table:table-cell>
          <table:table-cell office:value-type="float" office:value="26556">
            <text:p>26556</text:p>
          </table:table-cell>
          <table:table-cell table:number-columns-repeated="9"/>
        </table:table-row>
        <table:table-row table:style-name="ro1">
          <table:table-cell office:value-type="time" office:time-value="PT10H08M45S">
            <text:p>10:08:45 AM</text:p>
          </table:table-cell>
          <table:table-cell office:value-type="float" office:value="9880">
            <text:p>9880</text:p>
          </table:table-cell>
          <table:table-cell office:value-type="float" office:value="27232">
            <text:p>27232</text:p>
          </table:table-cell>
          <table:table-cell table:number-columns-repeated="9"/>
        </table:table-row>
        <table:table-row table:style-name="ro1">
          <table:table-cell office:value-type="time" office:time-value="PT10H09M05S">
            <text:p>10:09:05 AM</text:p>
          </table:table-cell>
          <table:table-cell office:value-type="float" office:value="9550">
            <text:p>9550</text:p>
          </table:table-cell>
          <table:table-cell office:value-type="float" office:value="28674">
            <text:p>28674</text:p>
          </table:table-cell>
          <table:table-cell table:number-columns-repeated="9"/>
        </table:table-row>
        <table:table-row table:style-name="ro1">
          <table:table-cell office:value-type="time" office:time-value="PT10H09M30S">
            <text:p>10:09:30 AM</text:p>
          </table:table-cell>
          <table:table-cell office:value-type="float" office:value="9121">
            <text:p>9121</text:p>
          </table:table-cell>
          <table:table-cell office:value-type="float" office:value="30555">
            <text:p>30555</text:p>
          </table:table-cell>
          <table:table-cell table:number-columns-repeated="9"/>
        </table:table-row>
        <table:table-row table:style-name="ro1">
          <table:table-cell office:value-type="time" office:time-value="PT10H09M50S">
            <text:p>10:09:50 AM</text:p>
          </table:table-cell>
          <table:table-cell office:value-type="float" office:value="8773">
            <text:p>8773</text:p>
          </table:table-cell>
          <table:table-cell office:value-type="float" office:value="32214">
            <text:p>32214</text:p>
          </table:table-cell>
          <table:table-cell table:number-columns-repeated="9"/>
        </table:table-row>
        <table:table-row table:style-name="ro1">
          <table:table-cell office:value-type="time" office:time-value="PT10H10M00S">
            <text:p>10:10:00 AM</text:p>
          </table:table-cell>
          <table:table-cell office:value-type="float" office:value="8602">
            <text:p>8602</text:p>
          </table:table-cell>
          <table:table-cell office:value-type="float" office:value="33019">
            <text:p>33019</text:p>
          </table:table-cell>
          <table:table-cell table:number-columns-repeated="9"/>
        </table:table-row>
        <table:table-row table:style-name="ro1">
          <table:table-cell office:value-type="time" office:time-value="PT10H10M10S">
            <text:p>10:10:10 AM</text:p>
          </table:table-cell>
          <table:table-cell office:value-type="float" office:value="8447">
            <text:p>8447</text:p>
          </table:table-cell>
          <table:table-cell office:value-type="float" office:value="33814">
            <text:p>33814</text:p>
          </table:table-cell>
          <table:table-cell table:number-columns-repeated="9"/>
        </table:table-row>
        <table:table-row table:style-name="ro1">
          <table:table-cell office:value-type="time" office:time-value="PT10H10M20S">
            <text:p>10:10:20 AM</text:p>
          </table:table-cell>
          <table:table-cell office:value-type="float" office:value="8297">
            <text:p>8297</text:p>
          </table:table-cell>
          <table:table-cell office:value-type="float" office:value="34555">
            <text:p>34555</text:p>
          </table:table-cell>
          <table:table-cell table:number-columns-repeated="9"/>
        </table:table-row>
        <table:table-row table:style-name="ro1">
          <table:table-cell office:value-type="time" office:time-value="PT10H10M30S">
            <text:p>10:10:30 AM</text:p>
          </table:table-cell>
          <table:table-cell office:value-type="float" office:value="8153">
            <text:p>8153</text:p>
          </table:table-cell>
          <table:table-cell office:value-type="float" office:value="35282">
            <text:p>35282</text:p>
          </table:table-cell>
          <table:table-cell table:number-columns-repeated="9"/>
        </table:table-row>
        <table:table-row table:style-name="ro1">
          <table:table-cell office:value-type="time" office:time-value="PT10H10M40S">
            <text:p>10:10:40 AM</text:p>
          </table:table-cell>
          <table:table-cell office:value-type="float" office:value="8012">
            <text:p>8012</text:p>
          </table:table-cell>
          <table:table-cell office:value-type="float" office:value="36014">
            <text:p>36014</text:p>
          </table:table-cell>
          <table:table-cell table:number-columns-repeated="9"/>
        </table:table-row>
        <table:table-row table:style-name="ro1">
          <table:table-cell office:value-type="time" office:time-value="PT10H10M55S">
            <text:p>10:10:55 AM</text:p>
          </table:table-cell>
          <table:table-cell office:value-type="float" office:value="7799">
            <text:p>7799</text:p>
          </table:table-cell>
          <table:table-cell office:value-type="float" office:value="37133">
            <text:p>37133</text:p>
          </table:table-cell>
          <table:table-cell table:number-columns-repeated="9"/>
        </table:table-row>
        <table:table-row table:style-name="ro1">
          <table:table-cell office:value-type="time" office:time-value="PT10H11M05S">
            <text:p>10:11:05 AM</text:p>
          </table:table-cell>
          <table:table-cell office:value-type="float" office:value="7664">
            <text:p>7664</text:p>
          </table:table-cell>
          <table:table-cell office:value-type="float" office:value="37844">
            <text:p>37844</text:p>
          </table:table-cell>
          <table:table-cell table:number-columns-repeated="9"/>
        </table:table-row>
        <table:table-row table:style-name="ro1">
          <table:table-cell office:value-type="time" office:time-value="PT10H11M15S">
            <text:p>10:11:15 AM</text:p>
          </table:table-cell>
          <table:table-cell office:value-type="float" office:value="7536">
            <text:p>7536</text:p>
          </table:table-cell>
          <table:table-cell office:value-type="float" office:value="38574">
            <text:p>38574</text:p>
          </table:table-cell>
          <table:table-cell table:number-columns-repeated="9"/>
        </table:table-row>
        <table:table-row table:style-name="ro1">
          <table:table-cell office:value-type="time" office:time-value="PT10H11M25S">
            <text:p>10:11:25 AM</text:p>
          </table:table-cell>
          <table:table-cell office:value-type="float" office:value="7406">
            <text:p>7406</text:p>
          </table:table-cell>
          <table:table-cell office:value-type="float" office:value="39273">
            <text:p>39273</text:p>
          </table:table-cell>
          <table:table-cell table:number-columns-repeated="9"/>
        </table:table-row>
        <table:table-row table:style-name="ro1">
          <table:table-cell office:value-type="time" office:time-value="PT10H11M35S">
            <text:p>10:11:35 AM</text:p>
          </table:table-cell>
          <table:table-cell office:value-type="float" office:value="7277">
            <text:p>7277</text:p>
          </table:table-cell>
          <table:table-cell office:value-type="float" office:value="39976">
            <text:p>39976</text:p>
          </table:table-cell>
          <table:table-cell table:number-columns-repeated="9"/>
        </table:table-row>
        <table:table-row table:style-name="ro1">
          <table:table-cell office:value-type="time" office:time-value="PT10H11M45S">
            <text:p>10:11:45 AM</text:p>
          </table:table-cell>
          <table:table-cell office:value-type="float" office:value="7146">
            <text:p>7146</text:p>
          </table:table-cell>
          <table:table-cell office:value-type="float" office:value="40697">
            <text:p>40697</text:p>
          </table:table-cell>
          <table:table-cell table:number-columns-repeated="9"/>
        </table:table-row>
        <table:table-row table:style-name="ro1">
          <table:table-cell office:value-type="time" office:time-value="PT10H11M55S">
            <text:p>10:11:55 AM</text:p>
          </table:table-cell>
          <table:table-cell office:value-type="float" office:value="7018">
            <text:p>7018</text:p>
          </table:table-cell>
          <table:table-cell office:value-type="float" office:value="41466">
            <text:p>41466</text:p>
          </table:table-cell>
          <table:table-cell table:number-columns-repeated="9"/>
        </table:table-row>
        <table:table-row table:style-name="ro1">
          <table:table-cell office:value-type="time" office:time-value="PT10H12M05S">
            <text:p>10:12:05 AM</text:p>
          </table:table-cell>
          <table:table-cell office:value-type="float" office:value="6885">
            <text:p>6885</text:p>
          </table:table-cell>
          <table:table-cell office:value-type="float" office:value="42226">
            <text:p>42226</text:p>
          </table:table-cell>
          <table:table-cell table:number-columns-repeated="9"/>
        </table:table-row>
        <table:table-row table:style-name="ro1">
          <table:table-cell office:value-type="time" office:time-value="PT10H12M15S">
            <text:p>10:12:15 AM</text:p>
          </table:table-cell>
          <table:table-cell office:value-type="float" office:value="6754">
            <text:p>6754</text:p>
          </table:table-cell>
          <table:table-cell office:value-type="float" office:value="43008">
            <text:p>43008</text:p>
          </table:table-cell>
          <table:table-cell table:number-columns-repeated="9"/>
        </table:table-row>
        <table:table-row table:style-name="ro1">
          <table:table-cell office:value-type="time" office:time-value="PT10H12M25S">
            <text:p>10:12:25 AM</text:p>
          </table:table-cell>
          <table:table-cell office:value-type="float" office:value="6618">
            <text:p>6618</text:p>
          </table:table-cell>
          <table:table-cell office:value-type="float" office:value="43835">
            <text:p>43835</text:p>
          </table:table-cell>
          <table:table-cell table:number-columns-repeated="9"/>
        </table:table-row>
        <table:table-row table:style-name="ro1">
          <table:table-cell office:value-type="time" office:time-value="PT10H12M40S">
            <text:p>10:12:40 AM</text:p>
          </table:table-cell>
          <table:table-cell office:value-type="float" office:value="6416">
            <text:p>6416</text:p>
          </table:table-cell>
          <table:table-cell office:value-type="float" office:value="45046">
            <text:p>45046</text:p>
          </table:table-cell>
          <table:table-cell table:number-columns-repeated="9"/>
        </table:table-row>
        <table:table-row table:style-name="ro1">
          <table:table-cell office:value-type="time" office:time-value="PT10H12M50S">
            <text:p>10:12:50 AM</text:p>
          </table:table-cell>
          <table:table-cell office:value-type="float" office:value="6283">
            <text:p>6283</text:p>
          </table:table-cell>
          <table:table-cell office:value-type="float" office:value="45905">
            <text:p>45905</text:p>
          </table:table-cell>
          <table:table-cell table:number-columns-repeated="9"/>
        </table:table-row>
        <table:table-row table:style-name="ro1">
          <table:table-cell office:value-type="time" office:time-value="PT10H13M00S">
            <text:p>10:13:00 AM</text:p>
          </table:table-cell>
          <table:table-cell office:value-type="float" office:value="6148">
            <text:p>6148</text:p>
          </table:table-cell>
          <table:table-cell office:value-type="float" office:value="46748">
            <text:p>46748</text:p>
          </table:table-cell>
          <table:table-cell table:number-columns-repeated="9"/>
        </table:table-row>
        <table:table-row table:style-name="ro1">
          <table:table-cell office:value-type="time" office:time-value="PT10H13M10S">
            <text:p>10:13:10 AM</text:p>
          </table:table-cell>
          <table:table-cell office:value-type="float" office:value="6016">
            <text:p>6016</text:p>
          </table:table-cell>
          <table:table-cell office:value-type="float" office:value="47584">
            <text:p>47584</text:p>
          </table:table-cell>
          <table:table-cell table:number-columns-repeated="9"/>
        </table:table-row>
        <table:table-row table:style-name="ro1">
          <table:table-cell office:value-type="time" office:time-value="PT10H13M20S">
            <text:p>10:13:20 AM</text:p>
          </table:table-cell>
          <table:table-cell office:value-type="float" office:value="5884">
            <text:p>5884</text:p>
          </table:table-cell>
          <table:table-cell office:value-type="float" office:value="48443">
            <text:p>48443</text:p>
          </table:table-cell>
          <table:table-cell table:number-columns-repeated="9"/>
        </table:table-row>
        <table:table-row table:style-name="ro1">
          <table:table-cell office:value-type="time" office:time-value="PT10H13M30S">
            <text:p>10:13:30 AM</text:p>
          </table:table-cell>
          <table:table-cell office:value-type="float" office:value="5756">
            <text:p>5756</text:p>
          </table:table-cell>
          <table:table-cell office:value-type="float" office:value="49301">
            <text:p>49301</text:p>
          </table:table-cell>
          <table:table-cell table:number-columns-repeated="9"/>
        </table:table-row>
        <table:table-row table:style-name="ro1">
          <table:table-cell office:value-type="time" office:time-value="PT10H13M40S">
            <text:p>10:13:40 AM</text:p>
          </table:table-cell>
          <table:table-cell office:value-type="float" office:value="5628">
            <text:p>5628</text:p>
          </table:table-cell>
          <table:table-cell office:value-type="float" office:value="50143">
            <text:p>50143</text:p>
          </table:table-cell>
          <table:table-cell table:number-columns-repeated="9"/>
        </table:table-row>
        <table:table-row table:style-name="ro1">
          <table:table-cell office:value-type="time" office:time-value="PT10H13M50S">
            <text:p>10:13:50 AM</text:p>
          </table:table-cell>
          <table:table-cell office:value-type="float" office:value="5502">
            <text:p>5502</text:p>
          </table:table-cell>
          <table:table-cell office:value-type="float" office:value="50977">
            <text:p>50977</text:p>
          </table:table-cell>
          <table:table-cell table:number-columns-repeated="9"/>
        </table:table-row>
        <table:table-row table:style-name="ro1">
          <table:table-cell office:value-type="time" office:time-value="PT10H14M00S">
            <text:p>10:14:00 AM</text:p>
          </table:table-cell>
          <table:table-cell office:value-type="float" office:value="5379">
            <text:p>5379</text:p>
          </table:table-cell>
          <table:table-cell office:value-type="float" office:value="51865">
            <text:p>51865</text:p>
          </table:table-cell>
          <table:table-cell table:number-columns-repeated="9"/>
        </table:table-row>
        <table:table-row table:style-name="ro1">
          <table:table-cell office:value-type="time" office:time-value="PT10H14M15S">
            <text:p>10:14:15 AM</text:p>
          </table:table-cell>
          <table:table-cell office:value-type="float" office:value="5190">
            <text:p>5190</text:p>
          </table:table-cell>
          <table:table-cell office:value-type="float" office:value="53152">
            <text:p>53152</text:p>
          </table:table-cell>
          <table:table-cell table:number-columns-repeated="9"/>
        </table:table-row>
        <table:table-row table:style-name="ro1">
          <table:table-cell office:value-type="time" office:time-value="PT10H14M25S">
            <text:p>10:14:25 AM</text:p>
          </table:table-cell>
          <table:table-cell office:value-type="float" office:value="5067">
            <text:p>5067</text:p>
          </table:table-cell>
          <table:table-cell office:value-type="float" office:value="54032">
            <text:p>54032</text:p>
          </table:table-cell>
          <table:table-cell table:number-columns-repeated="9"/>
        </table:table-row>
        <table:table-row table:style-name="ro1">
          <table:table-cell office:value-type="time" office:time-value="PT10H14M35S">
            <text:p>10:14:35 AM</text:p>
          </table:table-cell>
          <table:table-cell office:value-type="float" office:value="4946">
            <text:p>4946</text:p>
          </table:table-cell>
          <table:table-cell office:value-type="float" office:value="54919">
            <text:p>54919</text:p>
          </table:table-cell>
          <table:table-cell table:number-columns-repeated="9"/>
        </table:table-row>
        <table:table-row table:style-name="ro1">
          <table:table-cell office:value-type="time" office:time-value="PT10H14M45S">
            <text:p>10:14:45 AM</text:p>
          </table:table-cell>
          <table:table-cell office:value-type="float" office:value="4828">
            <text:p>4828</text:p>
          </table:table-cell>
          <table:table-cell office:value-type="float" office:value="55757">
            <text:p>55757</text:p>
          </table:table-cell>
          <table:table-cell table:number-columns-repeated="9"/>
        </table:table-row>
        <table:table-row table:style-name="ro1">
          <table:table-cell office:value-type="time" office:time-value="PT10H14M55S">
            <text:p>10:14:55 AM</text:p>
          </table:table-cell>
          <table:table-cell office:value-type="float" office:value="4711">
            <text:p>4711</text:p>
          </table:table-cell>
          <table:table-cell office:value-type="float" office:value="56603">
            <text:p>56603</text:p>
          </table:table-cell>
          <table:table-cell table:number-columns-repeated="9"/>
        </table:table-row>
        <table:table-row table:style-name="ro1">
          <table:table-cell office:value-type="time" office:time-value="PT10H15M05S">
            <text:p>10:15:05 AM</text:p>
          </table:table-cell>
          <table:table-cell office:value-type="float" office:value="4597">
            <text:p>4597</text:p>
          </table:table-cell>
          <table:table-cell office:value-type="float" office:value="57508">
            <text:p>57508</text:p>
          </table:table-cell>
          <table:table-cell table:number-columns-repeated="9"/>
        </table:table-row>
        <table:table-row table:style-name="ro1">
          <table:table-cell office:value-type="time" office:time-value="PT10H15M15S">
            <text:p>10:15:15 AM</text:p>
          </table:table-cell>
          <table:table-cell office:value-type="float" office:value="4481">
            <text:p>4481</text:p>
          </table:table-cell>
          <table:table-cell office:value-type="float" office:value="58371">
            <text:p>58371</text:p>
          </table:table-cell>
          <table:table-cell table:number-columns-repeated="9"/>
        </table:table-row>
        <table:table-row table:style-name="ro1">
          <table:table-cell office:value-type="time" office:time-value="PT10H15M25S">
            <text:p>10:15:25 AM</text:p>
          </table:table-cell>
          <table:table-cell office:value-type="float" office:value="4363">
            <text:p>4363</text:p>
          </table:table-cell>
          <table:table-cell office:value-type="float" office:value="59259">
            <text:p>59259</text:p>
          </table:table-cell>
          <table:table-cell table:number-columns-repeated="9"/>
        </table:table-row>
        <table:table-row table:style-name="ro1">
          <table:table-cell office:value-type="time" office:time-value="PT10H15M35S">
            <text:p>10:15:35 AM</text:p>
          </table:table-cell>
          <table:table-cell office:value-type="float" office:value="4251">
            <text:p>4251</text:p>
          </table:table-cell>
          <table:table-cell office:value-type="float" office:value="60150">
            <text:p>60150</text:p>
          </table:table-cell>
          <table:table-cell table:number-columns-repeated="9"/>
        </table:table-row>
        <table:table-row table:style-name="ro1">
          <table:table-cell office:value-type="time" office:time-value="PT10H15M45S">
            <text:p>10:15:45 AM</text:p>
          </table:table-cell>
          <table:table-cell office:value-type="float" office:value="4137">
            <text:p>4137</text:p>
          </table:table-cell>
          <table:table-cell office:value-type="float" office:value="61017">
            <text:p>61017</text:p>
          </table:table-cell>
          <table:table-cell table:number-columns-repeated="9"/>
        </table:table-row>
        <table:table-row table:style-name="ro1">
          <table:table-cell office:value-type="time" office:time-value="PT10H16M00S">
            <text:p>10:16:00 AM</text:p>
          </table:table-cell>
          <table:table-cell office:value-type="float" office:value="3968">
            <text:p>3968</text:p>
          </table:table-cell>
          <table:table-cell office:value-type="float" office:value="62340">
            <text:p>62340</text:p>
          </table:table-cell>
          <table:table-cell table:number-columns-repeated="9"/>
        </table:table-row>
        <table:table-row table:style-name="ro1">
          <table:table-cell office:value-type="time" office:time-value="PT10H16M10S">
            <text:p>10:16:10 AM</text:p>
          </table:table-cell>
          <table:table-cell office:value-type="float" office:value="3866">
            <text:p>3866</text:p>
          </table:table-cell>
          <table:table-cell office:value-type="float" office:value="63205">
            <text:p>63205</text:p>
          </table:table-cell>
          <table:table-cell table:number-columns-repeated="9"/>
        </table:table-row>
        <table:table-row table:style-name="ro1">
          <table:table-cell office:value-type="time" office:time-value="PT10H16M20S">
            <text:p>10:16:20 AM</text:p>
          </table:table-cell>
          <table:table-cell office:value-type="float" office:value="3762">
            <text:p>3762</text:p>
          </table:table-cell>
          <table:table-cell office:value-type="float" office:value="64034">
            <text:p>64034</text:p>
          </table:table-cell>
          <table:table-cell table:number-columns-repeated="9"/>
        </table:table-row>
        <table:table-row table:style-name="ro1">
          <table:table-cell office:value-type="time" office:time-value="PT10H16M30S">
            <text:p>10:16:30 AM</text:p>
          </table:table-cell>
          <table:table-cell office:value-type="float" office:value="3655">
            <text:p>3655</text:p>
          </table:table-cell>
          <table:table-cell office:value-type="float" office:value="64906">
            <text:p>64906</text:p>
          </table:table-cell>
          <table:table-cell table:number-columns-repeated="9"/>
        </table:table-row>
        <table:table-row table:style-name="ro1">
          <table:table-cell office:value-type="time" office:time-value="PT10H16M40S">
            <text:p>10:16:40 AM</text:p>
          </table:table-cell>
          <table:table-cell office:value-type="float" office:value="3548">
            <text:p>3548</text:p>
          </table:table-cell>
          <table:table-cell office:value-type="float" office:value="65812">
            <text:p>65812</text:p>
          </table:table-cell>
          <table:table-cell table:number-columns-repeated="9"/>
        </table:table-row>
        <table:table-row table:style-name="ro1">
          <table:table-cell office:value-type="time" office:time-value="PT10H16M50S">
            <text:p>10:16:50 AM</text:p>
          </table:table-cell>
          <table:table-cell office:value-type="float" office:value="3446">
            <text:p>3446</text:p>
          </table:table-cell>
          <table:table-cell office:value-type="float" office:value="66659">
            <text:p>66659</text:p>
          </table:table-cell>
          <table:table-cell table:number-columns-repeated="9"/>
        </table:table-row>
        <table:table-row table:style-name="ro1">
          <table:table-cell office:value-type="time" office:time-value="PT10H17M00S">
            <text:p>10:17:00 AM</text:p>
          </table:table-cell>
          <table:table-cell office:value-type="float" office:value="3342">
            <text:p>3342</text:p>
          </table:table-cell>
          <table:table-cell office:value-type="float" office:value="67542">
            <text:p>67542</text:p>
          </table:table-cell>
          <table:table-cell table:number-columns-repeated="9"/>
        </table:table-row>
        <table:table-row table:style-name="ro1">
          <table:table-cell office:value-type="time" office:time-value="PT10H17M10S">
            <text:p>10:17:10 AM</text:p>
          </table:table-cell>
          <table:table-cell office:value-type="float" office:value="3237">
            <text:p>3237</text:p>
          </table:table-cell>
          <table:table-cell office:value-type="float" office:value="68476">
            <text:p>68476</text:p>
          </table:table-cell>
          <table:table-cell table:number-columns-repeated="9"/>
        </table:table-row>
        <table:table-row table:style-name="ro1">
          <table:table-cell office:value-type="time" office:time-value="PT10H17M25S">
            <text:p>10:17:25 AM</text:p>
          </table:table-cell>
          <table:table-cell office:value-type="float" office:value="3088">
            <text:p>3088</text:p>
          </table:table-cell>
          <table:table-cell office:value-type="float" office:value="69754">
            <text:p>69754</text:p>
          </table:table-cell>
          <table:table-cell table:number-columns-repeated="9"/>
        </table:table-row>
        <table:table-row table:style-name="ro1">
          <table:table-cell office:value-type="time" office:time-value="PT10H17M35S">
            <text:p>10:17:35 AM</text:p>
          </table:table-cell>
          <table:table-cell office:value-type="float" office:value="2987">
            <text:p>2987</text:p>
          </table:table-cell>
          <table:table-cell office:value-type="float" office:value="70626">
            <text:p>70626</text:p>
          </table:table-cell>
          <table:table-cell table:number-columns-repeated="9"/>
        </table:table-row>
        <table:table-row table:style-name="ro1">
          <table:table-cell office:value-type="time" office:time-value="PT10H17M45S">
            <text:p>10:17:45 AM</text:p>
          </table:table-cell>
          <table:table-cell office:value-type="float" office:value="2885">
            <text:p>2885</text:p>
          </table:table-cell>
          <table:table-cell office:value-type="float" office:value="71566">
            <text:p>71566</text:p>
          </table:table-cell>
          <table:table-cell table:number-columns-repeated="9"/>
        </table:table-row>
        <table:table-row table:style-name="ro1">
          <table:table-cell office:value-type="time" office:time-value="PT10H17M55S">
            <text:p>10:17:55 AM</text:p>
          </table:table-cell>
          <table:table-cell office:value-type="float" office:value="2786">
            <text:p>2786</text:p>
          </table:table-cell>
          <table:table-cell office:value-type="float" office:value="72451">
            <text:p>72451</text:p>
          </table:table-cell>
          <table:table-cell table:number-columns-repeated="9"/>
        </table:table-row>
        <table:table-row table:style-name="ro1">
          <table:table-cell office:value-type="time" office:time-value="PT10H18M05S">
            <text:p>10:18:05 AM</text:p>
          </table:table-cell>
          <table:table-cell office:value-type="float" office:value="2690">
            <text:p>2690</text:p>
          </table:table-cell>
          <table:table-cell office:value-type="float" office:value="73303">
            <text:p>73303</text:p>
          </table:table-cell>
          <table:table-cell table:number-columns-repeated="9"/>
        </table:table-row>
        <table:table-row table:style-name="ro1">
          <table:table-cell office:value-type="time" office:time-value="PT10H18M15S">
            <text:p>10:18:15 AM</text:p>
          </table:table-cell>
          <table:table-cell office:value-type="float" office:value="2580">
            <text:p>2580</text:p>
          </table:table-cell>
          <table:table-cell office:value-type="float" office:value="74362">
            <text:p>74362</text:p>
          </table:table-cell>
          <table:table-cell table:number-columns-repeated="9"/>
        </table:table-row>
        <table:table-row table:style-name="ro1">
          <table:table-cell office:value-type="time" office:time-value="PT10H18M25S">
            <text:p>10:18:25 AM</text:p>
          </table:table-cell>
          <table:table-cell office:value-type="float" office:value="2468">
            <text:p>2468</text:p>
          </table:table-cell>
          <table:table-cell office:value-type="float" office:value="75359">
            <text:p>75359</text:p>
          </table:table-cell>
          <table:table-cell table:number-columns-repeated="9"/>
        </table:table-row>
        <table:table-row table:style-name="ro1">
          <table:table-cell office:value-type="time" office:time-value="PT10H18M35S">
            <text:p>10:18:35 AM</text:p>
          </table:table-cell>
          <table:table-cell office:value-type="float" office:value="2357">
            <text:p>2357</text:p>
          </table:table-cell>
          <table:table-cell office:value-type="float" office:value="76373">
            <text:p>76373</text:p>
          </table:table-cell>
          <table:table-cell table:number-columns-repeated="9"/>
        </table:table-row>
        <table:table-row table:style-name="ro1">
          <table:table-cell office:value-type="time" office:time-value="PT10H18M45S">
            <text:p>10:18:45 AM</text:p>
          </table:table-cell>
          <table:table-cell office:value-type="float" office:value="2247">
            <text:p>2247</text:p>
          </table:table-cell>
          <table:table-cell office:value-type="float" office:value="77466">
            <text:p>77466</text:p>
          </table:table-cell>
          <table:table-cell table:number-columns-repeated="9"/>
        </table:table-row>
        <table:table-row table:style-name="ro1">
          <table:table-cell office:value-type="time" office:time-value="PT10H18M55S">
            <text:p>10:18:55 AM</text:p>
          </table:table-cell>
          <table:table-cell office:value-type="float" office:value="2137">
            <text:p>2137</text:p>
          </table:table-cell>
          <table:table-cell office:value-type="float" office:value="78523">
            <text:p>78523</text:p>
          </table:table-cell>
          <table:table-cell table:number-columns-repeated="9"/>
        </table:table-row>
        <table:table-row table:style-name="ro1">
          <table:table-cell office:value-type="time" office:time-value="PT10H19M05S">
            <text:p>10:19:05 AM</text:p>
          </table:table-cell>
          <table:table-cell office:value-type="float" office:value="2027">
            <text:p>2027</text:p>
          </table:table-cell>
          <table:table-cell office:value-type="float" office:value="79560">
            <text:p>79560</text:p>
          </table:table-cell>
          <table:table-cell table:number-columns-repeated="9"/>
        </table:table-row>
        <table:table-row table:style-name="ro1">
          <table:table-cell office:value-type="time" office:time-value="PT10H19M30S">
            <text:p>10:19:30 AM</text:p>
          </table:table-cell>
          <table:table-cell office:value-type="float" office:value="1760">
            <text:p>1760</text:p>
          </table:table-cell>
          <table:table-cell office:value-type="float" office:value="82242">
            <text:p>82242</text:p>
          </table:table-cell>
          <table:table-cell table:number-columns-repeated="9"/>
        </table:table-row>
        <table:table-row table:style-name="ro1">
          <table:table-cell office:value-type="time" office:time-value="PT10H19M40S">
            <text:p>10:19:40 AM</text:p>
          </table:table-cell>
          <table:table-cell office:value-type="float" office:value="1652">
            <text:p>1652</text:p>
          </table:table-cell>
          <table:table-cell office:value-type="float" office:value="83313">
            <text:p>83313</text:p>
          </table:table-cell>
          <table:table-cell table:number-columns-repeated="9"/>
        </table:table-row>
        <table:table-row table:style-name="ro1">
          <table:table-cell office:value-type="time" office:time-value="PT10H19M50S">
            <text:p>10:19:50 AM</text:p>
          </table:table-cell>
          <table:table-cell office:value-type="float" office:value="1545">
            <text:p>1545</text:p>
          </table:table-cell>
          <table:table-cell office:value-type="float" office:value="84449">
            <text:p>84449</text:p>
          </table:table-cell>
          <table:table-cell table:number-columns-repeated="9"/>
        </table:table-row>
        <table:table-row table:style-name="ro1">
          <table:table-cell office:value-type="time" office:time-value="PT10H20M00S">
            <text:p>10:20:00 AM</text:p>
          </table:table-cell>
          <table:table-cell office:value-type="float" office:value="1441">
            <text:p>1441</text:p>
          </table:table-cell>
          <table:table-cell office:value-type="float" office:value="85513">
            <text:p>85513</text:p>
          </table:table-cell>
          <table:table-cell table:number-columns-repeated="9"/>
        </table:table-row>
        <table:table-row table:style-name="ro1">
          <table:table-cell office:value-type="time" office:time-value="PT10H20M10S">
            <text:p>10:20:10 AM</text:p>
          </table:table-cell>
          <table:table-cell office:value-type="float" office:value="1340">
            <text:p>1340</text:p>
          </table:table-cell>
          <table:table-cell office:value-type="float" office:value="86544">
            <text:p>86544</text:p>
          </table:table-cell>
          <table:table-cell table:number-columns-repeated="9"/>
        </table:table-row>
        <table:table-row table:style-name="ro1">
          <table:table-cell office:value-type="time" office:time-value="PT10H20M20S">
            <text:p>10:20:20 AM</text:p>
          </table:table-cell>
          <table:table-cell office:value-type="float" office:value="1235">
            <text:p>1235</text:p>
          </table:table-cell>
          <table:table-cell office:value-type="float" office:value="87674">
            <text:p>87674</text:p>
          </table:table-cell>
          <table:table-cell table:number-columns-repeated="9"/>
        </table:table-row>
        <table:table-row table:style-name="ro1">
          <table:table-cell office:value-type="time" office:time-value="PT10H20M30S">
            <text:p>10:20:30 AM</text:p>
          </table:table-cell>
          <table:table-cell office:value-type="float" office:value="1134">
            <text:p>1134</text:p>
          </table:table-cell>
          <table:table-cell office:value-type="float" office:value="88746">
            <text:p>88746</text:p>
          </table:table-cell>
          <table:table-cell table:number-columns-repeated="9"/>
        </table:table-row>
        <table:table-row table:style-name="ro1">
          <table:table-cell office:value-type="time" office:time-value="PT10H20M55S">
            <text:p>10:20:55 AM</text:p>
          </table:table-cell>
          <table:table-cell office:value-type="float" office:value="881">
            <text:p>881</text:p>
          </table:table-cell>
          <table:table-cell office:value-type="float" office:value="91522">
            <text:p>91522</text:p>
          </table:table-cell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ràfic TEMPS" table:style-name="ta1" table:print="false">
        <table:table-column table:style-name="co4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'Gràfic TEMPS'.L41" table:end-x="0.7138in" table:end-y="0.0421in" draw:z-index="0" draw:style-name="gr1" svg:width="10.2949in" svg:height="6.6575in" svg:x="0.198in" svg:y="0.115in">
              <draw:object draw:notify-on-update-of-ranges="Dades.C2:Dades.C678 Dades.A2:Dades.A67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Gràfic ASC" table:style-name="ta1" table:print="false">
        <table:table-column table:style-name="co4" table:default-cell-style-name="Default"/>
        <table:table-row table:style-name="ro1" table:number-rows-repeated="5">
          <table:table-cell/>
        </table:table-row>
        <table:table-row table:style-name="ro1">
          <table:table-cell>
            <draw:frame table:end-cell-address="'Gràfic ASC'.L36" table:end-x="0.7575in" table:end-y="0.163in" draw:z-index="0" draw:style-name="gr1" svg:width="10.4484in" svg:height="5.4657in" svg:x="0.0882in" svg:y="0.0106in">
              <draw:object draw:notify-on-update-of-ranges="Dades.B2:Dades.B2 Dades.B3:Dades.B554 Dades.C2:Dades.C2 Dades.C3:Dades.C55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Gràfic DESC" table:style-name="ta1" table:print="false">
        <table:table-column table:style-name="co4" table:default-cell-style-name="Default"/>
        <table:table-row table:style-name="ro1" table:number-rows-repeated="6">
          <table:table-cell/>
        </table:table-row>
        <table:table-row table:style-name="ro1">
          <table:table-cell>
            <draw:frame table:end-cell-address="'Gràfic DESC'.L37" table:end-x="0.6697in" table:end-y="0.1634in" draw:z-index="0" draw:style-name="gr1" svg:width="10.4484in" svg:height="5.4657in" svg:x="0.0004in" svg:y="0.011in">
              <draw:object draw:notify-on-update-of-ranges="Dades.B555:Dades.B555 Dades.B556:Dades.B679 Dades.C555:Dades.C555 Dades.C556:Dades.C67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6"/>
    </number:number-style>
    <number:number-style style:name="N118">
      <number:number number:decimal-places="4" number:min-integer-digits="1"/>
    </number:number-style>
    <number:number-style style:name="N119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2902in" fo:margin-bottom="0.2902in" fo:margin-left="0.2902in" fo:margin-right="0.290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03/08/2009</text:date>, <text:time>15:4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rard Paretas</meta:initial-creator>
    <meta:creation-date>2009-03-02T17:04:38</meta:creation-date>
    <dc:date>2009-03-08T15:48:00</dc:date>
    <dc:creator>Gerard Paretas</dc:creator>
    <meta:editing-duration>PT01H04M31S</meta:editing-duration>
    <meta:editing-cycles>9</meta:editing-cycles>
    <meta:generator>OpenOffice.org/3.0$Linux OpenOffice.org_project/300m9$Build-9358</meta:generator>
    <meta:document-statistic meta:table-count="4" meta:cell-count="2038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9.90149974822998pt" style:font-size-asian="9.90149974822998pt" style:font-size-complex="9.90149974822998pt"/>
    </style:style>
    <style:style style:name="ch3" style:family="chart">
      <style:chart-properties chart:interpolation="cubic-spline" chart:symbol-type="automatic" chart:connect-bars="false" chart:spline-order="3" chart:sort-by-x-values="false" chart:right-angled-axes="true"/>
    </style:style>
    <style:style style:name="ch4" style:family="chart" style:data-style-name="N41">
      <style:chart-properties chart:display-label="true" chart:logarithmic="false" chart:minimum="0.340277777777778" chart:maximum="0.43125" chart:reverse-direction="false" text:line-break="false" chart:link-data-style-to-source="false" chart:visible="true" style:rotation-angle="46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6.8548846244812pt" style:font-size-asian="6.8548846244812pt" style:font-size-complex="6.8548846244812pt"/>
    </style:style>
    <style:style style:name="ch6" style:family="chart" style:data-style-name="N0">
      <style:chart-properties chart:display-label="true" chart:logarithmic="false" chart:minimum="0" chart:maximum="10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6.8548846244812pt" style:font-size-asian="6.8548846244812pt" style:font-size-complex="6.8548846244812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cm" chart:symbol-height="0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15cm" svg:height="16.911cm" chart:class="chart:scatter" chart:style-name="ch1">
        <chart:title svg:x="11.449cm" svg:y="0.339cm" chart:style-name="ch2">
          <text:p>Gràfic Pressió - Temps (UTC) al llarg de tot el vol</text:p>
        </chart:title>
        <chart:plot-area chart:style-name="ch3" table:cell-range-address="Dades.A2:Dades.A678 Dades.C2:Dades.C678" svg:x="0.859cm" svg:y="1.06cm" svg:width="24.767cm" svg:height="15.326cm">
          <chart:axis chart:dimension="x" chart:name="primary-x" chart:style-name="ch4">
            <chart:title svg:x="12.286cm" svg:y="16.293cm" chart:style-name="ch5">
              <text:p>Hora UTC (hh:mm:ss)</text:p>
            </chart:title>
          </chart:axis>
          <chart:axis chart:dimension="y" chart:name="primary-y" chart:style-name="ch6">
            <chart:title svg:x="0.527cm" svg:y="9.201cm" chart:style-name="ch7">
              <text:p>Pressió (Pa)</text:p>
            </chart:title>
            <chart:grid chart:style-name="ch8" chart:class="major"/>
          </chart:axis>
          <chart:series chart:style-name="ch9" chart:values-cell-range-address="Dades.C2:Dades.C678" chart:class="chart:scatter">
            <chart:domain table:cell-range-address="Dades.A2:Dades.A678"/>
            <chart:data-point chart:repeated="67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0509259259259">
                <text:p text:id="Dades.A2:Dades.A678">0.340509259259259</text:p>
              </table:table-cell>
              <table:table-cell office:value-type="float" office:value="97958">
                <text:p text:id="Dades.C2:Dades.C678">979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068287037037">
                <text:p>0.34068287037037</text:p>
              </table:table-cell>
              <table:table-cell office:value-type="float" office:value="97674">
                <text:p>97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0798611111111">
                <text:p>0.340798611111111</text:p>
              </table:table-cell>
              <table:table-cell office:value-type="float" office:value="96933">
                <text:p>96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0914351851852">
                <text:p>0.340914351851852</text:p>
              </table:table-cell>
              <table:table-cell office:value-type="float" office:value="96161">
                <text:p>96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1030092592593">
                <text:p>0.341030092592593</text:p>
              </table:table-cell>
              <table:table-cell office:value-type="float" office:value="95434">
                <text:p>95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1145833333333">
                <text:p>0.341145833333333</text:p>
              </table:table-cell>
              <table:table-cell office:value-type="float" office:value="94791">
                <text:p>94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1261574074074">
                <text:p>0.341261574074074</text:p>
              </table:table-cell>
              <table:table-cell office:value-type="float" office:value="94046">
                <text:p>94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1377314814815">
                <text:p>0.341377314814815</text:p>
              </table:table-cell>
              <table:table-cell office:value-type="float" office:value="93368">
                <text:p>93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1493055555556">
                <text:p>0.341493055555556</text:p>
              </table:table-cell>
              <table:table-cell office:value-type="float" office:value="92704">
                <text:p>92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1608796296296">
                <text:p>0.341608796296296</text:p>
              </table:table-cell>
              <table:table-cell office:value-type="float" office:value="92041">
                <text:p>920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1724537037037">
                <text:p>0.341724537037037</text:p>
              </table:table-cell>
              <table:table-cell office:value-type="float" office:value="91373">
                <text:p>91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1898148148148">
                <text:p>0.341898148148148</text:p>
              </table:table-cell>
              <table:table-cell office:value-type="float" office:value="90416">
                <text:p>90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2013888888889">
                <text:p>0.342013888888889</text:p>
              </table:table-cell>
              <table:table-cell office:value-type="float" office:value="89762">
                <text:p>897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212962962963">
                <text:p>0.34212962962963</text:p>
              </table:table-cell>
              <table:table-cell office:value-type="float" office:value="89051">
                <text:p>89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224537037037">
                <text:p>0.34224537037037</text:p>
              </table:table-cell>
              <table:table-cell office:value-type="float" office:value="88399">
                <text:p>88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2361111111111">
                <text:p>0.342361111111111</text:p>
              </table:table-cell>
              <table:table-cell office:value-type="float" office:value="87752">
                <text:p>87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2476851851852">
                <text:p>0.342476851851852</text:p>
              </table:table-cell>
              <table:table-cell office:value-type="float" office:value="87153">
                <text:p>87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2592592592593">
                <text:p>0.342592592592593</text:p>
              </table:table-cell>
              <table:table-cell office:value-type="float" office:value="86529">
                <text:p>86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2708333333333">
                <text:p>0.342708333333333</text:p>
              </table:table-cell>
              <table:table-cell office:value-type="float" office:value="85792">
                <text:p>857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2824074074074">
                <text:p>0.342824074074074</text:p>
              </table:table-cell>
              <table:table-cell office:value-type="float" office:value="85205">
                <text:p>85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2939814814815">
                <text:p>0.342939814814815</text:p>
              </table:table-cell>
              <table:table-cell office:value-type="float" office:value="84554">
                <text:p>845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3113425925926">
                <text:p>0.343113425925926</text:p>
              </table:table-cell>
              <table:table-cell office:value-type="float" office:value="83590">
                <text:p>835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3229166666667">
                <text:p>0.343229166666667</text:p>
              </table:table-cell>
              <table:table-cell office:value-type="float" office:value="83037">
                <text:p>83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3344907407407">
                <text:p>0.343344907407407</text:p>
              </table:table-cell>
              <table:table-cell office:value-type="float" office:value="82371">
                <text:p>823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3460648148148">
                <text:p>0.343460648148148</text:p>
              </table:table-cell>
              <table:table-cell office:value-type="float" office:value="81774">
                <text:p>817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3576388888889">
                <text:p>0.343576388888889</text:p>
              </table:table-cell>
              <table:table-cell office:value-type="float" office:value="81180">
                <text:p>811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369212962963">
                <text:p>0.34369212962963</text:p>
              </table:table-cell>
              <table:table-cell office:value-type="float" office:value="80582">
                <text:p>805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4380787037037">
                <text:p>0.34380787037037</text:p>
              </table:table-cell>
              <table:table-cell office:value-type="float" office:value="79994">
                <text:p>79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3923611111111">
                <text:p>0.343923611111111</text:p>
              </table:table-cell>
              <table:table-cell office:value-type="float" office:value="79382">
                <text:p>793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4039351851852">
                <text:p>0.344039351851852</text:p>
              </table:table-cell>
              <table:table-cell office:value-type="float" office:value="78815">
                <text:p>788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4155092592593">
                <text:p>0.344155092592593</text:p>
              </table:table-cell>
              <table:table-cell office:value-type="float" office:value="78299">
                <text:p>78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4328703703704">
                <text:p>0.344328703703704</text:p>
              </table:table-cell>
              <table:table-cell office:value-type="float" office:value="77406">
                <text:p>774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76809">
                <text:p>768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4560185185185">
                <text:p>0.344560185185185</text:p>
              </table:table-cell>
              <table:table-cell office:value-type="float" office:value="76209">
                <text:p>76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4675925925926">
                <text:p>0.344675925925926</text:p>
              </table:table-cell>
              <table:table-cell office:value-type="float" office:value="75595">
                <text:p>75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4791666666667">
                <text:p>0.344791666666667</text:p>
              </table:table-cell>
              <table:table-cell office:value-type="float" office:value="75022">
                <text:p>750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45023148148148">
                <text:p>0.345023148148148</text:p>
              </table:table-cell>
              <table:table-cell office:value-type="float" office:value="73765">
                <text:p>737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5138888888889">
                <text:p>0.345138888888889</text:p>
              </table:table-cell>
              <table:table-cell office:value-type="float" office:value="73205">
                <text:p>73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525462962963">
                <text:p>0.34525462962963</text:p>
              </table:table-cell>
              <table:table-cell office:value-type="float" office:value="72641">
                <text:p>726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5428240740741">
                <text:p>0.345428240740741</text:p>
              </table:table-cell>
              <table:table-cell office:value-type="float" office:value="71786">
                <text:p>717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5543981481481">
                <text:p>0.345543981481481</text:p>
              </table:table-cell>
              <table:table-cell office:value-type="float" office:value="71148">
                <text:p>711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5659722222222">
                <text:p>0.345659722222222</text:p>
              </table:table-cell>
              <table:table-cell office:value-type="float" office:value="70606">
                <text:p>706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5775462962963">
                <text:p>0.345775462962963</text:p>
              </table:table-cell>
              <table:table-cell office:value-type="float" office:value="70066">
                <text:p>70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5891203703704">
                <text:p>0.345891203703704</text:p>
              </table:table-cell>
              <table:table-cell office:value-type="float" office:value="69507">
                <text:p>69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6006944444444">
                <text:p>0.346006944444444</text:p>
              </table:table-cell>
              <table:table-cell office:value-type="float" office:value="68908">
                <text:p>68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6122685185185">
                <text:p>0.346122685185185</text:p>
              </table:table-cell>
              <table:table-cell office:value-type="float" office:value="68353">
                <text:p>68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46238425925926">
                <text:p>0.346238425925926</text:p>
              </table:table-cell>
              <table:table-cell office:value-type="float" office:value="67805">
                <text:p>67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6354166666667">
                <text:p>0.346354166666667</text:p>
              </table:table-cell>
              <table:table-cell office:value-type="float" office:value="67278">
                <text:p>672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46527777777778">
                <text:p>0.346527777777778</text:p>
              </table:table-cell>
              <table:table-cell office:value-type="float" office:value="66477">
                <text:p>664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6643518518519">
                <text:p>0.346643518518519</text:p>
              </table:table-cell>
              <table:table-cell office:value-type="float" office:value="65929">
                <text:p>659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46759259259259">
                <text:p>0.346759259259259</text:p>
              </table:table-cell>
              <table:table-cell office:value-type="float" office:value="65389">
                <text:p>653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6875">
                <text:p>0.346875</text:p>
              </table:table-cell>
              <table:table-cell office:value-type="float" office:value="64854">
                <text:p>648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6990740740741">
                <text:p>0.346990740740741</text:p>
              </table:table-cell>
              <table:table-cell office:value-type="float" office:value="64358">
                <text:p>643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7106481481481">
                <text:p>0.347106481481481</text:p>
              </table:table-cell>
              <table:table-cell office:value-type="float" office:value="63847">
                <text:p>638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63314">
                <text:p>633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47337962962963">
                <text:p>0.347337962962963</text:p>
              </table:table-cell>
              <table:table-cell office:value-type="float" office:value="62795">
                <text:p>627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47453703703704">
                <text:p>0.347453703703704</text:p>
              </table:table-cell>
              <table:table-cell office:value-type="float" office:value="62316">
                <text:p>623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7569444444444">
                <text:p>0.347569444444444</text:p>
              </table:table-cell>
              <table:table-cell office:value-type="float" office:value="61808">
                <text:p>618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7743055555556">
                <text:p>0.347743055555556</text:p>
              </table:table-cell>
              <table:table-cell office:value-type="float" office:value="61063">
                <text:p>610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7858796296296">
                <text:p>0.347858796296296</text:p>
              </table:table-cell>
              <table:table-cell office:value-type="float" office:value="60520">
                <text:p>605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47974537037037">
                <text:p>0.347974537037037</text:p>
              </table:table-cell>
              <table:table-cell office:value-type="float" office:value="60012">
                <text:p>600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48090277777778">
                <text:p>0.348090277777778</text:p>
              </table:table-cell>
              <table:table-cell office:value-type="float" office:value="59545">
                <text:p>595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48206018518518">
                <text:p>0.348206018518518</text:p>
              </table:table-cell>
              <table:table-cell office:value-type="float" office:value="59041">
                <text:p>590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48321759259259">
                <text:p>0.348321759259259</text:p>
              </table:table-cell>
              <table:table-cell office:value-type="float" office:value="58501">
                <text:p>585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484375">
                <text:p>0.3484375</text:p>
              </table:table-cell>
              <table:table-cell office:value-type="float" office:value="57934">
                <text:p>579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48553240740741">
                <text:p>0.348553240740741</text:p>
              </table:table-cell>
              <table:table-cell office:value-type="float" office:value="57479">
                <text:p>574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48668981481481">
                <text:p>0.348668981481481</text:p>
              </table:table-cell>
              <table:table-cell office:value-type="float" office:value="56968">
                <text:p>569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48842592592593">
                <text:p>0.348842592592593</text:p>
              </table:table-cell>
              <table:table-cell office:value-type="float" office:value="56200">
                <text:p>562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8900462962963">
                <text:p>0.348900462962963</text:p>
              </table:table-cell>
              <table:table-cell office:value-type="float" office:value="55967">
                <text:p>559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9074074074074">
                <text:p>0.349074074074074</text:p>
              </table:table-cell>
              <table:table-cell office:value-type="float" office:value="55223">
                <text:p>552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49189814814815">
                <text:p>0.349189814814815</text:p>
              </table:table-cell>
              <table:table-cell office:value-type="float" office:value="54715">
                <text:p>547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54295">
                <text:p>542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9421296296296">
                <text:p>0.349421296296296</text:p>
              </table:table-cell>
              <table:table-cell office:value-type="float" office:value="53788">
                <text:p>537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9537037037037">
                <text:p>0.349537037037037</text:p>
              </table:table-cell>
              <table:table-cell office:value-type="float" office:value="53275">
                <text:p>532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9652777777778">
                <text:p>0.349652777777778</text:p>
              </table:table-cell>
              <table:table-cell office:value-type="float" office:value="52799">
                <text:p>527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49768518518519">
                <text:p>0.349768518518519</text:p>
              </table:table-cell>
              <table:table-cell office:value-type="float" office:value="52317">
                <text:p>523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49884259259259">
                <text:p>0.349884259259259</text:p>
              </table:table-cell>
              <table:table-cell office:value-type="float" office:value="51867">
                <text:p>518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5">
                <text:p>0.35</text:p>
              </table:table-cell>
              <table:table-cell office:value-type="float" office:value="51395">
                <text:p>513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50115740740741">
                <text:p>0.350115740740741</text:p>
              </table:table-cell>
              <table:table-cell office:value-type="float" office:value="50882">
                <text:p>508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50289351851852">
                <text:p>0.350289351851852</text:p>
              </table:table-cell>
              <table:table-cell office:value-type="float" office:value="50173">
                <text:p>501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50405092592593">
                <text:p>0.350405092592593</text:p>
              </table:table-cell>
              <table:table-cell office:value-type="float" office:value="49717">
                <text:p>497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50520833333333">
                <text:p>0.350520833333333</text:p>
              </table:table-cell>
              <table:table-cell office:value-type="float" office:value="49221">
                <text:p>492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50636574074074">
                <text:p>0.350636574074074</text:p>
              </table:table-cell>
              <table:table-cell office:value-type="float" office:value="48714">
                <text:p>487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0752314814815">
                <text:p>0.350752314814815</text:p>
              </table:table-cell>
              <table:table-cell office:value-type="float" office:value="48229">
                <text:p>482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0868055555556">
                <text:p>0.350868055555556</text:p>
              </table:table-cell>
              <table:table-cell office:value-type="float" office:value="47780">
                <text:p>477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0983796296296">
                <text:p>0.350983796296296</text:p>
              </table:table-cell>
              <table:table-cell office:value-type="float" office:value="47309">
                <text:p>473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1099537037037">
                <text:p>0.351099537037037</text:p>
              </table:table-cell>
              <table:table-cell office:value-type="float" office:value="46803">
                <text:p>468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1215277777778">
                <text:p>0.351215277777778</text:p>
              </table:table-cell>
              <table:table-cell office:value-type="float" office:value="46365">
                <text:p>463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51331018518518">
                <text:p>0.351331018518518</text:p>
              </table:table-cell>
              <table:table-cell office:value-type="float" office:value="45984">
                <text:p>459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150462962963">
                <text:p>0.35150462962963</text:p>
              </table:table-cell>
              <table:table-cell office:value-type="float" office:value="45339">
                <text:p>453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5162037037037">
                <text:p>0.35162037037037</text:p>
              </table:table-cell>
              <table:table-cell office:value-type="float" office:value="44963">
                <text:p>449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51736111111111">
                <text:p>0.351736111111111</text:p>
              </table:table-cell>
              <table:table-cell office:value-type="float" office:value="44490">
                <text:p>444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44051">
                <text:p>440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51967592592593">
                <text:p>0.351967592592593</text:p>
              </table:table-cell>
              <table:table-cell office:value-type="float" office:value="43633">
                <text:p>436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52083333333333">
                <text:p>0.352083333333333</text:p>
              </table:table-cell>
              <table:table-cell office:value-type="float" office:value="43212">
                <text:p>432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52199074074074">
                <text:p>0.352199074074074</text:p>
              </table:table-cell>
              <table:table-cell office:value-type="float" office:value="42808">
                <text:p>428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2314814814815">
                <text:p>0.352314814814815</text:p>
              </table:table-cell>
              <table:table-cell office:value-type="float" office:value="42340">
                <text:p>423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2430555555556">
                <text:p>0.352430555555556</text:p>
              </table:table-cell>
              <table:table-cell office:value-type="float" office:value="42024">
                <text:p>420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52546296296296">
                <text:p>0.352546296296296</text:p>
              </table:table-cell>
              <table:table-cell office:value-type="float" office:value="41598">
                <text:p>415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52719907407407">
                <text:p>0.352719907407407</text:p>
              </table:table-cell>
              <table:table-cell office:value-type="float" office:value="41079">
                <text:p>410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52835648148148">
                <text:p>0.352835648148148</text:p>
              </table:table-cell>
              <table:table-cell office:value-type="float" office:value="40715">
                <text:p>407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52951388888889">
                <text:p>0.352951388888889</text:p>
              </table:table-cell>
              <table:table-cell office:value-type="float" office:value="40334">
                <text:p>403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5306712962963">
                <text:p>0.35306712962963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318287037037">
                <text:p>0.35318287037037</text:p>
              </table:table-cell>
              <table:table-cell office:value-type="float" office:value="39687">
                <text:p>396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3298611111111">
                <text:p>0.353298611111111</text:p>
              </table:table-cell>
              <table:table-cell office:value-type="float" office:value="39309">
                <text:p>393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53414351851852">
                <text:p>0.353414351851852</text:p>
              </table:table-cell>
              <table:table-cell office:value-type="float" office:value="39016">
                <text:p>390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53530092592593">
                <text:p>0.353530092592593</text:p>
              </table:table-cell>
              <table:table-cell office:value-type="float" office:value="38724">
                <text:p>387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53645833333333">
                <text:p>0.353645833333333</text:p>
              </table:table-cell>
              <table:table-cell office:value-type="float" office:value="38379">
                <text:p>383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53819444444444">
                <text:p>0.353819444444444</text:p>
              </table:table-cell>
              <table:table-cell office:value-type="float" office:value="37823">
                <text:p>378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53935185185185">
                <text:p>0.353935185185185</text:p>
              </table:table-cell>
              <table:table-cell office:value-type="float" office:value="37507">
                <text:p>375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54050925925926">
                <text:p>0.354050925925926</text:p>
              </table:table-cell>
              <table:table-cell office:value-type="float" office:value="37184">
                <text:p>371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36890">
                <text:p>368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54282407407407">
                <text:p>0.354282407407407</text:p>
              </table:table-cell>
              <table:table-cell office:value-type="float" office:value="36618">
                <text:p>366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4398148148148">
                <text:p>0.354398148148148</text:p>
              </table:table-cell>
              <table:table-cell office:value-type="float" office:value="36233">
                <text:p>362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54513888888889">
                <text:p>0.354513888888889</text:p>
              </table:table-cell>
              <table:table-cell office:value-type="float" office:value="35928">
                <text:p>359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5462962962963">
                <text:p>0.35462962962963</text:p>
              </table:table-cell>
              <table:table-cell office:value-type="float" office:value="35676">
                <text:p>356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5474537037037">
                <text:p>0.35474537037037</text:p>
              </table:table-cell>
              <table:table-cell office:value-type="float" office:value="35315">
                <text:p>353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4918981481481">
                <text:p>0.354918981481481</text:p>
              </table:table-cell>
              <table:table-cell office:value-type="float" office:value="34847">
                <text:p>348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4976851851852">
                <text:p>0.354976851851852</text:p>
              </table:table-cell>
              <table:table-cell office:value-type="float" office:value="34671">
                <text:p>34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5150462962963">
                <text:p>0.355150462962963</text:p>
              </table:table-cell>
              <table:table-cell office:value-type="float" office:value="34281">
                <text:p>342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55266203703704">
                <text:p>0.355266203703704</text:p>
              </table:table-cell>
              <table:table-cell office:value-type="float" office:value="33988">
                <text:p>339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55381944444444">
                <text:p>0.355381944444444</text:p>
              </table:table-cell>
              <table:table-cell office:value-type="float" office:value="33698">
                <text:p>336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55729166666667">
                <text:p>0.355729166666667</text:p>
              </table:table-cell>
              <table:table-cell office:value-type="float" office:value="32967">
                <text:p>329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55844907407407">
                <text:p>0.355844907407407</text:p>
              </table:table-cell>
              <table:table-cell office:value-type="float" office:value="32730">
                <text:p>327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55960648148148">
                <text:p>0.355960648148148</text:p>
              </table:table-cell>
              <table:table-cell office:value-type="float" office:value="32435">
                <text:p>324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56076388888889">
                <text:p>0.356076388888889</text:p>
              </table:table-cell>
              <table:table-cell office:value-type="float" office:value="32168">
                <text:p>321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5619212962963">
                <text:p>0.35619212962963</text:p>
              </table:table-cell>
              <table:table-cell office:value-type="float" office:value="31888">
                <text:p>318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56365740740741">
                <text:p>0.356365740740741</text:p>
              </table:table-cell>
              <table:table-cell office:value-type="float" office:value="31414">
                <text:p>314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56481481481481">
                <text:p>0.356481481481481</text:p>
              </table:table-cell>
              <table:table-cell office:value-type="float" office:value="31218">
                <text:p>312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56597222222222">
                <text:p>0.356597222222222</text:p>
              </table:table-cell>
              <table:table-cell office:value-type="float" office:value="30915">
                <text:p>309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56712962962963">
                <text:p>0.356712962962963</text:p>
              </table:table-cell>
              <table:table-cell office:value-type="float" office:value="30711">
                <text:p>307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56828703703704">
                <text:p>0.356828703703704</text:p>
              </table:table-cell>
              <table:table-cell office:value-type="float" office:value="30461">
                <text:p>304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57060185185185">
                <text:p>0.357060185185185</text:p>
              </table:table-cell>
              <table:table-cell office:value-type="float" office:value="29953">
                <text:p>299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57175925925926">
                <text:p>0.357175925925926</text:p>
              </table:table-cell>
              <table:table-cell office:value-type="float" office:value="29715">
                <text:p>297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57291666666667">
                <text:p>0.357291666666667</text:p>
              </table:table-cell>
              <table:table-cell office:value-type="float" office:value="29348">
                <text:p>293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7407407407407">
                <text:p>0.357407407407407</text:p>
              </table:table-cell>
              <table:table-cell office:value-type="float" office:value="29300">
                <text:p>293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57581018518519">
                <text:p>0.357581018518519</text:p>
              </table:table-cell>
              <table:table-cell office:value-type="float" office:value="29006">
                <text:p>290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57696759259259">
                <text:p>0.357696759259259</text:p>
              </table:table-cell>
              <table:table-cell office:value-type="float" office:value="28786">
                <text:p>287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578125">
                <text:p>0.3578125</text:p>
              </table:table-cell>
              <table:table-cell office:value-type="float" office:value="28543">
                <text:p>285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57928240740741">
                <text:p>0.357928240740741</text:p>
              </table:table-cell>
              <table:table-cell office:value-type="float" office:value="28265">
                <text:p>282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58043981481481">
                <text:p>0.358043981481481</text:p>
              </table:table-cell>
              <table:table-cell office:value-type="float" office:value="28001">
                <text:p>28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8159722222222">
                <text:p>0.358159722222222</text:p>
              </table:table-cell>
              <table:table-cell office:value-type="float" office:value="27685">
                <text:p>276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8275462962963">
                <text:p>0.358275462962963</text:p>
              </table:table-cell>
              <table:table-cell office:value-type="float" office:value="27501">
                <text:p>275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8564814814815">
                <text:p>0.358564814814815</text:p>
              </table:table-cell>
              <table:table-cell office:value-type="float" office:value="26847">
                <text:p>268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8680555555556">
                <text:p>0.358680555555556</text:p>
              </table:table-cell>
              <table:table-cell office:value-type="float" office:value="26680">
                <text:p>266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58796296296296">
                <text:p>0.358796296296296</text:p>
              </table:table-cell>
              <table:table-cell office:value-type="float" office:value="26480">
                <text:p>264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58912037037037">
                <text:p>0.358912037037037</text:p>
              </table:table-cell>
              <table:table-cell office:value-type="float" office:value="26236">
                <text:p>262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59027777777778">
                <text:p>0.359027777777778</text:p>
              </table:table-cell>
              <table:table-cell office:value-type="float" office:value="26030">
                <text:p>2603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59143518518518">
                <text:p>0.359143518518518</text:p>
              </table:table-cell>
              <table:table-cell office:value-type="float" office:value="25838">
                <text:p>258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59259259259259">
                <text:p>0.359259259259259</text:p>
              </table:table-cell>
              <table:table-cell office:value-type="float" office:value="25658">
                <text:p>256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59490740740741">
                <text:p>0.359490740740741</text:p>
              </table:table-cell>
              <table:table-cell office:value-type="float" office:value="25312">
                <text:p>253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59606481481481">
                <text:p>0.359606481481481</text:p>
              </table:table-cell>
              <table:table-cell office:value-type="float" office:value="25105">
                <text:p>251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59780092592593">
                <text:p>0.359780092592593</text:p>
              </table:table-cell>
              <table:table-cell office:value-type="float" office:value="24860">
                <text:p>2486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60011574074074">
                <text:p>0.360011574074074</text:p>
              </table:table-cell>
              <table:table-cell office:value-type="float" office:value="24525">
                <text:p>245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60127314814815">
                <text:p>0.360127314814815</text:p>
              </table:table-cell>
              <table:table-cell office:value-type="float" office:value="24315">
                <text:p>243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60243055555556">
                <text:p>0.360243055555556</text:p>
              </table:table-cell>
              <table:table-cell office:value-type="float" office:value="24091">
                <text:p>240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60358796296296">
                <text:p>0.360358796296296</text:p>
              </table:table-cell>
              <table:table-cell office:value-type="float" office:value="23908">
                <text:p>239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60474537037037">
                <text:p>0.360474537037037</text:p>
              </table:table-cell>
              <table:table-cell office:value-type="float" office:value="23745">
                <text:p>237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60590277777778">
                <text:p>0.360590277777778</text:p>
              </table:table-cell>
              <table:table-cell office:value-type="float" office:value="23592">
                <text:p>235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60706018518519">
                <text:p>0.360706018518519</text:p>
              </table:table-cell>
              <table:table-cell office:value-type="float" office:value="23382">
                <text:p>233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6087962962963">
                <text:p>0.36087962962963</text:p>
              </table:table-cell>
              <table:table-cell office:value-type="float" office:value="23143">
                <text:p>231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6099537037037">
                <text:p>0.36099537037037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22829">
                <text:p>228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61226851851852">
                <text:p>0.361226851851852</text:p>
              </table:table-cell>
              <table:table-cell office:value-type="float" office:value="22700">
                <text:p>227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61342592592593">
                <text:p>0.361342592592593</text:p>
              </table:table-cell>
              <table:table-cell office:value-type="float" office:value="22536">
                <text:p>225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61458333333333">
                <text:p>0.361458333333333</text:p>
              </table:table-cell>
              <table:table-cell office:value-type="float" office:value="22390">
                <text:p>2239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61574074074074">
                <text:p>0.361574074074074</text:p>
              </table:table-cell>
              <table:table-cell office:value-type="float" office:value="22203">
                <text:p>222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61689814814815">
                <text:p>0.361689814814815</text:p>
              </table:table-cell>
              <table:table-cell office:value-type="float" office:value="22026">
                <text:p>220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61805555555556">
                <text:p>0.361805555555556</text:p>
              </table:table-cell>
              <table:table-cell office:value-type="float" office:value="21853">
                <text:p>218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62094907407407">
                <text:p>0.362094907407407</text:p>
              </table:table-cell>
              <table:table-cell office:value-type="float" office:value="21466">
                <text:p>214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62210648148148">
                <text:p>0.362210648148148</text:p>
              </table:table-cell>
              <table:table-cell office:value-type="float" office:value="21298">
                <text:p>212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62326388888889">
                <text:p>0.362326388888889</text:p>
              </table:table-cell>
              <table:table-cell office:value-type="float" office:value="21161">
                <text:p>211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6244212962963">
                <text:p>0.36244212962963</text:p>
              </table:table-cell>
              <table:table-cell office:value-type="float" office:value="21036">
                <text:p>210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6255787037037">
                <text:p>0.36255787037037</text:p>
              </table:table-cell>
              <table:table-cell office:value-type="float" office:value="20915">
                <text:p>209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62673611111111">
                <text:p>0.362673611111111</text:p>
              </table:table-cell>
              <table:table-cell office:value-type="float" office:value="20806">
                <text:p>208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62789351851852">
                <text:p>0.362789351851852</text:p>
              </table:table-cell>
              <table:table-cell office:value-type="float" office:value="20676">
                <text:p>206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62905092592593">
                <text:p>0.362905092592593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20260">
                <text:p>202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63310185185185">
                <text:p>0.363310185185185</text:p>
              </table:table-cell>
              <table:table-cell office:value-type="float" office:value="20126">
                <text:p>201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63425925925926">
                <text:p>0.363425925925926</text:p>
              </table:table-cell>
              <table:table-cell office:value-type="float" office:value="19984">
                <text:p>199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63541666666667">
                <text:p>0.363541666666667</text:p>
              </table:table-cell>
              <table:table-cell office:value-type="float" office:value="19840">
                <text:p>198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3657407407407">
                <text:p>0.363657407407407</text:p>
              </table:table-cell>
              <table:table-cell office:value-type="float" office:value="19724">
                <text:p>197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63773148148148">
                <text:p>0.363773148148148</text:p>
              </table:table-cell>
              <table:table-cell office:value-type="float" office:value="19591">
                <text:p>195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3888888888889">
                <text:p>0.363888888888889</text:p>
              </table:table-cell>
              <table:table-cell office:value-type="float" office:value="19447">
                <text:p>194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412037037037">
                <text:p>0.36412037037037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64236111111111">
                <text:p>0.364236111111111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64409722222222">
                <text:p>0.364409722222222</text:p>
              </table:table-cell>
              <table:table-cell office:value-type="float" office:value="18839">
                <text:p>188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64525462962963">
                <text:p>0.364525462962963</text:p>
              </table:table-cell>
              <table:table-cell office:value-type="float" office:value="18687">
                <text:p>186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64641203703704">
                <text:p>0.364641203703704</text:p>
              </table:table-cell>
              <table:table-cell office:value-type="float" office:value="18604">
                <text:p>186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64756944444444">
                <text:p>0.364756944444444</text:p>
              </table:table-cell>
              <table:table-cell office:value-type="float" office:value="18501">
                <text:p>185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4872685185185">
                <text:p>0.364872685185185</text:p>
              </table:table-cell>
              <table:table-cell office:value-type="float" office:value="18385">
                <text:p>183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65104166666667">
                <text:p>0.365104166666667</text:p>
              </table:table-cell>
              <table:table-cell office:value-type="float" office:value="18162">
                <text:p>181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65219907407407">
                <text:p>0.365219907407407</text:p>
              </table:table-cell>
              <table:table-cell office:value-type="float" office:value="18044">
                <text:p>180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65335648148148">
                <text:p>0.365335648148148</text:p>
              </table:table-cell>
              <table:table-cell office:value-type="float" office:value="17930">
                <text:p>179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65451388888889">
                <text:p>0.365451388888889</text:p>
              </table:table-cell>
              <table:table-cell office:value-type="float" office:value="17817">
                <text:p>178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65625">
                <text:p>0.365625</text:p>
              </table:table-cell>
              <table:table-cell office:value-type="float" office:value="17667">
                <text:p>17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65740740740741">
                <text:p>0.365740740740741</text:p>
              </table:table-cell>
              <table:table-cell office:value-type="float" office:value="17564">
                <text:p>175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65856481481481">
                <text:p>0.365856481481481</text:p>
              </table:table-cell>
              <table:table-cell office:value-type="float" office:value="17467">
                <text:p>174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17349">
                <text:p>173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66087962962963">
                <text:p>0.366087962962963</text:p>
              </table:table-cell>
              <table:table-cell office:value-type="float" office:value="17276">
                <text:p>172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66203703703704">
                <text:p>0.366203703703704</text:p>
              </table:table-cell>
              <table:table-cell office:value-type="float" office:value="17170">
                <text:p>171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66319444444444">
                <text:p>0.366319444444444</text:p>
              </table:table-cell>
              <table:table-cell office:value-type="float" office:value="17085">
                <text:p>170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66435185185185">
                <text:p>0.366435185185185</text:p>
              </table:table-cell>
              <table:table-cell office:value-type="float" office:value="16996">
                <text:p>169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66550925925926">
                <text:p>0.366550925925926</text:p>
              </table:table-cell>
              <table:table-cell office:value-type="float" office:value="16895">
                <text:p>168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66724537037037">
                <text:p>0.366724537037037</text:p>
              </table:table-cell>
              <table:table-cell office:value-type="float" office:value="16727">
                <text:p>167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66840277777778">
                <text:p>0.366840277777778</text:p>
              </table:table-cell>
              <table:table-cell office:value-type="float" office:value="16629">
                <text:p>166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66956018518518">
                <text:p>0.366956018518518</text:p>
              </table:table-cell>
              <table:table-cell office:value-type="float" office:value="16545">
                <text:p>165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67071759259259">
                <text:p>0.367071759259259</text:p>
              </table:table-cell>
              <table:table-cell office:value-type="float" office:value="16438">
                <text:p>164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671875">
                <text:p>0.3671875</text:p>
              </table:table-cell>
              <table:table-cell office:value-type="float" office:value="16353">
                <text:p>163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67418981481481">
                <text:p>0.367418981481481</text:p>
              </table:table-cell>
              <table:table-cell office:value-type="float" office:value="16176">
                <text:p>161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67534722222222">
                <text:p>0.367534722222222</text:p>
              </table:table-cell>
              <table:table-cell office:value-type="float" office:value="16089">
                <text:p>160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67650462962963">
                <text:p>0.367650462962963</text:p>
              </table:table-cell>
              <table:table-cell office:value-type="float" office:value="15998">
                <text:p>159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67824074074074">
                <text:p>0.367824074074074</text:p>
              </table:table-cell>
              <table:table-cell office:value-type="float" office:value="15851">
                <text:p>158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68055555555556">
                <text:p>0.368055555555556</text:p>
              </table:table-cell>
              <table:table-cell office:value-type="float" office:value="15688">
                <text:p>156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68171296296296">
                <text:p>0.368171296296296</text:p>
              </table:table-cell>
              <table:table-cell office:value-type="float" office:value="15593">
                <text:p>155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68287037037037">
                <text:p>0.368287037037037</text:p>
              </table:table-cell>
              <table:table-cell office:value-type="float" office:value="15522">
                <text:p>155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68518518518519">
                <text:p>0.368518518518519</text:p>
              </table:table-cell>
              <table:table-cell office:value-type="float" office:value="15338">
                <text:p>153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68634259259259">
                <text:p>0.368634259259259</text:p>
              </table:table-cell>
              <table:table-cell office:value-type="float" office:value="15236">
                <text:p>152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6880787037037">
                <text:p>0.36880787037037</text:p>
              </table:table-cell>
              <table:table-cell office:value-type="float" office:value="15098">
                <text:p>150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68923611111111">
                <text:p>0.368923611111111</text:p>
              </table:table-cell>
              <table:table-cell office:value-type="float" office:value="14998">
                <text:p>149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69039351851852">
                <text:p>0.369039351851852</text:p>
              </table:table-cell>
              <table:table-cell office:value-type="float" office:value="14919">
                <text:p>149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69155092592593">
                <text:p>0.369155092592593</text:p>
              </table:table-cell>
              <table:table-cell office:value-type="float" office:value="14843">
                <text:p>148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69270833333333">
                <text:p>0.369270833333333</text:p>
              </table:table-cell>
              <table:table-cell office:value-type="float" office:value="14769">
                <text:p>147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69386574074074">
                <text:p>0.369386574074074</text:p>
              </table:table-cell>
              <table:table-cell office:value-type="float" office:value="14681">
                <text:p>146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69502314814815">
                <text:p>0.369502314814815</text:p>
              </table:table-cell>
              <table:table-cell office:value-type="float" office:value="14590">
                <text:p>1459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69618055555556">
                <text:p>0.369618055555556</text:p>
              </table:table-cell>
              <table:table-cell office:value-type="float" office:value="14513">
                <text:p>145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69733796296296">
                <text:p>0.369733796296296</text:p>
              </table:table-cell>
              <table:table-cell office:value-type="float" office:value="14435">
                <text:p>144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69849537037037">
                <text:p>0.369849537037037</text:p>
              </table:table-cell>
              <table:table-cell office:value-type="float" office:value="14338">
                <text:p>143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70023148148148">
                <text:p>0.370023148148148</text:p>
              </table:table-cell>
              <table:table-cell office:value-type="float" office:value="14219">
                <text:p>142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70138888888889">
                <text:p>0.370138888888889</text:p>
              </table:table-cell>
              <table:table-cell office:value-type="float" office:value="14137">
                <text:p>141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7025462962963">
                <text:p>0.37025462962963</text:p>
              </table:table-cell>
              <table:table-cell office:value-type="float" office:value="14050">
                <text:p>140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7037037037037">
                <text:p>0.37037037037037</text:p>
              </table:table-cell>
              <table:table-cell office:value-type="float" office:value="13962">
                <text:p>139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70486111111111">
                <text:p>0.370486111111111</text:p>
              </table:table-cell>
              <table:table-cell office:value-type="float" office:value="13843">
                <text:p>138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70717592592593">
                <text:p>0.370717592592593</text:p>
              </table:table-cell>
              <table:table-cell office:value-type="float" office:value="13712">
                <text:p>137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70949074074074">
                <text:p>0.370949074074074</text:p>
              </table:table-cell>
              <table:table-cell office:value-type="float" office:value="13580">
                <text:p>1358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71122685185185">
                <text:p>0.371122685185185</text:p>
              </table:table-cell>
              <table:table-cell office:value-type="float" office:value="13449">
                <text:p>134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71238425925926">
                <text:p>0.371238425925926</text:p>
              </table:table-cell>
              <table:table-cell office:value-type="float" office:value="13350">
                <text:p>1335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71354166666667">
                <text:p>0.371354166666667</text:p>
              </table:table-cell>
              <table:table-cell office:value-type="float" office:value="13290">
                <text:p>1329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1469907407407">
                <text:p>0.371469907407407</text:p>
              </table:table-cell>
              <table:table-cell office:value-type="float" office:value="13208">
                <text:p>132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71585648148148">
                <text:p>0.371585648148148</text:p>
              </table:table-cell>
              <table:table-cell office:value-type="float" office:value="13141">
                <text:p>131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71701388888889">
                <text:p>0.371701388888889</text:p>
              </table:table-cell>
              <table:table-cell office:value-type="float" office:value="13056">
                <text:p>130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7181712962963">
                <text:p>0.37181712962963</text:p>
              </table:table-cell>
              <table:table-cell office:value-type="float" office:value="12987">
                <text:p>129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71990740740741">
                <text:p>0.371990740740741</text:p>
              </table:table-cell>
              <table:table-cell office:value-type="float" office:value="12882">
                <text:p>128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72106481481481">
                <text:p>0.372106481481481</text:p>
              </table:table-cell>
              <table:table-cell office:value-type="float" office:value="12801">
                <text:p>128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72222222222222">
                <text:p>0.372222222222222</text:p>
              </table:table-cell>
              <table:table-cell office:value-type="float" office:value="12717">
                <text:p>127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72337962962963">
                <text:p>0.372337962962963</text:p>
              </table:table-cell>
              <table:table-cell office:value-type="float" office:value="12649">
                <text:p>126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72453703703704">
                <text:p>0.372453703703704</text:p>
              </table:table-cell>
              <table:table-cell office:value-type="float" office:value="12576">
                <text:p>125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72569444444444">
                <text:p>0.372569444444444</text:p>
              </table:table-cell>
              <table:table-cell office:value-type="float" office:value="12518">
                <text:p>125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72685185185185">
                <text:p>0.372685185185185</text:p>
              </table:table-cell>
              <table:table-cell office:value-type="float" office:value="12441">
                <text:p>124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2800925925926">
                <text:p>0.372800925925926</text:p>
              </table:table-cell>
              <table:table-cell office:value-type="float" office:value="12374">
                <text:p>123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12301">
                <text:p>123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73090277777778">
                <text:p>0.373090277777778</text:p>
              </table:table-cell>
              <table:table-cell office:value-type="float" office:value="12184">
                <text:p>121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73206018518519">
                <text:p>0.373206018518519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73321759259259">
                <text:p>0.373321759259259</text:p>
              </table:table-cell>
              <table:table-cell office:value-type="float" office:value="12045">
                <text:p>120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734375">
                <text:p>0.3734375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73553240740741">
                <text:p>0.373553240740741</text:p>
              </table:table-cell>
              <table:table-cell office:value-type="float" office:value="11906">
                <text:p>119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73668981481481">
                <text:p>0.373668981481481</text:p>
              </table:table-cell>
              <table:table-cell office:value-type="float" office:value="11838">
                <text:p>118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73784722222222">
                <text:p>0.373784722222222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73900462962963">
                <text:p>0.373900462962963</text:p>
              </table:table-cell>
              <table:table-cell office:value-type="float" office:value="11716">
                <text:p>117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74016203703704">
                <text:p>0.374016203703704</text:p>
              </table:table-cell>
              <table:table-cell office:value-type="float" office:value="11620">
                <text:p>116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74189814814815">
                <text:p>0.374189814814815</text:p>
              </table:table-cell>
              <table:table-cell office:value-type="float" office:value="11536">
                <text:p>115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74421296296296">
                <text:p>0.374421296296296</text:p>
              </table:table-cell>
              <table:table-cell office:value-type="float" office:value="11423">
                <text:p>114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74537037037037">
                <text:p>0.374537037037037</text:p>
              </table:table-cell>
              <table:table-cell office:value-type="float" office:value="11334">
                <text:p>113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74652777777778">
                <text:p>0.374652777777778</text:p>
              </table:table-cell>
              <table:table-cell office:value-type="float" office:value="11259">
                <text:p>112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74768518518518">
                <text:p>0.374768518518518</text:p>
              </table:table-cell>
              <table:table-cell office:value-type="float" office:value="11195">
                <text:p>111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74884259259259">
                <text:p>0.374884259259259</text:p>
              </table:table-cell>
              <table:table-cell office:value-type="float" office:value="11124">
                <text:p>111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75">
                <text:p>0.375</text:p>
              </table:table-cell>
              <table:table-cell office:value-type="float" office:value="11054">
                <text:p>110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75289351851852">
                <text:p>0.375289351851852</text:p>
              </table:table-cell>
              <table:table-cell office:value-type="float" office:value="10878">
                <text:p>108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75405092592593">
                <text:p>0.375405092592593</text:p>
              </table:table-cell>
              <table:table-cell office:value-type="float" office:value="10790">
                <text:p>1079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75520833333333">
                <text:p>0.375520833333333</text:p>
              </table:table-cell>
              <table:table-cell office:value-type="float" office:value="10723">
                <text:p>107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75636574074074">
                <text:p>0.375636574074074</text:p>
              </table:table-cell>
              <table:table-cell office:value-type="float" office:value="10677">
                <text:p>106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75752314814815">
                <text:p>0.375752314814815</text:p>
              </table:table-cell>
              <table:table-cell office:value-type="float" office:value="10603">
                <text:p>106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75868055555556">
                <text:p>0.375868055555556</text:p>
              </table:table-cell>
              <table:table-cell office:value-type="float" office:value="10527">
                <text:p>105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75983796296296">
                <text:p>0.375983796296296</text:p>
              </table:table-cell>
              <table:table-cell office:value-type="float" office:value="10469">
                <text:p>104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76099537037037">
                <text:p>0.376099537037037</text:p>
              </table:table-cell>
              <table:table-cell office:value-type="float" office:value="10414">
                <text:p>104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76388888888889">
                <text:p>0.376388888888889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7650462962963">
                <text:p>0.37650462962963</text:p>
              </table:table-cell>
              <table:table-cell office:value-type="float" office:value="10182">
                <text:p>101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7662037037037">
                <text:p>0.37662037037037</text:p>
              </table:table-cell>
              <table:table-cell office:value-type="float" office:value="10129">
                <text:p>101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76736111111111">
                <text:p>0.376736111111111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76851851851852">
                <text:p>0.376851851851852</text:p>
              </table:table-cell>
              <table:table-cell office:value-type="float" office:value="10009">
                <text:p>100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76967592592593">
                <text:p>0.376967592592593</text:p>
              </table:table-cell>
              <table:table-cell office:value-type="float" office:value="9953">
                <text:p>99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77083333333333">
                <text:p>0.377083333333333</text:p>
              </table:table-cell>
              <table:table-cell office:value-type="float" office:value="9890">
                <text:p>989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77372685185185">
                <text:p>0.377372685185185</text:p>
              </table:table-cell>
              <table:table-cell office:value-type="float" office:value="9727">
                <text:p>97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77488425925926">
                <text:p>0.377488425925926</text:p>
              </table:table-cell>
              <table:table-cell office:value-type="float" office:value="9662">
                <text:p>96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77604166666667">
                <text:p>0.377604166666667</text:p>
              </table:table-cell>
              <table:table-cell office:value-type="float" office:value="9596">
                <text:p>95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77719907407407">
                <text:p>0.377719907407407</text:p>
              </table:table-cell>
              <table:table-cell office:value-type="float" office:value="9546">
                <text:p>95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77835648148148">
                <text:p>0.377835648148148</text:p>
              </table:table-cell>
              <table:table-cell office:value-type="float" office:value="9484">
                <text:p>94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77951388888889">
                <text:p>0.377951388888889</text:p>
              </table:table-cell>
              <table:table-cell office:value-type="float" office:value="9434">
                <text:p>94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7806712962963">
                <text:p>0.37806712962963</text:p>
              </table:table-cell>
              <table:table-cell office:value-type="float" office:value="9374">
                <text:p>93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7818287037037">
                <text:p>0.37818287037037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78298611111111">
                <text:p>0.378298611111111</text:p>
              </table:table-cell>
              <table:table-cell office:value-type="float" office:value="9262">
                <text:p>92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78472222222222">
                <text:p>0.378472222222222</text:p>
              </table:table-cell>
              <table:table-cell office:value-type="float" office:value="9174">
                <text:p>91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78587962962963">
                <text:p>0.378587962962963</text:p>
              </table:table-cell>
              <table:table-cell office:value-type="float" office:value="9119">
                <text:p>91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78703703703704">
                <text:p>0.378703703703704</text:p>
              </table:table-cell>
              <table:table-cell office:value-type="float" office:value="9067">
                <text:p>90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78819444444444">
                <text:p>0.378819444444444</text:p>
              </table:table-cell>
              <table:table-cell office:value-type="float" office:value="9009">
                <text:p>90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78935185185185">
                <text:p>0.378935185185185</text:p>
              </table:table-cell>
              <table:table-cell office:value-type="float" office:value="8952">
                <text:p>89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79050925925926">
                <text:p>0.379050925925926</text:p>
              </table:table-cell>
              <table:table-cell office:value-type="float" office:value="8916">
                <text:p>89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79282407407407">
                <text:p>0.379282407407407</text:p>
              </table:table-cell>
              <table:table-cell office:value-type="float" office:value="8794">
                <text:p>87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79456018518518">
                <text:p>0.379456018518518</text:p>
              </table:table-cell>
              <table:table-cell office:value-type="float" office:value="8701">
                <text:p>87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79571759259259">
                <text:p>0.379571759259259</text:p>
              </table:table-cell>
              <table:table-cell office:value-type="float" office:value="8657">
                <text:p>86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796875">
                <text:p>0.3796875</text:p>
              </table:table-cell>
              <table:table-cell office:value-type="float" office:value="8597">
                <text:p>85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79803240740741">
                <text:p>0.379803240740741</text:p>
              </table:table-cell>
              <table:table-cell office:value-type="float" office:value="8530">
                <text:p>853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79918981481481">
                <text:p>0.379918981481481</text:p>
              </table:table-cell>
              <table:table-cell office:value-type="float" office:value="8488">
                <text:p>84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80034722222222">
                <text:p>0.380034722222222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80150462962963">
                <text:p>0.380150462962963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80381944444444">
                <text:p>0.380381944444444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80671296296296">
                <text:p>0.380671296296296</text:p>
              </table:table-cell>
              <table:table-cell office:value-type="float" office:value="8155">
                <text:p>81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80787037037037">
                <text:p>0.380787037037037</text:p>
              </table:table-cell>
              <table:table-cell office:value-type="float" office:value="8091">
                <text:p>80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80902777777778">
                <text:p>0.380902777777778</text:p>
              </table:table-cell>
              <table:table-cell office:value-type="float" office:value="8049">
                <text:p>80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81018518518519">
                <text:p>0.381018518518519</text:p>
              </table:table-cell>
              <table:table-cell office:value-type="float" office:value="7993">
                <text:p>79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81134259259259">
                <text:p>0.381134259259259</text:p>
              </table:table-cell>
              <table:table-cell office:value-type="float" office:value="7938">
                <text:p>79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8125">
                <text:p>0.38125</text:p>
              </table:table-cell>
              <table:table-cell office:value-type="float" office:value="7897">
                <text:p>78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81539351851852">
                <text:p>0.381539351851852</text:p>
              </table:table-cell>
              <table:table-cell office:value-type="float" office:value="7767">
                <text:p>77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81655092592593">
                <text:p>0.381655092592593</text:p>
              </table:table-cell>
              <table:table-cell office:value-type="float" office:value="7729">
                <text:p>77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81770833333333">
                <text:p>0.381770833333333</text:p>
              </table:table-cell>
              <table:table-cell office:value-type="float" office:value="7674">
                <text:p>76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81886574074074">
                <text:p>0.381886574074074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82002314814815">
                <text:p>0.382002314814815</text:p>
              </table:table-cell>
              <table:table-cell office:value-type="float" office:value="7578">
                <text:p>75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82118055555556">
                <text:p>0.382118055555556</text:p>
              </table:table-cell>
              <table:table-cell office:value-type="float" office:value="7525">
                <text:p>75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82233796296296">
                <text:p>0.382233796296296</text:p>
              </table:table-cell>
              <table:table-cell office:value-type="float" office:value="7467">
                <text:p>74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82349537037037">
                <text:p>0.382349537037037</text:p>
              </table:table-cell>
              <table:table-cell office:value-type="float" office:value="7431">
                <text:p>743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82523148148148">
                <text:p>0.382523148148148</text:p>
              </table:table-cell>
              <table:table-cell office:value-type="float" office:value="7362">
                <text:p>73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7315">
                <text:p>73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8275462962963">
                <text:p>0.38275462962963</text:p>
              </table:table-cell>
              <table:table-cell office:value-type="float" office:value="7252">
                <text:p>72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8287037037037">
                <text:p>0.38287037037037</text:p>
              </table:table-cell>
              <table:table-cell office:value-type="float" office:value="7148">
                <text:p>71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82986111111111">
                <text:p>0.382986111111111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83101851851852">
                <text:p>0.383101851851852</text:p>
              </table:table-cell>
              <table:table-cell office:value-type="float" office:value="7138">
                <text:p>71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83217592592593">
                <text:p>0.383217592592593</text:p>
              </table:table-cell>
              <table:table-cell office:value-type="float" office:value="7091">
                <text:p>70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7041">
                <text:p>70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83449074074074">
                <text:p>0.383449074074074</text:p>
              </table:table-cell>
              <table:table-cell office:value-type="float" office:value="7004">
                <text:p>70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83622685185185">
                <text:p>0.383622685185185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83738425925926">
                <text:p>0.383738425925926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83854166666667">
                <text:p>0.383854166666667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83969907407407">
                <text:p>0.383969907407407</text:p>
              </table:table-cell>
              <table:table-cell office:value-type="float" office:value="6795">
                <text:p>67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84085648148148">
                <text:p>0.384085648148148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84201388888889">
                <text:p>0.384201388888889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8431712962963">
                <text:p>0.38431712962963</text:p>
              </table:table-cell>
              <table:table-cell office:value-type="float" office:value="6655">
                <text:p>66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84490740740741">
                <text:p>0.384490740740741</text:p>
              </table:table-cell>
              <table:table-cell office:value-type="float" office:value="6599">
                <text:p>65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84606481481481">
                <text:p>0.384606481481481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84722222222222">
                <text:p>0.384722222222222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84837962962963">
                <text:p>0.384837962962963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84953703703704">
                <text:p>0.384953703703704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5069444444444">
                <text:p>0.385069444444444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85185185185185">
                <text:p>0.385185185185185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85300925925926">
                <text:p>0.385300925925926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6266">
                <text:p>62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85590277777778">
                <text:p>0.385590277777778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85706018518519">
                <text:p>0.385706018518519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85821759259259">
                <text:p>0.385821759259259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859375">
                <text:p>0.3859375</text:p>
              </table:table-cell>
              <table:table-cell office:value-type="float" office:value="6082">
                <text:p>60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86053240740741">
                <text:p>0.386053240740741</text:p>
              </table:table-cell>
              <table:table-cell office:value-type="float" office:value="6049">
                <text:p>60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86168981481481">
                <text:p>0.386168981481481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86284722222222">
                <text:p>0.386284722222222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86400462962963">
                <text:p>0.386400462962963</text:p>
              </table:table-cell>
              <table:table-cell office:value-type="float" office:value="5941">
                <text:p>59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86574074074074">
                <text:p>0.386574074074074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86805555555556">
                <text:p>0.386805555555556</text:p>
              </table:table-cell>
              <table:table-cell office:value-type="float" office:value="5808">
                <text:p>58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86921296296296">
                <text:p>0.386921296296296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87037037037037">
                <text:p>0.387037037037037</text:p>
              </table:table-cell>
              <table:table-cell office:value-type="float" office:value="5746">
                <text:p>57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87268518518518">
                <text:p>0.387268518518518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87384259259259">
                <text:p>0.387384259259259</text:p>
              </table:table-cell>
              <table:table-cell office:value-type="float" office:value="5624">
                <text:p>56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8755787037037">
                <text:p>0.38755787037037</text:p>
              </table:table-cell>
              <table:table-cell office:value-type="float" office:value="5577">
                <text:p>55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87673611111111">
                <text:p>0.387673611111111</text:p>
              </table:table-cell>
              <table:table-cell office:value-type="float" office:value="5534">
                <text:p>55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87789351851852">
                <text:p>0.387789351851852</text:p>
              </table:table-cell>
              <table:table-cell office:value-type="float" office:value="5498">
                <text:p>54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87905092592593">
                <text:p>0.387905092592593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88020833333333">
                <text:p>0.388020833333333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88136574074074">
                <text:p>0.388136574074074</text:p>
              </table:table-cell>
              <table:table-cell office:value-type="float" office:value="5368">
                <text:p>53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88252314814815">
                <text:p>0.388252314814815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88368055555556">
                <text:p>0.388368055555556</text:p>
              </table:table-cell>
              <table:table-cell office:value-type="float" office:value="5316">
                <text:p>53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88483796296296">
                <text:p>0.388483796296296</text:p>
              </table:table-cell>
              <table:table-cell office:value-type="float" office:value="5272">
                <text:p>52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88657407407407">
                <text:p>0.388657407407407</text:p>
              </table:table-cell>
              <table:table-cell office:value-type="float" office:value="5224">
                <text:p>52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88773148148148">
                <text:p>0.38877314814814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8900462962963">
                <text:p>0.38900462962963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8912037037037">
                <text:p>0.38912037037037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89409722222222">
                <text:p>0.389409722222222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89525462962963">
                <text:p>0.389525462962963</text:p>
              </table:table-cell>
              <table:table-cell office:value-type="float" office:value="4961">
                <text:p>49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89641203703704">
                <text:p>0.389641203703704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89756944444444">
                <text:p>0.389756944444444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89872685185185">
                <text:p>0.389872685185185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9988425925926">
                <text:p>0.389988425925926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90219907407407">
                <text:p>0.390219907407407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90335648148148">
                <text:p>0.390335648148148</text:p>
              </table:table-cell>
              <table:table-cell office:value-type="float" office:value="4737">
                <text:p>47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90509259259259">
                <text:p>0.390509259259259</text:p>
              </table:table-cell>
              <table:table-cell office:value-type="float" office:value="4689">
                <text:p>46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90625">
                <text:p>0.390625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90740740740741">
                <text:p>0.390740740740741</text:p>
              </table:table-cell>
              <table:table-cell office:value-type="float" office:value="4637">
                <text:p>46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90856481481481">
                <text:p>0.390856481481481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90972222222222">
                <text:p>0.390972222222222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91087962962963">
                <text:p>0.391087962962963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91203703703704">
                <text:p>0.391203703703704</text:p>
              </table:table-cell>
              <table:table-cell office:value-type="float" office:value="4512">
                <text:p>45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1319444444444">
                <text:p>0.391319444444444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91493055555556">
                <text:p>0.391493055555556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1608796296296">
                <text:p>0.391608796296296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1724537037037">
                <text:p>0.391724537037037</text:p>
              </table:table-cell>
              <table:table-cell office:value-type="float" office:value="4386">
                <text:p>43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1840277777778">
                <text:p>0.391840277777778</text:p>
              </table:table-cell>
              <table:table-cell office:value-type="float" office:value="4353">
                <text:p>43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1956018518519">
                <text:p>0.391956018518519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2071759259259">
                <text:p>0.392071759259259</text:p>
              </table:table-cell>
              <table:table-cell office:value-type="float" office:value="4298">
                <text:p>429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21875">
                <text:p>0.3921875</text:p>
              </table:table-cell>
              <table:table-cell office:value-type="float" office:value="4273">
                <text:p>42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2303240740741">
                <text:p>0.392303240740741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92418981481481">
                <text:p>0.392418981481481</text:p>
              </table:table-cell>
              <table:table-cell office:value-type="float" office:value="4227">
                <text:p>42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92592592592593">
                <text:p>0.392592592592593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92708333333333">
                <text:p>0.392708333333333</text:p>
              </table:table-cell>
              <table:table-cell office:value-type="float" office:value="4157">
                <text:p>41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92939814814815">
                <text:p>0.392939814814815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93055555555556">
                <text:p>0.393055555555556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93171296296296">
                <text:p>0.393171296296296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93287037037037">
                <text:p>0.393287037037037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93402777777778">
                <text:p>0.393402777777778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93576388888889">
                <text:p>0.393576388888889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9369212962963">
                <text:p>0.39369212962963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9380787037037">
                <text:p>0.39380787037037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93923611111111">
                <text:p>0.393923611111111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94039351851852">
                <text:p>0.394039351851852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94155092592593">
                <text:p>0.394155092592593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94270833333333">
                <text:p>0.394270833333333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94386574074074">
                <text:p>0.394386574074074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94560185185185">
                <text:p>0.394560185185185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94675925925926">
                <text:p>0.394675925925926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94791666666667">
                <text:p>0.394791666666667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94907407407407">
                <text:p>0.394907407407407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95023148148148">
                <text:p>0.395023148148148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9525462962963">
                <text:p>0.39525462962963</text:p>
              </table:table-cell>
              <table:table-cell office:value-type="float" office:value="3617">
                <text:p>36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9537037037037">
                <text:p>0.39537037037037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95543981481481">
                <text:p>0.395543981481481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95659722222222">
                <text:p>0.395659722222222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95775462962963">
                <text:p>0.395775462962963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96006944444444">
                <text:p>0.396006944444444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96122685185185">
                <text:p>0.396122685185185</text:p>
              </table:table-cell>
              <table:table-cell office:value-type="float" office:value="3465">
                <text:p>34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96238425925926">
                <text:p>0.396238425925926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96354166666667">
                <text:p>0.396354166666667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96469907407407">
                <text:p>0.396469907407407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96643518518519">
                <text:p>0.396643518518519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96759259259259">
                <text:p>0.396759259259259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96875">
                <text:p>0.396875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96990740740741">
                <text:p>0.396990740740741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97106481481481">
                <text:p>0.397106481481481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97337962962963">
                <text:p>0.397337962962963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97453703703704">
                <text:p>0.397453703703704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97743055555556">
                <text:p>0.397743055555556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97858796296296">
                <text:p>0.397858796296296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97974537037037">
                <text:p>0.397974537037037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98090277777778">
                <text:p>0.398090277777778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98206018518518">
                <text:p>0.398206018518518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9849537037037">
                <text:p>0.39849537037037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98726851851852">
                <text:p>0.398726851851852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98842592592593">
                <text:p>0.398842592592593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98958333333333">
                <text:p>0.398958333333333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99074074074074">
                <text:p>0.399074074074074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99189814814815">
                <text:p>0.399189814814815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99305555555556">
                <text:p>0.399305555555556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99479166666667">
                <text:p>0.399479166666667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99594907407407">
                <text:p>0.399594907407407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99710648148148">
                <text:p>0.399710648148148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99826388888889">
                <text:p>0.399826388888889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9994212962963">
                <text:p>0.39994212962963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0005787037037">
                <text:p>0.40005787037037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00173611111111">
                <text:p>0.400173611111111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00289351851852">
                <text:p>0.400289351851852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00462962962963">
                <text:p>0.400462962962963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00578703703704">
                <text:p>0.400578703703704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00694444444444">
                <text:p>0.400694444444444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00810185185185">
                <text:p>0.400810185185185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00925925925926">
                <text:p>0.400925925925926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01041666666667">
                <text:p>0.401041666666667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01157407407407">
                <text:p>0.401157407407407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01273148148148">
                <text:p>0.401273148148148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01446759259259">
                <text:p>0.401446759259259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015625">
                <text:p>0.4015625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01678240740741">
                <text:p>0.401678240740741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01793981481481">
                <text:p>0.401793981481481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01909722222222">
                <text:p>0.401909722222222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02025462962963">
                <text:p>0.40202546296296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02141203703704">
                <text:p>0.402141203703704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02256944444444">
                <text:p>0.402256944444444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02430555555556">
                <text:p>0.402430555555556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02546296296296">
                <text:p>0.402546296296296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02662037037037">
                <text:p>0.402662037037037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02893518518518">
                <text:p>0.402893518518518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03009259259259">
                <text:p>0.403009259259259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03125">
                <text:p>0.403125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03240740740741">
                <text:p>0.403240740740741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03356481481481">
                <text:p>0.403356481481481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03530092592593">
                <text:p>0.403530092592593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03645833333333">
                <text:p>0.403645833333333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03761574074074">
                <text:p>0.403761574074074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03877314814815">
                <text:p>0.403877314814815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03993055555556">
                <text:p>0.403993055555556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04108796296296">
                <text:p>0.404108796296296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04224537037037">
                <text:p>0.404224537037037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04340277777778">
                <text:p>0.404340277777778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04513888888889">
                <text:p>0.404513888888889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0462962962963">
                <text:p>0.4046296296296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0474537037037">
                <text:p>0.40474537037037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04861111111111">
                <text:p>0.404861111111111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04976851851852">
                <text:p>0.404976851851852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05092592592593">
                <text:p>0.405092592592593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05266203703704">
                <text:p>0.405266203703704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05381944444444">
                <text:p>0.405381944444444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05497685185185">
                <text:p>0.405497685185185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05613425925926">
                <text:p>0.405613425925926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05729166666667">
                <text:p>0.40572916666666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05844907407407">
                <text:p>0.40584490740740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05960648148148">
                <text:p>0.405960648148148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06076388888889">
                <text:p>0.406076388888889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0619212962963">
                <text:p>0.40619212962963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0630787037037">
                <text:p>0.40630787037037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06481481481481">
                <text:p>0.406481481481481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08796296296296">
                <text:p>0.408796296296296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08912037037037">
                <text:p>0.408912037037037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409027777777778">
                <text:p>0.409027777777778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09143518518519">
                <text:p>0.409143518518519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409259259259259">
                <text:p>0.409259259259259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40943287037037">
                <text:p>0.40943287037037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09548611111111">
                <text:p>0.409548611111111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09664351851852">
                <text:p>0.409664351851852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09780092592593">
                <text:p>0.409780092592593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09895833333333">
                <text:p>0.409895833333333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10011574074074">
                <text:p>0.410011574074074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10127314814815">
                <text:p>0.410127314814815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10300925925926">
                <text:p>0.410300925925926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10532407407407">
                <text:p>0.410532407407407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10648148148148">
                <text:p>0.410648148148148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10763888888889">
                <text:p>0.410763888888889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1087962962963">
                <text:p>0.41087962962963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1099537037037">
                <text:p>0.41099537037037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11111111111111">
                <text:p>0.41111111111111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11226851851852">
                <text:p>0.411226851851852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11400462962963">
                <text:p>0.41140046296296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11516203703704">
                <text:p>0.411516203703704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11631944444444">
                <text:p>0.411631944444444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11863425925926">
                <text:p>0.411863425925926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11979166666667">
                <text:p>0.41197916666666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12094907407407">
                <text:p>0.412094907407407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12210648148148">
                <text:p>0.412210648148148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12326388888889">
                <text:p>0.41232638888888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125">
                <text:p>0.4125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12615740740741">
                <text:p>0.41261574074074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12731481481481">
                <text:p>0.412731481481481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12847222222222">
                <text:p>0.412847222222222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12962962962963">
                <text:p>0.412962962962963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13078703703704">
                <text:p>0.413078703703704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13194444444444">
                <text:p>0.41319444444444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13310185185185">
                <text:p>0.41331018518518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13483796296296">
                <text:p>0.413483796296296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14351851851852">
                <text:p>0.414351851851852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14467592592593">
                <text:p>0.414467592592593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14583333333333">
                <text:p>0.414583333333333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14699074074074">
                <text:p>0.414699074074074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14814814814815">
                <text:p>0.414814814814815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14930555555556">
                <text:p>0.414930555555556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15046296296296">
                <text:p>0.415046296296296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15162037037037">
                <text:p>0.415162037037037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15393518518518">
                <text:p>0.415393518518518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1556712962963">
                <text:p>0.41556712962963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1568287037037">
                <text:p>0.41568287037037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15798611111111">
                <text:p>0.415798611111111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16030092592593">
                <text:p>0.416030092592593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16261574074074">
                <text:p>0.416261574074074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16435185185185">
                <text:p>0.416435185185185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416550925925926">
                <text:p>0.416550925925926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416782407407407">
                <text:p>0.416782407407407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417013888888889">
                <text:p>0.417013888888889</text:p>
              </table:table-cell>
              <table:table-cell office:value-type="float" office:value="4401">
                <text:p>440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1712962962963">
                <text:p>0.41712962962963</text:p>
              </table:table-cell>
              <table:table-cell office:value-type="float" office:value="4671">
                <text:p>46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1724537037037">
                <text:p>0.41724537037037</text:p>
              </table:table-cell>
              <table:table-cell office:value-type="float" office:value="4942">
                <text:p>494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417534722222222">
                <text:p>0.417534722222222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17650462962963">
                <text:p>0.417650462962963</text:p>
              </table:table-cell>
              <table:table-cell office:value-type="float" office:value="5923">
                <text:p>59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417766203703704">
                <text:p>0.417766203703704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17881944444444">
                <text:p>0.417881944444444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17997685185185">
                <text:p>0.417997685185185</text:p>
              </table:table-cell>
              <table:table-cell office:value-type="float" office:value="6883">
                <text:p>68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18113425925926">
                <text:p>0.418113425925926</text:p>
              </table:table-cell>
              <table:table-cell office:value-type="float" office:value="7225">
                <text:p>72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18229166666667">
                <text:p>0.418229166666667</text:p>
              </table:table-cell>
              <table:table-cell office:value-type="float" office:value="7553">
                <text:p>755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18344907407407">
                <text:p>0.418344907407407</text:p>
              </table:table-cell>
              <table:table-cell office:value-type="float" office:value="7903">
                <text:p>790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18460648148148">
                <text:p>0.418460648148148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418576388888889">
                <text:p>0.418576388888889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1875">
                <text:p>0.41875</text:p>
              </table:table-cell>
              <table:table-cell office:value-type="float" office:value="9199">
                <text:p>91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18865740740741">
                <text:p>0.418865740740741</text:p>
              </table:table-cell>
              <table:table-cell office:value-type="float" office:value="9583">
                <text:p>958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18981481481481">
                <text:p>0.418981481481481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19097222222222">
                <text:p>0.419097222222222</text:p>
              </table:table-cell>
              <table:table-cell office:value-type="float" office:value="10362">
                <text:p>103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419212962962963">
                <text:p>0.419212962962963</text:p>
              </table:table-cell>
              <table:table-cell office:value-type="float" office:value="10768">
                <text:p>1076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19328703703704">
                <text:p>0.419328703703704</text:p>
              </table:table-cell>
              <table:table-cell office:value-type="float" office:value="11186">
                <text:p>111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19444444444444">
                <text:p>0.419444444444444</text:p>
              </table:table-cell>
              <table:table-cell office:value-type="float" office:value="11604">
                <text:p>1160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19560185185185">
                <text:p>0.419560185185185</text:p>
              </table:table-cell>
              <table:table-cell office:value-type="float" office:value="12039">
                <text:p>120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419733796296296">
                <text:p>0.419733796296296</text:p>
              </table:table-cell>
              <table:table-cell office:value-type="float" office:value="12706">
                <text:p>1270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19849537037037">
                <text:p>0.419849537037037</text:p>
              </table:table-cell>
              <table:table-cell office:value-type="float" office:value="13158">
                <text:p>1315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419965277777778">
                <text:p>0.419965277777778</text:p>
              </table:table-cell>
              <table:table-cell office:value-type="float" office:value="13604">
                <text:p>1360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420081018518519">
                <text:p>0.420081018518519</text:p>
              </table:table-cell>
              <table:table-cell office:value-type="float" office:value="14101">
                <text:p>141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420196759259259">
                <text:p>0.420196759259259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4203125">
                <text:p>0.4203125</text:p>
              </table:table-cell>
              <table:table-cell office:value-type="float" office:value="15070">
                <text:p>1507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420428240740741">
                <text:p>0.420428240740741</text:p>
              </table:table-cell>
              <table:table-cell office:value-type="float" office:value="15580">
                <text:p>1558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420543981481481">
                <text:p>0.420543981481481</text:p>
              </table:table-cell>
              <table:table-cell office:value-type="float" office:value="16071">
                <text:p>1607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420717592592593">
                <text:p>0.420717592592593</text:p>
              </table:table-cell>
              <table:table-cell office:value-type="float" office:value="16823">
                <text:p>1682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17364">
                <text:p>173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420949074074074">
                <text:p>0.420949074074074</text:p>
              </table:table-cell>
              <table:table-cell office:value-type="float" office:value="17905">
                <text:p>179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421064814814815">
                <text:p>0.421064814814815</text:p>
              </table:table-cell>
              <table:table-cell office:value-type="float" office:value="18459">
                <text:p>1845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421180555555556">
                <text:p>0.421180555555556</text:p>
              </table:table-cell>
              <table:table-cell office:value-type="float" office:value="19016">
                <text:p>190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21296296296296">
                <text:p>0.421296296296296</text:p>
              </table:table-cell>
              <table:table-cell office:value-type="float" office:value="19569">
                <text:p>195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21412037037037">
                <text:p>0.421412037037037</text:p>
              </table:table-cell>
              <table:table-cell office:value-type="float" office:value="20158">
                <text:p>201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421527777777778">
                <text:p>0.421527777777778</text:p>
              </table:table-cell>
              <table:table-cell office:value-type="float" office:value="20711">
                <text:p>207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421643518518518">
                <text:p>0.421643518518518</text:p>
              </table:table-cell>
              <table:table-cell office:value-type="float" office:value="21289">
                <text:p>212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421759259259259">
                <text:p>0.421759259259259</text:p>
              </table:table-cell>
              <table:table-cell office:value-type="float" office:value="21853">
                <text:p>2185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421875">
                <text:p>0.421875</text:p>
              </table:table-cell>
              <table:table-cell office:value-type="float" office:value="22479">
                <text:p>2247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22048611111111">
                <text:p>0.422048611111111</text:p>
              </table:table-cell>
              <table:table-cell office:value-type="float" office:value="23363">
                <text:p>233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422164351851852">
                <text:p>0.422164351851852</text:p>
              </table:table-cell>
              <table:table-cell office:value-type="float" office:value="23975">
                <text:p>239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422280092592593">
                <text:p>0.422280092592593</text:p>
              </table:table-cell>
              <table:table-cell office:value-type="float" office:value="24634">
                <text:p>2463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422395833333333">
                <text:p>0.422395833333333</text:p>
              </table:table-cell>
              <table:table-cell office:value-type="float" office:value="25290">
                <text:p>2529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22511574074074">
                <text:p>0.422511574074074</text:p>
              </table:table-cell>
              <table:table-cell office:value-type="float" office:value="25887">
                <text:p>2588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422627314814815">
                <text:p>0.422627314814815</text:p>
              </table:table-cell>
              <table:table-cell office:value-type="float" office:value="26556">
                <text:p>2655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22743055555556">
                <text:p>0.422743055555556</text:p>
              </table:table-cell>
              <table:table-cell office:value-type="float" office:value="27232">
                <text:p>2723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22974537037037">
                <text:p>0.422974537037037</text:p>
              </table:table-cell>
              <table:table-cell office:value-type="float" office:value="28674">
                <text:p>2867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23263888888889">
                <text:p>0.423263888888889</text:p>
              </table:table-cell>
              <table:table-cell office:value-type="float" office:value="30555">
                <text:p>305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2349537037037">
                <text:p>0.42349537037037</text:p>
              </table:table-cell>
              <table:table-cell office:value-type="float" office:value="32214">
                <text:p>3221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23611111111111">
                <text:p>0.423611111111111</text:p>
              </table:table-cell>
              <table:table-cell office:value-type="float" office:value="33019">
                <text:p>330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23726851851852">
                <text:p>0.423726851851852</text:p>
              </table:table-cell>
              <table:table-cell office:value-type="float" office:value="33814">
                <text:p>338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23842592592593">
                <text:p>0.423842592592593</text:p>
              </table:table-cell>
              <table:table-cell office:value-type="float" office:value="34555">
                <text:p>345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23958333333333">
                <text:p>0.423958333333333</text:p>
              </table:table-cell>
              <table:table-cell office:value-type="float" office:value="35282">
                <text:p>3528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24074074074074">
                <text:p>0.424074074074074</text:p>
              </table:table-cell>
              <table:table-cell office:value-type="float" office:value="36014">
                <text:p>360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24247685185185">
                <text:p>0.424247685185185</text:p>
              </table:table-cell>
              <table:table-cell office:value-type="float" office:value="37133">
                <text:p>371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24363425925926">
                <text:p>0.424363425925926</text:p>
              </table:table-cell>
              <table:table-cell office:value-type="float" office:value="37844">
                <text:p>3784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24479166666667">
                <text:p>0.424479166666667</text:p>
              </table:table-cell>
              <table:table-cell office:value-type="float" office:value="38574">
                <text:p>385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24594907407407">
                <text:p>0.424594907407407</text:p>
              </table:table-cell>
              <table:table-cell office:value-type="float" office:value="39273">
                <text:p>3927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424710648148148">
                <text:p>0.424710648148148</text:p>
              </table:table-cell>
              <table:table-cell office:value-type="float" office:value="39976">
                <text:p>3997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24826388888889">
                <text:p>0.424826388888889</text:p>
              </table:table-cell>
              <table:table-cell office:value-type="float" office:value="40697">
                <text:p>4069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42494212962963">
                <text:p>0.42494212962963</text:p>
              </table:table-cell>
              <table:table-cell office:value-type="float" office:value="41466">
                <text:p>414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42505787037037">
                <text:p>0.42505787037037</text:p>
              </table:table-cell>
              <table:table-cell office:value-type="float" office:value="42226">
                <text:p>4222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25173611111111">
                <text:p>0.425173611111111</text:p>
              </table:table-cell>
              <table:table-cell office:value-type="float" office:value="43008">
                <text:p>4300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25289351851852">
                <text:p>0.425289351851852</text:p>
              </table:table-cell>
              <table:table-cell office:value-type="float" office:value="43835">
                <text:p>4383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425462962962963">
                <text:p>0.425462962962963</text:p>
              </table:table-cell>
              <table:table-cell office:value-type="float" office:value="45046">
                <text:p>4504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25578703703704">
                <text:p>0.425578703703704</text:p>
              </table:table-cell>
              <table:table-cell office:value-type="float" office:value="45905">
                <text:p>459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25694444444444">
                <text:p>0.425694444444444</text:p>
              </table:table-cell>
              <table:table-cell office:value-type="float" office:value="46748">
                <text:p>4674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25810185185185">
                <text:p>0.425810185185185</text:p>
              </table:table-cell>
              <table:table-cell office:value-type="float" office:value="47584">
                <text:p>4758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425925925925926">
                <text:p>0.425925925925926</text:p>
              </table:table-cell>
              <table:table-cell office:value-type="float" office:value="48443">
                <text:p>4844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426041666666667">
                <text:p>0.426041666666667</text:p>
              </table:table-cell>
              <table:table-cell office:value-type="float" office:value="49301">
                <text:p>4930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26157407407407">
                <text:p>0.426157407407407</text:p>
              </table:table-cell>
              <table:table-cell office:value-type="float" office:value="50143">
                <text:p>5014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426273148148148">
                <text:p>0.426273148148148</text:p>
              </table:table-cell>
              <table:table-cell office:value-type="float" office:value="50977">
                <text:p>5097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26388888888889">
                <text:p>0.426388888888889</text:p>
              </table:table-cell>
              <table:table-cell office:value-type="float" office:value="51865">
                <text:p>5186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4265625">
                <text:p>0.4265625</text:p>
              </table:table-cell>
              <table:table-cell office:value-type="float" office:value="53152">
                <text:p>5315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26678240740741">
                <text:p>0.426678240740741</text:p>
              </table:table-cell>
              <table:table-cell office:value-type="float" office:value="54032">
                <text:p>540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426793981481481">
                <text:p>0.426793981481481</text:p>
              </table:table-cell>
              <table:table-cell office:value-type="float" office:value="54919">
                <text:p>549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26909722222222">
                <text:p>0.426909722222222</text:p>
              </table:table-cell>
              <table:table-cell office:value-type="float" office:value="55757">
                <text:p>5575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427025462962963">
                <text:p>0.427025462962963</text:p>
              </table:table-cell>
              <table:table-cell office:value-type="float" office:value="56603">
                <text:p>5660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427141203703704">
                <text:p>0.427141203703704</text:p>
              </table:table-cell>
              <table:table-cell office:value-type="float" office:value="57508">
                <text:p>575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427256944444444">
                <text:p>0.427256944444444</text:p>
              </table:table-cell>
              <table:table-cell office:value-type="float" office:value="58371">
                <text:p>5837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27372685185185">
                <text:p>0.427372685185185</text:p>
              </table:table-cell>
              <table:table-cell office:value-type="float" office:value="59259">
                <text:p>5925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27488425925926">
                <text:p>0.427488425925926</text:p>
              </table:table-cell>
              <table:table-cell office:value-type="float" office:value="60150">
                <text:p>6015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427604166666667">
                <text:p>0.427604166666667</text:p>
              </table:table-cell>
              <table:table-cell office:value-type="float" office:value="61017">
                <text:p>610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27777777777778">
                <text:p>0.427777777777778</text:p>
              </table:table-cell>
              <table:table-cell office:value-type="float" office:value="62340">
                <text:p>6234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427893518518519">
                <text:p>0.427893518518519</text:p>
              </table:table-cell>
              <table:table-cell office:value-type="float" office:value="63205">
                <text:p>632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428009259259259">
                <text:p>0.428009259259259</text:p>
              </table:table-cell>
              <table:table-cell office:value-type="float" office:value="64034">
                <text:p>6403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428125">
                <text:p>0.428125</text:p>
              </table:table-cell>
              <table:table-cell office:value-type="float" office:value="64906">
                <text:p>6490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428240740740741">
                <text:p>0.428240740740741</text:p>
              </table:table-cell>
              <table:table-cell office:value-type="float" office:value="65812">
                <text:p>658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428356481481481">
                <text:p>0.428356481481481</text:p>
              </table:table-cell>
              <table:table-cell office:value-type="float" office:value="66659">
                <text:p>666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28472222222222">
                <text:p>0.428472222222222</text:p>
              </table:table-cell>
              <table:table-cell office:value-type="float" office:value="67542">
                <text:p>6754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428587962962963">
                <text:p>0.428587962962963</text:p>
              </table:table-cell>
              <table:table-cell office:value-type="float" office:value="68476">
                <text:p>684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428761574074074">
                <text:p>0.428761574074074</text:p>
              </table:table-cell>
              <table:table-cell office:value-type="float" office:value="69754">
                <text:p>6975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28877314814815">
                <text:p>0.428877314814815</text:p>
              </table:table-cell>
              <table:table-cell office:value-type="float" office:value="70626">
                <text:p>706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428993055555556">
                <text:p>0.428993055555556</text:p>
              </table:table-cell>
              <table:table-cell office:value-type="float" office:value="71566">
                <text:p>7156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429108796296296">
                <text:p>0.429108796296296</text:p>
              </table:table-cell>
              <table:table-cell office:value-type="float" office:value="72451">
                <text:p>7245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429224537037037">
                <text:p>0.429224537037037</text:p>
              </table:table-cell>
              <table:table-cell office:value-type="float" office:value="73303">
                <text:p>733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429340277777778">
                <text:p>0.429340277777778</text:p>
              </table:table-cell>
              <table:table-cell office:value-type="float" office:value="74362">
                <text:p>7436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429456018518518">
                <text:p>0.429456018518518</text:p>
              </table:table-cell>
              <table:table-cell office:value-type="float" office:value="75359">
                <text:p>7535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29571759259259">
                <text:p>0.429571759259259</text:p>
              </table:table-cell>
              <table:table-cell office:value-type="float" office:value="76373">
                <text:p>7637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296875">
                <text:p>0.4296875</text:p>
              </table:table-cell>
              <table:table-cell office:value-type="float" office:value="77466">
                <text:p>7746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429803240740741">
                <text:p>0.429803240740741</text:p>
              </table:table-cell>
              <table:table-cell office:value-type="float" office:value="78523">
                <text:p>785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29918981481481">
                <text:p>0.429918981481481</text:p>
              </table:table-cell>
              <table:table-cell office:value-type="float" office:value="79560">
                <text:p>7956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30208333333333">
                <text:p>0.430208333333333</text:p>
              </table:table-cell>
              <table:table-cell office:value-type="float" office:value="82242">
                <text:p>8224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430324074074074">
                <text:p>0.430324074074074</text:p>
              </table:table-cell>
              <table:table-cell office:value-type="float" office:value="83313">
                <text:p>8331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430439814814815">
                <text:p>0.430439814814815</text:p>
              </table:table-cell>
              <table:table-cell office:value-type="float" office:value="84449">
                <text:p>8444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85513">
                <text:p>8551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430671296296296">
                <text:p>0.430671296296296</text:p>
              </table:table-cell>
              <table:table-cell office:value-type="float" office:value="86544">
                <text:p>865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430787037037037">
                <text:p>0.430787037037037</text:p>
              </table:table-cell>
              <table:table-cell office:value-type="float" office:value="87674">
                <text:p>8767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430902777777778">
                <text:p>0.430902777777778</text:p>
              </table:table-cell>
              <table:table-cell office:value-type="float" office:value="88746">
                <text:p>88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5.4227123260498pt" style:font-size-asian="15.4227123260498pt" style:font-size-complex="15.4227123260498pt"/>
    </style:style>
    <style:style style:name="ch3" style:family="chart">
      <style:chart-properties chart:interpolation="cubic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inimum="320" chart:maximum="30700" chart:interval-major="1000" chart:reverse-direction="false" text:line-break="false" chart:visible="true" style:rotation-angle="52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10.6772623062134pt" style:font-size-asian="10.6772623062134pt" style:font-size-complex="10.6772623062134pt"/>
    </style:style>
    <style:style style:name="ch6" style:family="chart" style:data-style-name="N0">
      <style:chart-properties chart:display-label="true" chart:logarithmic="false" chart:minimum="0" chart:maximum="10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10.6772623062134pt" style:font-size-asian="10.6772623062134pt" style:font-size-complex="10.6772623062134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54cm" svg:height="13.884cm" chart:class="chart:scatter" chart:style-name="ch1">
        <chart:title svg:x="8.417cm" svg:y="0.332cm" chart:style-name="ch2">
          <text:p>Gràfic de pressió - altitud durant l'ascens</text:p>
        </chart:title>
        <chart:plot-area chart:style-name="ch3" table:cell-range-address="Dades.B2:Dades.C554" chart:data-source-has-labels="row" svg:x="0.82cm" svg:y="1.151cm" svg:width="25.186cm" svg:height="12.413cm">
          <chart:axis chart:dimension="x" chart:name="primary-x" chart:style-name="ch4">
            <chart:title svg:x="12.893cm" svg:y="13.169cm" chart:style-name="ch5">
              <text:p>Altitud (m)</text:p>
            </chart:title>
          </chart:axis>
          <chart:axis chart:dimension="y" chart:name="primary-y" chart:style-name="ch6">
            <chart:title svg:x="0.534cm" svg:y="8.098cm" chart:style-name="ch7">
              <text:p>Pressió (Pa)</text:p>
            </chart:title>
            <chart:grid chart:style-name="ch8" chart:class="major"/>
          </chart:axis>
          <chart:series chart:style-name="ch9" chart:values-cell-range-address="Dades.C3:Dades.C554" chart:label-cell-address="Dades.C2:Dades.C2" chart:class="chart:scatter">
            <chart:domain table:cell-range-address="Dades.B3:Dades.B554"/>
            <chart:data-point chart:repeated="5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Dades.C2:Dades.C2">9795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">
                <text:p text:id="Dades.B3:Dades.B554">348</text:p>
              </table:table-cell>
              <table:table-cell office:value-type="float" office:value="97674">
                <text:p text:id="Dades.C3:Dades.C554">976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0">
                <text:p>410</text:p>
              </table:table-cell>
              <table:table-cell office:value-type="float" office:value="96933">
                <text:p>96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7">
                <text:p>477</text:p>
              </table:table-cell>
              <table:table-cell office:value-type="float" office:value="96161">
                <text:p>96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9">
                <text:p>539</text:p>
              </table:table-cell>
              <table:table-cell office:value-type="float" office:value="95434">
                <text:p>95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6">
                <text:p>596</text:p>
              </table:table-cell>
              <table:table-cell office:value-type="float" office:value="94791">
                <text:p>94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3">
                <text:p>663</text:p>
              </table:table-cell>
              <table:table-cell office:value-type="float" office:value="94046">
                <text:p>94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7">
                <text:p>727</text:p>
              </table:table-cell>
              <table:table-cell office:value-type="float" office:value="93368">
                <text:p>93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9">
                <text:p>789</text:p>
              </table:table-cell>
              <table:table-cell office:value-type="float" office:value="92704">
                <text:p>92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4">
                <text:p>844</text:p>
              </table:table-cell>
              <table:table-cell office:value-type="float" office:value="92041">
                <text:p>920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4">
                <text:p>904</text:p>
              </table:table-cell>
              <table:table-cell office:value-type="float" office:value="91373">
                <text:p>91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3">
                <text:p>993</text:p>
              </table:table-cell>
              <table:table-cell office:value-type="float" office:value="90416">
                <text:p>90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4">
                <text:p>1054</text:p>
              </table:table-cell>
              <table:table-cell office:value-type="float" office:value="89762">
                <text:p>897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7">
                <text:p>1117</text:p>
              </table:table-cell>
              <table:table-cell office:value-type="float" office:value="89051">
                <text:p>89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8">
                <text:p>1178</text:p>
              </table:table-cell>
              <table:table-cell office:value-type="float" office:value="88399">
                <text:p>88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6">
                <text:p>1236</text:p>
              </table:table-cell>
              <table:table-cell office:value-type="float" office:value="87752">
                <text:p>877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5">
                <text:p>1295</text:p>
              </table:table-cell>
              <table:table-cell office:value-type="float" office:value="87153">
                <text:p>87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57">
                <text:p>1357</text:p>
              </table:table-cell>
              <table:table-cell office:value-type="float" office:value="86529">
                <text:p>86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2">
                <text:p>1422</text:p>
              </table:table-cell>
              <table:table-cell office:value-type="float" office:value="85792">
                <text:p>857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1">
                <text:p>1481</text:p>
              </table:table-cell>
              <table:table-cell office:value-type="float" office:value="85205">
                <text:p>85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8">
                <text:p>1548</text:p>
              </table:table-cell>
              <table:table-cell office:value-type="float" office:value="84554">
                <text:p>84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1">
                <text:p>1641</text:p>
              </table:table-cell>
              <table:table-cell office:value-type="float" office:value="83590">
                <text:p>835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9">
                <text:p>1699</text:p>
              </table:table-cell>
              <table:table-cell office:value-type="float" office:value="83037">
                <text:p>83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1">
                <text:p>1761</text:p>
              </table:table-cell>
              <table:table-cell office:value-type="float" office:value="82371">
                <text:p>82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22">
                <text:p>1822</text:p>
              </table:table-cell>
              <table:table-cell office:value-type="float" office:value="81774">
                <text:p>817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83">
                <text:p>1883</text:p>
              </table:table-cell>
              <table:table-cell office:value-type="float" office:value="81180">
                <text:p>811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3">
                <text:p>1943</text:p>
              </table:table-cell>
              <table:table-cell office:value-type="float" office:value="80582">
                <text:p>805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3">
                <text:p>2003</text:p>
              </table:table-cell>
              <table:table-cell office:value-type="float" office:value="79994">
                <text:p>799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63">
                <text:p>2063</text:p>
              </table:table-cell>
              <table:table-cell office:value-type="float" office:value="79382">
                <text:p>79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24">
                <text:p>2124</text:p>
              </table:table-cell>
              <table:table-cell office:value-type="float" office:value="78815">
                <text:p>78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79">
                <text:p>2179</text:p>
              </table:table-cell>
              <table:table-cell office:value-type="float" office:value="78299">
                <text:p>78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75">
                <text:p>2275</text:p>
              </table:table-cell>
              <table:table-cell office:value-type="float" office:value="77406">
                <text:p>774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35">
                <text:p>2335</text:p>
              </table:table-cell>
              <table:table-cell office:value-type="float" office:value="76809">
                <text:p>768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97">
                <text:p>2397</text:p>
              </table:table-cell>
              <table:table-cell office:value-type="float" office:value="76209">
                <text:p>762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66">
                <text:p>2466</text:p>
              </table:table-cell>
              <table:table-cell office:value-type="float" office:value="75595">
                <text:p>755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28">
                <text:p>2528</text:p>
              </table:table-cell>
              <table:table-cell office:value-type="float" office:value="75022">
                <text:p>750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63">
                <text:p>2663</text:p>
              </table:table-cell>
              <table:table-cell office:value-type="float" office:value="73765">
                <text:p>73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5">
                <text:p>2725</text:p>
              </table:table-cell>
              <table:table-cell office:value-type="float" office:value="73205">
                <text:p>732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87">
                <text:p>2787</text:p>
              </table:table-cell>
              <table:table-cell office:value-type="float" office:value="72641">
                <text:p>726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86">
                <text:p>2886</text:p>
              </table:table-cell>
              <table:table-cell office:value-type="float" office:value="71786">
                <text:p>717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55">
                <text:p>2955</text:p>
              </table:table-cell>
              <table:table-cell office:value-type="float" office:value="71148">
                <text:p>711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17">
                <text:p>3017</text:p>
              </table:table-cell>
              <table:table-cell office:value-type="float" office:value="70606">
                <text:p>706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80">
                <text:p>3080</text:p>
              </table:table-cell>
              <table:table-cell office:value-type="float" office:value="70066">
                <text:p>700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47">
                <text:p>3147</text:p>
              </table:table-cell>
              <table:table-cell office:value-type="float" office:value="69507">
                <text:p>69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15">
                <text:p>3215</text:p>
              </table:table-cell>
              <table:table-cell office:value-type="float" office:value="68908">
                <text:p>689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78">
                <text:p>3278</text:p>
              </table:table-cell>
              <table:table-cell office:value-type="float" office:value="68353">
                <text:p>683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43">
                <text:p>3343</text:p>
              </table:table-cell>
              <table:table-cell office:value-type="float" office:value="67805">
                <text:p>67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06">
                <text:p>3406</text:p>
              </table:table-cell>
              <table:table-cell office:value-type="float" office:value="67278">
                <text:p>672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01">
                <text:p>3501</text:p>
              </table:table-cell>
              <table:table-cell office:value-type="float" office:value="66477">
                <text:p>664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64">
                <text:p>3564</text:p>
              </table:table-cell>
              <table:table-cell office:value-type="float" office:value="65929">
                <text:p>65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30">
                <text:p>3630</text:p>
              </table:table-cell>
              <table:table-cell office:value-type="float" office:value="65389">
                <text:p>653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97">
                <text:p>3697</text:p>
              </table:table-cell>
              <table:table-cell office:value-type="float" office:value="64854">
                <text:p>648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60">
                <text:p>3760</text:p>
              </table:table-cell>
              <table:table-cell office:value-type="float" office:value="64358">
                <text:p>643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23">
                <text:p>3823</text:p>
              </table:table-cell>
              <table:table-cell office:value-type="float" office:value="63847">
                <text:p>638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88">
                <text:p>3888</text:p>
              </table:table-cell>
              <table:table-cell office:value-type="float" office:value="63314">
                <text:p>633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52">
                <text:p>3952</text:p>
              </table:table-cell>
              <table:table-cell office:value-type="float" office:value="62795">
                <text:p>627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12">
                <text:p>4012</text:p>
              </table:table-cell>
              <table:table-cell office:value-type="float" office:value="62316">
                <text:p>623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76">
                <text:p>4076</text:p>
              </table:table-cell>
              <table:table-cell office:value-type="float" office:value="61808">
                <text:p>618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72">
                <text:p>4172</text:p>
              </table:table-cell>
              <table:table-cell office:value-type="float" office:value="61063">
                <text:p>61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37">
                <text:p>4237</text:p>
              </table:table-cell>
              <table:table-cell office:value-type="float" office:value="60520">
                <text:p>605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04">
                <text:p>4304</text:p>
              </table:table-cell>
              <table:table-cell office:value-type="float" office:value="60012">
                <text:p>600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64">
                <text:p>4364</text:p>
              </table:table-cell>
              <table:table-cell office:value-type="float" office:value="59545">
                <text:p>59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33">
                <text:p>4433</text:p>
              </table:table-cell>
              <table:table-cell office:value-type="float" office:value="59041">
                <text:p>590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04">
                <text:p>4504</text:p>
              </table:table-cell>
              <table:table-cell office:value-type="float" office:value="58501">
                <text:p>58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74">
                <text:p>4574</text:p>
              </table:table-cell>
              <table:table-cell office:value-type="float" office:value="57934">
                <text:p>579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38">
                <text:p>4638</text:p>
              </table:table-cell>
              <table:table-cell office:value-type="float" office:value="57479">
                <text:p>574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09">
                <text:p>4709</text:p>
              </table:table-cell>
              <table:table-cell office:value-type="float" office:value="56968">
                <text:p>569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11">
                <text:p>4811</text:p>
              </table:table-cell>
              <table:table-cell office:value-type="float" office:value="56200">
                <text:p>562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48">
                <text:p>4848</text:p>
              </table:table-cell>
              <table:table-cell office:value-type="float" office:value="55967">
                <text:p>559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45">
                <text:p>4945</text:p>
              </table:table-cell>
              <table:table-cell office:value-type="float" office:value="55223">
                <text:p>552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18">
                <text:p>5018</text:p>
              </table:table-cell>
              <table:table-cell office:value-type="float" office:value="54715">
                <text:p>54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81">
                <text:p>5081</text:p>
              </table:table-cell>
              <table:table-cell office:value-type="float" office:value="54295">
                <text:p>542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51">
                <text:p>5151</text:p>
              </table:table-cell>
              <table:table-cell office:value-type="float" office:value="53788">
                <text:p>537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19">
                <text:p>5219</text:p>
              </table:table-cell>
              <table:table-cell office:value-type="float" office:value="53275">
                <text:p>532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85">
                <text:p>5285</text:p>
              </table:table-cell>
              <table:table-cell office:value-type="float" office:value="52799">
                <text:p>527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55">
                <text:p>5355</text:p>
              </table:table-cell>
              <table:table-cell office:value-type="float" office:value="52317">
                <text:p>523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23">
                <text:p>5423</text:p>
              </table:table-cell>
              <table:table-cell office:value-type="float" office:value="51867">
                <text:p>518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92">
                <text:p>5492</text:p>
              </table:table-cell>
              <table:table-cell office:value-type="float" office:value="51395">
                <text:p>513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63">
                <text:p>5563</text:p>
              </table:table-cell>
              <table:table-cell office:value-type="float" office:value="50882">
                <text:p>508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68">
                <text:p>5668</text:p>
              </table:table-cell>
              <table:table-cell office:value-type="float" office:value="50173">
                <text:p>501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36">
                <text:p>5736</text:p>
              </table:table-cell>
              <table:table-cell office:value-type="float" office:value="49717">
                <text:p>497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06">
                <text:p>5806</text:p>
              </table:table-cell>
              <table:table-cell office:value-type="float" office:value="49221">
                <text:p>492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76">
                <text:p>5876</text:p>
              </table:table-cell>
              <table:table-cell office:value-type="float" office:value="48714">
                <text:p>487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52">
                <text:p>5952</text:p>
              </table:table-cell>
              <table:table-cell office:value-type="float" office:value="48229">
                <text:p>482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20">
                <text:p>6020</text:p>
              </table:table-cell>
              <table:table-cell office:value-type="float" office:value="47780">
                <text:p>477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91">
                <text:p>6091</text:p>
              </table:table-cell>
              <table:table-cell office:value-type="float" office:value="47309">
                <text:p>473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64">
                <text:p>6164</text:p>
              </table:table-cell>
              <table:table-cell office:value-type="float" office:value="46803">
                <text:p>468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230">
                <text:p>6230</text:p>
              </table:table-cell>
              <table:table-cell office:value-type="float" office:value="46365">
                <text:p>463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90">
                <text:p>6290</text:p>
              </table:table-cell>
              <table:table-cell office:value-type="float" office:value="45984">
                <text:p>459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94">
                <text:p>6394</text:p>
              </table:table-cell>
              <table:table-cell office:value-type="float" office:value="45339">
                <text:p>453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57">
                <text:p>6457</text:p>
              </table:table-cell>
              <table:table-cell office:value-type="float" office:value="44963">
                <text:p>449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30">
                <text:p>6530</text:p>
              </table:table-cell>
              <table:table-cell office:value-type="float" office:value="44490">
                <text:p>444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05">
                <text:p>6605</text:p>
              </table:table-cell>
              <table:table-cell office:value-type="float" office:value="44051">
                <text:p>440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73">
                <text:p>6673</text:p>
              </table:table-cell>
              <table:table-cell office:value-type="float" office:value="43633">
                <text:p>436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43">
                <text:p>6743</text:p>
              </table:table-cell>
              <table:table-cell office:value-type="float" office:value="43212">
                <text:p>432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12">
                <text:p>6812</text:p>
              </table:table-cell>
              <table:table-cell office:value-type="float" office:value="42808">
                <text:p>428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87">
                <text:p>6887</text:p>
              </table:table-cell>
              <table:table-cell office:value-type="float" office:value="42340">
                <text:p>423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43">
                <text:p>6943</text:p>
              </table:table-cell>
              <table:table-cell office:value-type="float" office:value="42024">
                <text:p>420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13">
                <text:p>7013</text:p>
              </table:table-cell>
              <table:table-cell office:value-type="float" office:value="41598">
                <text:p>415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00">
                <text:p>7100</text:p>
              </table:table-cell>
              <table:table-cell office:value-type="float" office:value="41079">
                <text:p>410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62">
                <text:p>7162</text:p>
              </table:table-cell>
              <table:table-cell office:value-type="float" office:value="40715">
                <text:p>407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228">
                <text:p>7228</text:p>
              </table:table-cell>
              <table:table-cell office:value-type="float" office:value="40334">
                <text:p>403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286">
                <text:p>7286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345">
                <text:p>7345</text:p>
              </table:table-cell>
              <table:table-cell office:value-type="float" office:value="39687">
                <text:p>396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410">
                <text:p>7410</text:p>
              </table:table-cell>
              <table:table-cell office:value-type="float" office:value="39309">
                <text:p>393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463">
                <text:p>7463</text:p>
              </table:table-cell>
              <table:table-cell office:value-type="float" office:value="39016">
                <text:p>390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518">
                <text:p>7518</text:p>
              </table:table-cell>
              <table:table-cell office:value-type="float" office:value="38724">
                <text:p>387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80">
                <text:p>7580</text:p>
              </table:table-cell>
              <table:table-cell office:value-type="float" office:value="38379">
                <text:p>383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78">
                <text:p>7678</text:p>
              </table:table-cell>
              <table:table-cell office:value-type="float" office:value="37823">
                <text:p>378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38">
                <text:p>7738</text:p>
              </table:table-cell>
              <table:table-cell office:value-type="float" office:value="37507">
                <text:p>375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99">
                <text:p>7799</text:p>
              </table:table-cell>
              <table:table-cell office:value-type="float" office:value="37184">
                <text:p>371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854">
                <text:p>7854</text:p>
              </table:table-cell>
              <table:table-cell office:value-type="float" office:value="36890">
                <text:p>368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905">
                <text:p>7905</text:p>
              </table:table-cell>
              <table:table-cell office:value-type="float" office:value="36618">
                <text:p>366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75">
                <text:p>7975</text:p>
              </table:table-cell>
              <table:table-cell office:value-type="float" office:value="36233">
                <text:p>362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35">
                <text:p>8035</text:p>
              </table:table-cell>
              <table:table-cell office:value-type="float" office:value="35928">
                <text:p>359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83">
                <text:p>8083</text:p>
              </table:table-cell>
              <table:table-cell office:value-type="float" office:value="35676">
                <text:p>356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154">
                <text:p>8154</text:p>
              </table:table-cell>
              <table:table-cell office:value-type="float" office:value="35315">
                <text:p>353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243">
                <text:p>8243</text:p>
              </table:table-cell>
              <table:table-cell office:value-type="float" office:value="34847">
                <text:p>348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277">
                <text:p>8277</text:p>
              </table:table-cell>
              <table:table-cell office:value-type="float" office:value="34671">
                <text:p>346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53">
                <text:p>8353</text:p>
              </table:table-cell>
              <table:table-cell office:value-type="float" office:value="34281">
                <text:p>342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413">
                <text:p>8413</text:p>
              </table:table-cell>
              <table:table-cell office:value-type="float" office:value="33988">
                <text:p>339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470">
                <text:p>8470</text:p>
              </table:table-cell>
              <table:table-cell office:value-type="float" office:value="33698">
                <text:p>336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619">
                <text:p>8619</text:p>
              </table:table-cell>
              <table:table-cell office:value-type="float" office:value="32967">
                <text:p>329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67">
                <text:p>8667</text:p>
              </table:table-cell>
              <table:table-cell office:value-type="float" office:value="32730">
                <text:p>327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729">
                <text:p>8729</text:p>
              </table:table-cell>
              <table:table-cell office:value-type="float" office:value="32435">
                <text:p>324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784">
                <text:p>8784</text:p>
              </table:table-cell>
              <table:table-cell office:value-type="float" office:value="32168">
                <text:p>321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843">
                <text:p>8843</text:p>
              </table:table-cell>
              <table:table-cell office:value-type="float" office:value="31888">
                <text:p>318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940">
                <text:p>8940</text:p>
              </table:table-cell>
              <table:table-cell office:value-type="float" office:value="31414">
                <text:p>314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983">
                <text:p>8983</text:p>
              </table:table-cell>
              <table:table-cell office:value-type="float" office:value="31218">
                <text:p>312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048">
                <text:p>9048</text:p>
              </table:table-cell>
              <table:table-cell office:value-type="float" office:value="30915">
                <text:p>309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94">
                <text:p>9094</text:p>
              </table:table-cell>
              <table:table-cell office:value-type="float" office:value="30711">
                <text:p>307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148">
                <text:p>9148</text:p>
              </table:table-cell>
              <table:table-cell office:value-type="float" office:value="30461">
                <text:p>304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57">
                <text:p>9257</text:p>
              </table:table-cell>
              <table:table-cell office:value-type="float" office:value="29953">
                <text:p>299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308">
                <text:p>9308</text:p>
              </table:table-cell>
              <table:table-cell office:value-type="float" office:value="29715">
                <text:p>297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358">
                <text:p>9358</text:p>
              </table:table-cell>
              <table:table-cell office:value-type="float" office:value="29348">
                <text:p>293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402">
                <text:p>9402</text:p>
              </table:table-cell>
              <table:table-cell office:value-type="float" office:value="29300">
                <text:p>293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468">
                <text:p>9468</text:p>
              </table:table-cell>
              <table:table-cell office:value-type="float" office:value="29006">
                <text:p>290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517">
                <text:p>9517</text:p>
              </table:table-cell>
              <table:table-cell office:value-type="float" office:value="28786">
                <text:p>287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571">
                <text:p>9571</text:p>
              </table:table-cell>
              <table:table-cell office:value-type="float" office:value="28543">
                <text:p>285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634">
                <text:p>9634</text:p>
              </table:table-cell>
              <table:table-cell office:value-type="float" office:value="28265">
                <text:p>282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699">
                <text:p>9699</text:p>
              </table:table-cell>
              <table:table-cell office:value-type="float" office:value="28001">
                <text:p>280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772">
                <text:p>9772</text:p>
              </table:table-cell>
              <table:table-cell office:value-type="float" office:value="27685">
                <text:p>276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814">
                <text:p>9814</text:p>
              </table:table-cell>
              <table:table-cell office:value-type="float" office:value="27501">
                <text:p>275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967">
                <text:p>9967</text:p>
              </table:table-cell>
              <table:table-cell office:value-type="float" office:value="26847">
                <text:p>268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08">
                <text:p>10008</text:p>
              </table:table-cell>
              <table:table-cell office:value-type="float" office:value="26680">
                <text:p>266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54">
                <text:p>10054</text:p>
              </table:table-cell>
              <table:table-cell office:value-type="float" office:value="26480">
                <text:p>264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114">
                <text:p>10114</text:p>
              </table:table-cell>
              <table:table-cell office:value-type="float" office:value="26236">
                <text:p>262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165">
                <text:p>10165</text:p>
              </table:table-cell>
              <table:table-cell office:value-type="float" office:value="26030">
                <text:p>2603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211">
                <text:p>10211</text:p>
              </table:table-cell>
              <table:table-cell office:value-type="float" office:value="25838">
                <text:p>258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257">
                <text:p>10257</text:p>
              </table:table-cell>
              <table:table-cell office:value-type="float" office:value="25658">
                <text:p>256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341">
                <text:p>10341</text:p>
              </table:table-cell>
              <table:table-cell office:value-type="float" office:value="25312">
                <text:p>253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395">
                <text:p>10395</text:p>
              </table:table-cell>
              <table:table-cell office:value-type="float" office:value="25105">
                <text:p>251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457">
                <text:p>10457</text:p>
              </table:table-cell>
              <table:table-cell office:value-type="float" office:value="24860">
                <text:p>248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542">
                <text:p>10542</text:p>
              </table:table-cell>
              <table:table-cell office:value-type="float" office:value="24525">
                <text:p>245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597">
                <text:p>10597</text:p>
              </table:table-cell>
              <table:table-cell office:value-type="float" office:value="24315">
                <text:p>243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650">
                <text:p>10650</text:p>
              </table:table-cell>
              <table:table-cell office:value-type="float" office:value="24091">
                <text:p>240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698">
                <text:p>10698</text:p>
              </table:table-cell>
              <table:table-cell office:value-type="float" office:value="23908">
                <text:p>23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743">
                <text:p>10743</text:p>
              </table:table-cell>
              <table:table-cell office:value-type="float" office:value="23745">
                <text:p>237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784">
                <text:p>10784</text:p>
              </table:table-cell>
              <table:table-cell office:value-type="float" office:value="23592">
                <text:p>23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843">
                <text:p>10843</text:p>
              </table:table-cell>
              <table:table-cell office:value-type="float" office:value="23382">
                <text:p>233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905">
                <text:p>10905</text:p>
              </table:table-cell>
              <table:table-cell office:value-type="float" office:value="23143">
                <text:p>231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950">
                <text:p>10950</text:p>
              </table:table-cell>
              <table:table-cell office:value-type="float" office:value="22977">
                <text:p>229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990">
                <text:p>10990</text:p>
              </table:table-cell>
              <table:table-cell office:value-type="float" office:value="22829">
                <text:p>228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026">
                <text:p>11026</text:p>
              </table:table-cell>
              <table:table-cell office:value-type="float" office:value="22700">
                <text:p>227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072">
                <text:p>11072</text:p>
              </table:table-cell>
              <table:table-cell office:value-type="float" office:value="22536">
                <text:p>225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115">
                <text:p>11115</text:p>
              </table:table-cell>
              <table:table-cell office:value-type="float" office:value="22390">
                <text:p>223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166">
                <text:p>11166</text:p>
              </table:table-cell>
              <table:table-cell office:value-type="float" office:value="22203">
                <text:p>222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217">
                <text:p>11217</text:p>
              </table:table-cell>
              <table:table-cell office:value-type="float" office:value="22026">
                <text:p>220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270">
                <text:p>11270</text:p>
              </table:table-cell>
              <table:table-cell office:value-type="float" office:value="21853">
                <text:p>218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378">
                <text:p>11378</text:p>
              </table:table-cell>
              <table:table-cell office:value-type="float" office:value="21466">
                <text:p>214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428">
                <text:p>11428</text:p>
              </table:table-cell>
              <table:table-cell office:value-type="float" office:value="21298">
                <text:p>212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474">
                <text:p>11474</text:p>
              </table:table-cell>
              <table:table-cell office:value-type="float" office:value="21161">
                <text:p>211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509">
                <text:p>11509</text:p>
              </table:table-cell>
              <table:table-cell office:value-type="float" office:value="21036">
                <text:p>210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545">
                <text:p>11545</text:p>
              </table:table-cell>
              <table:table-cell office:value-type="float" office:value="20915">
                <text:p>209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580">
                <text:p>11580</text:p>
              </table:table-cell>
              <table:table-cell office:value-type="float" office:value="20806">
                <text:p>208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19">
                <text:p>11619</text:p>
              </table:table-cell>
              <table:table-cell office:value-type="float" office:value="20676">
                <text:p>206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56">
                <text:p>11656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747">
                <text:p>11747</text:p>
              </table:table-cell>
              <table:table-cell office:value-type="float" office:value="20260">
                <text:p>202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88">
                <text:p>11788</text:p>
              </table:table-cell>
              <table:table-cell office:value-type="float" office:value="20126">
                <text:p>201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835">
                <text:p>11835</text:p>
              </table:table-cell>
              <table:table-cell office:value-type="float" office:value="19984">
                <text:p>199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883">
                <text:p>11883</text:p>
              </table:table-cell>
              <table:table-cell office:value-type="float" office:value="19840">
                <text:p>1984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921">
                <text:p>11921</text:p>
              </table:table-cell>
              <table:table-cell office:value-type="float" office:value="19724">
                <text:p>197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960">
                <text:p>11960</text:p>
              </table:table-cell>
              <table:table-cell office:value-type="float" office:value="19591">
                <text:p>195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006">
                <text:p>12006</text:p>
              </table:table-cell>
              <table:table-cell office:value-type="float" office:value="19447">
                <text:p>194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098">
                <text:p>12098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145">
                <text:p>12145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213">
                <text:p>12213</text:p>
              </table:table-cell>
              <table:table-cell office:value-type="float" office:value="18839">
                <text:p>188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251">
                <text:p>12251</text:p>
              </table:table-cell>
              <table:table-cell office:value-type="float" office:value="18687">
                <text:p>186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290">
                <text:p>12290</text:p>
              </table:table-cell>
              <table:table-cell office:value-type="float" office:value="18604">
                <text:p>186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327">
                <text:p>12327</text:p>
              </table:table-cell>
              <table:table-cell office:value-type="float" office:value="18501">
                <text:p>185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365">
                <text:p>12365</text:p>
              </table:table-cell>
              <table:table-cell office:value-type="float" office:value="18385">
                <text:p>183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443">
                <text:p>12443</text:p>
              </table:table-cell>
              <table:table-cell office:value-type="float" office:value="18162">
                <text:p>181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487">
                <text:p>12487</text:p>
              </table:table-cell>
              <table:table-cell office:value-type="float" office:value="18044">
                <text:p>180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526">
                <text:p>12526</text:p>
              </table:table-cell>
              <table:table-cell office:value-type="float" office:value="17930">
                <text:p>179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563">
                <text:p>12563</text:p>
              </table:table-cell>
              <table:table-cell office:value-type="float" office:value="17817">
                <text:p>178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620">
                <text:p>12620</text:p>
              </table:table-cell>
              <table:table-cell office:value-type="float" office:value="17667">
                <text:p>17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658">
                <text:p>12658</text:p>
              </table:table-cell>
              <table:table-cell office:value-type="float" office:value="17564">
                <text:p>175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695">
                <text:p>12695</text:p>
              </table:table-cell>
              <table:table-cell office:value-type="float" office:value="17467">
                <text:p>174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734">
                <text:p>12734</text:p>
              </table:table-cell>
              <table:table-cell office:value-type="float" office:value="17349">
                <text:p>173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766">
                <text:p>12766</text:p>
              </table:table-cell>
              <table:table-cell office:value-type="float" office:value="17276">
                <text:p>172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802">
                <text:p>12802</text:p>
              </table:table-cell>
              <table:table-cell office:value-type="float" office:value="17170">
                <text:p>1717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837">
                <text:p>12837</text:p>
              </table:table-cell>
              <table:table-cell office:value-type="float" office:value="17085">
                <text:p>170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871">
                <text:p>12871</text:p>
              </table:table-cell>
              <table:table-cell office:value-type="float" office:value="16996">
                <text:p>169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908">
                <text:p>12908</text:p>
              </table:table-cell>
              <table:table-cell office:value-type="float" office:value="16895">
                <text:p>168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971">
                <text:p>12971</text:p>
              </table:table-cell>
              <table:table-cell office:value-type="float" office:value="16727">
                <text:p>167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008">
                <text:p>13008</text:p>
              </table:table-cell>
              <table:table-cell office:value-type="float" office:value="16629">
                <text:p>166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042">
                <text:p>13042</text:p>
              </table:table-cell>
              <table:table-cell office:value-type="float" office:value="16545">
                <text:p>165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081">
                <text:p>13081</text:p>
              </table:table-cell>
              <table:table-cell office:value-type="float" office:value="16438">
                <text:p>164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116">
                <text:p>13116</text:p>
              </table:table-cell>
              <table:table-cell office:value-type="float" office:value="16353">
                <text:p>163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188">
                <text:p>13188</text:p>
              </table:table-cell>
              <table:table-cell office:value-type="float" office:value="16176">
                <text:p>161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223">
                <text:p>13223</text:p>
              </table:table-cell>
              <table:table-cell office:value-type="float" office:value="16089">
                <text:p>160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260">
                <text:p>13260</text:p>
              </table:table-cell>
              <table:table-cell office:value-type="float" office:value="15998">
                <text:p>159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317">
                <text:p>13317</text:p>
              </table:table-cell>
              <table:table-cell office:value-type="float" office:value="15851">
                <text:p>158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388">
                <text:p>13388</text:p>
              </table:table-cell>
              <table:table-cell office:value-type="float" office:value="15688">
                <text:p>156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423">
                <text:p>13423</text:p>
              </table:table-cell>
              <table:table-cell office:value-type="float" office:value="15593">
                <text:p>155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459">
                <text:p>13459</text:p>
              </table:table-cell>
              <table:table-cell office:value-type="float" office:value="15522">
                <text:p>155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531">
                <text:p>13531</text:p>
              </table:table-cell>
              <table:table-cell office:value-type="float" office:value="15338">
                <text:p>153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569">
                <text:p>13569</text:p>
              </table:table-cell>
              <table:table-cell office:value-type="float" office:value="15236">
                <text:p>152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633">
                <text:p>13633</text:p>
              </table:table-cell>
              <table:table-cell office:value-type="float" office:value="15098">
                <text:p>150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670">
                <text:p>13670</text:p>
              </table:table-cell>
              <table:table-cell office:value-type="float" office:value="14998">
                <text:p>149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705">
                <text:p>13705</text:p>
              </table:table-cell>
              <table:table-cell office:value-type="float" office:value="14919">
                <text:p>149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742">
                <text:p>13742</text:p>
              </table:table-cell>
              <table:table-cell office:value-type="float" office:value="14843">
                <text:p>148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776">
                <text:p>13776</text:p>
              </table:table-cell>
              <table:table-cell office:value-type="float" office:value="14769">
                <text:p>147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815">
                <text:p>13815</text:p>
              </table:table-cell>
              <table:table-cell office:value-type="float" office:value="14681">
                <text:p>146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851">
                <text:p>13851</text:p>
              </table:table-cell>
              <table:table-cell office:value-type="float" office:value="14590">
                <text:p>1459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886">
                <text:p>13886</text:p>
              </table:table-cell>
              <table:table-cell office:value-type="float" office:value="14513">
                <text:p>145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922">
                <text:p>13922</text:p>
              </table:table-cell>
              <table:table-cell office:value-type="float" office:value="14435">
                <text:p>144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959">
                <text:p>13959</text:p>
              </table:table-cell>
              <table:table-cell office:value-type="float" office:value="14338">
                <text:p>143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015">
                <text:p>14015</text:p>
              </table:table-cell>
              <table:table-cell office:value-type="float" office:value="14219">
                <text:p>142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054">
                <text:p>14054</text:p>
              </table:table-cell>
              <table:table-cell office:value-type="float" office:value="14137">
                <text:p>141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094">
                <text:p>14094</text:p>
              </table:table-cell>
              <table:table-cell office:value-type="float" office:value="14050">
                <text:p>140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135">
                <text:p>14135</text:p>
              </table:table-cell>
              <table:table-cell office:value-type="float" office:value="13962">
                <text:p>139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176">
                <text:p>14176</text:p>
              </table:table-cell>
              <table:table-cell office:value-type="float" office:value="13843">
                <text:p>138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250">
                <text:p>14250</text:p>
              </table:table-cell>
              <table:table-cell office:value-type="float" office:value="13712">
                <text:p>137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320">
                <text:p>14320</text:p>
              </table:table-cell>
              <table:table-cell office:value-type="float" office:value="13580">
                <text:p>135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379">
                <text:p>14379</text:p>
              </table:table-cell>
              <table:table-cell office:value-type="float" office:value="13449">
                <text:p>134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416">
                <text:p>14416</text:p>
              </table:table-cell>
              <table:table-cell office:value-type="float" office:value="13350">
                <text:p>133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449">
                <text:p>14449</text:p>
              </table:table-cell>
              <table:table-cell office:value-type="float" office:value="13290">
                <text:p>132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488">
                <text:p>14488</text:p>
              </table:table-cell>
              <table:table-cell office:value-type="float" office:value="13208">
                <text:p>132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525">
                <text:p>14525</text:p>
              </table:table-cell>
              <table:table-cell office:value-type="float" office:value="13141">
                <text:p>131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564">
                <text:p>14564</text:p>
              </table:table-cell>
              <table:table-cell office:value-type="float" office:value="13056">
                <text:p>130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601">
                <text:p>14601</text:p>
              </table:table-cell>
              <table:table-cell office:value-type="float" office:value="12987">
                <text:p>129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657">
                <text:p>14657</text:p>
              </table:table-cell>
              <table:table-cell office:value-type="float" office:value="12882">
                <text:p>128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696">
                <text:p>14696</text:p>
              </table:table-cell>
              <table:table-cell office:value-type="float" office:value="12801">
                <text:p>128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35">
                <text:p>14735</text:p>
              </table:table-cell>
              <table:table-cell office:value-type="float" office:value="12717">
                <text:p>127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771">
                <text:p>14771</text:p>
              </table:table-cell>
              <table:table-cell office:value-type="float" office:value="12649">
                <text:p>126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805">
                <text:p>14805</text:p>
              </table:table-cell>
              <table:table-cell office:value-type="float" office:value="12576">
                <text:p>125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840">
                <text:p>14840</text:p>
              </table:table-cell>
              <table:table-cell office:value-type="float" office:value="12518">
                <text:p>125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876">
                <text:p>14876</text:p>
              </table:table-cell>
              <table:table-cell office:value-type="float" office:value="12441">
                <text:p>124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915">
                <text:p>14915</text:p>
              </table:table-cell>
              <table:table-cell office:value-type="float" office:value="12374">
                <text:p>123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954">
                <text:p>14954</text:p>
              </table:table-cell>
              <table:table-cell office:value-type="float" office:value="12301">
                <text:p>123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011">
                <text:p>15011</text:p>
              </table:table-cell>
              <table:table-cell office:value-type="float" office:value="12184">
                <text:p>121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048">
                <text:p>15048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087">
                <text:p>15087</text:p>
              </table:table-cell>
              <table:table-cell office:value-type="float" office:value="12045">
                <text:p>120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124">
                <text:p>15124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161">
                <text:p>15161</text:p>
              </table:table-cell>
              <table:table-cell office:value-type="float" office:value="11906">
                <text:p>119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199">
                <text:p>15199</text:p>
              </table:table-cell>
              <table:table-cell office:value-type="float" office:value="11838">
                <text:p>118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235">
                <text:p>15235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270">
                <text:p>15270</text:p>
              </table:table-cell>
              <table:table-cell office:value-type="float" office:value="11716">
                <text:p>117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305">
                <text:p>15305</text:p>
              </table:table-cell>
              <table:table-cell office:value-type="float" office:value="11620">
                <text:p>1162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361">
                <text:p>15361</text:p>
              </table:table-cell>
              <table:table-cell office:value-type="float" office:value="11536">
                <text:p>115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437">
                <text:p>15437</text:p>
              </table:table-cell>
              <table:table-cell office:value-type="float" office:value="11423">
                <text:p>114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479">
                <text:p>15479</text:p>
              </table:table-cell>
              <table:table-cell office:value-type="float" office:value="11334">
                <text:p>113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517">
                <text:p>15517</text:p>
              </table:table-cell>
              <table:table-cell office:value-type="float" office:value="11259">
                <text:p>112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555">
                <text:p>15555</text:p>
              </table:table-cell>
              <table:table-cell office:value-type="float" office:value="11195">
                <text:p>111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596">
                <text:p>15596</text:p>
              </table:table-cell>
              <table:table-cell office:value-type="float" office:value="11124">
                <text:p>111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639">
                <text:p>15639</text:p>
              </table:table-cell>
              <table:table-cell office:value-type="float" office:value="11054">
                <text:p>110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746">
                <text:p>15746</text:p>
              </table:table-cell>
              <table:table-cell office:value-type="float" office:value="10878">
                <text:p>108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788">
                <text:p>15788</text:p>
              </table:table-cell>
              <table:table-cell office:value-type="float" office:value="10790">
                <text:p>1079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827">
                <text:p>15827</text:p>
              </table:table-cell>
              <table:table-cell office:value-type="float" office:value="10723">
                <text:p>107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866">
                <text:p>15866</text:p>
              </table:table-cell>
              <table:table-cell office:value-type="float" office:value="10677">
                <text:p>106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905">
                <text:p>15905</text:p>
              </table:table-cell>
              <table:table-cell office:value-type="float" office:value="10603">
                <text:p>106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946">
                <text:p>15946</text:p>
              </table:table-cell>
              <table:table-cell office:value-type="float" office:value="10527">
                <text:p>105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985">
                <text:p>15985</text:p>
              </table:table-cell>
              <table:table-cell office:value-type="float" office:value="10469">
                <text:p>104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024">
                <text:p>16024</text:p>
              </table:table-cell>
              <table:table-cell office:value-type="float" office:value="10414">
                <text:p>104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119">
                <text:p>16119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159">
                <text:p>16159</text:p>
              </table:table-cell>
              <table:table-cell office:value-type="float" office:value="10182">
                <text:p>101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198">
                <text:p>16198</text:p>
              </table:table-cell>
              <table:table-cell office:value-type="float" office:value="10129">
                <text:p>101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234">
                <text:p>1623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276">
                <text:p>16276</text:p>
              </table:table-cell>
              <table:table-cell office:value-type="float" office:value="10009">
                <text:p>100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309">
                <text:p>16309</text:p>
              </table:table-cell>
              <table:table-cell office:value-type="float" office:value="9953">
                <text:p>99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348">
                <text:p>16348</text:p>
              </table:table-cell>
              <table:table-cell office:value-type="float" office:value="9890">
                <text:p>989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457">
                <text:p>16457</text:p>
              </table:table-cell>
              <table:table-cell office:value-type="float" office:value="9727">
                <text:p>97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502">
                <text:p>16502</text:p>
              </table:table-cell>
              <table:table-cell office:value-type="float" office:value="9662">
                <text:p>96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544">
                <text:p>16544</text:p>
              </table:table-cell>
              <table:table-cell office:value-type="float" office:value="9596">
                <text:p>95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583">
                <text:p>16583</text:p>
              </table:table-cell>
              <table:table-cell office:value-type="float" office:value="9546">
                <text:p>95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619">
                <text:p>16619</text:p>
              </table:table-cell>
              <table:table-cell office:value-type="float" office:value="9484">
                <text:p>94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656">
                <text:p>16656</text:p>
              </table:table-cell>
              <table:table-cell office:value-type="float" office:value="9434">
                <text:p>94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693">
                <text:p>16693</text:p>
              </table:table-cell>
              <table:table-cell office:value-type="float" office:value="9374">
                <text:p>93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733">
                <text:p>16733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773">
                <text:p>16773</text:p>
              </table:table-cell>
              <table:table-cell office:value-type="float" office:value="9262">
                <text:p>92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831">
                <text:p>16831</text:p>
              </table:table-cell>
              <table:table-cell office:value-type="float" office:value="9174">
                <text:p>91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871">
                <text:p>16871</text:p>
              </table:table-cell>
              <table:table-cell office:value-type="float" office:value="9119">
                <text:p>91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911">
                <text:p>16911</text:p>
              </table:table-cell>
              <table:table-cell office:value-type="float" office:value="9067">
                <text:p>90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949">
                <text:p>16949</text:p>
              </table:table-cell>
              <table:table-cell office:value-type="float" office:value="9009">
                <text:p>90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989">
                <text:p>16989</text:p>
              </table:table-cell>
              <table:table-cell office:value-type="float" office:value="8952">
                <text:p>89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028">
                <text:p>17028</text:p>
              </table:table-cell>
              <table:table-cell office:value-type="float" office:value="8916">
                <text:p>89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070">
                <text:p>1707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112">
                <text:p>17112</text:p>
              </table:table-cell>
              <table:table-cell office:value-type="float" office:value="8794">
                <text:p>87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174">
                <text:p>17174</text:p>
              </table:table-cell>
              <table:table-cell office:value-type="float" office:value="8701">
                <text:p>87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213">
                <text:p>17213</text:p>
              </table:table-cell>
              <table:table-cell office:value-type="float" office:value="8657">
                <text:p>86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255">
                <text:p>17255</text:p>
              </table:table-cell>
              <table:table-cell office:value-type="float" office:value="8597">
                <text:p>85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297">
                <text:p>17297</text:p>
              </table:table-cell>
              <table:table-cell office:value-type="float" office:value="8530">
                <text:p>853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336">
                <text:p>17336</text:p>
              </table:table-cell>
              <table:table-cell office:value-type="float" office:value="8488">
                <text:p>84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373">
                <text:p>17373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416">
                <text:p>17416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495">
                <text:p>17495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557">
                <text:p>17557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600">
                <text:p>17600</text:p>
              </table:table-cell>
              <table:table-cell office:value-type="float" office:value="8155">
                <text:p>81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640">
                <text:p>17640</text:p>
              </table:table-cell>
              <table:table-cell office:value-type="float" office:value="8091">
                <text:p>80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682">
                <text:p>17682</text:p>
              </table:table-cell>
              <table:table-cell office:value-type="float" office:value="8049">
                <text:p>80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727">
                <text:p>17727</text:p>
              </table:table-cell>
              <table:table-cell office:value-type="float" office:value="7993">
                <text:p>79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768">
                <text:p>17768</text:p>
              </table:table-cell>
              <table:table-cell office:value-type="float" office:value="7938">
                <text:p>79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805">
                <text:p>17805</text:p>
              </table:table-cell>
              <table:table-cell office:value-type="float" office:value="7897">
                <text:p>78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904">
                <text:p>17904</text:p>
              </table:table-cell>
              <table:table-cell office:value-type="float" office:value="7767">
                <text:p>77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942">
                <text:p>17942</text:p>
              </table:table-cell>
              <table:table-cell office:value-type="float" office:value="7729">
                <text:p>77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984">
                <text:p>17984</text:p>
              </table:table-cell>
              <table:table-cell office:value-type="float" office:value="7674">
                <text:p>76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024">
                <text:p>18024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066">
                <text:p>18066</text:p>
              </table:table-cell>
              <table:table-cell office:value-type="float" office:value="7578">
                <text:p>75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106">
                <text:p>18106</text:p>
              </table:table-cell>
              <table:table-cell office:value-type="float" office:value="7525">
                <text:p>75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147">
                <text:p>18147</text:p>
              </table:table-cell>
              <table:table-cell office:value-type="float" office:value="7467">
                <text:p>74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188">
                <text:p>18188</text:p>
              </table:table-cell>
              <table:table-cell office:value-type="float" office:value="7431">
                <text:p>74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251">
                <text:p>18251</text:p>
              </table:table-cell>
              <table:table-cell office:value-type="float" office:value="7362">
                <text:p>73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291">
                <text:p>18291</text:p>
              </table:table-cell>
              <table:table-cell office:value-type="float" office:value="7315">
                <text:p>73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331">
                <text:p>18331</text:p>
              </table:table-cell>
              <table:table-cell office:value-type="float" office:value="7252">
                <text:p>72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372">
                <text:p>18372</text:p>
              </table:table-cell>
              <table:table-cell office:value-type="float" office:value="7148">
                <text:p>71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411">
                <text:p>18411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455">
                <text:p>18455</text:p>
              </table:table-cell>
              <table:table-cell office:value-type="float" office:value="7138">
                <text:p>71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496">
                <text:p>18496</text:p>
              </table:table-cell>
              <table:table-cell office:value-type="float" office:value="7091">
                <text:p>70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537">
                <text:p>18537</text:p>
              </table:table-cell>
              <table:table-cell office:value-type="float" office:value="7041">
                <text:p>70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579">
                <text:p>18579</text:p>
              </table:table-cell>
              <table:table-cell office:value-type="float" office:value="7004">
                <text:p>70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643">
                <text:p>18643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687">
                <text:p>18687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730">
                <text:p>18730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772">
                <text:p>18772</text:p>
              </table:table-cell>
              <table:table-cell office:value-type="float" office:value="6795">
                <text:p>67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818">
                <text:p>18818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861">
                <text:p>18861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905">
                <text:p>18905</text:p>
              </table:table-cell>
              <table:table-cell office:value-type="float" office:value="6655">
                <text:p>66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969">
                <text:p>18969</text:p>
              </table:table-cell>
              <table:table-cell office:value-type="float" office:value="6599">
                <text:p>65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013">
                <text:p>19013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055">
                <text:p>19055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092">
                <text:p>19092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133">
                <text:p>1913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172">
                <text:p>19172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212">
                <text:p>19212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253">
                <text:p>19253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296">
                <text:p>19296</text:p>
              </table:table-cell>
              <table:table-cell office:value-type="float" office:value="6266">
                <text:p>62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360">
                <text:p>19360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397">
                <text:p>19397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440">
                <text:p>19440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478">
                <text:p>19478</text:p>
              </table:table-cell>
              <table:table-cell office:value-type="float" office:value="6082">
                <text:p>60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518">
                <text:p>19518</text:p>
              </table:table-cell>
              <table:table-cell office:value-type="float" office:value="6049">
                <text:p>60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556">
                <text:p>19556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597">
                <text:p>19597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639">
                <text:p>19639</text:p>
              </table:table-cell>
              <table:table-cell office:value-type="float" office:value="5941">
                <text:p>59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701">
                <text:p>19701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783">
                <text:p>19783</text:p>
              </table:table-cell>
              <table:table-cell office:value-type="float" office:value="5808">
                <text:p>58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824">
                <text:p>19824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866">
                <text:p>19866</text:p>
              </table:table-cell>
              <table:table-cell office:value-type="float" office:value="5746">
                <text:p>57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949">
                <text:p>19949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992">
                <text:p>19992</text:p>
              </table:table-cell>
              <table:table-cell office:value-type="float" office:value="5624">
                <text:p>56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057">
                <text:p>20057</text:p>
              </table:table-cell>
              <table:table-cell office:value-type="float" office:value="5577">
                <text:p>55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103">
                <text:p>20103</text:p>
              </table:table-cell>
              <table:table-cell office:value-type="float" office:value="5534">
                <text:p>55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148">
                <text:p>20148</text:p>
              </table:table-cell>
              <table:table-cell office:value-type="float" office:value="5498">
                <text:p>54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193">
                <text:p>20193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235">
                <text:p>20235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279">
                <text:p>20279</text:p>
              </table:table-cell>
              <table:table-cell office:value-type="float" office:value="5368">
                <text:p>53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326">
                <text:p>20326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371">
                <text:p>20371</text:p>
              </table:table-cell>
              <table:table-cell office:value-type="float" office:value="5316">
                <text:p>53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415">
                <text:p>20415</text:p>
              </table:table-cell>
              <table:table-cell office:value-type="float" office:value="5272">
                <text:p>52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485">
                <text:p>20485</text:p>
              </table:table-cell>
              <table:table-cell office:value-type="float" office:value="5224">
                <text:p>52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532">
                <text:p>20532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577">
                <text:p>20577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624">
                <text:p>20624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666">
                <text:p>20666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781">
                <text:p>20781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825">
                <text:p>20825</text:p>
              </table:table-cell>
              <table:table-cell office:value-type="float" office:value="4961">
                <text:p>49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871">
                <text:p>20871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915">
                <text:p>20915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960">
                <text:p>20960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005">
                <text:p>21005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093">
                <text:p>21093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136">
                <text:p>21136</text:p>
              </table:table-cell>
              <table:table-cell office:value-type="float" office:value="4737">
                <text:p>473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197">
                <text:p>21197</text:p>
              </table:table-cell>
              <table:table-cell office:value-type="float" office:value="4689">
                <text:p>46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237">
                <text:p>21237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278">
                <text:p>21278</text:p>
              </table:table-cell>
              <table:table-cell office:value-type="float" office:value="4637">
                <text:p>46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1319">
                <text:p>21319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1360">
                <text:p>21360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405">
                <text:p>21405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446">
                <text:p>21446</text:p>
              </table:table-cell>
              <table:table-cell office:value-type="float" office:value="4512">
                <text:p>45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489">
                <text:p>21489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1552">
                <text:p>21552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1597">
                <text:p>21597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1641">
                <text:p>21641</text:p>
              </table:table-cell>
              <table:table-cell office:value-type="float" office:value="4386">
                <text:p>43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1686">
                <text:p>21686</text:p>
              </table:table-cell>
              <table:table-cell office:value-type="float" office:value="4353">
                <text:p>43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1726">
                <text:p>21726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768">
                <text:p>21768</text:p>
              </table:table-cell>
              <table:table-cell office:value-type="float" office:value="4298">
                <text:p>42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812">
                <text:p>21812</text:p>
              </table:table-cell>
              <table:table-cell office:value-type="float" office:value="4273">
                <text:p>42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854">
                <text:p>21854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1895">
                <text:p>21895</text:p>
              </table:table-cell>
              <table:table-cell office:value-type="float" office:value="4227">
                <text:p>42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1961">
                <text:p>21961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002">
                <text:p>22002</text:p>
              </table:table-cell>
              <table:table-cell office:value-type="float" office:value="4157">
                <text:p>41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086">
                <text:p>22086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128">
                <text:p>22128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172">
                <text:p>22172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217">
                <text:p>22217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259">
                <text:p>22259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2324">
                <text:p>22324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2368">
                <text:p>22368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2413">
                <text:p>22413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2460">
                <text:p>22460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2502">
                <text:p>22502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2547">
                <text:p>22547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2590">
                <text:p>22590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635">
                <text:p>22635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702">
                <text:p>22702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2746">
                <text:p>22746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2789">
                <text:p>22789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2835">
                <text:p>22835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2880">
                <text:p>22880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2926">
                <text:p>22926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2974">
                <text:p>22974</text:p>
              </table:table-cell>
              <table:table-cell office:value-type="float" office:value="3617">
                <text:p>36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019">
                <text:p>23019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091">
                <text:p>23091</text:p>
              </table:table-cell>
              <table:table-cell office:value-type="float" office:value="3554">
                <text:p>35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137">
                <text:p>23137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185">
                <text:p>23185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3278">
                <text:p>23278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322">
                <text:p>23322</text:p>
              </table:table-cell>
              <table:table-cell office:value-type="float" office:value="3465">
                <text:p>34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367">
                <text:p>23367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3411">
                <text:p>23411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456">
                <text:p>23456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520">
                <text:p>23520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563">
                <text:p>23563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3610">
                <text:p>2361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3655">
                <text:p>23655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699">
                <text:p>23699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3747">
                <text:p>23747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3792">
                <text:p>23792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839">
                <text:p>23839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959">
                <text:p>23959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007">
                <text:p>24007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053">
                <text:p>24053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097">
                <text:p>24097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146">
                <text:p>24146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259">
                <text:p>24259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4347">
                <text:p>24347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4391">
                <text:p>24391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4439">
                <text:p>24439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4483">
                <text:p>24483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526">
                <text:p>24526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4568">
                <text:p>24568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632">
                <text:p>24632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674">
                <text:p>24674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714">
                <text:p>24714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750">
                <text:p>24750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792">
                <text:p>24792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4831">
                <text:p>24831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4870">
                <text:p>24870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4914">
                <text:p>24914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979">
                <text:p>24979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024">
                <text:p>25024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069">
                <text:p>25069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111">
                <text:p>25111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159">
                <text:p>25159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202">
                <text:p>25202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245">
                <text:p>25245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295">
                <text:p>25295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365">
                <text:p>25365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413">
                <text:p>25413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460">
                <text:p>2546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505">
                <text:p>25505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552">
                <text:p>25552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602">
                <text:p>25602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648">
                <text:p>25648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5696">
                <text:p>25696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766">
                <text:p>25766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813">
                <text:p>25813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861">
                <text:p>25861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908">
                <text:p>25908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962">
                <text:p>25962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013">
                <text:p>26013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064">
                <text:p>26064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117">
                <text:p>26117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168">
                <text:p>26168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247">
                <text:p>26247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297">
                <text:p>26297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351">
                <text:p>26351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6401">
                <text:p>26401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6453">
                <text:p>26453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502">
                <text:p>26502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6554">
                <text:p>26554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6603">
                <text:p>26603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6675">
                <text:p>26675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722">
                <text:p>2672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769">
                <text:p>26769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817">
                <text:p>26817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6862">
                <text:p>26862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6908">
                <text:p>26908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6975">
                <text:p>26975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7020">
                <text:p>27020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065">
                <text:p>27065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7110">
                <text:p>27110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154">
                <text:p>2715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199">
                <text:p>27199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7243">
                <text:p>27243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7288">
                <text:p>27288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7333">
                <text:p>27333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7379">
                <text:p>27379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7450">
                <text:p>27450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357">
                <text:p>28357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396">
                <text:p>28396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8436">
                <text:p>28436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477">
                <text:p>28477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519">
                <text:p>28519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8585">
                <text:p>28585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8630">
                <text:p>28630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671">
                <text:p>28671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8714">
                <text:p>28714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759">
                <text:p>28759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805">
                <text:p>28805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8855">
                <text:p>28855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8928">
                <text:p>28928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8977">
                <text:p>28977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026">
                <text:p>29026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9078">
                <text:p>29078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9129">
                <text:p>29129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9181">
                <text:p>29181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9229">
                <text:p>29229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9275">
                <text:p>29275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9320">
                <text:p>29320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9385">
                <text:p>29385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9429">
                <text:p>29429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9471">
                <text:p>29471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9553">
                <text:p>29553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9591">
                <text:p>2959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9631">
                <text:p>29631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9668">
                <text:p>29668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9708">
                <text:p>2970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9765">
                <text:p>29765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9803">
                <text:p>29803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9840">
                <text:p>29840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9881">
                <text:p>2988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9918">
                <text:p>29918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9958">
                <text:p>29958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9997">
                <text:p>29997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0039">
                <text:p>30039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0104">
                <text:p>30104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0441">
                <text:p>30441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0489">
                <text:p>30489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0534">
                <text:p>30534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581">
                <text:p>30581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0630">
                <text:p>3063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0677">
                <text:p>30677</text:p>
              </table:table-cell>
              <table:table-cell office:value-type="float" office:value="1373">
                <text:p>13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5.4227123260498pt" style:font-size-asian="15.4227123260498pt" style:font-size-complex="15.4227123260498pt"/>
    </style:style>
    <style:style style:name="ch3" style:family="chart">
      <style:chart-properties chart:interpolation="cubic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inimum="250" chart:maximum="30700" chart:interval-major="1000" chart:reverse-direction="true" text:line-break="false" chart:visible="true" style:rotation-angle="52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10.6772623062134pt" style:font-size-asian="10.6772623062134pt" style:font-size-complex="10.6772623062134pt"/>
    </style:style>
    <style:style style:name="ch6" style:family="chart" style:data-style-name="N0">
      <style:chart-properties chart:display-label="true" chart:logarithmic="false" chart:minimum="0" chart:maximum="10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10.6772623062134pt" style:font-size-asian="10.6772623062134pt" style:font-size-complex="10.6772623062134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54cm" svg:height="13.884cm" chart:class="chart:scatter" chart:style-name="ch1">
        <chart:title svg:x="8.418cm" svg:y="0.333cm" chart:style-name="ch2">
          <text:p>Gràfic de pressió - altitud durant el descens</text:p>
        </chart:title>
        <chart:plot-area chart:style-name="ch3" table:cell-range-address="Dades.B555:Dades.C679" chart:data-source-has-labels="row" svg:x="0.82cm" svg:y="1.151cm" svg:width="25.186cm" svg:height="12.413cm">
          <chart:axis chart:dimension="x" chart:name="primary-x" chart:style-name="ch4">
            <chart:title svg:x="12.893cm" svg:y="13.17cm" chart:style-name="ch5">
              <text:p>Altitud (m)</text:p>
            </chart:title>
          </chart:axis>
          <chart:axis chart:dimension="y" chart:name="primary-y" chart:style-name="ch6">
            <chart:title svg:x="0.535cm" svg:y="8.097cm" chart:style-name="ch7">
              <text:p>Pressió (Pa)</text:p>
            </chart:title>
            <chart:grid chart:style-name="ch8" chart:class="major"/>
          </chart:axis>
          <chart:series chart:style-name="ch9" chart:values-cell-range-address="Dades.C556:Dades.C679" chart:label-cell-address="Dades.C555:Dades.C555" chart:class="chart:scatter">
            <chart:domain table:cell-range-address="Dades.B556:Dades.B679"/>
            <chart:data-point chart:repeated="1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Dades.C555:Dades.C555">138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839">
                <text:p text:id="Dades.B556:Dades.B679">29839</text:p>
              </table:table-cell>
              <table:table-cell office:value-type="float" office:value="1464">
                <text:p text:id="Dades.C556:Dades.C679">14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154">
                <text:p>29154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484">
                <text:p>28484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541">
                <text:p>27541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59">
                <text:p>26959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400">
                <text:p>26400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361">
                <text:p>25361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387">
                <text:p>24387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695">
                <text:p>23695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252">
                <text:p>23252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827">
                <text:p>22827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417">
                <text:p>22417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35">
                <text:p>21635</text:p>
              </table:table-cell>
              <table:table-cell office:value-type="float" office:value="4401">
                <text:p>44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260">
                <text:p>21260</text:p>
              </table:table-cell>
              <table:table-cell office:value-type="float" office:value="4671">
                <text:p>46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889">
                <text:p>20889</text:p>
              </table:table-cell>
              <table:table-cell office:value-type="float" office:value="4942">
                <text:p>4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533">
                <text:p>20533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20">
                <text:p>20020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84">
                <text:p>19684</text:p>
              </table:table-cell>
              <table:table-cell office:value-type="float" office:value="5923">
                <text:p>59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48">
                <text:p>19348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23">
                <text:p>19023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712">
                <text:p>18712</text:p>
              </table:table-cell>
              <table:table-cell office:value-type="float" office:value="6883">
                <text:p>6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406">
                <text:p>18406</text:p>
              </table:table-cell>
              <table:table-cell office:value-type="float" office:value="7225">
                <text:p>7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07">
                <text:p>18107</text:p>
              </table:table-cell>
              <table:table-cell office:value-type="float" office:value="7553">
                <text:p>75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19">
                <text:p>17819</text:p>
              </table:table-cell>
              <table:table-cell office:value-type="float" office:value="7903">
                <text:p>7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532">
                <text:p>17532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252">
                <text:p>17252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845">
                <text:p>16845</text:p>
              </table:table-cell>
              <table:table-cell office:value-type="float" office:value="9199">
                <text:p>91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76">
                <text:p>16576</text:p>
              </table:table-cell>
              <table:table-cell office:value-type="float" office:value="9583">
                <text:p>95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26">
                <text:p>16326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78">
                <text:p>16078</text:p>
              </table:table-cell>
              <table:table-cell office:value-type="float" office:value="10362">
                <text:p>103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827">
                <text:p>15827</text:p>
              </table:table-cell>
              <table:table-cell office:value-type="float" office:value="10768">
                <text:p>107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87">
                <text:p>15587</text:p>
              </table:table-cell>
              <table:table-cell office:value-type="float" office:value="11186">
                <text:p>111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350">
                <text:p>15350</text:p>
              </table:table-cell>
              <table:table-cell office:value-type="float" office:value="11604">
                <text:p>116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112">
                <text:p>15112</text:p>
              </table:table-cell>
              <table:table-cell office:value-type="float" office:value="12039">
                <text:p>120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62">
                <text:p>14762</text:p>
              </table:table-cell>
              <table:table-cell office:value-type="float" office:value="12706">
                <text:p>127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535">
                <text:p>14535</text:p>
              </table:table-cell>
              <table:table-cell office:value-type="float" office:value="13158">
                <text:p>13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315">
                <text:p>14315</text:p>
              </table:table-cell>
              <table:table-cell office:value-type="float" office:value="13604">
                <text:p>13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087">
                <text:p>14087</text:p>
              </table:table-cell>
              <table:table-cell office:value-type="float" office:value="14101">
                <text:p>141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871">
                <text:p>13871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656">
                <text:p>13656</text:p>
              </table:table-cell>
              <table:table-cell office:value-type="float" office:value="15070">
                <text:p>150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40">
                <text:p>13440</text:p>
              </table:table-cell>
              <table:table-cell office:value-type="float" office:value="15580">
                <text:p>155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239">
                <text:p>13239</text:p>
              </table:table-cell>
              <table:table-cell office:value-type="float" office:value="16071">
                <text:p>160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38">
                <text:p>12938</text:p>
              </table:table-cell>
              <table:table-cell office:value-type="float" office:value="16823">
                <text:p>168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741">
                <text:p>12741</text:p>
              </table:table-cell>
              <table:table-cell office:value-type="float" office:value="17364">
                <text:p>17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44">
                <text:p>12544</text:p>
              </table:table-cell>
              <table:table-cell office:value-type="float" office:value="17905">
                <text:p>179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352">
                <text:p>12352</text:p>
              </table:table-cell>
              <table:table-cell office:value-type="float" office:value="18459">
                <text:p>184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162">
                <text:p>12162</text:p>
              </table:table-cell>
              <table:table-cell office:value-type="float" office:value="19016">
                <text:p>19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976">
                <text:p>11976</text:p>
              </table:table-cell>
              <table:table-cell office:value-type="float" office:value="19569">
                <text:p>195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790">
                <text:p>11790</text:p>
              </table:table-cell>
              <table:table-cell office:value-type="float" office:value="20158">
                <text:p>201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610">
                <text:p>11610</text:p>
              </table:table-cell>
              <table:table-cell office:value-type="float" office:value="20711">
                <text:p>20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435">
                <text:p>11435</text:p>
              </table:table-cell>
              <table:table-cell office:value-type="float" office:value="21289">
                <text:p>212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65">
                <text:p>11265</text:p>
              </table:table-cell>
              <table:table-cell office:value-type="float" office:value="21853">
                <text:p>218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96">
                <text:p>11096</text:p>
              </table:table-cell>
              <table:table-cell office:value-type="float" office:value="22479">
                <text:p>22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46">
                <text:p>10846</text:p>
              </table:table-cell>
              <table:table-cell office:value-type="float" office:value="23363">
                <text:p>233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682">
                <text:p>10682</text:p>
              </table:table-cell>
              <table:table-cell office:value-type="float" office:value="23975">
                <text:p>239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19">
                <text:p>10519</text:p>
              </table:table-cell>
              <table:table-cell office:value-type="float" office:value="24634">
                <text:p>246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352">
                <text:p>10352</text:p>
              </table:table-cell>
              <table:table-cell office:value-type="float" office:value="25290">
                <text:p>252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200">
                <text:p>10200</text:p>
              </table:table-cell>
              <table:table-cell office:value-type="float" office:value="25887">
                <text:p>25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42">
                <text:p>10042</text:p>
              </table:table-cell>
              <table:table-cell office:value-type="float" office:value="26556">
                <text:p>26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880">
                <text:p>9880</text:p>
              </table:table-cell>
              <table:table-cell office:value-type="float" office:value="27232">
                <text:p>272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50">
                <text:p>9550</text:p>
              </table:table-cell>
              <table:table-cell office:value-type="float" office:value="28674">
                <text:p>286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21">
                <text:p>9121</text:p>
              </table:table-cell>
              <table:table-cell office:value-type="float" office:value="30555">
                <text:p>305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73">
                <text:p>8773</text:p>
              </table:table-cell>
              <table:table-cell office:value-type="float" office:value="32214">
                <text:p>322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602">
                <text:p>8602</text:p>
              </table:table-cell>
              <table:table-cell office:value-type="float" office:value="33019">
                <text:p>330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47">
                <text:p>8447</text:p>
              </table:table-cell>
              <table:table-cell office:value-type="float" office:value="33814">
                <text:p>338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97">
                <text:p>8297</text:p>
              </table:table-cell>
              <table:table-cell office:value-type="float" office:value="34555">
                <text:p>345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53">
                <text:p>8153</text:p>
              </table:table-cell>
              <table:table-cell office:value-type="float" office:value="35282">
                <text:p>352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12">
                <text:p>8012</text:p>
              </table:table-cell>
              <table:table-cell office:value-type="float" office:value="36014">
                <text:p>360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99">
                <text:p>7799</text:p>
              </table:table-cell>
              <table:table-cell office:value-type="float" office:value="37133">
                <text:p>37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64">
                <text:p>7664</text:p>
              </table:table-cell>
              <table:table-cell office:value-type="float" office:value="37844">
                <text:p>37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36">
                <text:p>7536</text:p>
              </table:table-cell>
              <table:table-cell office:value-type="float" office:value="38574">
                <text:p>385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06">
                <text:p>7406</text:p>
              </table:table-cell>
              <table:table-cell office:value-type="float" office:value="39273">
                <text:p>392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77">
                <text:p>7277</text:p>
              </table:table-cell>
              <table:table-cell office:value-type="float" office:value="39976">
                <text:p>399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46">
                <text:p>7146</text:p>
              </table:table-cell>
              <table:table-cell office:value-type="float" office:value="40697">
                <text:p>406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18">
                <text:p>7018</text:p>
              </table:table-cell>
              <table:table-cell office:value-type="float" office:value="41466">
                <text:p>414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85">
                <text:p>6885</text:p>
              </table:table-cell>
              <table:table-cell office:value-type="float" office:value="42226">
                <text:p>422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754">
                <text:p>6754</text:p>
              </table:table-cell>
              <table:table-cell office:value-type="float" office:value="43008">
                <text:p>430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18">
                <text:p>6618</text:p>
              </table:table-cell>
              <table:table-cell office:value-type="float" office:value="43835">
                <text:p>438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16">
                <text:p>6416</text:p>
              </table:table-cell>
              <table:table-cell office:value-type="float" office:value="45046">
                <text:p>450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83">
                <text:p>6283</text:p>
              </table:table-cell>
              <table:table-cell office:value-type="float" office:value="45905">
                <text:p>459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48">
                <text:p>6148</text:p>
              </table:table-cell>
              <table:table-cell office:value-type="float" office:value="46748">
                <text:p>467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16">
                <text:p>6016</text:p>
              </table:table-cell>
              <table:table-cell office:value-type="float" office:value="47584">
                <text:p>475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84">
                <text:p>5884</text:p>
              </table:table-cell>
              <table:table-cell office:value-type="float" office:value="48443">
                <text:p>484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56">
                <text:p>5756</text:p>
              </table:table-cell>
              <table:table-cell office:value-type="float" office:value="49301">
                <text:p>49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628">
                <text:p>5628</text:p>
              </table:table-cell>
              <table:table-cell office:value-type="float" office:value="50143">
                <text:p>501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02">
                <text:p>5502</text:p>
              </table:table-cell>
              <table:table-cell office:value-type="float" office:value="50977">
                <text:p>509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79">
                <text:p>5379</text:p>
              </table:table-cell>
              <table:table-cell office:value-type="float" office:value="51865">
                <text:p>518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90">
                <text:p>5190</text:p>
              </table:table-cell>
              <table:table-cell office:value-type="float" office:value="53152">
                <text:p>531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67">
                <text:p>5067</text:p>
              </table:table-cell>
              <table:table-cell office:value-type="float" office:value="54032">
                <text:p>540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46">
                <text:p>4946</text:p>
              </table:table-cell>
              <table:table-cell office:value-type="float" office:value="54919">
                <text:p>549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28">
                <text:p>4828</text:p>
              </table:table-cell>
              <table:table-cell office:value-type="float" office:value="55757">
                <text:p>557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11">
                <text:p>4711</text:p>
              </table:table-cell>
              <table:table-cell office:value-type="float" office:value="56603">
                <text:p>566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97">
                <text:p>4597</text:p>
              </table:table-cell>
              <table:table-cell office:value-type="float" office:value="57508">
                <text:p>575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81">
                <text:p>4481</text:p>
              </table:table-cell>
              <table:table-cell office:value-type="float" office:value="58371">
                <text:p>583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63">
                <text:p>4363</text:p>
              </table:table-cell>
              <table:table-cell office:value-type="float" office:value="59259">
                <text:p>592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51">
                <text:p>4251</text:p>
              </table:table-cell>
              <table:table-cell office:value-type="float" office:value="60150">
                <text:p>601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37">
                <text:p>4137</text:p>
              </table:table-cell>
              <table:table-cell office:value-type="float" office:value="61017">
                <text:p>610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68">
                <text:p>3968</text:p>
              </table:table-cell>
              <table:table-cell office:value-type="float" office:value="62340">
                <text:p>623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66">
                <text:p>3866</text:p>
              </table:table-cell>
              <table:table-cell office:value-type="float" office:value="63205">
                <text:p>632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62">
                <text:p>3762</text:p>
              </table:table-cell>
              <table:table-cell office:value-type="float" office:value="64034">
                <text:p>640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55">
                <text:p>3655</text:p>
              </table:table-cell>
              <table:table-cell office:value-type="float" office:value="64906">
                <text:p>649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48">
                <text:p>3548</text:p>
              </table:table-cell>
              <table:table-cell office:value-type="float" office:value="65812">
                <text:p>658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46">
                <text:p>3446</text:p>
              </table:table-cell>
              <table:table-cell office:value-type="float" office:value="66659">
                <text:p>666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42">
                <text:p>3342</text:p>
              </table:table-cell>
              <table:table-cell office:value-type="float" office:value="67542">
                <text:p>675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37">
                <text:p>3237</text:p>
              </table:table-cell>
              <table:table-cell office:value-type="float" office:value="68476">
                <text:p>684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88">
                <text:p>3088</text:p>
              </table:table-cell>
              <table:table-cell office:value-type="float" office:value="69754">
                <text:p>697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87">
                <text:p>2987</text:p>
              </table:table-cell>
              <table:table-cell office:value-type="float" office:value="70626">
                <text:p>706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85">
                <text:p>2885</text:p>
              </table:table-cell>
              <table:table-cell office:value-type="float" office:value="71566">
                <text:p>715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86">
                <text:p>2786</text:p>
              </table:table-cell>
              <table:table-cell office:value-type="float" office:value="72451">
                <text:p>724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90">
                <text:p>2690</text:p>
              </table:table-cell>
              <table:table-cell office:value-type="float" office:value="73303">
                <text:p>733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80">
                <text:p>2580</text:p>
              </table:table-cell>
              <table:table-cell office:value-type="float" office:value="74362">
                <text:p>743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68">
                <text:p>2468</text:p>
              </table:table-cell>
              <table:table-cell office:value-type="float" office:value="75359">
                <text:p>753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57">
                <text:p>2357</text:p>
              </table:table-cell>
              <table:table-cell office:value-type="float" office:value="76373">
                <text:p>763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47">
                <text:p>2247</text:p>
              </table:table-cell>
              <table:table-cell office:value-type="float" office:value="77466">
                <text:p>774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37">
                <text:p>2137</text:p>
              </table:table-cell>
              <table:table-cell office:value-type="float" office:value="78523">
                <text:p>785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27">
                <text:p>2027</text:p>
              </table:table-cell>
              <table:table-cell office:value-type="float" office:value="79560">
                <text:p>795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60">
                <text:p>1760</text:p>
              </table:table-cell>
              <table:table-cell office:value-type="float" office:value="82242">
                <text:p>822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52">
                <text:p>1652</text:p>
              </table:table-cell>
              <table:table-cell office:value-type="float" office:value="83313">
                <text:p>833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45">
                <text:p>1545</text:p>
              </table:table-cell>
              <table:table-cell office:value-type="float" office:value="84449">
                <text:p>844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1">
                <text:p>1441</text:p>
              </table:table-cell>
              <table:table-cell office:value-type="float" office:value="85513">
                <text:p>855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40">
                <text:p>1340</text:p>
              </table:table-cell>
              <table:table-cell office:value-type="float" office:value="86544">
                <text:p>865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5">
                <text:p>1235</text:p>
              </table:table-cell>
              <table:table-cell office:value-type="float" office:value="87674">
                <text:p>876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34">
                <text:p>1134</text:p>
              </table:table-cell>
              <table:table-cell office:value-type="float" office:value="88746">
                <text:p>887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1">
                <text:p>881</text:p>
              </table:table-cell>
              <table:table-cell office:value-type="float" office:value="91522">
                <text:p>915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